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4">
            <text:p>2.34</text:p>
          </table:table-cell>
          <table:table-cell office:value-type="float" office:value="2.6">
            <text:p>2.6</text:p>
          </table:table-cell>
          <table:table-cell office:value-type="float" office:value="-0.594">
            <text:p>-0.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987155">
            <text:p>1.987155</text:p>
          </table:table-cell>
          <table:table-cell office:value-type="float" office:value="2.956995">
            <text:p>2.956995</text:p>
          </table:table-cell>
          <table:table-cell office:value-type="float" office:value="0.714338">
            <text:p>0.71433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00434">
            <text:p>1.500434</text:p>
          </table:table-cell>
          <table:table-cell office:value-type="float" office:value="2.940008">
            <text:p>2.940008</text:p>
          </table:table-cell>
          <table:table-cell office:value-type="float" office:value="-1.703884">
            <text:p>-1.703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235806">
            <text:p>0.235806</text:p>
          </table:table-cell>
          <table:table-cell office:value-type="float" office:value="3.513042">
            <text:p>3.513042</text:p>
          </table:table-cell>
          <table:table-cell office:value-type="float" office:value="-1.426594">
            <text:p>-1.426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18773">
            <text:p>2.618773</text:p>
          </table:table-cell>
          <table:table-cell office:value-type="float" office:value="0.968831">
            <text:p>0.968831</text:p>
          </table:table-cell>
          <table:table-cell office:value-type="float" office:value="-2.051065">
            <text:p>-2.05106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480394">
            <text:p>2.480394</text:p>
          </table:table-cell>
          <table:table-cell office:value-type="float" office:value="-0.416992">
            <text:p>-0.416992</text:p>
          </table:table-cell>
          <table:table-cell office:value-type="float" office:value="-2.204426">
            <text:p>-2.20442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28895">
            <text:p>3.228895</text:p>
          </table:table-cell>
          <table:table-cell office:value-type="float" office:value="1.475172">
            <text:p>1.475172</text:p>
          </table:table-cell>
          <table:table-cell office:value-type="float" office:value="-0.850431">
            <text:p>-0.8504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45183">
            <text:p>3.745183</text:p>
          </table:table-cell>
          <table:table-cell office:value-type="float" office:value="0.65263">
            <text:p>0.65263</text:p>
          </table:table-cell>
          <table:table-cell office:value-type="float" office:value="0.181824">
            <text:p>0.18182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86151">
            <text:p>1.686151</text:p>
          </table:table-cell>
          <table:table-cell office:value-type="float" office:value="1.875098">
            <text:p>1.875098</text:p>
          </table:table-cell>
          <table:table-cell office:value-type="float" office:value="-2.70791">
            <text:p>-2.707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86447">
            <text:p>0.586447</text:p>
          </table:table-cell>
          <table:table-cell office:value-type="float" office:value="1.336233">
            <text:p>1.336233</text:p>
          </table:table-cell>
          <table:table-cell office:value-type="float" office:value="-3.439599">
            <text:p>-3.4395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748821">
            <text:p>0.748821</text:p>
          </table:table-cell>
          <table:table-cell office:value-type="float" office:value="3.6619">
            <text:p>3.6619</text:p>
          </table:table-cell>
          <table:table-cell office:value-type="float" office:value="0.961066">
            <text:p>0.9610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48995">
            <text:p>-0.148995</text:p>
          </table:table-cell>
          <table:table-cell office:value-type="float" office:value="3.978378">
            <text:p>3.978378</text:p>
          </table:table-cell>
          <table:table-cell office:value-type="float" office:value="-0.085594">
            <text:p>-0.08559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325456">
            <text:p>0.325456</text:p>
          </table:table-cell>
          <table:table-cell office:value-type="float" office:value="2.93909">
            <text:p>2.93909</text:p>
          </table:table-cell>
          <table:table-cell office:value-type="float" office:value="2.147594">
            <text:p>2.1475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29201">
            <text:p>-1.029201</text:p>
          </table:table-cell>
          <table:table-cell office:value-type="float" office:value="2.597334">
            <text:p>2.597334</text:p>
          </table:table-cell>
          <table:table-cell office:value-type="float" office:value="2.310116">
            <text:p>2.3101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488053">
            <text:p>2.488053</text:p>
          </table:table-cell>
          <table:table-cell office:value-type="float" office:value="2.162195">
            <text:p>2.162195</text:p>
          </table:table-cell>
          <table:table-cell office:value-type="float" office:value="1.822994">
            <text:p>1.8229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24247">
            <text:p>3.224247</text:p>
          </table:table-cell>
          <table:table-cell office:value-type="float" office:value="0.993106">
            <text:p>0.993106</text:p>
          </table:table-cell>
          <table:table-cell office:value-type="float" office:value="1.518378">
            <text:p>1.5183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68714">
            <text:p>1.368714</text:p>
          </table:table-cell>
          <table:table-cell office:value-type="float" office:value="2.136945">
            <text:p>2.136945</text:p>
          </table:table-cell>
          <table:table-cell office:value-type="float" office:value="2.769997">
            <text:p>2.7699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96531">
            <text:p>0.996531</text:p>
          </table:table-cell>
          <table:table-cell office:value-type="float" office:value="0.97543">
            <text:p>0.97543</text:p>
          </table:table-cell>
          <table:table-cell office:value-type="float" office:value="3.500258">
            <text:p>3.5002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35852">
            <text:p>-1.535852</text:p>
          </table:table-cell>
          <table:table-cell office:value-type="float" office:value="3.507951">
            <text:p>3.507951</text:p>
          </table:table-cell>
          <table:table-cell office:value-type="float" office:value="0.073393">
            <text:p>0.0733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974028">
            <text:p>-1.974028</text:p>
          </table:table-cell>
          <table:table-cell office:value-type="float" office:value="2.893722">
            <text:p>2.893722</text:p>
          </table:table-cell>
          <table:table-cell office:value-type="float" office:value="1.271178">
            <text:p>1.2711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19703">
            <text:p>-2.019703</text:p>
          </table:table-cell>
          <table:table-cell office:value-type="float" office:value="2.89864">
            <text:p>2.89864</text:p>
          </table:table-cell>
          <table:table-cell office:value-type="float" office:value="-1.167747">
            <text:p>-1.16774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969516">
            <text:p>-2.969516</text:p>
          </table:table-cell>
          <table:table-cell office:value-type="float" office:value="1.851929">
            <text:p>1.851929</text:p>
          </table:table-cell>
          <table:table-cell office:value-type="float" office:value="-1.170672">
            <text:p>-1.17067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9777">
            <text:p>-0.89777</text:p>
          </table:table-cell>
          <table:table-cell office:value-type="float" office:value="2.871775">
            <text:p>2.871775</text:p>
          </table:table-cell>
          <table:table-cell office:value-type="float" office:value="-2.064198">
            <text:p>-2.0641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727399">
            <text:p>-0.727399</text:p>
          </table:table-cell>
          <table:table-cell office:value-type="float" office:value="1.824876">
            <text:p>1.824876</text:p>
          </table:table-cell>
          <table:table-cell office:value-type="float" office:value="-2.993513">
            <text:p>-2.9935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963555">
            <text:p>-2.963555</text:p>
          </table:table-cell>
          <table:table-cell office:value-type="float" office:value="1.800557">
            <text:p>1.800557</text:p>
          </table:table-cell>
          <table:table-cell office:value-type="float" office:value="1.26198">
            <text:p>1.261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560409">
            <text:p>-3.560409</text:p>
          </table:table-cell>
          <table:table-cell office:value-type="float" office:value="1.297793">
            <text:p>1.297793</text:p>
          </table:table-cell>
          <table:table-cell office:value-type="float" office:value="0.063358">
            <text:p>0.06335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470864">
            <text:p>-2.470864</text:p>
          </table:table-cell>
          <table:table-cell office:value-type="float" office:value="0.907264">
            <text:p>0.907264</text:p>
          </table:table-cell>
          <table:table-cell office:value-type="float" office:value="2.282876">
            <text:p>2.2828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27831">
            <text:p>-2.627831</text:p>
          </table:table-cell>
          <table:table-cell office:value-type="float" office:value="-0.478104">
            <text:p>-0.478104</text:p>
          </table:table-cell>
          <table:table-cell office:value-type="float" office:value="2.133096">
            <text:p>2.1330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97408">
            <text:p>-1.397408</text:p>
          </table:table-cell>
          <table:table-cell office:value-type="float" office:value="1.446518">
            <text:p>1.446518</text:p>
          </table:table-cell>
          <table:table-cell office:value-type="float" office:value="3.114092">
            <text:p>3.1140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33203">
            <text:p>-0.433203</text:p>
          </table:table-cell>
          <table:table-cell office:value-type="float" office:value="0.622767">
            <text:p>0.622767</text:p>
          </table:table-cell>
          <table:table-cell office:value-type="float" office:value="3.762956">
            <text:p>3.76295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746317">
            <text:p>-3.746317</text:p>
          </table:table-cell>
          <table:table-cell office:value-type="float" office:value="-0.166566">
            <text:p>-0.166566</text:p>
          </table:table-cell>
          <table:table-cell office:value-type="float" office:value="-0.107794">
            <text:p>-0.1077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238489">
            <text:p>-3.238489</text:p>
          </table:table-cell>
          <table:table-cell office:value-type="float" office:value="-0.989009">
            <text:p>-0.989009</text:p>
          </table:table-cell>
          <table:table-cell office:value-type="float" office:value="0.929875">
            <text:p>0.9298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217949">
            <text:p>-3.217949</text:p>
          </table:table-cell>
          <table:table-cell office:value-type="float" office:value="-0.505062">
            <text:p>-0.505062</text:p>
          </table:table-cell>
          <table:table-cell office:value-type="float" office:value="-1.445495">
            <text:p>-1.44549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486723">
            <text:p>-2.486723</text:p>
          </table:table-cell>
          <table:table-cell office:value-type="float" office:value="-1.674173">
            <text:p>-1.674173</text:p>
          </table:table-cell>
          <table:table-cell office:value-type="float" office:value="-1.753594">
            <text:p>-1.75359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90975">
            <text:p>-2.690975</text:p>
          </table:table-cell>
          <table:table-cell office:value-type="float" office:value="0.72772">
            <text:p>0.72772</text:p>
          </table:table-cell>
          <table:table-cell office:value-type="float" office:value="-2.016915">
            <text:p>-2.0169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35381">
            <text:p>-1.635381</text:p>
          </table:table-cell>
          <table:table-cell office:value-type="float" office:value="0.734659">
            <text:p>0.734659</text:p>
          </table:table-cell>
          <table:table-cell office:value-type="float" office:value="-2.948125">
            <text:p>-2.9481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339941">
            <text:p>-2.339941</text:p>
          </table:table-cell>
          <table:table-cell office:value-type="float" office:value="-2.106105">
            <text:p>-2.106105</text:p>
          </table:table-cell>
          <table:table-cell office:value-type="float" office:value="0.668017">
            <text:p>0.6680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982551">
            <text:p>-1.982551</text:p>
          </table:table-cell>
          <table:table-cell office:value-type="float" office:value="-2.461358">
            <text:p>-2.461358</text:p>
          </table:table-cell>
          <table:table-cell office:value-type="float" office:value="-0.641091">
            <text:p>-0.6410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99104">
            <text:p>-1.499104</text:p>
          </table:table-cell>
          <table:table-cell office:value-type="float" office:value="-2.444668">
            <text:p>-2.444668</text:p>
          </table:table-cell>
          <table:table-cell office:value-type="float" office:value="1.778503">
            <text:p>1.77850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231574">
            <text:p>-0.231574</text:p>
          </table:table-cell>
          <table:table-cell office:value-type="float" office:value="-3.007558">
            <text:p>-3.007558</text:p>
          </table:table-cell>
          <table:table-cell office:value-type="float" office:value="1.499518">
            <text:p>1.4995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84894">
            <text:p>-1.684894</text:p>
          </table:table-cell>
          <table:table-cell office:value-type="float" office:value="-1.379218">
            <text:p>-1.379218</text:p>
          </table:table-cell>
          <table:table-cell office:value-type="float" office:value="2.781281">
            <text:p>2.78128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81049">
            <text:p>-0.581049</text:p>
          </table:table-cell>
          <table:table-cell office:value-type="float" office:value="-0.834038">
            <text:p>-0.834038</text:p>
          </table:table-cell>
          <table:table-cell office:value-type="float" office:value="3.501463">
            <text:p>3.50146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740538">
            <text:p>-0.740538</text:p>
          </table:table-cell>
          <table:table-cell office:value-type="float" office:value="-3.161308">
            <text:p>-3.161308</text:p>
          </table:table-cell>
          <table:table-cell office:value-type="float" office:value="-0.881165">
            <text:p>-0.88116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56129">
            <text:p>0.156129</text:p>
          </table:table-cell>
          <table:table-cell office:value-type="float" office:value="-3.479384">
            <text:p>-3.479384</text:p>
          </table:table-cell>
          <table:table-cell office:value-type="float" office:value="0.163918">
            <text:p>0.16391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12894">
            <text:p>-0.312894</text:p>
          </table:table-cell>
          <table:table-cell office:value-type="float" office:value="-2.43206">
            <text:p>-2.43206</text:p>
          </table:table-cell>
          <table:table-cell office:value-type="float" office:value="-2.058659">
            <text:p>-2.05865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395">
            <text:p>1.0395</text:p>
          </table:table-cell>
          <table:table-cell office:value-type="float" office:value="-2.09305">
            <text:p>-2.09305</text:p>
          </table:table-cell>
          <table:table-cell office:value-type="float" office:value="-2.223175">
            <text:p>-2.2231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54617">
            <text:p>-1.354617</text:p>
          </table:table-cell>
          <table:table-cell office:value-type="float" office:value="-1.632886">
            <text:p>-1.632886</text:p>
          </table:table-cell>
          <table:table-cell office:value-type="float" office:value="-2.683637">
            <text:p>-2.6836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980391">
            <text:p>-0.980391</text:p>
          </table:table-cell>
          <table:table-cell office:value-type="float" office:value="-0.475644">
            <text:p>-0.475644</text:p>
          </table:table-cell>
          <table:table-cell office:value-type="float" office:value="-3.416879">
            <text:p>-3.41687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44892">
            <text:p>1.544892</text:p>
          </table:table-cell>
          <table:table-cell office:value-type="float" office:value="-3.015769">
            <text:p>-3.015769</text:p>
          </table:table-cell>
          <table:table-cell office:value-type="float" office:value="0.004966">
            <text:p>0.0049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988208">
            <text:p>1.988208</text:p>
          </table:table-cell>
          <table:table-cell office:value-type="float" office:value="-2.404413">
            <text:p>-2.404413</text:p>
          </table:table-cell>
          <table:table-cell office:value-type="float" office:value="-1.19358">
            <text:p>-1.193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030174">
            <text:p>2.030174</text:p>
          </table:table-cell>
          <table:table-cell office:value-type="float" office:value="-2.402619">
            <text:p>-2.402619</text:p>
          </table:table-cell>
          <table:table-cell office:value-type="float" office:value="1.248461">
            <text:p>1.24846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993415">
            <text:p>2.993415</text:p>
          </table:table-cell>
          <table:table-cell office:value-type="float" office:value="-1.363932">
            <text:p>-1.363932</text:p>
          </table:table-cell>
          <table:table-cell office:value-type="float" office:value="1.255958">
            <text:p>1.25595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02402">
            <text:p>0.902402</text:p>
          </table:table-cell>
          <table:table-cell office:value-type="float" office:value="-2.370135">
            <text:p>-2.370135</text:p>
          </table:table-cell>
          <table:table-cell office:value-type="float" office:value="2.137361">
            <text:p>2.13736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731689">
            <text:p>0.731689</text:p>
          </table:table-cell>
          <table:table-cell office:value-type="float" office:value="-1.315336">
            <text:p>-1.315336</text:p>
          </table:table-cell>
          <table:table-cell office:value-type="float" office:value="3.053176">
            <text:p>3.05317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981577">
            <text:p>2.981577</text:p>
          </table:table-cell>
          <table:table-cell office:value-type="float" office:value="-1.313206">
            <text:p>-1.313206</text:p>
          </table:table-cell>
          <table:table-cell office:value-type="float" office:value="-1.186589">
            <text:p>-1.18658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582046">
            <text:p>3.582046</text:p>
          </table:table-cell>
          <table:table-cell office:value-type="float" office:value="-0.816014">
            <text:p>-0.816014</text:p>
          </table:table-cell>
          <table:table-cell office:value-type="float" office:value="0.013876">
            <text:p>0.01387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406862">
            <text:p>1.406862</text:p>
          </table:table-cell>
          <table:table-cell office:value-type="float" office:value="-0.949088">
            <text:p>-0.949088</text:p>
          </table:table-cell>
          <table:table-cell office:value-type="float" office:value="-3.037208">
            <text:p>-3.03720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45467">
            <text:p>0.445467</text:p>
          </table:table-cell>
          <table:table-cell office:value-type="float" office:value="-0.124648">
            <text:p>-0.124648</text:p>
          </table:table-cell>
          <table:table-cell office:value-type="float" office:value="-3.689198">
            <text:p>-3.68919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727027">
            <text:p>2.727027</text:p>
          </table:table-cell>
          <table:table-cell office:value-type="float" office:value="-0.240168">
            <text:p>-0.240168</text:p>
          </table:table-cell>
          <table:table-cell office:value-type="float" office:value="2.113841">
            <text:p>2.1138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53737">
            <text:p>1.653737</text:p>
          </table:table-cell>
          <table:table-cell office:value-type="float" office:value="-0.237057">
            <text:p>-0.237057</text:p>
          </table:table-cell>
          <table:table-cell office:value-type="float" office:value="3.026137">
            <text:p>3.02613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27065">
            <text:p>9.227065</text:p>
          </table:table-cell>
          <table:table-cell office:value-type="float" office:value="9.679764">
            <text:p>9.679764</text:p>
          </table:table-cell>
          <table:table-cell office:value-type="float" office:value="-0.804389">
            <text:p>-0.8043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42919">
            <text:p>8.842919</text:p>
          </table:table-cell>
          <table:table-cell office:value-type="float" office:value="10.157469">
            <text:p>10.157469</text:p>
          </table:table-cell>
          <table:table-cell office:value-type="float" office:value="0.460528">
            <text:p>0.46052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42056">
            <text:p>8.342056</text:p>
          </table:table-cell>
          <table:table-cell office:value-type="float" office:value="9.776579">
            <text:p>9.776579</text:p>
          </table:table-cell>
          <table:table-cell office:value-type="float" office:value="-1.924602">
            <text:p>-1.9246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37094">
            <text:p>7.037094</text:p>
          </table:table-cell>
          <table:table-cell office:value-type="float" office:value="10.269258">
            <text:p>10.269258</text:p>
          </table:table-cell>
          <table:table-cell office:value-type="float" office:value="-1.712732">
            <text:p>-1.71273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66268">
            <text:p>9.566268</text:p>
          </table:table-cell>
          <table:table-cell office:value-type="float" office:value="7.888196">
            <text:p>7.888196</text:p>
          </table:table-cell>
          <table:table-cell office:value-type="float" office:value="-2.085471">
            <text:p>-2.08547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34996">
            <text:p>9.534996</text:p>
          </table:table-cell>
          <table:table-cell office:value-type="float" office:value="6.48909">
            <text:p>6.48909</text:p>
          </table:table-cell>
          <table:table-cell office:value-type="float" office:value="-2.111367">
            <text:p>-2.11136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44572">
            <text:p>10.144572</text:p>
          </table:table-cell>
          <table:table-cell office:value-type="float" office:value="8.55227">
            <text:p>8.55227</text:p>
          </table:table-cell>
          <table:table-cell office:value-type="float" office:value="-0.944361">
            <text:p>-0.94436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9329">
            <text:p>10.69329</text:p>
          </table:table-cell>
          <table:table-cell office:value-type="float" office:value="7.857563">
            <text:p>7.857563</text:p>
          </table:table-cell>
          <table:table-cell office:value-type="float" office:value="0.170371">
            <text:p>0.1703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86797">
            <text:p>8.586797</text:p>
          </table:table-cell>
          <table:table-cell office:value-type="float" office:value="8.66203">
            <text:p>8.66203</text:p>
          </table:table-cell>
          <table:table-cell office:value-type="float" office:value="-2.846184">
            <text:p>-2.8461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4486">
            <text:p>7.54486</text:p>
          </table:table-cell>
          <table:table-cell office:value-type="float" office:value="8.015913">
            <text:p>8.015913</text:p>
          </table:table-cell>
          <table:table-cell office:value-type="float" office:value="-3.583563">
            <text:p>-3.5835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48479">
            <text:p>7.548479</text:p>
          </table:table-cell>
          <table:table-cell office:value-type="float" office:value="10.80745">
            <text:p>10.80745</text:p>
          </table:table-cell>
          <table:table-cell office:value-type="float" office:value="0.646412">
            <text:p>0.6464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640184">
            <text:p>6.640184</text:p>
          </table:table-cell>
          <table:table-cell office:value-type="float" office:value="10.866402">
            <text:p>10.866402</text:p>
          </table:table-cell>
          <table:table-cell office:value-type="float" office:value="-0.43916">
            <text:p>-0.4391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130795">
            <text:p>7.130795</text:p>
          </table:table-cell>
          <table:table-cell office:value-type="float" office:value="10.185981">
            <text:p>10.185981</text:p>
          </table:table-cell>
          <table:table-cell office:value-type="float" office:value="1.896274">
            <text:p>1.89627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01324">
            <text:p>5.801324</text:p>
          </table:table-cell>
          <table:table-cell office:value-type="float" office:value="9.751085">
            <text:p>9.751085</text:p>
          </table:table-cell>
          <table:table-cell office:value-type="float" office:value="2.085037">
            <text:p>2.08503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23466">
            <text:p>9.323466</text:p>
          </table:table-cell>
          <table:table-cell office:value-type="float" office:value="9.443024">
            <text:p>9.443024</text:p>
          </table:table-cell>
          <table:table-cell office:value-type="float" office:value="1.632687">
            <text:p>1.63268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30249">
            <text:p>10.130249</text:p>
          </table:table-cell>
          <table:table-cell office:value-type="float" office:value="8.300998">
            <text:p>8.300998</text:p>
          </table:table-cell>
          <table:table-cell office:value-type="float" office:value="1.460419">
            <text:p>1.4604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97775">
            <text:p>8.197775</text:p>
          </table:table-cell>
          <table:table-cell office:value-type="float" office:value="9.438749">
            <text:p>9.438749</text:p>
          </table:table-cell>
          <table:table-cell office:value-type="float" office:value="2.547895">
            <text:p>2.54789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8972">
            <text:p>7.88972</text:p>
          </table:table-cell>
          <table:table-cell office:value-type="float" office:value="8.339161">
            <text:p>8.339161</text:p>
          </table:table-cell>
          <table:table-cell office:value-type="float" office:value="3.386635">
            <text:p>3.3866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07251">
            <text:p>5.307251</text:p>
          </table:table-cell>
          <table:table-cell office:value-type="float" office:value="10.287942">
            <text:p>10.287942</text:p>
          </table:table-cell>
          <table:table-cell office:value-type="float" office:value="-0.268283">
            <text:p>-0.2682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98727">
            <text:p>4.898727</text:p>
          </table:table-cell>
          <table:table-cell office:value-type="float" office:value="9.777142">
            <text:p>9.777142</text:p>
          </table:table-cell>
          <table:table-cell office:value-type="float" office:value="0.977013">
            <text:p>0.9770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06113">
            <text:p>4.806113</text:p>
          </table:table-cell>
          <table:table-cell office:value-type="float" office:value="9.608893">
            <text:p>9.608893</text:p>
          </table:table-cell>
          <table:table-cell office:value-type="float" office:value="-1.457431">
            <text:p>-1.45743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26068">
            <text:p>3.926068</text:p>
          </table:table-cell>
          <table:table-cell office:value-type="float" office:value="8.513173">
            <text:p>8.513173</text:p>
          </table:table-cell>
          <table:table-cell office:value-type="float" office:value="-1.33795">
            <text:p>-1.3379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39655">
            <text:p>5.939655</text:p>
          </table:table-cell>
          <table:table-cell office:value-type="float" office:value="9.56427">
            <text:p>9.56427</text:p>
          </table:table-cell>
          <table:table-cell office:value-type="float" office:value="-2.352">
            <text:p>-2.3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81272">
            <text:p>6.181272</text:p>
          </table:table-cell>
          <table:table-cell office:value-type="float" office:value="8.473795">
            <text:p>8.473795</text:p>
          </table:table-cell>
          <table:table-cell office:value-type="float" office:value="-3.218501">
            <text:p>-3.2185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43877">
            <text:p>3.943877</text:p>
          </table:table-cell>
          <table:table-cell office:value-type="float" office:value="8.671414">
            <text:p>8.671414</text:p>
          </table:table-cell>
          <table:table-cell office:value-type="float" office:value="1.075687">
            <text:p>1.07568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51188">
            <text:p>3.351188</text:p>
          </table:table-cell>
          <table:table-cell office:value-type="float" office:value="8.04055">
            <text:p>8.04055</text:p>
          </table:table-cell>
          <table:table-cell office:value-type="float" office:value="-0.05942">
            <text:p>-0.0594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69424">
            <text:p>4.469424</text:p>
          </table:table-cell>
          <table:table-cell office:value-type="float" office:value="7.94208">
            <text:p>7.94208</text:p>
          </table:table-cell>
          <table:table-cell office:value-type="float" office:value="2.199455">
            <text:p>2.1994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08736">
            <text:p>4.408736</text:p>
          </table:table-cell>
          <table:table-cell office:value-type="float" office:value="6.542075">
            <text:p>6.542075</text:p>
          </table:table-cell>
          <table:table-cell office:value-type="float" office:value="2.182129">
            <text:p>2.1821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883">
            <text:p>5.4883</text:p>
          </table:table-cell>
          <table:table-cell office:value-type="float" office:value="8.638977">
            <text:p>8.638977</text:p>
          </table:table-cell>
          <table:table-cell office:value-type="float" office:value="2.984235">
            <text:p>2.9842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92286">
            <text:p>6.492286</text:p>
          </table:table-cell>
          <table:table-cell office:value-type="float" office:value="7.928973">
            <text:p>7.928973</text:p>
          </table:table-cell>
          <table:table-cell office:value-type="float" office:value="3.714564">
            <text:p>3.7145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68415">
            <text:p>3.268415</text:p>
          </table:table-cell>
          <table:table-cell office:value-type="float" office:value="6.553118">
            <text:p>6.553118</text:p>
          </table:table-cell>
          <table:table-cell office:value-type="float" office:value="-0.081958">
            <text:p>-0.0819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23104">
            <text:p>3.823104</text:p>
          </table:table-cell>
          <table:table-cell office:value-type="float" office:value="5.870116">
            <text:p>5.870116</text:p>
          </table:table-cell>
          <table:table-cell office:value-type="float" office:value="1.040441">
            <text:p>1.04044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35726">
            <text:p>3.835726</text:p>
          </table:table-cell>
          <table:table-cell office:value-type="float" office:value="6.116022">
            <text:p>6.116022</text:p>
          </table:table-cell>
          <table:table-cell office:value-type="float" office:value="-1.380968">
            <text:p>-1.3809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666249">
            <text:p>4.666249</text:p>
          </table:table-cell>
          <table:table-cell office:value-type="float" office:value="4.989199">
            <text:p>4.989199</text:p>
          </table:table-cell>
          <table:table-cell office:value-type="float" office:value="-1.54227">
            <text:p>-1.5422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32817">
            <text:p>4.332817</text:p>
          </table:table-cell>
          <table:table-cell office:value-type="float" office:value="7.314941">
            <text:p>7.314941</text:p>
          </table:table-cell>
          <table:table-cell office:value-type="float" office:value="-2.030352">
            <text:p>-2.03035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85439">
            <text:p>5.385439</text:p>
          </table:table-cell>
          <table:table-cell office:value-type="float" office:value="7.308855">
            <text:p>7.308855</text:p>
          </table:table-cell>
          <table:table-cell office:value-type="float" office:value="-2.967392">
            <text:p>-2.9673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66203">
            <text:p>4.766203</text:p>
          </table:table-cell>
          <table:table-cell office:value-type="float" office:value="4.758866">
            <text:p>4.758866</text:p>
          </table:table-cell>
          <table:table-cell office:value-type="float" office:value="0.902576">
            <text:p>0.9025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167827">
            <text:p>5.167827</text:p>
          </table:table-cell>
          <table:table-cell office:value-type="float" office:value="4.293153">
            <text:p>4.293153</text:p>
          </table:table-cell>
          <table:table-cell office:value-type="float" office:value="-0.363084">
            <text:p>-0.36308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644015">
            <text:p>5.644015</text:p>
          </table:table-cell>
          <table:table-cell office:value-type="float" office:value="4.666942">
            <text:p>4.666942</text:p>
          </table:table-cell>
          <table:table-cell office:value-type="float" office:value="2.021842">
            <text:p>2.02184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51192">
            <text:p>6.951192</text:p>
          </table:table-cell>
          <table:table-cell office:value-type="float" office:value="4.201579">
            <text:p>4.201579</text:p>
          </table:table-cell>
          <table:table-cell office:value-type="float" office:value="1.79057">
            <text:p>1.790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94078">
            <text:p>5.394078</text:p>
          </table:table-cell>
          <table:table-cell office:value-type="float" office:value="5.777785">
            <text:p>5.777785</text:p>
          </table:table-cell>
          <table:table-cell office:value-type="float" office:value="2.943573">
            <text:p>2.94357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39892">
            <text:p>6.439892</text:p>
          </table:table-cell>
          <table:table-cell office:value-type="float" office:value="6.433207">
            <text:p>6.433207</text:p>
          </table:table-cell>
          <table:table-cell office:value-type="float" office:value="3.66541">
            <text:p>3.6654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52393">
            <text:p>6.452393</text:p>
          </table:table-cell>
          <table:table-cell office:value-type="float" office:value="3.64076">
            <text:p>3.64076</text:p>
          </table:table-cell>
          <table:table-cell office:value-type="float" office:value="-0.550494">
            <text:p>-0.55049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353563">
            <text:p>7.353563</text:p>
          </table:table-cell>
          <table:table-cell office:value-type="float" office:value="3.583217">
            <text:p>3.583217</text:p>
          </table:table-cell>
          <table:table-cell office:value-type="float" office:value="0.53337">
            <text:p>0.5333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869848">
            <text:p>6.869848</text:p>
          </table:table-cell>
          <table:table-cell office:value-type="float" office:value="4.274128">
            <text:p>4.274128</text:p>
          </table:table-cell>
          <table:table-cell office:value-type="float" office:value="-1.790135">
            <text:p>-1.79013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97351">
            <text:p>8.197351</text:p>
          </table:table-cell>
          <table:table-cell office:value-type="float" office:value="4.700597">
            <text:p>4.700597</text:p>
          </table:table-cell>
          <table:table-cell office:value-type="float" office:value="-1.982464">
            <text:p>-1.98246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05423">
            <text:p>5.805423</text:p>
          </table:table-cell>
          <table:table-cell office:value-type="float" office:value="5.017601">
            <text:p>5.017601</text:p>
          </table:table-cell>
          <table:table-cell office:value-type="float" office:value="-2.438669">
            <text:p>-2.43866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13547">
            <text:p>6.113547</text:p>
          </table:table-cell>
          <table:table-cell office:value-type="float" office:value="6.111393">
            <text:p>6.111393</text:p>
          </table:table-cell>
          <table:table-cell office:value-type="float" office:value="-3.281221">
            <text:p>-3.28122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90295">
            <text:p>8.690295</text:p>
          </table:table-cell>
          <table:table-cell office:value-type="float" office:value="4.141364">
            <text:p>4.141364</text:p>
          </table:table-cell>
          <table:table-cell office:value-type="float" office:value="0.364105">
            <text:p>0.36410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04691">
            <text:p>9.104691</text:p>
          </table:table-cell>
          <table:table-cell office:value-type="float" office:value="4.646833">
            <text:p>4.646833</text:p>
          </table:table-cell>
          <table:table-cell office:value-type="float" office:value="-0.882844">
            <text:p>-0.8828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92945">
            <text:p>9.192945</text:p>
          </table:table-cell>
          <table:table-cell office:value-type="float" office:value="4.813005">
            <text:p>4.813005</text:p>
          </table:table-cell>
          <table:table-cell office:value-type="float" office:value="1.562229">
            <text:p>1.56222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82719">
            <text:p>10.082719</text:p>
          </table:table-cell>
          <table:table-cell office:value-type="float" office:value="5.903439">
            <text:p>5.903439</text:p>
          </table:table-cell>
          <table:table-cell office:value-type="float" office:value="1.442685">
            <text:p>1.44268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046313">
            <text:p>8.046313</text:p>
          </table:table-cell>
          <table:table-cell office:value-type="float" office:value="4.88125">
            <text:p>4.88125</text:p>
          </table:table-cell>
          <table:table-cell office:value-type="float" office:value="2.442887">
            <text:p>2.44288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796823">
            <text:p>7.796823</text:p>
          </table:table-cell>
          <table:table-cell office:value-type="float" office:value="5.983148">
            <text:p>5.983148</text:p>
          </table:table-cell>
          <table:table-cell office:value-type="float" office:value="3.284663">
            <text:p>3.28466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58692">
            <text:p>10.058692</text:p>
          </table:table-cell>
          <table:table-cell office:value-type="float" office:value="5.752477">
            <text:p>5.752477</text:p>
          </table:table-cell>
          <table:table-cell office:value-type="float" office:value="-0.988385">
            <text:p>-0.98838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48464">
            <text:p>10.648464</text:p>
          </table:table-cell>
          <table:table-cell office:value-type="float" office:value="6.372848">
            <text:p>6.372848</text:p>
          </table:table-cell>
          <table:table-cell office:value-type="float" office:value="0.153606">
            <text:p>0.15360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09526">
            <text:p>8.509526</text:p>
          </table:table-cell>
          <table:table-cell office:value-type="float" office:value="5.804034">
            <text:p>5.804034</text:p>
          </table:table-cell>
          <table:table-cell office:value-type="float" office:value="-2.892349">
            <text:p>-2.89234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04888">
            <text:p>7.504888</text:p>
          </table:table-cell>
          <table:table-cell office:value-type="float" office:value="6.519011">
            <text:p>6.519011</text:p>
          </table:table-cell>
          <table:table-cell office:value-type="float" office:value="-3.616532">
            <text:p>-3.61653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668389">
            <text:p>9.668389</text:p>
          </table:table-cell>
          <table:table-cell office:value-type="float" office:value="7.103774">
            <text:p>7.103774</text:p>
          </table:table-cell>
          <table:table-cell office:value-type="float" office:value="2.130753">
            <text:p>2.13075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05347">
            <text:p>8.605347</text:p>
          </table:table-cell>
          <table:table-cell office:value-type="float" office:value="7.132909">
            <text:p>7.132909</text:p>
          </table:table-cell>
          <table:table-cell office:value-type="float" office:value="3.052487">
            <text:p>3.05248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68613">
            <text:p>9.368613</text:p>
          </table:table-cell>
          <table:table-cell office:value-type="float" office:value="2.613117">
            <text:p>2.613117</text:p>
          </table:table-cell>
          <table:table-cell office:value-type="float" office:value="6.443681">
            <text:p>6.44368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998151">
            <text:p>8.998151</text:p>
          </table:table-cell>
          <table:table-cell office:value-type="float" office:value="2.977366">
            <text:p>2.977366</text:p>
          </table:table-cell>
          <table:table-cell office:value-type="float" office:value="7.747344">
            <text:p>7.74734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38558">
            <text:p>8.538558</text:p>
          </table:table-cell>
          <table:table-cell office:value-type="float" office:value="2.943153">
            <text:p>2.943153</text:p>
          </table:table-cell>
          <table:table-cell office:value-type="float" office:value="5.323192">
            <text:p>5.32319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266459">
            <text:p>7.266459</text:p>
          </table:table-cell>
          <table:table-cell office:value-type="float" office:value="3.499204">
            <text:p>3.499204</text:p>
          </table:table-cell>
          <table:table-cell office:value-type="float" office:value="5.589449">
            <text:p>5.58944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680339">
            <text:p>9.680339</text:p>
          </table:table-cell>
          <table:table-cell office:value-type="float" office:value="0.98255">
            <text:p>0.98255</text:p>
          </table:table-cell>
          <table:table-cell office:value-type="float" office:value="4.990189">
            <text:p>4.99018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25572">
            <text:p>9.525572</text:p>
          </table:table-cell>
          <table:table-cell office:value-type="float" office:value="-0.404745">
            <text:p>-0.404745</text:p>
          </table:table-cell>
          <table:table-cell office:value-type="float" office:value="4.851509">
            <text:p>4.85150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79624">
            <text:p>10.279624</text:p>
          </table:table-cell>
          <table:table-cell office:value-type="float" office:value="1.502567">
            <text:p>1.502567</text:p>
          </table:table-cell>
          <table:table-cell office:value-type="float" office:value="6.196971">
            <text:p>6.1969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80255">
            <text:p>10.780255</text:p>
          </table:table-cell>
          <table:table-cell office:value-type="float" office:value="0.689092">
            <text:p>0.689092</text:p>
          </table:table-cell>
          <table:table-cell office:value-type="float" office:value="7.245585">
            <text:p>7.2455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3741">
            <text:p>8.73741</text:p>
          </table:table-cell>
          <table:table-cell office:value-type="float" office:value="1.875122">
            <text:p>1.875122</text:p>
          </table:table-cell>
          <table:table-cell office:value-type="float" office:value="4.326871">
            <text:p>4.32687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641349">
            <text:p>7.641349</text:p>
          </table:table-cell>
          <table:table-cell office:value-type="float" office:value="1.321824">
            <text:p>1.321824</text:p>
          </table:table-cell>
          <table:table-cell office:value-type="float" office:value="3.59969">
            <text:p>3.5996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754625">
            <text:p>7.754625</text:p>
          </table:table-cell>
          <table:table-cell office:value-type="float" office:value="3.68">
            <text:p>3.68</text:p>
          </table:table-cell>
          <table:table-cell office:value-type="float" office:value="7.972603">
            <text:p>7.97260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866482">
            <text:p>6.866482</text:p>
          </table:table-cell>
          <table:table-cell office:value-type="float" office:value="3.982777">
            <text:p>3.982777</text:p>
          </table:table-cell>
          <table:table-cell office:value-type="float" office:value="6.916341">
            <text:p>6.91634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318743">
            <text:p>7.318743</text:p>
          </table:table-cell>
          <table:table-cell office:value-type="float" office:value="2.956668">
            <text:p>2.956668</text:p>
          </table:table-cell>
          <table:table-cell office:value-type="float" office:value="9.150769">
            <text:p>9.15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66156">
            <text:p>5.966156</text:p>
          </table:table-cell>
          <table:table-cell office:value-type="float" office:value="2.614593">
            <text:p>2.614593</text:p>
          </table:table-cell>
          <table:table-cell office:value-type="float" office:value="9.306872">
            <text:p>9.30687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496301">
            <text:p>9.496301</text:p>
          </table:table-cell>
          <table:table-cell office:value-type="float" office:value="2.200624">
            <text:p>2.200624</text:p>
          </table:table-cell>
          <table:table-cell office:value-type="float" office:value="8.868124">
            <text:p>8.8681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33855">
            <text:p>10.233855</text:p>
          </table:table-cell>
          <table:table-cell office:value-type="float" office:value="1.033436">
            <text:p>1.033436</text:p>
          </table:table-cell>
          <table:table-cell office:value-type="float" office:value="8.574469">
            <text:p>8.57446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56471">
            <text:p>8.356471</text:p>
          </table:table-cell>
          <table:table-cell office:value-type="float" office:value="2.16072">
            <text:p>2.16072</text:p>
          </table:table-cell>
          <table:table-cell office:value-type="float" office:value="9.786175">
            <text:p>9.78617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81383">
            <text:p>7.981383</text:p>
          </table:table-cell>
          <table:table-cell office:value-type="float" office:value="1.010158">
            <text:p>1.010158</text:p>
          </table:table-cell>
          <table:table-cell office:value-type="float" office:value="10.528824">
            <text:p>10.5288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79462">
            <text:p>5.479462</text:p>
          </table:table-cell>
          <table:table-cell office:value-type="float" office:value="3.513229">
            <text:p>3.513229</text:p>
          </table:table-cell>
          <table:table-cell office:value-type="float" office:value="7.06408">
            <text:p>7.064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029548">
            <text:p>5.029548</text:p>
          </table:table-cell>
          <table:table-cell office:value-type="float" office:value="2.907751">
            <text:p>2.907751</text:p>
          </table:table-cell>
          <table:table-cell office:value-type="float" office:value="8.262456">
            <text:p>8.26245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999826">
            <text:p>4.999826</text:p>
          </table:table-cell>
          <table:table-cell office:value-type="float" office:value="2.898109">
            <text:p>2.898109</text:p>
          </table:table-cell>
          <table:table-cell office:value-type="float" office:value="5.819616">
            <text:p>5.8196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04009">
            <text:p>4.04009</text:p>
          </table:table-cell>
          <table:table-cell office:value-type="float" office:value="1.856431">
            <text:p>1.856431</text:p>
          </table:table-cell>
          <table:table-cell office:value-type="float" office:value="5.812705">
            <text:p>5.81270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39784">
            <text:p>6.139784</text:p>
          </table:table-cell>
          <table:table-cell office:value-type="float" office:value="2.857306">
            <text:p>2.857306</text:p>
          </table:table-cell>
          <table:table-cell office:value-type="float" office:value="4.944777">
            <text:p>4.94477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322195">
            <text:p>6.322195</text:p>
          </table:table-cell>
          <table:table-cell office:value-type="float" office:value="1.799488">
            <text:p>1.799488</text:p>
          </table:table-cell>
          <table:table-cell office:value-type="float" office:value="4.035004">
            <text:p>4.03500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036931">
            <text:p>4.036931</text:p>
          </table:table-cell>
          <table:table-cell office:value-type="float" office:value="1.816819">
            <text:p>1.816819</text:p>
          </table:table-cell>
          <table:table-cell office:value-type="float" office:value="8.256342">
            <text:p>8.2563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444513">
            <text:p>3.444513</text:p>
          </table:table-cell>
          <table:table-cell office:value-type="float" office:value="1.312917">
            <text:p>1.312917</text:p>
          </table:table-cell>
          <table:table-cell office:value-type="float" office:value="7.05466">
            <text:p>7.0546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527625">
            <text:p>4.527625</text:p>
          </table:table-cell>
          <table:table-cell office:value-type="float" office:value="0.931811">
            <text:p>0.931811</text:p>
          </table:table-cell>
          <table:table-cell office:value-type="float" office:value="9.288295">
            <text:p>9.28829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96921">
            <text:p>4.396921</text:p>
          </table:table-cell>
          <table:table-cell office:value-type="float" office:value="-0.455703">
            <text:p>-0.455703</text:p>
          </table:table-cell>
          <table:table-cell office:value-type="float" office:value="9.142227">
            <text:p>9.1422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95038">
            <text:p>5.595038</text:p>
          </table:table-cell>
          <table:table-cell office:value-type="float" office:value="1.474012">
            <text:p>1.474012</text:p>
          </table:table-cell>
          <table:table-cell office:value-type="float" office:value="10.124613">
            <text:p>10.1246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53561">
            <text:p>6.553561</text:p>
          </table:table-cell>
          <table:table-cell office:value-type="float" office:value="0.656439">
            <text:p>0.656439</text:p>
          </table:table-cell>
          <table:table-cell office:value-type="float" office:value="10.791138">
            <text:p>10.79113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91709">
            <text:p>3.291709</text:p>
          </table:table-cell>
          <table:table-cell office:value-type="float" office:value="-0.157844">
            <text:p>-0.157844</text:p>
          </table:table-cell>
          <table:table-cell office:value-type="float" office:value="6.896746">
            <text:p>6.89674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01716">
            <text:p>3.801716</text:p>
          </table:table-cell>
          <table:table-cell office:value-type="float" office:value="-0.9722">
            <text:p>-0.9722</text:p>
          </table:table-cell>
          <table:table-cell office:value-type="float" office:value="7.93869">
            <text:p>7.9386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27923">
            <text:p>3.827923</text:p>
          </table:table-cell>
          <table:table-cell office:value-type="float" office:value="-0.505917">
            <text:p>-0.505917</text:p>
          </table:table-cell>
          <table:table-cell office:value-type="float" office:value="5.569254">
            <text:p>5.5692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565523">
            <text:p>4.565523</text:p>
          </table:table-cell>
          <table:table-cell office:value-type="float" office:value="-1.67616">
            <text:p>-1.67616</text:p>
          </table:table-cell>
          <table:table-cell office:value-type="float" office:value="5.277064">
            <text:p>5.27706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25129">
            <text:p>4.325129</text:p>
          </table:table-cell>
          <table:table-cell office:value-type="float" office:value="0.724703">
            <text:p>0.724703</text:p>
          </table:table-cell>
          <table:table-cell office:value-type="float" office:value="4.969588">
            <text:p>4.96958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02632">
            <text:p>5.402632</text:p>
          </table:table-cell>
          <table:table-cell office:value-type="float" office:value="0.719119">
            <text:p>0.719119</text:p>
          </table:table-cell>
          <table:table-cell office:value-type="float" office:value="4.062644">
            <text:p>4.06264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693069">
            <text:p>4.693069</text:p>
          </table:table-cell>
          <table:table-cell office:value-type="float" office:value="-2.098385">
            <text:p>-2.098385</text:p>
          </table:table-cell>
          <table:table-cell office:value-type="float" office:value="7.695166">
            <text:p>7.69516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055835">
            <text:p>5.055835</text:p>
          </table:table-cell>
          <table:table-cell office:value-type="float" office:value="-2.467314">
            <text:p>-2.467314</text:p>
          </table:table-cell>
          <table:table-cell office:value-type="float" office:value="6.393069">
            <text:p>6.39306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25234">
            <text:p>5.525234</text:p>
          </table:table-cell>
          <table:table-cell office:value-type="float" office:value="-2.422344">
            <text:p>-2.422344</text:p>
          </table:table-cell>
          <table:table-cell office:value-type="float" office:value="8.815864">
            <text:p>8.81586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795171">
            <text:p>6.795171</text:p>
          </table:table-cell>
          <table:table-cell office:value-type="float" office:value="-2.987023">
            <text:p>-2.987023</text:p>
          </table:table-cell>
          <table:table-cell office:value-type="float" office:value="8.552238">
            <text:p>8.55223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27908">
            <text:p>5.327908</text:p>
          </table:table-cell>
          <table:table-cell office:value-type="float" office:value="-1.354334">
            <text:p>-1.354334</text:p>
          </table:table-cell>
          <table:table-cell office:value-type="float" office:value="9.813416">
            <text:p>9.81341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18574">
            <text:p>6.418574</text:p>
          </table:table-cell>
          <table:table-cell office:value-type="float" office:value="-0.808415">
            <text:p>-0.808415</text:p>
          </table:table-cell>
          <table:table-cell office:value-type="float" office:value="10.554297">
            <text:p>10.55429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300669">
            <text:p>6.300669</text:p>
          </table:table-cell>
          <table:table-cell office:value-type="float" office:value="-3.167335">
            <text:p>-3.167335</text:p>
          </table:table-cell>
          <table:table-cell office:value-type="float" office:value="6.162475">
            <text:p>6.16247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191245">
            <text:p>7.191245</text:p>
          </table:table-cell>
          <table:table-cell office:value-type="float" office:value="-3.465308">
            <text:p>-3.465308</text:p>
          </table:table-cell>
          <table:table-cell office:value-type="float" office:value="7.220407">
            <text:p>7.22040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733069">
            <text:p>6.733069</text:p>
          </table:table-cell>
          <table:table-cell office:value-type="float" office:value="-2.447335">
            <text:p>-2.447335</text:p>
          </table:table-cell>
          <table:table-cell office:value-type="float" office:value="4.97736">
            <text:p>4.9773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088547">
            <text:p>8.088547</text:p>
          </table:table-cell>
          <table:table-cell office:value-type="float" office:value="-2.103514">
            <text:p>-2.103514</text:p>
          </table:table-cell>
          <table:table-cell office:value-type="float" office:value="4.822847">
            <text:p>4.8228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693849">
            <text:p>5.693849</text:p>
          </table:table-cell>
          <table:table-cell office:value-type="float" office:value="-1.650116">
            <text:p>-1.650116</text:p>
          </table:table-cell>
          <table:table-cell office:value-type="float" office:value="4.342891">
            <text:p>4.34289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066885">
            <text:p>6.066885</text:p>
          </table:table-cell>
          <table:table-cell office:value-type="float" office:value="-0.494248">
            <text:p>-0.494248</text:p>
          </table:table-cell>
          <table:table-cell office:value-type="float" office:value="3.604384">
            <text:p>3.60438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77055">
            <text:p>8.577055</text:p>
          </table:table-cell>
          <table:table-cell office:value-type="float" office:value="-2.990169">
            <text:p>-2.990169</text:p>
          </table:table-cell>
          <table:table-cell office:value-type="float" office:value="7.073668">
            <text:p>7.07366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022031">
            <text:p>9.022031</text:p>
          </table:table-cell>
          <table:table-cell office:value-type="float" office:value="-2.381611">
            <text:p>-2.381611</text:p>
          </table:table-cell>
          <table:table-cell office:value-type="float" office:value="5.876178">
            <text:p>5.87617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055172">
            <text:p>9.055172</text:p>
          </table:table-cell>
          <table:table-cell office:value-type="float" office:value="-2.378895">
            <text:p>-2.378895</text:p>
          </table:table-cell>
          <table:table-cell office:value-type="float" office:value="8.315982">
            <text:p>8.31598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00842">
            <text:p>10.000842</text:p>
          </table:table-cell>
          <table:table-cell office:value-type="float" office:value="-1.328541">
            <text:p>-1.328541</text:p>
          </table:table-cell>
          <table:table-cell office:value-type="float" office:value="8.317816">
            <text:p>8.31781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2128">
            <text:p>7.92128</text:p>
          </table:table-cell>
          <table:table-cell office:value-type="float" office:value="-2.344166">
            <text:p>-2.344166</text:p>
          </table:table-cell>
          <table:table-cell office:value-type="float" office:value="9.199284">
            <text:p>9.1992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738938">
            <text:p>7.738938</text:p>
          </table:table-cell>
          <table:table-cell office:value-type="float" office:value="-1.293262">
            <text:p>-1.293262</text:p>
          </table:table-cell>
          <table:table-cell office:value-type="float" office:value="10.121446">
            <text:p>10.12144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08827">
            <text:p>10.008827</text:p>
          </table:table-cell>
          <table:table-cell office:value-type="float" office:value="-1.286967">
            <text:p>-1.286967</text:p>
          </table:table-cell>
          <table:table-cell office:value-type="float" office:value="5.885729">
            <text:p>5.88572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598939">
            <text:p>10.598939</text:p>
          </table:table-cell>
          <table:table-cell office:value-type="float" office:value="-0.777457">
            <text:p>-0.777457</text:p>
          </table:table-cell>
          <table:table-cell office:value-type="float" office:value="7.084913">
            <text:p>7.08491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45951">
            <text:p>8.45951</text:p>
          </table:table-cell>
          <table:table-cell office:value-type="float" office:value="-0.955089">
            <text:p>-0.955089</text:p>
          </table:table-cell>
          <table:table-cell office:value-type="float" office:value="4.016282">
            <text:p>4.01628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98505">
            <text:p>7.498505</text:p>
          </table:table-cell>
          <table:table-cell office:value-type="float" office:value="-0.139006">
            <text:p>-0.139006</text:p>
          </table:table-cell>
          <table:table-cell office:value-type="float" office:value="3.351846">
            <text:p>3.35184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703121">
            <text:p>9.703121</text:p>
          </table:table-cell>
          <table:table-cell office:value-type="float" office:value="-0.195943">
            <text:p>-0.195943</text:p>
          </table:table-cell>
          <table:table-cell office:value-type="float" office:value="9.147565">
            <text:p>9.14756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43434">
            <text:p>8.643434</text:p>
          </table:table-cell>
          <table:table-cell office:value-type="float" office:value="-0.20025">
            <text:p>-0.20025</text:p>
          </table:table-cell>
          <table:table-cell office:value-type="float" office:value="10.07422">
            <text:p>10.0742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026727">
            <text:p>2.026727</text:p>
          </table:table-cell>
          <table:table-cell office:value-type="float" office:value="9.864425">
            <text:p>9.864425</text:p>
          </table:table-cell>
          <table:table-cell office:value-type="float" office:value="5.850788">
            <text:p>5.85078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94881">
            <text:p>1.594881</text:p>
          </table:table-cell>
          <table:table-cell office:value-type="float" office:value="10.462111">
            <text:p>10.462111</text:p>
          </table:table-cell>
          <table:table-cell office:value-type="float" office:value="7.055338">
            <text:p>7.05533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84675">
            <text:p>1.084675</text:p>
          </table:table-cell>
          <table:table-cell office:value-type="float" office:value="9.607694">
            <text:p>9.607694</text:p>
          </table:table-cell>
          <table:table-cell office:value-type="float" office:value="4.805205">
            <text:p>4.80520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258547">
            <text:p>-0.258547</text:p>
          </table:table-cell>
          <table:table-cell office:value-type="float" office:value="9.978699">
            <text:p>9.978699</text:p>
          </table:table-cell>
          <table:table-cell office:value-type="float" office:value="4.977635">
            <text:p>4.97763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482101">
            <text:p>2.482101</text:p>
          </table:table-cell>
          <table:table-cell office:value-type="float" office:value="7.894722">
            <text:p>7.894722</text:p>
          </table:table-cell>
          <table:table-cell office:value-type="float" office:value="4.810381">
            <text:p>4.81038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89623">
            <text:p>2.589623</text:p>
          </table:table-cell>
          <table:table-cell office:value-type="float" office:value="6.505664">
            <text:p>6.505664</text:p>
          </table:table-cell>
          <table:table-cell office:value-type="float" office:value="4.947112">
            <text:p>4.94711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00704">
            <text:p>3.000704</text:p>
          </table:table-cell>
          <table:table-cell office:value-type="float" office:value="8.762864">
            <text:p>8.762864</text:p>
          </table:table-cell>
          <table:table-cell office:value-type="float" office:value="5.841891">
            <text:p>5.8418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589719">
            <text:p>3.589719</text:p>
          </table:table-cell>
          <table:table-cell office:value-type="float" office:value="8.242609">
            <text:p>8.242609</text:p>
          </table:table-cell>
          <table:table-cell office:value-type="float" office:value="7.03535">
            <text:p>7.0353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426391">
            <text:p>1.426391</text:p>
          </table:table-cell>
          <table:table-cell office:value-type="float" office:value="8.463098">
            <text:p>8.463098</text:p>
          </table:table-cell>
          <table:table-cell office:value-type="float" office:value="3.977492">
            <text:p>3.97749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51338">
            <text:p>0.451338</text:p>
          </table:table-cell>
          <table:table-cell office:value-type="float" office:value="7.664885">
            <text:p>7.664885</text:p>
          </table:table-cell>
          <table:table-cell office:value-type="float" office:value="3.311589">
            <text:p>3.31158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229844">
            <text:p>0.229844</text:p>
          </table:table-cell>
          <table:table-cell office:value-type="float" office:value="10.980061">
            <text:p>10.980061</text:p>
          </table:table-cell>
          <table:table-cell office:value-type="float" office:value="7.216905">
            <text:p>7.21690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670213">
            <text:p>-0.670213</text:p>
          </table:table-cell>
          <table:table-cell office:value-type="float" office:value="10.71046">
            <text:p>10.71046</text:p>
          </table:table-cell>
          <table:table-cell office:value-type="float" office:value="6.161723">
            <text:p>6.16172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64247">
            <text:p>-0.164247</text:p>
          </table:table-cell>
          <table:table-cell office:value-type="float" office:value="10.510599">
            <text:p>10.510599</text:p>
          </table:table-cell>
          <table:table-cell office:value-type="float" office:value="8.55224">
            <text:p>8.5522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44058">
            <text:p>-1.444058</text:p>
          </table:table-cell>
          <table:table-cell office:value-type="float" office:value="9.967179">
            <text:p>9.967179</text:p>
          </table:table-cell>
          <table:table-cell office:value-type="float" office:value="8.816382">
            <text:p>8.816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074992">
            <text:p>2.074992</text:p>
          </table:table-cell>
          <table:table-cell office:value-type="float" office:value="9.847893">
            <text:p>9.847893</text:p>
          </table:table-cell>
          <table:table-cell office:value-type="float" office:value="8.292298">
            <text:p>8.29229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11079">
            <text:p>3.011079</text:p>
          </table:table-cell>
          <table:table-cell office:value-type="float" office:value="8.790023">
            <text:p>8.790023</text:p>
          </table:table-cell>
          <table:table-cell office:value-type="float" office:value="8.281477">
            <text:p>8.28147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54284">
            <text:p>0.954284</text:p>
          </table:table-cell>
          <table:table-cell office:value-type="float" office:value="9.843259">
            <text:p>9.843259</text:p>
          </table:table-cell>
          <table:table-cell office:value-type="float" office:value="9.191557">
            <text:p>9.19155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757812">
            <text:p>0.757812</text:p>
          </table:table-cell>
          <table:table-cell office:value-type="float" office:value="8.788803">
            <text:p>8.788803</text:p>
          </table:table-cell>
          <table:table-cell office:value-type="float" office:value="10.106188">
            <text:p>10.10618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92654">
            <text:p>-1.92654</text:p>
          </table:table-cell>
          <table:table-cell office:value-type="float" office:value="10.034409">
            <text:p>10.034409</text:p>
          </table:table-cell>
          <table:table-cell office:value-type="float" office:value="6.393112">
            <text:p>6.39311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8994">
            <text:p>-2.28994</text:p>
          </table:table-cell>
          <table:table-cell office:value-type="float" office:value="9.669486">
            <text:p>9.669486</text:p>
          </table:table-cell>
          <table:table-cell office:value-type="float" office:value="7.699345">
            <text:p>7.69934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4421">
            <text:p>-2.4421</text:p>
          </table:table-cell>
          <table:table-cell office:value-type="float" office:value="9.266229">
            <text:p>9.266229</text:p>
          </table:table-cell>
          <table:table-cell office:value-type="float" office:value="5.271479">
            <text:p>5.27147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201796">
            <text:p>-3.201796</text:p>
          </table:table-cell>
          <table:table-cell office:value-type="float" office:value="8.112791">
            <text:p>8.112791</text:p>
          </table:table-cell>
          <table:table-cell office:value-type="float" office:value="5.560535">
            <text:p>5.56053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11354">
            <text:p>-1.311354</text:p>
          </table:table-cell>
          <table:table-cell office:value-type="float" office:value="9.201535">
            <text:p>9.201535</text:p>
          </table:table-cell>
          <table:table-cell office:value-type="float" office:value="4.346068">
            <text:p>4.34606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963461">
            <text:p>-0.963461</text:p>
          </table:table-cell>
          <table:table-cell office:value-type="float" office:value="8.048141">
            <text:p>8.048141</text:p>
          </table:table-cell>
          <table:table-cell office:value-type="float" office:value="3.59473">
            <text:p>3.5947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21129">
            <text:p>-3.21129</text:p>
          </table:table-cell>
          <table:table-cell office:value-type="float" office:value="8.567331">
            <text:p>8.567331</text:p>
          </table:table-cell>
          <table:table-cell office:value-type="float" office:value="7.945799">
            <text:p>7.94579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739386">
            <text:p>-3.739386</text:p>
          </table:table-cell>
          <table:table-cell office:value-type="float" office:value="7.77262">
            <text:p>7.77262</text:p>
          </table:table-cell>
          <table:table-cell office:value-type="float" office:value="6.895368">
            <text:p>6.89536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15774">
            <text:p>-2.615774</text:p>
          </table:table-cell>
          <table:table-cell office:value-type="float" office:value="8.029858">
            <text:p>8.029858</text:p>
          </table:table-cell>
          <table:table-cell office:value-type="float" office:value="9.146185">
            <text:p>9.14618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487625">
            <text:p>-2.487625</text:p>
          </table:table-cell>
          <table:table-cell office:value-type="float" office:value="6.639186">
            <text:p>6.639186</text:p>
          </table:table-cell>
          <table:table-cell office:value-type="float" office:value="9.275857">
            <text:p>9.27585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56301">
            <text:p>-1.656301</text:p>
          </table:table-cell>
          <table:table-cell office:value-type="float" office:value="8.899703">
            <text:p>8.899703</text:p>
          </table:table-cell>
          <table:table-cell office:value-type="float" office:value="9.813678">
            <text:p>9.81367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69299">
            <text:p>-0.569299</text:p>
          </table:table-cell>
          <table:table-cell office:value-type="float" office:value="8.324294">
            <text:p>8.324294</text:p>
          </table:table-cell>
          <table:table-cell office:value-type="float" office:value="10.541062">
            <text:p>10.54106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587171">
            <text:p>-3.587171</text:p>
          </table:table-cell>
          <table:table-cell office:value-type="float" office:value="6.303476">
            <text:p>6.303476</text:p>
          </table:table-cell>
          <table:table-cell office:value-type="float" office:value="7.048815">
            <text:p>7.04881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00649">
            <text:p>-3.000649</text:p>
          </table:table-cell>
          <table:table-cell office:value-type="float" office:value="5.775649">
            <text:p>5.775649</text:p>
          </table:table-cell>
          <table:table-cell office:value-type="float" office:value="8.239496">
            <text:p>8.23949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02437">
            <text:p>-3.002437</text:p>
          </table:table-cell>
          <table:table-cell office:value-type="float" office:value="5.752025">
            <text:p>5.752025</text:p>
          </table:table-cell>
          <table:table-cell office:value-type="float" office:value="5.811261">
            <text:p>5.8112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75152">
            <text:p>-2.075152</text:p>
          </table:table-cell>
          <table:table-cell office:value-type="float" office:value="4.689726">
            <text:p>4.689726</text:p>
          </table:table-cell>
          <table:table-cell office:value-type="float" office:value="5.799887">
            <text:p>5.79988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8973">
            <text:p>-2.68973</text:p>
          </table:table-cell>
          <table:table-cell office:value-type="float" office:value="6.876286">
            <text:p>6.876286</text:p>
          </table:table-cell>
          <table:table-cell office:value-type="float" office:value="4.981087">
            <text:p>4.98108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39387">
            <text:p>-1.639387</text:p>
          </table:table-cell>
          <table:table-cell office:value-type="float" office:value="6.845991">
            <text:p>6.845991</text:p>
          </table:table-cell>
          <table:table-cell office:value-type="float" office:value="4.04268">
            <text:p>4.042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24399">
            <text:p>-2.024399</text:p>
          </table:table-cell>
          <table:table-cell office:value-type="float" office:value="4.675862">
            <text:p>4.675862</text:p>
          </table:table-cell>
          <table:table-cell office:value-type="float" office:value="8.233867">
            <text:p>8.23386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91416">
            <text:p>-1.591416</text:p>
          </table:table-cell>
          <table:table-cell office:value-type="float" office:value="4.078661">
            <text:p>4.078661</text:p>
          </table:table-cell>
          <table:table-cell office:value-type="float" office:value="7.030957">
            <text:p>7.03095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8427">
            <text:p>-1.08427</text:p>
          </table:table-cell>
          <table:table-cell office:value-type="float" office:value="4.910105">
            <text:p>4.910105</text:p>
          </table:table-cell>
          <table:table-cell office:value-type="float" office:value="9.286492">
            <text:p>9.28649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260083">
            <text:p>0.260083</text:p>
          </table:table-cell>
          <table:table-cell office:value-type="float" office:value="4.532766">
            <text:p>4.532766</text:p>
          </table:table-cell>
          <table:table-cell office:value-type="float" office:value="9.116868">
            <text:p>9.11686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30765">
            <text:p>-1.430765</text:p>
          </table:table-cell>
          <table:table-cell office:value-type="float" office:value="6.060889">
            <text:p>6.060889</text:p>
          </table:table-cell>
          <table:table-cell office:value-type="float" office:value="10.103376">
            <text:p>10.10337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53469">
            <text:p>-0.453469</text:p>
          </table:table-cell>
          <table:table-cell office:value-type="float" office:value="6.855861">
            <text:p>6.855861</text:p>
          </table:table-cell>
          <table:table-cell office:value-type="float" office:value="10.768981">
            <text:p>10.76898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22845">
            <text:p>-0.22845</text:p>
          </table:table-cell>
          <table:table-cell office:value-type="float" office:value="3.548801">
            <text:p>3.548801</text:p>
          </table:table-cell>
          <table:table-cell office:value-type="float" office:value="6.872887">
            <text:p>6.87288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67908">
            <text:p>0.67908</text:p>
          </table:table-cell>
          <table:table-cell office:value-type="float" office:value="3.806939">
            <text:p>3.806939</text:p>
          </table:table-cell>
          <table:table-cell office:value-type="float" office:value="7.929496">
            <text:p>7.92949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62062">
            <text:p>0.162062</text:p>
          </table:table-cell>
          <table:table-cell office:value-type="float" office:value="4.004756">
            <text:p>4.004756</text:p>
          </table:table-cell>
          <table:table-cell office:value-type="float" office:value="5.530673">
            <text:p>5.53067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442975">
            <text:p>1.442975</text:p>
          </table:table-cell>
          <table:table-cell office:value-type="float" office:value="4.554259">
            <text:p>4.554259</text:p>
          </table:table-cell>
          <table:table-cell office:value-type="float" office:value="5.269327">
            <text:p>5.2693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9602">
            <text:p>-0.9602</text:p>
          </table:table-cell>
          <table:table-cell office:value-type="float" office:value="4.682947">
            <text:p>4.682947</text:p>
          </table:table-cell>
          <table:table-cell office:value-type="float" office:value="4.894623">
            <text:p>4.89462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771384">
            <text:p>-0.771384</text:p>
          </table:table-cell>
          <table:table-cell office:value-type="float" office:value="5.718219">
            <text:p>5.718219</text:p>
          </table:table-cell>
          <table:table-cell office:value-type="float" office:value="3.951743">
            <text:p>3.95174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95036">
            <text:p>1.95036</text:p>
          </table:table-cell>
          <table:table-cell office:value-type="float" office:value="4.467163">
            <text:p>4.467163</text:p>
          </table:table-cell>
          <table:table-cell office:value-type="float" office:value="7.693636">
            <text:p>7.69363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03212">
            <text:p>2.303212</text:p>
          </table:table-cell>
          <table:table-cell office:value-type="float" office:value="4.839842">
            <text:p>4.839842</text:p>
          </table:table-cell>
          <table:table-cell office:value-type="float" office:value="6.387554">
            <text:p>6.38755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437111">
            <text:p>2.437111</text:p>
          </table:table-cell>
          <table:table-cell office:value-type="float" office:value="5.263476">
            <text:p>5.263476</text:p>
          </table:table-cell>
          <table:table-cell office:value-type="float" office:value="8.80979">
            <text:p>8.8097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85084">
            <text:p>3.185084</text:p>
          </table:table-cell>
          <table:table-cell office:value-type="float" office:value="6.424655">
            <text:p>6.424655</text:p>
          </table:table-cell>
          <table:table-cell office:value-type="float" office:value="8.516982">
            <text:p>8.51698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13982">
            <text:p>1.313982</text:p>
          </table:table-cell>
          <table:table-cell office:value-type="float" office:value="5.31647">
            <text:p>5.31647</text:p>
          </table:table-cell>
          <table:table-cell office:value-type="float" office:value="9.744353">
            <text:p>9.74435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64968">
            <text:p>0.964968</text:p>
          </table:table-cell>
          <table:table-cell office:value-type="float" office:value="6.471954">
            <text:p>6.471954</text:p>
          </table:table-cell>
          <table:table-cell office:value-type="float" office:value="10.493119">
            <text:p>10.49311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8523">
            <text:p>3.18523</text:p>
          </table:table-cell>
          <table:table-cell office:value-type="float" office:value="5.971097">
            <text:p>5.971097</text:p>
          </table:table-cell>
          <table:table-cell office:value-type="float" office:value="6.140669">
            <text:p>6.14066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12073">
            <text:p>3.712073</text:p>
          </table:table-cell>
          <table:table-cell office:value-type="float" office:value="6.773013">
            <text:p>6.773013</text:p>
          </table:table-cell>
          <table:table-cell office:value-type="float" office:value="7.185091">
            <text:p>7.18509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40895">
            <text:p>1.640895</text:p>
          </table:table-cell>
          <table:table-cell office:value-type="float" office:value="5.626914">
            <text:p>5.626914</text:p>
          </table:table-cell>
          <table:table-cell office:value-type="float" office:value="4.274115">
            <text:p>4.27411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58409">
            <text:p>0.558409</text:p>
          </table:table-cell>
          <table:table-cell office:value-type="float" office:value="6.191318">
            <text:p>6.191318</text:p>
          </table:table-cell>
          <table:table-cell office:value-type="float" office:value="3.527617">
            <text:p>3.5276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96301">
            <text:p>2.696301</text:p>
          </table:table-cell>
          <table:table-cell office:value-type="float" office:value="7.659927">
            <text:p>7.659927</text:p>
          </table:table-cell>
          <table:table-cell office:value-type="float" office:value="9.109474">
            <text:p>9.10947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379">
            <text:p>1.6379</text:p>
          </table:table-cell>
          <table:table-cell office:value-type="float" office:value="7.676431">
            <text:p>7.676431</text:p>
          </table:table-cell>
          <table:table-cell office:value-type="float" office:value="10.036287">
            <text:p>10.03628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56586">
            <text:p>16.156586</text:p>
          </table:table-cell>
          <table:table-cell office:value-type="float" office:value="2.790306">
            <text:p>2.790306</text:p>
          </table:table-cell>
          <table:table-cell office:value-type="float" office:value="-0.979079">
            <text:p>-0.97907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34063">
            <text:p>15.734063</text:p>
          </table:table-cell>
          <table:table-cell office:value-type="float" office:value="3.339708">
            <text:p>3.339708</text:p>
          </table:table-cell>
          <table:table-cell office:value-type="float" office:value="0.246174">
            <text:p>0.24617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46308">
            <text:p>15.246308</text:p>
          </table:table-cell>
          <table:table-cell office:value-type="float" office:value="2.687398">
            <text:p>2.687398</text:p>
          </table:table-cell>
          <table:table-cell office:value-type="float" office:value="-2.071765">
            <text:p>-2.07176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18419">
            <text:p>13.918419</text:p>
          </table:table-cell>
          <table:table-cell office:value-type="float" office:value="3.107199">
            <text:p>3.107199</text:p>
          </table:table-cell>
          <table:table-cell office:value-type="float" office:value="-1.888624">
            <text:p>-1.88862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70994">
            <text:p>16.570994</text:p>
          </table:table-cell>
          <table:table-cell office:value-type="float" office:value="0.896853">
            <text:p>0.896853</text:p>
          </table:table-cell>
          <table:table-cell office:value-type="float" office:value="-2.121913">
            <text:p>-2.12191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06688">
            <text:p>16.606688</text:p>
          </table:table-cell>
          <table:table-cell office:value-type="float" office:value="-0.500499">
            <text:p>-0.500499</text:p>
          </table:table-cell>
          <table:table-cell office:value-type="float" office:value="-2.047896">
            <text:p>-2.0478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10841">
            <text:p>17.110841</text:p>
          </table:table-cell>
          <table:table-cell office:value-type="float" office:value="1.679745">
            <text:p>1.679745</text:p>
          </table:table-cell>
          <table:table-cell office:value-type="float" office:value="-1.03416">
            <text:p>-1.0341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79173">
            <text:p>17.679173</text:p>
          </table:table-cell>
          <table:table-cell office:value-type="float" office:value="1.092604">
            <text:p>1.092604</text:p>
          </table:table-cell>
          <table:table-cell office:value-type="float" office:value="0.136992">
            <text:p>0.13699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50933">
            <text:p>15.550933</text:p>
          </table:table-cell>
          <table:table-cell office:value-type="float" office:value="1.554538">
            <text:p>1.554538</text:p>
          </table:table-cell>
          <table:table-cell office:value-type="float" office:value="-2.937677">
            <text:p>-2.93767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50815">
            <text:p>14.550815</text:p>
          </table:table-cell>
          <table:table-cell office:value-type="float" office:value="0.820139">
            <text:p>0.820139</text:p>
          </table:table-cell>
          <table:table-cell office:value-type="float" office:value="-3.644473">
            <text:p>-3.64447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03606">
            <text:p>14.403606</text:p>
          </table:table-cell>
          <table:table-cell office:value-type="float" office:value="3.93106">
            <text:p>3.93106</text:p>
          </table:table-cell>
          <table:table-cell office:value-type="float" office:value="0.400964">
            <text:p>0.40096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03349">
            <text:p>13.503349</text:p>
          </table:table-cell>
          <table:table-cell office:value-type="float" office:value="3.802986">
            <text:p>3.802986</text:p>
          </table:table-cell>
          <table:table-cell office:value-type="float" office:value="-0.681216">
            <text:p>-0.68121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89693">
            <text:p>13.989693</text:p>
          </table:table-cell>
          <table:table-cell office:value-type="float" office:value="3.396165">
            <text:p>3.396165</text:p>
          </table:table-cell>
          <table:table-cell office:value-type="float" office:value="1.696141">
            <text:p>1.69614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684456">
            <text:p>12.684456</text:p>
          </table:table-cell>
          <table:table-cell office:value-type="float" office:value="2.904433">
            <text:p>2.904433</text:p>
          </table:table-cell>
          <table:table-cell office:value-type="float" office:value="1.920121">
            <text:p>1.92012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10952">
            <text:p>16.210952</text:p>
          </table:table-cell>
          <table:table-cell office:value-type="float" office:value="2.693634">
            <text:p>2.693634</text:p>
          </table:table-cell>
          <table:table-cell office:value-type="float" office:value="1.462308">
            <text:p>1.4623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00657">
            <text:p>17.100657</text:p>
          </table:table-cell>
          <table:table-cell office:value-type="float" office:value="1.603068">
            <text:p>1.603068</text:p>
          </table:table-cell>
          <table:table-cell office:value-type="float" office:value="1.400733">
            <text:p>1.40073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76397">
            <text:p>15.076397</text:p>
          </table:table-cell>
          <table:table-cell office:value-type="float" office:value="2.684023">
            <text:p>2.684023</text:p>
          </table:table-cell>
          <table:table-cell office:value-type="float" office:value="2.34841">
            <text:p>2.3484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26312">
            <text:p>14.826312</text:p>
          </table:table-cell>
          <table:table-cell office:value-type="float" office:value="1.632591">
            <text:p>1.632591</text:p>
          </table:table-cell>
          <table:table-cell office:value-type="float" office:value="3.257629">
            <text:p>3.25762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02869">
            <text:p>12.202869</text:p>
          </table:table-cell>
          <table:table-cell office:value-type="float" office:value="3.183093">
            <text:p>3.183093</text:p>
          </table:table-cell>
          <table:table-cell office:value-type="float" office:value="-0.487095">
            <text:p>-0.48709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15781">
            <text:p>11.815781</text:p>
          </table:table-cell>
          <table:table-cell office:value-type="float" office:value="2.755503">
            <text:p>2.755503</text:p>
          </table:table-cell>
          <table:table-cell office:value-type="float" office:value="0.793221">
            <text:p>0.79322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05122">
            <text:p>11.705122</text:p>
          </table:table-cell>
          <table:table-cell office:value-type="float" office:value="2.44505">
            <text:p>2.44505</text:p>
          </table:table-cell>
          <table:table-cell office:value-type="float" office:value="-1.642174">
            <text:p>-1.64217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89001">
            <text:p>10.889001</text:p>
          </table:table-cell>
          <table:table-cell office:value-type="float" office:value="1.316137">
            <text:p>1.316137</text:p>
          </table:table-cell>
          <table:table-cell office:value-type="float" office:value="-1.429882">
            <text:p>-1.42988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52462">
            <text:p>12.852462</text:p>
          </table:table-cell>
          <table:table-cell office:value-type="float" office:value="2.363881">
            <text:p>2.363881</text:p>
          </table:table-cell>
          <table:table-cell office:value-type="float" office:value="-2.529377">
            <text:p>-2.52937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56212">
            <text:p>13.156212</text:p>
          </table:table-cell>
          <table:table-cell office:value-type="float" office:value="1.241316">
            <text:p>1.241316</text:p>
          </table:table-cell>
          <table:table-cell office:value-type="float" office:value="-3.33637">
            <text:p>-3.3363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98164">
            <text:p>10.898164</text:p>
          </table:table-cell>
          <table:table-cell office:value-type="float" office:value="1.63804">
            <text:p>1.63804</text:p>
          </table:table-cell>
          <table:table-cell office:value-type="float" office:value="0.978974">
            <text:p>0.97897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4146">
            <text:p>10.34146</text:p>
          </table:table-cell>
          <table:table-cell office:value-type="float" office:value="0.918186">
            <text:p>0.918186</text:p>
          </table:table-cell>
          <table:table-cell office:value-type="float" office:value="-0.113891">
            <text:p>-0.11389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39082">
            <text:p>11.439082</text:p>
          </table:table-cell>
          <table:table-cell office:value-type="float" office:value="1.023012">
            <text:p>1.023012</text:p>
          </table:table-cell>
          <table:table-cell office:value-type="float" office:value="2.161657">
            <text:p>2.16165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90874">
            <text:p>11.490874</text:p>
          </table:table-cell>
          <table:table-cell office:value-type="float" office:value="-0.374624">
            <text:p>-0.374624</text:p>
          </table:table-cell>
          <table:table-cell office:value-type="float" office:value="2.231629">
            <text:p>2.23162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24263">
            <text:p>12.424263</text:p>
          </table:table-cell>
          <table:table-cell office:value-type="float" office:value="1.8221">
            <text:p>1.8221</text:p>
          </table:table-cell>
          <table:table-cell office:value-type="float" office:value="2.883828">
            <text:p>2.88382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66771">
            <text:p>13.466771</text:p>
          </table:table-cell>
          <table:table-cell office:value-type="float" office:value="1.18926">
            <text:p>1.18926</text:p>
          </table:table-cell>
          <table:table-cell office:value-type="float" office:value="3.635614">
            <text:p>3.63561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92434">
            <text:p>10.392434</text:p>
          </table:table-cell>
          <table:table-cell office:value-type="float" office:value="-0.55894">
            <text:p>-0.55894</text:p>
          </table:table-cell>
          <table:table-cell office:value-type="float" office:value="-0.028359">
            <text:p>-0.02835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55581">
            <text:p>10.955581</text:p>
          </table:table-cell>
          <table:table-cell office:value-type="float" office:value="-1.152146">
            <text:p>-1.152146</text:p>
          </table:table-cell>
          <table:table-cell office:value-type="float" office:value="1.139786">
            <text:p>1.13978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68332">
            <text:p>10.968332</text:p>
          </table:table-cell>
          <table:table-cell office:value-type="float" office:value="-1.069682">
            <text:p>-1.069682</text:p>
          </table:table-cell>
          <table:table-cell office:value-type="float" office:value="-1.28903">
            <text:p>-1.2890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47412">
            <text:p>11.847412</text:p>
          </table:table-cell>
          <table:table-cell office:value-type="float" office:value="-2.167347">
            <text:p>-2.167347</text:p>
          </table:table-cell>
          <table:table-cell office:value-type="float" office:value="-1.35393">
            <text:p>-1.3539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72422">
            <text:p>11.372422</text:p>
          </table:table-cell>
          <table:table-cell office:value-type="float" office:value="0.090142">
            <text:p>0.090142</text:p>
          </table:table-cell>
          <table:table-cell office:value-type="float" office:value="-2.039381">
            <text:p>-2.03938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22318">
            <text:p>12.422318</text:p>
          </table:table-cell>
          <table:table-cell office:value-type="float" office:value="0.055875">
            <text:p>0.055875</text:p>
          </table:table-cell>
          <table:table-cell office:value-type="float" office:value="-2.978004">
            <text:p>-2.97800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08479">
            <text:p>11.908479</text:p>
          </table:table-cell>
          <table:table-cell office:value-type="float" office:value="-2.260884">
            <text:p>-2.260884</text:p>
          </table:table-cell>
          <table:table-cell office:value-type="float" office:value="1.086447">
            <text:p>1.08644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26554">
            <text:p>12.326554</text:p>
          </table:table-cell>
          <table:table-cell office:value-type="float" office:value="-2.808922">
            <text:p>-2.808922</text:p>
          </table:table-cell>
          <table:table-cell office:value-type="float" office:value="-0.140521">
            <text:p>-0.14052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15002">
            <text:p>12.815002</text:p>
          </table:table-cell>
          <table:table-cell office:value-type="float" office:value="-2.17588">
            <text:p>-2.17588</text:p>
          </table:table-cell>
          <table:table-cell office:value-type="float" office:value="2.186527">
            <text:p>2.18652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4311">
            <text:p>14.14311</text:p>
          </table:table-cell>
          <table:table-cell office:value-type="float" office:value="-2.6074">
            <text:p>-2.6074</text:p>
          </table:table-cell>
          <table:table-cell office:value-type="float" office:value="2.009056">
            <text:p>2.00905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08912">
            <text:p>12.508912</text:p>
          </table:table-cell>
          <table:table-cell office:value-type="float" office:value="-1.037856">
            <text:p>-1.037856</text:p>
          </table:table-cell>
          <table:table-cell office:value-type="float" office:value="3.047961">
            <text:p>3.04796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08804">
            <text:p>13.508804</text:p>
          </table:table-cell>
          <table:table-cell office:value-type="float" office:value="-0.30364">
            <text:p>-0.30364</text:p>
          </table:table-cell>
          <table:table-cell office:value-type="float" office:value="3.757237">
            <text:p>3.75723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654097">
            <text:p>13.654097</text:p>
          </table:table-cell>
          <table:table-cell office:value-type="float" office:value="-3.409717">
            <text:p>-3.409717</text:p>
          </table:table-cell>
          <table:table-cell office:value-type="float" office:value="-0.293402">
            <text:p>-0.29340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55885">
            <text:p>14.555885</text:p>
          </table:table-cell>
          <table:table-cell office:value-type="float" office:value="-3.292713">
            <text:p>-3.292713</text:p>
          </table:table-cell>
          <table:table-cell office:value-type="float" office:value="0.792298">
            <text:p>0.79229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64233">
            <text:p>14.064233</text:p>
          </table:table-cell>
          <table:table-cell office:value-type="float" office:value="-2.884206">
            <text:p>-2.884206</text:p>
          </table:table-cell>
          <table:table-cell office:value-type="float" office:value="-1.596751">
            <text:p>-1.59675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69736">
            <text:p>15.369736</text:p>
          </table:table-cell>
          <table:table-cell office:value-type="float" office:value="-2.388539">
            <text:p>-2.388539</text:p>
          </table:table-cell>
          <table:table-cell office:value-type="float" office:value="-1.816451">
            <text:p>-1.81645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75607">
            <text:p>12.975607</text:p>
          </table:table-cell>
          <table:table-cell office:value-type="float" office:value="-2.171548">
            <text:p>-2.171548</text:p>
          </table:table-cell>
          <table:table-cell office:value-type="float" office:value="-2.249918">
            <text:p>-2.24991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23598">
            <text:p>13.223598</text:p>
          </table:table-cell>
          <table:table-cell office:value-type="float" office:value="-1.115298">
            <text:p>-1.115298</text:p>
          </table:table-cell>
          <table:table-cell office:value-type="float" office:value="-3.157016">
            <text:p>-3.15701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854437">
            <text:p>15.854437</text:p>
          </table:table-cell>
          <table:table-cell office:value-type="float" office:value="-2.664359">
            <text:p>-2.664359</text:p>
          </table:table-cell>
          <table:table-cell office:value-type="float" office:value="0.595531">
            <text:p>0.59553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34224">
            <text:p>16.234224</text:p>
          </table:table-cell>
          <table:table-cell office:value-type="float" office:value="-2.229672">
            <text:p>-2.229672</text:p>
          </table:table-cell>
          <table:table-cell office:value-type="float" office:value="-0.684691">
            <text:p>-0.68469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46265">
            <text:p>16.346265</text:p>
          </table:table-cell>
          <table:table-cell office:value-type="float" office:value="-1.920402">
            <text:p>-1.920402</text:p>
          </table:table-cell>
          <table:table-cell office:value-type="float" office:value="1.746697">
            <text:p>1.74669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5108">
            <text:p>17.15108</text:p>
          </table:table-cell>
          <table:table-cell office:value-type="float" office:value="-0.785066">
            <text:p>-0.785066</text:p>
          </table:table-cell>
          <table:table-cell office:value-type="float" office:value="1.527411">
            <text:p>1.5274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10932">
            <text:p>15.210932</text:p>
          </table:table-cell>
          <table:table-cell office:value-type="float" office:value="-1.857276">
            <text:p>-1.857276</text:p>
          </table:table-cell>
          <table:table-cell office:value-type="float" office:value="2.652117">
            <text:p>2.65211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06273">
            <text:p>14.906273</text:p>
          </table:table-cell>
          <table:table-cell office:value-type="float" office:value="-0.729313">
            <text:p>-0.729313</text:p>
          </table:table-cell>
          <table:table-cell office:value-type="float" office:value="3.454492">
            <text:p>3.45449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52232">
            <text:p>17.152232</text:p>
          </table:table-cell>
          <table:table-cell office:value-type="float" office:value="-1.112941">
            <text:p>-1.112941</text:p>
          </table:table-cell>
          <table:table-cell office:value-type="float" office:value="-0.868169">
            <text:p>-0.86816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08956">
            <text:p>17.708956</text:p>
          </table:table-cell>
          <table:table-cell office:value-type="float" office:value="-0.38732">
            <text:p>-0.38732</text:p>
          </table:table-cell>
          <table:table-cell office:value-type="float" office:value="0.219618">
            <text:p>0.21961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28848">
            <text:p>15.628848</text:p>
          </table:table-cell>
          <table:table-cell office:value-type="float" office:value="-1.302876">
            <text:p>-1.302876</text:p>
          </table:table-cell>
          <table:table-cell office:value-type="float" office:value="-2.776981">
            <text:p>-2.77698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87387">
            <text:p>14.587387</text:p>
          </table:table-cell>
          <table:table-cell office:value-type="float" office:value="-0.672402">
            <text:p>-0.672402</text:p>
          </table:table-cell>
          <table:table-cell office:value-type="float" office:value="-3.531061">
            <text:p>-3.53106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82479">
            <text:p>16.682479</text:p>
          </table:table-cell>
          <table:table-cell office:value-type="float" office:value="0.441673">
            <text:p>0.441673</text:p>
          </table:table-cell>
          <table:table-cell office:value-type="float" office:value="2.14415">
            <text:p>2.144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28256">
            <text:p>15.628256</text:p>
          </table:table-cell>
          <table:table-cell office:value-type="float" office:value="0.463827">
            <text:p>0.463827</text:p>
          </table:table-cell>
          <table:table-cell office:value-type="float" office:value="3.079045">
            <text:p>3.07904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01184">
            <text:p>23.101184</text:p>
          </table:table-cell>
          <table:table-cell office:value-type="float" office:value="9.869037">
            <text:p>9.869037</text:p>
          </table:table-cell>
          <table:table-cell office:value-type="float" office:value="-0.864556">
            <text:p>-0.86455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89018">
            <text:p>22.689018</text:p>
          </table:table-cell>
          <table:table-cell office:value-type="float" office:value="10.366128">
            <text:p>10.366128</text:p>
          </table:table-cell>
          <table:table-cell office:value-type="float" office:value="0.386721">
            <text:p>0.38672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92893">
            <text:p>22.192893</text:p>
          </table:table-cell>
          <table:table-cell office:value-type="float" office:value="9.823352">
            <text:p>9.823352</text:p>
          </table:table-cell>
          <table:table-cell office:value-type="float" office:value="-1.964101">
            <text:p>-1.96410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864733">
            <text:p>20.864733</text:p>
          </table:table-cell>
          <table:table-cell office:value-type="float" office:value="10.248415">
            <text:p>10.248415</text:p>
          </table:table-cell>
          <table:table-cell office:value-type="float" office:value="-1.769445">
            <text:p>-1.7694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35359">
            <text:p>23.535359</text:p>
          </table:table-cell>
          <table:table-cell office:value-type="float" office:value="8.036881">
            <text:p>8.036881</text:p>
          </table:table-cell>
          <table:table-cell office:value-type="float" office:value="-2.106072">
            <text:p>-2.10607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67288">
            <text:p>23.567288</text:p>
          </table:table-cell>
          <table:table-cell office:value-type="float" office:value="6.637827">
            <text:p>6.637827</text:p>
          </table:table-cell>
          <table:table-cell office:value-type="float" office:value="-2.087296">
            <text:p>-2.08729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58302">
            <text:p>24.058302</text:p>
          </table:table-cell>
          <table:table-cell office:value-type="float" office:value="8.766564">
            <text:p>8.766564</text:p>
          </table:table-cell>
          <table:table-cell office:value-type="float" office:value="-0.978495">
            <text:p>-0.97849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53467">
            <text:p>24.653467</text:p>
          </table:table-cell>
          <table:table-cell office:value-type="float" office:value="8.141235">
            <text:p>8.141235</text:p>
          </table:table-cell>
          <table:table-cell office:value-type="float" office:value="0.158162">
            <text:p>0.15816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0664">
            <text:p>22.50664</text:p>
          </table:table-cell>
          <table:table-cell office:value-type="float" office:value="8.723952">
            <text:p>8.723952</text:p>
          </table:table-cell>
          <table:table-cell office:value-type="float" office:value="-2.879686">
            <text:p>-2.87968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01181">
            <text:p>21.501181</text:p>
          </table:table-cell>
          <table:table-cell office:value-type="float" office:value="8.010223">
            <text:p>8.010223</text:p>
          </table:table-cell>
          <table:table-cell office:value-type="float" office:value="-3.60429">
            <text:p>-3.604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35056">
            <text:p>21.35056</text:p>
          </table:table-cell>
          <table:table-cell office:value-type="float" office:value="10.917158">
            <text:p>10.917158</text:p>
          </table:table-cell>
          <table:table-cell office:value-type="float" office:value="0.559733">
            <text:p>0.55973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47078">
            <text:p>20.447078</text:p>
          </table:table-cell>
          <table:table-cell office:value-type="float" office:value="10.868586">
            <text:p>10.868586</text:p>
          </table:table-cell>
          <table:table-cell office:value-type="float" office:value="-0.522582">
            <text:p>-0.52258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54053">
            <text:p>20.954053</text:p>
          </table:table-cell>
          <table:table-cell office:value-type="float" office:value="10.285496">
            <text:p>10.285496</text:p>
          </table:table-cell>
          <table:table-cell office:value-type="float" office:value="1.811407">
            <text:p>1.81140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48291">
            <text:p>19.648291</text:p>
          </table:table-cell>
          <table:table-cell office:value-type="float" office:value="9.818729">
            <text:p>9.818729</text:p>
          </table:table-cell>
          <table:table-cell office:value-type="float" office:value="2.043724">
            <text:p>2.04372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982">
            <text:p>23.1982</text:p>
          </table:table-cell>
          <table:table-cell office:value-type="float" office:value="9.689909">
            <text:p>9.689909</text:p>
          </table:table-cell>
          <table:table-cell office:value-type="float" office:value="1.580346">
            <text:p>1.58034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88568">
            <text:p>24.088568</text:p>
          </table:table-cell>
          <table:table-cell office:value-type="float" office:value="8.600993">
            <text:p>8.600993</text:p>
          </table:table-cell>
          <table:table-cell office:value-type="float" office:value="1.45122">
            <text:p>1.4512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052148">
            <text:p>22.052148</text:p>
          </table:table-cell>
          <table:table-cell office:value-type="float" office:value="9.609432">
            <text:p>9.609432</text:p>
          </table:table-cell>
          <table:table-cell office:value-type="float" office:value="2.461518">
            <text:p>2.46151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06726">
            <text:p>21.806726</text:p>
          </table:table-cell>
          <table:table-cell office:value-type="float" office:value="8.503702">
            <text:p>8.503702</text:p>
          </table:table-cell>
          <table:table-cell office:value-type="float" office:value="3.299794">
            <text:p>3.29979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164274">
            <text:p>19.164274</text:p>
          </table:table-cell>
          <table:table-cell office:value-type="float" office:value="10.211585">
            <text:p>10.211585</text:p>
          </table:table-cell>
          <table:table-cell office:value-type="float" office:value="-0.334743">
            <text:p>-0.33474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65175">
            <text:p>18.765175</text:p>
          </table:table-cell>
          <table:table-cell office:value-type="float" office:value="9.737627">
            <text:p>9.737627</text:p>
          </table:table-cell>
          <table:table-cell office:value-type="float" office:value="0.928371">
            <text:p>0.92837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65232">
            <text:p>18.665232</text:p>
          </table:table-cell>
          <table:table-cell office:value-type="float" office:value="9.519127">
            <text:p>9.519127</text:p>
          </table:table-cell>
          <table:table-cell office:value-type="float" office:value="-1.517394">
            <text:p>-1.51739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34535">
            <text:p>17.834535</text:p>
          </table:table-cell>
          <table:table-cell office:value-type="float" office:value="8.391083">
            <text:p>8.391083</text:p>
          </table:table-cell>
          <table:table-cell office:value-type="float" office:value="-1.363811">
            <text:p>-1.36381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00913">
            <text:p>19.800913</text:p>
          </table:table-cell>
          <table:table-cell office:value-type="float" office:value="9.5032">
            <text:p>9.5032</text:p>
          </table:table-cell>
          <table:table-cell office:value-type="float" office:value="-2.417567">
            <text:p>-2.41756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09845">
            <text:p>20.109845</text:p>
          </table:table-cell>
          <table:table-cell office:value-type="float" office:value="8.412904">
            <text:p>8.412904</text:p>
          </table:table-cell>
          <table:table-cell office:value-type="float" office:value="-3.264268">
            <text:p>-3.26426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26651">
            <text:p>17.826651</text:p>
          </table:table-cell>
          <table:table-cell office:value-type="float" office:value="8.6217">
            <text:p>8.6217</text:p>
          </table:table-cell>
          <table:table-cell office:value-type="float" office:value="1.060445">
            <text:p>1.06044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71991">
            <text:p>17.271991</text:p>
          </table:table-cell>
          <table:table-cell office:value-type="float" office:value="7.944344">
            <text:p>7.944344</text:p>
          </table:table-cell>
          <table:table-cell office:value-type="float" office:value="-0.065728">
            <text:p>-0.06572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18297">
            <text:p>18.418297</text:p>
          </table:table-cell>
          <table:table-cell office:value-type="float" office:value="7.942423">
            <text:p>7.942423</text:p>
          </table:table-cell>
          <table:table-cell office:value-type="float" office:value="2.1949">
            <text:p>2.194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78478">
            <text:p>18.478478</text:p>
          </table:table-cell>
          <table:table-cell office:value-type="float" office:value="6.542598">
            <text:p>6.542598</text:p>
          </table:table-cell>
          <table:table-cell office:value-type="float" office:value="2.205566">
            <text:p>2.20556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0411">
            <text:p>19.40411</text:p>
          </table:table-cell>
          <table:table-cell office:value-type="float" office:value="8.703445">
            <text:p>8.703445</text:p>
          </table:table-cell>
          <table:table-cell office:value-type="float" office:value="2.959578">
            <text:p>2.95957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51105">
            <text:p>20.451105</text:p>
          </table:table-cell>
          <table:table-cell office:value-type="float" office:value="8.048007">
            <text:p>8.048007</text:p>
          </table:table-cell>
          <table:table-cell office:value-type="float" office:value="3.678808">
            <text:p>3.6788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58034">
            <text:p>17.358034</text:p>
          </table:table-cell>
          <table:table-cell office:value-type="float" office:value="6.457224">
            <text:p>6.457224</text:p>
          </table:table-cell>
          <table:table-cell office:value-type="float" office:value="-0.053372">
            <text:p>-0.05337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55099">
            <text:p>17.955099</text:p>
          </table:table-cell>
          <table:table-cell office:value-type="float" office:value="5.820932">
            <text:p>5.820932</text:p>
          </table:table-cell>
          <table:table-cell office:value-type="float" office:value="1.076363">
            <text:p>1.0763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27912">
            <text:p>17.927912</text:p>
          </table:table-cell>
          <table:table-cell office:value-type="float" office:value="5.992775">
            <text:p>5.992775</text:p>
          </table:table-cell>
          <table:table-cell office:value-type="float" office:value="-1.337379">
            <text:p>-1.33737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10352">
            <text:p>18.810352</text:p>
          </table:table-cell>
          <table:table-cell office:value-type="float" office:value="4.899255">
            <text:p>4.899255</text:p>
          </table:table-cell>
          <table:table-cell office:value-type="float" office:value="-1.465926">
            <text:p>-1.46592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30442">
            <text:p>18.330442</text:p>
          </table:table-cell>
          <table:table-cell office:value-type="float" office:value="7.197259">
            <text:p>7.197259</text:p>
          </table:table-cell>
          <table:table-cell office:value-type="float" office:value="-2.022933">
            <text:p>-2.02293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83053">
            <text:p>19.383053</text:p>
          </table:table-cell>
          <table:table-cell office:value-type="float" office:value="7.212539">
            <text:p>7.212539</text:p>
          </table:table-cell>
          <table:table-cell office:value-type="float" office:value="-2.960078">
            <text:p>-2.96007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911313">
            <text:p>18.911313</text:p>
          </table:table-cell>
          <table:table-cell office:value-type="float" office:value="4.717333">
            <text:p>4.717333</text:p>
          </table:table-cell>
          <table:table-cell office:value-type="float" office:value="0.968005">
            <text:p>0.968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1656">
            <text:p>19.31656</text:p>
          </table:table-cell>
          <table:table-cell office:value-type="float" office:value="4.213562">
            <text:p>4.213562</text:p>
          </table:table-cell>
          <table:table-cell office:value-type="float" office:value="-0.281411">
            <text:p>-0.28141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15283">
            <text:p>19.815283</text:p>
          </table:table-cell>
          <table:table-cell office:value-type="float" office:value="4.73848">
            <text:p>4.73848</text:p>
          </table:table-cell>
          <table:table-cell office:value-type="float" office:value="2.075199">
            <text:p>2.07519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45041">
            <text:p>21.145041</text:p>
          </table:table-cell>
          <table:table-cell office:value-type="float" office:value="4.305135">
            <text:p>4.305135</text:p>
          </table:table-cell>
          <table:table-cell office:value-type="float" office:value="1.883364">
            <text:p>1.88336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00309">
            <text:p>19.500309</text:p>
          </table:table-cell>
          <table:table-cell office:value-type="float" office:value="5.843899">
            <text:p>5.843899</text:p>
          </table:table-cell>
          <table:table-cell office:value-type="float" office:value="2.983714">
            <text:p>2.98371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05104">
            <text:p>20.505104</text:p>
          </table:table-cell>
          <table:table-cell office:value-type="float" office:value="6.551991">
            <text:p>6.551991</text:p>
          </table:table-cell>
          <table:table-cell office:value-type="float" office:value="3.715848">
            <text:p>3.71584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51797">
            <text:p>20.651797</text:p>
          </table:table-cell>
          <table:table-cell office:value-type="float" office:value="3.642858">
            <text:p>3.642858</text:p>
          </table:table-cell>
          <table:table-cell office:value-type="float" office:value="-0.457268">
            <text:p>-0.45726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61904">
            <text:p>21.561904</text:p>
          </table:table-cell>
          <table:table-cell office:value-type="float" office:value="3.696715">
            <text:p>3.696715</text:p>
          </table:table-cell>
          <table:table-cell office:value-type="float" office:value="0.626933">
            <text:p>0.62693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4484">
            <text:p>21.04484</text:p>
          </table:table-cell>
          <table:table-cell office:value-type="float" office:value="4.251801">
            <text:p>4.251801</text:p>
          </table:table-cell>
          <table:table-cell office:value-type="float" office:value="-1.726077">
            <text:p>-1.72607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48671">
            <text:p>22.348671</text:p>
          </table:table-cell>
          <table:table-cell office:value-type="float" office:value="4.746347">
            <text:p>4.746347</text:p>
          </table:table-cell>
          <table:table-cell office:value-type="float" office:value="-1.93799">
            <text:p>-1.9379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43992">
            <text:p>19.943992</text:p>
          </table:table-cell>
          <table:table-cell office:value-type="float" office:value="4.955139">
            <text:p>4.955139</text:p>
          </table:table-cell>
          <table:table-cell office:value-type="float" office:value="-2.36058">
            <text:p>-2.3605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81224">
            <text:p>20.181224</text:p>
          </table:table-cell>
          <table:table-cell office:value-type="float" office:value="6.050925">
            <text:p>6.050925</text:p>
          </table:table-cell>
          <table:table-cell office:value-type="float" office:value="-3.221452">
            <text:p>-3.22145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53268">
            <text:p>22.853268</text:p>
          </table:table-cell>
          <table:table-cell office:value-type="float" office:value="4.354047">
            <text:p>4.354047</text:p>
          </table:table-cell>
          <table:table-cell office:value-type="float" office:value="0.442459">
            <text:p>0.44245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37226">
            <text:p>23.237226</text:p>
          </table:table-cell>
          <table:table-cell office:value-type="float" office:value="4.837301">
            <text:p>4.837301</text:p>
          </table:table-cell>
          <table:table-cell office:value-type="float" office:value="-0.820202">
            <text:p>-0.82020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34041">
            <text:p>23.334041</text:p>
          </table:table-cell>
          <table:table-cell office:value-type="float" office:value="5.060226">
            <text:p>5.060226</text:p>
          </table:table-cell>
          <table:table-cell office:value-type="float" office:value="1.61844">
            <text:p>1.6184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40514">
            <text:p>24.140514</text:p>
          </table:table-cell>
          <table:table-cell office:value-type="float" office:value="6.203375">
            <text:p>6.203375</text:p>
          </table:table-cell>
          <table:table-cell office:value-type="float" office:value="1.453781">
            <text:p>1.45378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11764">
            <text:p>22.211764</text:p>
          </table:table-cell>
          <table:table-cell office:value-type="float" office:value="5.052364">
            <text:p>5.052364</text:p>
          </table:table-cell>
          <table:table-cell office:value-type="float" office:value="2.537337">
            <text:p>2.53733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02778">
            <text:p>21.902778</text:p>
          </table:table-cell>
          <table:table-cell office:value-type="float" office:value="6.145953">
            <text:p>6.145953</text:p>
          </table:table-cell>
          <table:table-cell office:value-type="float" office:value="3.383605">
            <text:p>3.38360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53206">
            <text:p>24.153206</text:p>
          </table:table-cell>
          <table:table-cell office:value-type="float" office:value="5.966775">
            <text:p>5.966775</text:p>
          </table:table-cell>
          <table:table-cell office:value-type="float" office:value="-0.953105">
            <text:p>-0.95310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01875">
            <text:p>24.701875</text:p>
          </table:table-cell>
          <table:table-cell office:value-type="float" office:value="6.655994">
            <text:p>6.655994</text:p>
          </table:table-cell>
          <table:table-cell office:value-type="float" office:value="0.165516">
            <text:p>0.16551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8786">
            <text:p>22.58786</text:p>
          </table:table-cell>
          <table:table-cell office:value-type="float" office:value="5.866944">
            <text:p>5.866944</text:p>
          </table:table-cell>
          <table:table-cell office:value-type="float" office:value="-2.851886">
            <text:p>-2.85188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43731">
            <text:p>21.543731</text:p>
          </table:table-cell>
          <table:table-cell office:value-type="float" office:value="6.513764">
            <text:p>6.513764</text:p>
          </table:table-cell>
          <table:table-cell office:value-type="float" office:value="-3.58466">
            <text:p>-3.5846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7468">
            <text:p>23.67468</text:p>
          </table:table-cell>
          <table:table-cell office:value-type="float" office:value="7.394535">
            <text:p>7.394535</text:p>
          </table:table-cell>
          <table:table-cell office:value-type="float" office:value="2.130475">
            <text:p>2.13047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154">
            <text:p>22.6154</text:p>
          </table:table-cell>
          <table:table-cell office:value-type="float" office:value="7.35612">
            <text:p>7.35612</text:p>
          </table:table-cell>
          <table:table-cell office:value-type="float" office:value="3.056471">
            <text:p>3.05647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10218">
            <text:p>23.110218</text:p>
          </table:table-cell>
          <table:table-cell office:value-type="float" office:value="2.782606">
            <text:p>2.782606</text:p>
          </table:table-cell>
          <table:table-cell office:value-type="float" office:value="6.040339">
            <text:p>6.04033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89784">
            <text:p>22.689784</text:p>
          </table:table-cell>
          <table:table-cell office:value-type="float" office:value="3.329656">
            <text:p>3.329656</text:p>
          </table:table-cell>
          <table:table-cell office:value-type="float" office:value="7.267819">
            <text:p>7.26781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07543">
            <text:p>22.207543</text:p>
          </table:table-cell>
          <table:table-cell office:value-type="float" office:value="2.696148">
            <text:p>2.696148</text:p>
          </table:table-cell>
          <table:table-cell office:value-type="float" office:value="4.936697">
            <text:p>4.93669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876775">
            <text:p>20.876775</text:p>
          </table:table-cell>
          <table:table-cell office:value-type="float" office:value="3.121498">
            <text:p>3.121498</text:p>
          </table:table-cell>
          <table:table-cell office:value-type="float" office:value="5.109889">
            <text:p>5.10988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43643">
            <text:p>23.543643</text:p>
          </table:table-cell>
          <table:table-cell office:value-type="float" office:value="0.902293">
            <text:p>0.902293</text:p>
          </table:table-cell>
          <table:table-cell office:value-type="float" office:value="4.885649">
            <text:p>4.88564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03562">
            <text:p>23.603562</text:p>
          </table:table-cell>
          <table:table-cell office:value-type="float" office:value="-0.495751">
            <text:p>-0.495751</text:p>
          </table:table-cell>
          <table:table-cell office:value-type="float" office:value="4.950643">
            <text:p>4.95064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67207">
            <text:p>24.067207</text:p>
          </table:table-cell>
          <table:table-cell office:value-type="float" office:value="1.676962">
            <text:p>1.676962</text:p>
          </table:table-cell>
          <table:table-cell office:value-type="float" office:value="5.984082">
            <text:p>5.98408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31333">
            <text:p>24.631333</text:p>
          </table:table-cell>
          <table:table-cell office:value-type="float" office:value="1.081646">
            <text:p>1.081646</text:p>
          </table:table-cell>
          <table:table-cell office:value-type="float" office:value="7.150717">
            <text:p>7.15071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23875">
            <text:p>22.523875</text:p>
          </table:table-cell>
          <table:table-cell office:value-type="float" office:value="1.563693">
            <text:p>1.563693</text:p>
          </table:table-cell>
          <table:table-cell office:value-type="float" office:value="4.070471">
            <text:p>4.07047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29447">
            <text:p>21.529447</text:p>
          </table:table-cell>
          <table:table-cell office:value-type="float" office:value="0.827267">
            <text:p>0.827267</text:p>
          </table:table-cell>
          <table:table-cell office:value-type="float" office:value="3.355094">
            <text:p>3.35509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355215">
            <text:p>21.355215</text:p>
          </table:table-cell>
          <table:table-cell office:value-type="float" office:value="3.916917">
            <text:p>3.916917</text:p>
          </table:table-cell>
          <table:table-cell office:value-type="float" office:value="7.418234">
            <text:p>7.41823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56637">
            <text:p>20.456637</text:p>
          </table:table-cell>
          <table:table-cell office:value-type="float" office:value="3.796743">
            <text:p>3.796743</text:p>
          </table:table-cell>
          <table:table-cell office:value-type="float" office:value="6.329574">
            <text:p>6.32957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43545">
            <text:p>20.943545</text:p>
          </table:table-cell>
          <table:table-cell office:value-type="float" office:value="3.380231">
            <text:p>3.380231</text:p>
          </table:table-cell>
          <table:table-cell office:value-type="float" office:value="8.716826">
            <text:p>8.71682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39743">
            <text:p>19.639743</text:p>
          </table:table-cell>
          <table:table-cell office:value-type="float" office:value="2.878952">
            <text:p>2.878952</text:p>
          </table:table-cell>
          <table:table-cell office:value-type="float" office:value="8.932542">
            <text:p>8.93254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6911">
            <text:p>23.16911</text:p>
          </table:table-cell>
          <table:table-cell office:value-type="float" office:value="2.683098">
            <text:p>2.683098</text:p>
          </table:table-cell>
          <table:table-cell office:value-type="float" office:value="8.479949">
            <text:p>8.47994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50761">
            <text:p>24.050761</text:p>
          </table:table-cell>
          <table:table-cell office:value-type="float" office:value="1.586955">
            <text:p>1.586955</text:p>
          </table:table-cell>
          <table:table-cell office:value-type="float" office:value="8.411375">
            <text:p>8.41137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034613">
            <text:p>22.034613</text:p>
          </table:table-cell>
          <table:table-cell office:value-type="float" office:value="2.671981">
            <text:p>2.671981</text:p>
          </table:table-cell>
          <table:table-cell office:value-type="float" office:value="9.369096">
            <text:p>9.36909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790479">
            <text:p>21.790479</text:p>
          </table:table-cell>
          <table:table-cell office:value-type="float" office:value="1.610033">
            <text:p>1.610033</text:p>
          </table:table-cell>
          <table:table-cell office:value-type="float" office:value="10.270783">
            <text:p>10.27078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162294">
            <text:p>19.162294</text:p>
          </table:table-cell>
          <table:table-cell office:value-type="float" office:value="3.155571">
            <text:p>3.155571</text:p>
          </table:table-cell>
          <table:table-cell office:value-type="float" office:value="6.52027">
            <text:p>6.5202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79001">
            <text:p>18.779001</text:p>
          </table:table-cell>
          <table:table-cell office:value-type="float" office:value="2.716209">
            <text:p>2.716209</text:p>
          </table:table-cell>
          <table:table-cell office:value-type="float" office:value="7.797694">
            <text:p>7.79769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78097">
            <text:p>18.678097</text:p>
          </table:table-cell>
          <table:table-cell office:value-type="float" office:value="2.415843">
            <text:p>2.415843</text:p>
          </table:table-cell>
          <table:table-cell office:value-type="float" office:value="5.365342">
            <text:p>5.36534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80089">
            <text:p>17.880089</text:p>
          </table:table-cell>
          <table:table-cell office:value-type="float" office:value="1.275329">
            <text:p>1.275329</text:p>
          </table:table-cell>
          <table:table-cell office:value-type="float" office:value="5.578446">
            <text:p>5.57844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14472">
            <text:p>19.814472</text:p>
          </table:table-cell>
          <table:table-cell office:value-type="float" office:value="2.366895">
            <text:p>2.366895</text:p>
          </table:table-cell>
          <table:table-cell office:value-type="float" office:value="4.460598">
            <text:p>4.46059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27631">
            <text:p>20.127631</text:p>
          </table:table-cell>
          <table:table-cell office:value-type="float" office:value="1.244646">
            <text:p>1.244646</text:p>
          </table:table-cell>
          <table:table-cell office:value-type="float" office:value="3.653235">
            <text:p>3.65323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65233">
            <text:p>17.865233</text:p>
          </table:table-cell>
          <table:table-cell office:value-type="float" office:value="1.595841">
            <text:p>1.595841</text:p>
          </table:table-cell>
          <table:table-cell office:value-type="float" office:value="7.973782">
            <text:p>7.97378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18344">
            <text:p>17.318344</text:p>
          </table:table-cell>
          <table:table-cell office:value-type="float" office:value="0.870285">
            <text:p>0.870285</text:p>
          </table:table-cell>
          <table:table-cell office:value-type="float" office:value="6.881521">
            <text:p>6.88152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143">
            <text:p>18.4143</text:p>
          </table:table-cell>
          <table:table-cell office:value-type="float" office:value="0.981462">
            <text:p>0.981462</text:p>
          </table:table-cell>
          <table:table-cell office:value-type="float" office:value="9.151456">
            <text:p>9.15145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54904">
            <text:p>18.454904</text:p>
          </table:table-cell>
          <table:table-cell office:value-type="float" office:value="-0.41603">
            <text:p>-0.41603</text:p>
          </table:table-cell>
          <table:table-cell office:value-type="float" office:value="9.221921">
            <text:p>9.22192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85778">
            <text:p>19.385778</text:p>
          </table:table-cell>
          <table:table-cell office:value-type="float" office:value="1.787544">
            <text:p>1.787544</text:p>
          </table:table-cell>
          <table:table-cell office:value-type="float" office:value="9.886736">
            <text:p>9.88673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28057">
            <text:p>20.428057</text:p>
          </table:table-cell>
          <table:table-cell office:value-type="float" office:value="1.160343">
            <text:p>1.160343</text:p>
          </table:table-cell>
          <table:table-cell office:value-type="float" office:value="10.641991">
            <text:p>10.64199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57425">
            <text:p>17.357425</text:p>
          </table:table-cell>
          <table:table-cell office:value-type="float" office:value="-0.609264">
            <text:p>-0.609264</text:p>
          </table:table-cell>
          <table:table-cell office:value-type="float" office:value="6.956857">
            <text:p>6.95685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28164">
            <text:p>17.928164</text:p>
          </table:table-cell>
          <table:table-cell office:value-type="float" office:value="-1.19624">
            <text:p>-1.19624</text:p>
          </table:table-cell>
          <table:table-cell office:value-type="float" office:value="8.126914">
            <text:p>8.12691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39056">
            <text:p>17.939056</text:p>
          </table:table-cell>
          <table:table-cell office:value-type="float" office:value="-1.113274">
            <text:p>-1.113274</text:p>
          </table:table-cell>
          <table:table-cell office:value-type="float" office:value="5.691627">
            <text:p>5.69162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34423">
            <text:p>18.834423</text:p>
          </table:table-cell>
          <table:table-cell office:value-type="float" office:value="-2.199427">
            <text:p>-2.199427</text:p>
          </table:table-cell>
          <table:table-cell office:value-type="float" office:value="5.627711">
            <text:p>5.62771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54626">
            <text:p>18.354626</text:p>
          </table:table-cell>
          <table:table-cell office:value-type="float" office:value="0.055165">
            <text:p>0.055165</text:p>
          </table:table-cell>
          <table:table-cell office:value-type="float" office:value="4.955965">
            <text:p>4.95596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10823">
            <text:p>19.410823</text:p>
          </table:table-cell>
          <table:table-cell office:value-type="float" office:value="0.046">
            <text:p>0.046</text:p>
          </table:table-cell>
          <table:table-cell office:value-type="float" office:value="4.023546">
            <text:p>4.02354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86558">
            <text:p>18.886558</text:p>
          </table:table-cell>
          <table:table-cell office:value-type="float" office:value="-2.303077">
            <text:p>-2.303077</text:p>
          </table:table-cell>
          <table:table-cell office:value-type="float" office:value="8.068629">
            <text:p>8.06862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13605">
            <text:p>19.313605</text:p>
          </table:table-cell>
          <table:table-cell office:value-type="float" office:value="-2.848354">
            <text:p>-2.848354</text:p>
          </table:table-cell>
          <table:table-cell office:value-type="float" office:value="6.842828">
            <text:p>6.8428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92353">
            <text:p>19.792353</text:p>
          </table:table-cell>
          <table:table-cell office:value-type="float" office:value="-2.198047">
            <text:p>-2.198047</text:p>
          </table:table-cell>
          <table:table-cell office:value-type="float" office:value="9.164762">
            <text:p>9.16476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22503">
            <text:p>21.122503</text:p>
          </table:table-cell>
          <table:table-cell office:value-type="float" office:value="-2.612493">
            <text:p>-2.612493</text:p>
          </table:table-cell>
          <table:table-cell office:value-type="float" office:value="8.985388">
            <text:p>8.985388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77425">
            <text:p>19.477425</text:p>
          </table:table-cell>
          <table:table-cell office:value-type="float" office:value="-1.071198">
            <text:p>-1.071198</text:p>
          </table:table-cell>
          <table:table-cell office:value-type="float" office:value="10.0362">
            <text:p>10.036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72034">
            <text:p>20.472034</text:p>
          </table:table-cell>
          <table:table-cell office:value-type="float" office:value="-0.333238">
            <text:p>-0.333238</text:p>
          </table:table-cell>
          <table:table-cell office:value-type="float" office:value="10.748079">
            <text:p>10.74807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49033">
            <text:p>20.649033</text:p>
          </table:table-cell>
          <table:table-cell office:value-type="float" office:value="-3.428479">
            <text:p>-3.428479</text:p>
          </table:table-cell>
          <table:table-cell office:value-type="float" office:value="6.69029">
            <text:p>6.6902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44741">
            <text:p>21.544741</text:p>
          </table:table-cell>
          <table:table-cell office:value-type="float" office:value="-3.299867">
            <text:p>-3.299867</text:p>
          </table:table-cell>
          <table:table-cell office:value-type="float" office:value="7.776094">
            <text:p>7.77609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64153">
            <text:p>21.064153</text:p>
          </table:table-cell>
          <table:table-cell office:value-type="float" office:value="-2.87993">
            <text:p>-2.87993</text:p>
          </table:table-cell>
          <table:table-cell office:value-type="float" office:value="5.401009">
            <text:p>5.40100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67374">
            <text:p>22.367374</text:p>
          </table:table-cell>
          <table:table-cell office:value-type="float" office:value="-2.383567">
            <text:p>-2.383567</text:p>
          </table:table-cell>
          <table:table-cell office:value-type="float" office:value="5.180617">
            <text:p>5.18061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76331">
            <text:p>19.976331</text:p>
          </table:table-cell>
          <table:table-cell office:value-type="float" office:value="-2.171649">
            <text:p>-2.171649</text:p>
          </table:table-cell>
          <table:table-cell office:value-type="float" office:value="4.751317">
            <text:p>4.75131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222937">
            <text:p>20.222937</text:p>
          </table:table-cell>
          <table:table-cell office:value-type="float" office:value="-1.113995">
            <text:p>-1.113995</text:p>
          </table:table-cell>
          <table:table-cell office:value-type="float" office:value="3.849039">
            <text:p>3.84903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39263">
            <text:p>22.839263</text:p>
          </table:table-cell>
          <table:table-cell office:value-type="float" office:value="-2.66593">
            <text:p>-2.66593</text:p>
          </table:table-cell>
          <table:table-cell office:value-type="float" office:value="7.587213">
            <text:p>7.58721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31372">
            <text:p>23.231372</text:p>
          </table:table-cell>
          <table:table-cell office:value-type="float" office:value="-2.234208">
            <text:p>-2.234208</text:p>
          </table:table-cell>
          <table:table-cell office:value-type="float" office:value="6.310045">
            <text:p>6.31004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32103">
            <text:p>23.332103</text:p>
          </table:table-cell>
          <table:table-cell office:value-type="float" office:value="-1.932884">
            <text:p>-1.932884</text:p>
          </table:table-cell>
          <table:table-cell office:value-type="float" office:value="8.746643">
            <text:p>8.74664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44154">
            <text:p>24.144154</text:p>
          </table:table-cell>
          <table:table-cell office:value-type="float" office:value="-0.800141">
            <text:p>-0.800141</text:p>
          </table:table-cell>
          <table:table-cell office:value-type="float" office:value="8.541997">
            <text:p>8.54199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82188">
            <text:p>22.182188</text:p>
          </table:table-cell>
          <table:table-cell office:value-type="float" office:value="-1.863032">
            <text:p>-1.863032</text:p>
          </table:table-cell>
          <table:table-cell office:value-type="float" office:value="9.630792">
            <text:p>9.63079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69687">
            <text:p>21.869687</text:p>
          </table:table-cell>
          <table:table-cell office:value-type="float" office:value="-0.746151">
            <text:p>-0.746151</text:p>
          </table:table-cell>
          <table:table-cell office:value-type="float" office:value="10.442255">
            <text:p>10.4422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46948">
            <text:p>24.146948</text:p>
          </table:table-cell>
          <table:table-cell office:value-type="float" office:value="-1.113672">
            <text:p>-1.113672</text:p>
          </table:table-cell>
          <table:table-cell office:value-type="float" office:value="6.131589">
            <text:p>6.131589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96015">
            <text:p>24.696015</text:p>
          </table:table-cell>
          <table:table-cell office:value-type="float" office:value="-0.395676">
            <text:p>-0.395676</text:p>
          </table:table-cell>
          <table:table-cell office:value-type="float" office:value="7.229597">
            <text:p>7.22959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24136">
            <text:p>22.624136</text:p>
          </table:table-cell>
          <table:table-cell office:value-type="float" office:value="-1.297076">
            <text:p>-1.297076</text:p>
          </table:table-cell>
          <table:table-cell office:value-type="float" office:value="4.221853">
            <text:p>4.22185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80464">
            <text:p>21.580464</text:p>
          </table:table-cell>
          <table:table-cell office:value-type="float" office:value="-0.665826">
            <text:p>-0.665826</text:p>
          </table:table-cell>
          <table:table-cell office:value-type="float" office:value="3.471567">
            <text:p>3.47156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51164">
            <text:p>23.651164</text:p>
          </table:table-cell>
          <table:table-cell office:value-type="float" office:value="0.420034">
            <text:p>0.420034</text:p>
          </table:table-cell>
          <table:table-cell office:value-type="float" office:value="9.154705">
            <text:p>9.15470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99012">
            <text:p>22.599012</text:p>
          </table:table-cell>
          <table:table-cell office:value-type="float" office:value="0.444428">
            <text:p>0.444428</text:p>
          </table:table-cell>
          <table:table-cell office:value-type="float" office:value="10.091084">
            <text:p>10.09108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39498">
            <text:p>16.339498</text:p>
          </table:table-cell>
          <table:table-cell office:value-type="float" office:value="9.630879">
            <text:p>9.630879</text:p>
          </table:table-cell>
          <table:table-cell office:value-type="float" office:value="6.4246">
            <text:p>6.424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983972">
            <text:p>15.983972</text:p>
          </table:table-cell>
          <table:table-cell office:value-type="float" office:value="9.995325">
            <text:p>9.995325</text:p>
          </table:table-cell>
          <table:table-cell office:value-type="float" office:value="7.731822">
            <text:p>7.73182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495309">
            <text:p>15.495309</text:p>
          </table:table-cell>
          <table:table-cell office:value-type="float" office:value="9.950027">
            <text:p>9.950027</text:p>
          </table:table-cell>
          <table:table-cell office:value-type="float" office:value="5.301594">
            <text:p>5.30159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22253">
            <text:p>14.22253</text:p>
          </table:table-cell>
          <table:table-cell office:value-type="float" office:value="10.517862">
            <text:p>10.517862</text:p>
          </table:table-cell>
          <table:table-cell office:value-type="float" office:value="5.562382">
            <text:p>5.562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14775">
            <text:p>16.614775</text:p>
          </table:table-cell>
          <table:table-cell office:value-type="float" office:value="7.979576">
            <text:p>7.979576</text:p>
          </table:table-cell>
          <table:table-cell office:value-type="float" office:value="4.968669">
            <text:p>4.96866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484626">
            <text:p>16.484626</text:p>
          </table:table-cell>
          <table:table-cell office:value-type="float" office:value="6.593519">
            <text:p>6.593519</text:p>
          </table:table-cell>
          <table:table-cell office:value-type="float" office:value="4.816632">
            <text:p>4.81663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10442">
            <text:p>17.210442</text:p>
          </table:table-cell>
          <table:table-cell office:value-type="float" office:value="8.493457">
            <text:p>8.493457</text:p>
          </table:table-cell>
          <table:table-cell office:value-type="float" office:value="6.171287">
            <text:p>6.17128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12869">
            <text:p>17.712869</text:p>
          </table:table-cell>
          <table:table-cell office:value-type="float" office:value="7.672814">
            <text:p>7.672814</text:p>
          </table:table-cell>
          <table:table-cell office:value-type="float" office:value="7.211424">
            <text:p>7.21142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83077">
            <text:p>15.683077</text:p>
          </table:table-cell>
          <table:table-cell office:value-type="float" office:value="8.880744">
            <text:p>8.880744</text:p>
          </table:table-cell>
          <table:table-cell office:value-type="float" office:value="4.301122">
            <text:p>4.30112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94869">
            <text:p>14.594869</text:p>
          </table:table-cell>
          <table:table-cell office:value-type="float" office:value="8.33536">
            <text:p>8.33536</text:p>
          </table:table-cell>
          <table:table-cell office:value-type="float" office:value="3.551422">
            <text:p>3.55142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722609">
            <text:p>14.722609</text:p>
          </table:table-cell>
          <table:table-cell office:value-type="float" office:value="10.673831">
            <text:p>10.673831</text:p>
          </table:table-cell>
          <table:table-cell office:value-type="float" office:value="7.965">
            <text:p>7.96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27149">
            <text:p>13.827149</text:p>
          </table:table-cell>
          <table:table-cell office:value-type="float" office:value="10.968208">
            <text:p>10.968208</text:p>
          </table:table-cell>
          <table:table-cell office:value-type="float" office:value="6.906846">
            <text:p>6.90684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287147">
            <text:p>14.287147</text:p>
          </table:table-cell>
          <table:table-cell office:value-type="float" office:value="9.943487">
            <text:p>9.943487</text:p>
          </table:table-cell>
          <table:table-cell office:value-type="float" office:value="9.143082">
            <text:p>9.14308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36021">
            <text:p>12.936021</text:p>
          </table:table-cell>
          <table:table-cell office:value-type="float" office:value="9.586914">
            <text:p>9.586914</text:p>
          </table:table-cell>
          <table:table-cell office:value-type="float" office:value="9.299114">
            <text:p>9.29911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453279">
            <text:p>16.453279</text:p>
          </table:table-cell>
          <table:table-cell office:value-type="float" office:value="9.185534">
            <text:p>9.185534</text:p>
          </table:table-cell>
          <table:table-cell office:value-type="float" office:value="8.84403">
            <text:p>8.84403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79066">
            <text:p>17.179066</text:p>
          </table:table-cell>
          <table:table-cell office:value-type="float" office:value="8.012834">
            <text:p>8.012834</text:p>
          </table:table-cell>
          <table:table-cell office:value-type="float" office:value="8.540955">
            <text:p>8.54095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2578">
            <text:p>15.32578</text:p>
          </table:table-cell>
          <table:table-cell office:value-type="float" office:value="9.142366">
            <text:p>9.142366</text:p>
          </table:table-cell>
          <table:table-cell office:value-type="float" office:value="9.776877">
            <text:p>9.77687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54109">
            <text:p>14.954109</text:p>
          </table:table-cell>
          <table:table-cell office:value-type="float" office:value="7.98504">
            <text:p>7.98504</text:p>
          </table:table-cell>
          <table:table-cell office:value-type="float" office:value="10.514795">
            <text:p>10.51479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49784">
            <text:p>12.449784</text:p>
          </table:table-cell>
          <table:table-cell office:value-type="float" office:value="10.467998">
            <text:p>10.467998</text:p>
          </table:table-cell>
          <table:table-cell office:value-type="float" office:value="7.053765">
            <text:p>7.05376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003153">
            <text:p>12.003153</text:p>
          </table:table-cell>
          <table:table-cell office:value-type="float" office:value="9.858755">
            <text:p>9.858755</text:p>
          </table:table-cell>
          <table:table-cell office:value-type="float" office:value="8.247281">
            <text:p>8.24728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70672">
            <text:p>11.970672</text:p>
          </table:table-cell>
          <table:table-cell office:value-type="float" office:value="9.865492">
            <text:p>9.865492</text:p>
          </table:table-cell>
          <table:table-cell office:value-type="float" office:value="5.81417">
            <text:p>5.8141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028908">
            <text:p>11.028908</text:p>
          </table:table-cell>
          <table:table-cell office:value-type="float" office:value="8.815167">
            <text:p>8.815167</text:p>
          </table:table-cell>
          <table:table-cell office:value-type="float" office:value="5.806337">
            <text:p>5.80633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095758">
            <text:p>13.095758</text:p>
          </table:table-cell>
          <table:table-cell office:value-type="float" office:value="9.853858">
            <text:p>9.853858</text:p>
          </table:table-cell>
          <table:table-cell office:value-type="float" office:value="4.923198">
            <text:p>4.92319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72708">
            <text:p>13.272708</text:p>
          </table:table-cell>
          <table:table-cell office:value-type="float" office:value="8.819716">
            <text:p>8.819716</text:p>
          </table:table-cell>
          <table:table-cell office:value-type="float" office:value="3.977443">
            <text:p>3.97744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017586">
            <text:p>11.017586</text:p>
          </table:table-cell>
          <table:table-cell office:value-type="float" office:value="8.766242">
            <text:p>8.766242</text:p>
          </table:table-cell>
          <table:table-cell office:value-type="float" office:value="8.235845">
            <text:p>8.23584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434914">
            <text:p>10.434914</text:p>
          </table:table-cell>
          <table:table-cell office:value-type="float" office:value="8.257443">
            <text:p>8.257443</text:p>
          </table:table-cell>
          <table:table-cell office:value-type="float" office:value="7.035432">
            <text:p>7.03543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0231">
            <text:p>11.50231</text:p>
          </table:table-cell>
          <table:table-cell office:value-type="float" office:value="7.883394">
            <text:p>7.883394</text:p>
          </table:table-cell>
          <table:table-cell office:value-type="float" office:value="9.267846">
            <text:p>9.26784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49475">
            <text:p>11.349475</text:p>
          </table:table-cell>
          <table:table-cell office:value-type="float" office:value="6.496007">
            <text:p>6.496007</text:p>
          </table:table-cell>
          <table:table-cell office:value-type="float" office:value="9.124368">
            <text:p>9.12436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65448">
            <text:p>12.565448</text:p>
          </table:table-cell>
          <table:table-cell office:value-type="float" office:value="8.436417">
            <text:p>8.436417</text:p>
          </table:table-cell>
          <table:table-cell office:value-type="float" office:value="10.104374">
            <text:p>10.10437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25326">
            <text:p>13.525326</text:p>
          </table:table-cell>
          <table:table-cell office:value-type="float" office:value="7.620339">
            <text:p>7.620339</text:p>
          </table:table-cell>
          <table:table-cell office:value-type="float" office:value="10.769308">
            <text:p>10.76930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5247">
            <text:p>10.25247</text:p>
          </table:table-cell>
          <table:table-cell office:value-type="float" office:value="6.795206">
            <text:p>6.795206</text:p>
          </table:table-cell>
          <table:table-cell office:value-type="float" office:value="6.868583">
            <text:p>6.86858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5384">
            <text:p>10.75384</text:p>
          </table:table-cell>
          <table:table-cell office:value-type="float" office:value="5.980396">
            <text:p>5.980396</text:p>
          </table:table-cell>
          <table:table-cell office:value-type="float" office:value="7.914587">
            <text:p>7.91458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96044">
            <text:p>10.796044</text:p>
          </table:table-cell>
          <table:table-cell office:value-type="float" office:value="6.46318">
            <text:p>6.46318</text:p>
          </table:table-cell>
          <table:table-cell office:value-type="float" office:value="5.536488">
            <text:p>5.53648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33551">
            <text:p>11.533551</text:p>
          </table:table-cell>
          <table:table-cell office:value-type="float" office:value="5.29824">
            <text:p>5.29824</text:p>
          </table:table-cell>
          <table:table-cell office:value-type="float" office:value="5.236935">
            <text:p>5.23693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19386">
            <text:p>11.319386</text:p>
          </table:table-cell>
          <table:table-cell office:value-type="float" office:value="7.696561">
            <text:p>7.696561</text:p>
          </table:table-cell>
          <table:table-cell office:value-type="float" office:value="4.960392">
            <text:p>4.96039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75391">
            <text:p>12.375391</text:p>
          </table:table-cell>
          <table:table-cell office:value-type="float" office:value="7.715341">
            <text:p>7.715341</text:p>
          </table:table-cell>
          <table:table-cell office:value-type="float" office:value="4.028078">
            <text:p>4.02807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665735">
            <text:p>11.665735</text:p>
          </table:table-cell>
          <table:table-cell office:value-type="float" office:value="4.87324">
            <text:p>4.87324</text:p>
          </table:table-cell>
          <table:table-cell office:value-type="float" office:value="7.661829">
            <text:p>7.66182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031861">
            <text:p>12.031861</text:p>
          </table:table-cell>
          <table:table-cell office:value-type="float" office:value="4.516901">
            <text:p>4.516901</text:p>
          </table:table-cell>
          <table:table-cell office:value-type="float" office:value="6.354443">
            <text:p>6.354443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9374">
            <text:p>12.49374</text:p>
          </table:table-cell>
          <table:table-cell office:value-type="float" office:value="4.537808">
            <text:p>4.537808</text:p>
          </table:table-cell>
          <table:table-cell office:value-type="float" office:value="8.783669">
            <text:p>8.78366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765863">
            <text:p>13.765863</text:p>
          </table:table-cell>
          <table:table-cell office:value-type="float" office:value="3.977845">
            <text:p>3.977845</text:p>
          </table:table-cell>
          <table:table-cell office:value-type="float" office:value="8.518258">
            <text:p>8.51825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91812">
            <text:p>12.291812</text:p>
          </table:table-cell>
          <table:table-cell office:value-type="float" office:value="5.602461">
            <text:p>5.602461</text:p>
          </table:table-cell>
          <table:table-cell office:value-type="float" office:value="9.78617">
            <text:p>9.7861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384965">
            <text:p>13.384965</text:p>
          </table:table-cell>
          <table:table-cell office:value-type="float" office:value="6.158224">
            <text:p>6.158224</text:p>
          </table:table-cell>
          <table:table-cell office:value-type="float" office:value="10.517889">
            <text:p>10.51788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77026">
            <text:p>13.277026</text:p>
          </table:table-cell>
          <table:table-cell office:value-type="float" office:value="3.820345">
            <text:p>3.820345</text:p>
          </table:table-cell>
          <table:table-cell office:value-type="float" office:value="6.125023">
            <text:p>6.12502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65071">
            <text:p>14.165071</text:p>
          </table:table-cell>
          <table:table-cell office:value-type="float" office:value="3.514618">
            <text:p>3.514618</text:p>
          </table:table-cell>
          <table:table-cell office:value-type="float" office:value="7.181116">
            <text:p>7.1811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705868">
            <text:p>13.705868</text:p>
          </table:table-cell>
          <table:table-cell office:value-type="float" office:value="4.55588">
            <text:p>4.55588</text:p>
          </table:table-cell>
          <table:table-cell office:value-type="float" office:value="4.950386">
            <text:p>4.95038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55816">
            <text:p>15.055816</text:p>
          </table:table-cell>
          <table:table-cell office:value-type="float" office:value="4.907209">
            <text:p>4.907209</text:p>
          </table:table-cell>
          <table:table-cell office:value-type="float" office:value="4.792754">
            <text:p>4.79275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667827">
            <text:p>12.667827</text:p>
          </table:table-cell>
          <table:table-cell office:value-type="float" office:value="5.350631">
            <text:p>5.350631</text:p>
          </table:table-cell>
          <table:table-cell office:value-type="float" office:value="4.312375">
            <text:p>4.31237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037941">
            <text:p>13.037941</text:p>
          </table:table-cell>
          <table:table-cell office:value-type="float" office:value="6.505182">
            <text:p>6.505182</text:p>
          </table:table-cell>
          <table:table-cell office:value-type="float" office:value="3.570985">
            <text:p>3.57098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44733">
            <text:p>15.544733</text:p>
          </table:table-cell>
          <table:table-cell office:value-type="float" office:value="4.002692">
            <text:p>4.002692</text:p>
          </table:table-cell>
          <table:table-cell office:value-type="float" office:value="7.031658">
            <text:p>7.03165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990933">
            <text:p>15.990933</text:p>
          </table:table-cell>
          <table:table-cell office:value-type="float" office:value="4.612783">
            <text:p>4.612783</text:p>
          </table:table-cell>
          <table:table-cell office:value-type="float" office:value="5.836737">
            <text:p>5.836737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019929">
            <text:p>16.019929</text:p>
          </table:table-cell>
          <table:table-cell office:value-type="float" office:value="4.608166">
            <text:p>4.608166</text:p>
          </table:table-cell>
          <table:table-cell office:value-type="float" office:value="8.277312">
            <text:p>8.27731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969233">
            <text:p>16.969233</text:p>
          </table:table-cell>
          <table:table-cell office:value-type="float" office:value="5.655494">
            <text:p>5.655494</text:p>
          </table:table-cell>
          <table:table-cell office:value-type="float" office:value="8.284798">
            <text:p>8.28479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89645">
            <text:p>14.889645</text:p>
          </table:table-cell>
          <table:table-cell office:value-type="float" office:value="4.629264">
            <text:p>4.629264</text:p>
          </table:table-cell>
          <table:table-cell office:value-type="float" office:value="9.163588">
            <text:p>9.16358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705027">
            <text:p>14.705027</text:p>
          </table:table-cell>
          <table:table-cell office:value-type="float" office:value="5.682713">
            <text:p>5.682713</text:p>
          </table:table-cell>
          <table:table-cell office:value-type="float" office:value="10.080986">
            <text:p>10.08098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975228">
            <text:p>16.975228</text:p>
          </table:table-cell>
          <table:table-cell office:value-type="float" office:value="5.706726">
            <text:p>5.706726</text:p>
          </table:table-cell>
          <table:table-cell office:value-type="float" office:value="5.844426">
            <text:p>5.84442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560044">
            <text:p>17.560044</text:p>
          </table:table-cell>
          <table:table-cell office:value-type="float" office:value="6.208637">
            <text:p>6.208637</text:p>
          </table:table-cell>
          <table:table-cell office:value-type="float" office:value="7.047799">
            <text:p>7.04779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422322">
            <text:p>15.422322</text:p>
          </table:table-cell>
          <table:table-cell office:value-type="float" office:value="6.050408">
            <text:p>6.050408</text:p>
          </table:table-cell>
          <table:table-cell office:value-type="float" office:value="3.975125">
            <text:p>3.97512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63792">
            <text:p>14.463792</text:p>
          </table:table-cell>
          <table:table-cell office:value-type="float" office:value="6.868766">
            <text:p>6.868766</text:p>
          </table:table-cell>
          <table:table-cell office:value-type="float" office:value="3.310082">
            <text:p>3.31008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76467">
            <text:p>16.676467</text:p>
          </table:table-cell>
          <table:table-cell office:value-type="float" office:value="6.779884">
            <text:p>6.779884</text:p>
          </table:table-cell>
          <table:table-cell office:value-type="float" office:value="9.12833">
            <text:p>9.1283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13405">
            <text:p>15.613405</text:p>
          </table:table-cell>
          <table:table-cell office:value-type="float" office:value="6.77264">
            <text:p>6.77264</text:p>
          </table:table-cell>
          <table:table-cell office:value-type="float" office:value="10.05026">
            <text:p>10.05026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56861">
            <text:p>2.256861</text:p>
          </table:table-cell>
          <table:table-cell office:value-type="float" office:value="16.721485">
            <text:p>16.721485</text:p>
          </table:table-cell>
          <table:table-cell office:value-type="float" office:value="-0.660726">
            <text:p>-0.660726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878491">
            <text:p>1.878491</text:p>
          </table:table-cell>
          <table:table-cell office:value-type="float" office:value="17.146499">
            <text:p>17.146499</text:p>
          </table:table-cell>
          <table:table-cell office:value-type="float" office:value="0.622659">
            <text:p>0.62265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98215">
            <text:p>1.398215</text:p>
          </table:table-cell>
          <table:table-cell office:value-type="float" office:value="16.906808">
            <text:p>16.906808</text:p>
          </table:table-cell>
          <table:table-cell office:value-type="float" office:value="-1.794403">
            <text:p>-1.79440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97164">
            <text:p>0.097164</text:p>
          </table:table-cell>
          <table:table-cell office:value-type="float" office:value="17.413678">
            <text:p>17.413678</text:p>
          </table:table-cell>
          <table:table-cell office:value-type="float" office:value="-1.57084">
            <text:p>-1.570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1683">
            <text:p>2.61683</text:p>
          </table:table-cell>
          <table:table-cell office:value-type="float" office:value="15.00408">
            <text:p>15.00408</text:p>
          </table:table-cell>
          <table:table-cell office:value-type="float" office:value="-2.03812">
            <text:p>-2.0381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65311">
            <text:p>2.565311</text:p>
          </table:table-cell>
          <table:table-cell office:value-type="float" office:value="13.607901">
            <text:p>13.607901</text:p>
          </table:table-cell>
          <table:table-cell office:value-type="float" office:value="-2.123275">
            <text:p>-2.12327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6715">
            <text:p>3.16715</text:p>
          </table:table-cell>
          <table:table-cell office:value-type="float" office:value="15.601534">
            <text:p>15.601534</text:p>
          </table:table-cell>
          <table:table-cell office:value-type="float" office:value="-0.853026">
            <text:p>-0.85302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14371">
            <text:p>3.714371</text:p>
          </table:table-cell>
          <table:table-cell office:value-type="float" office:value="14.862889">
            <text:p>14.862889</text:p>
          </table:table-cell>
          <table:table-cell office:value-type="float" office:value="0.229543">
            <text:p>0.229543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47184">
            <text:p>1.647184</text:p>
          </table:table-cell>
          <table:table-cell office:value-type="float" office:value="15.822464">
            <text:p>15.822464</text:p>
          </table:table-cell>
          <table:table-cell office:value-type="float" office:value="-2.760217">
            <text:p>-2.76021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992">
            <text:p>0.5992</text:p>
          </table:table-cell>
          <table:table-cell office:value-type="float" office:value="15.204382">
            <text:p>15.204382</text:p>
          </table:table-cell>
          <table:table-cell office:value-type="float" office:value="-3.515096">
            <text:p>-3.51509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864">
            <text:p>0.5864</text:p>
          </table:table-cell>
          <table:table-cell office:value-type="float" office:value="17.786502">
            <text:p>17.786502</text:p>
          </table:table-cell>
          <table:table-cell office:value-type="float" office:value="0.821116">
            <text:p>0.82111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13165">
            <text:p>-0.313165</text:p>
          </table:table-cell>
          <table:table-cell office:value-type="float" office:value="17.931869">
            <text:p>17.931869</text:p>
          </table:table-cell>
          <table:table-cell office:value-type="float" office:value="-0.263216">
            <text:p>-0.26321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68207">
            <text:p>0.168207</text:p>
          </table:table-cell>
          <table:table-cell office:value-type="float" office:value="17.09371">
            <text:p>17.09371</text:p>
          </table:table-cell>
          <table:table-cell office:value-type="float" office:value="2.030614">
            <text:p>2.03061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63738">
            <text:p>-1.163738</text:p>
          </table:table-cell>
          <table:table-cell office:value-type="float" office:value="16.674269">
            <text:p>16.674269</text:p>
          </table:table-cell>
          <table:table-cell office:value-type="float" office:value="2.203055">
            <text:p>2.20305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66053">
            <text:p>2.366053</text:p>
          </table:table-cell>
          <table:table-cell office:value-type="float" office:value="16.395991">
            <text:p>16.395991</text:p>
          </table:table-cell>
          <table:table-cell office:value-type="float" office:value="1.769959">
            <text:p>1.76995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58025">
            <text:p>3.158025</text:p>
          </table:table-cell>
          <table:table-cell office:value-type="float" office:value="15.25421">
            <text:p>15.25421</text:p>
          </table:table-cell>
          <table:table-cell office:value-type="float" office:value="1.539474">
            <text:p>1.53947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29762">
            <text:p>1.229762</text:p>
          </table:table-cell>
          <table:table-cell office:value-type="float" office:value="16.336197">
            <text:p>16.336197</text:p>
          </table:table-cell>
          <table:table-cell office:value-type="float" office:value="2.676437">
            <text:p>2.67643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12834">
            <text:p>0.912834</text:p>
          </table:table-cell>
          <table:table-cell office:value-type="float" office:value="15.20591">
            <text:p>15.20591</text:p>
          </table:table-cell>
          <table:table-cell office:value-type="float" office:value="3.471469">
            <text:p>3.47146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49948">
            <text:p>-1.649948</text:p>
          </table:table-cell>
          <table:table-cell office:value-type="float" office:value="17.347816">
            <text:p>17.347816</text:p>
          </table:table-cell>
          <table:table-cell office:value-type="float" office:value="-0.113654">
            <text:p>-0.11365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72615">
            <text:p>-2.072615</text:p>
          </table:table-cell>
          <table:table-cell office:value-type="float" office:value="16.78849">
            <text:p>16.78849</text:p>
          </table:table-cell>
          <table:table-cell office:value-type="float" office:value="1.10773">
            <text:p>1.1077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27306">
            <text:p>-2.127306</text:p>
          </table:table-cell>
          <table:table-cell office:value-type="float" office:value="16.709866">
            <text:p>16.709866</text:p>
          </table:table-cell>
          <table:table-cell office:value-type="float" office:value="-1.331232">
            <text:p>-1.33123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17198">
            <text:p>-3.017198</text:p>
          </table:table-cell>
          <table:table-cell office:value-type="float" office:value="15.619385">
            <text:p>15.619385</text:p>
          </table:table-cell>
          <table:table-cell office:value-type="float" office:value="-1.278458">
            <text:p>-1.27845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99615">
            <text:p>-0.99615</text:p>
          </table:table-cell>
          <table:table-cell office:value-type="float" office:value="16.707375">
            <text:p>16.707375</text:p>
          </table:table-cell>
          <table:table-cell office:value-type="float" office:value="-2.22189">
            <text:p>-2.2218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758565">
            <text:p>-0.758565</text:p>
          </table:table-cell>
          <table:table-cell office:value-type="float" office:value="15.653896">
            <text:p>15.653896</text:p>
          </table:table-cell>
          <table:table-cell office:value-type="float" office:value="-3.134282">
            <text:p>-3.1342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31416">
            <text:p>-3.031416</text:p>
          </table:table-cell>
          <table:table-cell office:value-type="float" office:value="15.682543">
            <text:p>15.682543</text:p>
          </table:table-cell>
          <table:table-cell office:value-type="float" office:value="1.151325">
            <text:p>1.15132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597276">
            <text:p>-3.597276</text:p>
          </table:table-cell>
          <table:table-cell office:value-type="float" office:value="15.101879">
            <text:p>15.101879</text:p>
          </table:table-cell>
          <table:table-cell office:value-type="float" office:value="-0.022477">
            <text:p>-0.02247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06805">
            <text:p>-2.506805</text:p>
          </table:table-cell>
          <table:table-cell office:value-type="float" office:value="14.889955">
            <text:p>14.889955</text:p>
          </table:table-cell>
          <table:table-cell office:value-type="float" office:value="2.237144">
            <text:p>2.23714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73064">
            <text:p>-2.573064</text:p>
          </table:table-cell>
          <table:table-cell office:value-type="float" office:value="13.493195">
            <text:p>13.493195</text:p>
          </table:table-cell>
          <table:table-cell office:value-type="float" office:value="2.156143">
            <text:p>2.15614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82485">
            <text:p>-1.482485</text:p>
          </table:table-cell>
          <table:table-cell office:value-type="float" office:value="15.536501">
            <text:p>15.536501</text:p>
          </table:table-cell>
          <table:table-cell office:value-type="float" office:value="3.058549">
            <text:p>3.05854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90344">
            <text:p>-0.490344</text:p>
          </table:table-cell>
          <table:table-cell office:value-type="float" office:value="14.78954">
            <text:p>14.78954</text:p>
          </table:table-cell>
          <table:table-cell office:value-type="float" office:value="3.764474">
            <text:p>3.76447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6749">
            <text:p>-3.66749</text:p>
          </table:table-cell>
          <table:table-cell office:value-type="float" office:value="13.625911">
            <text:p>13.625911</text:p>
          </table:table-cell>
          <table:table-cell office:value-type="float" office:value="-0.119289">
            <text:p>-0.11928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1895">
            <text:p>-3.11895</text:p>
          </table:table-cell>
          <table:table-cell office:value-type="float" office:value="12.892904">
            <text:p>12.892904</text:p>
          </table:table-cell>
          <table:table-cell office:value-type="float" office:value="0.96809">
            <text:p>0.9680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20004">
            <text:p>-3.120004</text:p>
          </table:table-cell>
          <table:table-cell office:value-type="float" office:value="13.235615">
            <text:p>13.235615</text:p>
          </table:table-cell>
          <table:table-cell office:value-type="float" office:value="-1.437193">
            <text:p>-1.43719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316601">
            <text:p>-2.316601</text:p>
          </table:table-cell>
          <table:table-cell office:value-type="float" office:value="12.099655">
            <text:p>12.099655</text:p>
          </table:table-cell>
          <table:table-cell office:value-type="float" office:value="-1.660805">
            <text:p>-1.66080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27293">
            <text:p>-2.627293</text:p>
          </table:table-cell>
          <table:table-cell office:value-type="float" office:value="14.462627">
            <text:p>14.462627</text:p>
          </table:table-cell>
          <table:table-cell office:value-type="float" office:value="-2.03967">
            <text:p>-2.0396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76218">
            <text:p>-1.576218</text:p>
          </table:table-cell>
          <table:table-cell office:value-type="float" office:value="14.492867">
            <text:p>14.492867</text:p>
          </table:table-cell>
          <table:table-cell office:value-type="float" office:value="-2.977225">
            <text:p>-2.97722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06431">
            <text:p>-2.206431</text:p>
          </table:table-cell>
          <table:table-cell office:value-type="float" office:value="11.773204">
            <text:p>11.773204</text:p>
          </table:table-cell>
          <table:table-cell office:value-type="float" office:value="0.774045">
            <text:p>0.77404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821181">
            <text:p>-1.821181</text:p>
          </table:table-cell>
          <table:table-cell office:value-type="float" office:value="11.355223">
            <text:p>11.355223</text:p>
          </table:table-cell>
          <table:table-cell office:value-type="float" office:value="-0.509547">
            <text:p>-0.509547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44538">
            <text:p>-1.344538</text:p>
          </table:table-cell>
          <table:table-cell office:value-type="float" office:value="11.59762">
            <text:p>11.59762</text:p>
          </table:table-cell>
          <table:table-cell office:value-type="float" office:value="1.903084">
            <text:p>1.9030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4376">
            <text:p>-0.04376</text:p>
          </table:table-cell>
          <table:table-cell office:value-type="float" office:value="11.094525">
            <text:p>11.094525</text:p>
          </table:table-cell>
          <table:table-cell office:value-type="float" office:value="1.675682">
            <text:p>1.67568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9586">
            <text:p>-1.59586</text:p>
          </table:table-cell>
          <table:table-cell office:value-type="float" office:value="12.678418">
            <text:p>12.678418</text:p>
          </table:table-cell>
          <table:table-cell office:value-type="float" office:value="2.87185">
            <text:p>2.8718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47055">
            <text:p>-0.547055</text:p>
          </table:table-cell>
          <table:table-cell office:value-type="float" office:value="13.299442">
            <text:p>13.299442</text:p>
          </table:table-cell>
          <table:table-cell office:value-type="float" office:value="3.623923">
            <text:p>3.62392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28357">
            <text:p>-0.528357</text:p>
          </table:table-cell>
          <table:table-cell office:value-type="float" office:value="10.722778">
            <text:p>10.722778</text:p>
          </table:table-cell>
          <table:table-cell office:value-type="float" office:value="-0.70636">
            <text:p>-0.7063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369291">
            <text:p>0.369291</text:p>
          </table:table-cell>
          <table:table-cell office:value-type="float" office:value="10.568619">
            <text:p>10.568619</text:p>
          </table:table-cell>
          <table:table-cell office:value-type="float" office:value="0.374854">
            <text:p>0.37485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09135">
            <text:p>-0.109135</text:p>
          </table:table-cell>
          <table:table-cell office:value-type="float" office:value="11.423248">
            <text:p>11.423248</text:p>
          </table:table-cell>
          <table:table-cell office:value-type="float" office:value="-1.909072">
            <text:p>-1.90907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22758">
            <text:p>1.222758</text:p>
          </table:table-cell>
          <table:table-cell office:value-type="float" office:value="11.832306">
            <text:p>11.832306</text:p>
          </table:table-cell>
          <table:table-cell office:value-type="float" office:value="-2.086157">
            <text:p>-2.08615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69521">
            <text:p>-1.169521</text:p>
          </table:table-cell>
          <table:table-cell office:value-type="float" office:value="12.17515">
            <text:p>12.17515</text:p>
          </table:table-cell>
          <table:table-cell office:value-type="float" office:value="-2.551478">
            <text:p>-2.55147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53906">
            <text:p>-0.853906</text:p>
          </table:table-cell>
          <table:table-cell office:value-type="float" office:value="13.301911">
            <text:p>13.301911</text:p>
          </table:table-cell>
          <table:table-cell office:value-type="float" office:value="-3.349637">
            <text:p>-3.34963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07569">
            <text:p>1.707569</text:p>
          </table:table-cell>
          <table:table-cell office:value-type="float" office:value="11.14555">
            <text:p>11.14555</text:p>
          </table:table-cell>
          <table:table-cell office:value-type="float" office:value="0.223608">
            <text:p>0.22360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34618">
            <text:p>2.134618</text:p>
          </table:table-cell>
          <table:table-cell office:value-type="float" office:value="11.703788">
            <text:p>11.703788</text:p>
          </table:table-cell>
          <table:table-cell office:value-type="float" office:value="-0.996843">
            <text:p>-0.996843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83608">
            <text:p>2.183608</text:p>
          </table:table-cell>
          <table:table-cell office:value-type="float" office:value="11.785524">
            <text:p>11.785524</text:p>
          </table:table-cell>
          <table:table-cell office:value-type="float" office:value="1.443749">
            <text:p>1.44374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82401">
            <text:p>3.082401</text:p>
          </table:table-cell>
          <table:table-cell office:value-type="float" office:value="12.869341">
            <text:p>12.869341</text:p>
          </table:table-cell>
          <table:table-cell office:value-type="float" office:value="1.393825">
            <text:p>1.39382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47368">
            <text:p>1.047368</text:p>
          </table:table-cell>
          <table:table-cell office:value-type="float" office:value="11.800293">
            <text:p>11.800293</text:p>
          </table:table-cell>
          <table:table-cell office:value-type="float" office:value="2.325976">
            <text:p>2.32597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07159">
            <text:p>0.807159</text:p>
          </table:table-cell>
          <table:table-cell office:value-type="float" office:value="12.849871">
            <text:p>12.849871</text:p>
          </table:table-cell>
          <table:table-cell office:value-type="float" office:value="3.239659">
            <text:p>3.23965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94775">
            <text:p>3.094775</text:p>
          </table:table-cell>
          <table:table-cell office:value-type="float" office:value="12.810545">
            <text:p>12.810545</text:p>
          </table:table-cell>
          <table:table-cell office:value-type="float" office:value="-1.041557">
            <text:p>-1.04155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64993">
            <text:p>3.664993</text:p>
          </table:table-cell>
          <table:table-cell office:value-type="float" office:value="13.38522">
            <text:p>13.38522</text:p>
          </table:table-cell>
          <table:table-cell office:value-type="float" office:value="0.134968">
            <text:p>0.134968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39099">
            <text:p>1.539099</text:p>
          </table:table-cell>
          <table:table-cell office:value-type="float" office:value="12.966715">
            <text:p>12.966715</text:p>
          </table:table-cell>
          <table:table-cell office:value-type="float" office:value="-2.944298">
            <text:p>-2.94429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46753">
            <text:p>0.546753</text:p>
          </table:table-cell>
          <table:table-cell office:value-type="float" office:value="13.714284">
            <text:p>13.714284</text:p>
          </table:table-cell>
          <table:table-cell office:value-type="float" office:value="-3.647636">
            <text:p>-3.64763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78227">
            <text:p>2.678227</text:p>
          </table:table-cell>
          <table:table-cell office:value-type="float" office:value="14.027771">
            <text:p>14.027771</text:p>
          </table:table-cell>
          <table:table-cell office:value-type="float" office:value="2.148114">
            <text:p>2.14811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24552">
            <text:p>1.624552</text:p>
          </table:table-cell>
          <table:table-cell office:value-type="float" office:value="14.008609">
            <text:p>14.008609</text:p>
          </table:table-cell>
          <table:table-cell office:value-type="float" office:value="3.083341">
            <text:p>3.08334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040016">
            <text:p>9.040016</text:p>
          </table:table-cell>
          <table:table-cell office:value-type="float" office:value="23.850383">
            <text:p>23.850383</text:p>
          </table:table-cell>
          <table:table-cell office:value-type="float" office:value="-1.101434">
            <text:p>-1.10143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01144">
            <text:p>8.601144</text:p>
          </table:table-cell>
          <table:table-cell office:value-type="float" office:value="24.447206">
            <text:p>24.447206</text:p>
          </table:table-cell>
          <table:table-cell office:value-type="float" office:value="0.099824">
            <text:p>0.09982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08443">
            <text:p>8.108443</text:p>
          </table:table-cell>
          <table:table-cell office:value-type="float" office:value="23.613643">
            <text:p>23.613643</text:p>
          </table:table-cell>
          <table:table-cell office:value-type="float" office:value="-2.161303">
            <text:p>-2.161303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760694">
            <text:p>6.760694</text:p>
          </table:table-cell>
          <table:table-cell office:value-type="float" office:value="23.983496">
            <text:p>23.983496</text:p>
          </table:table-cell>
          <table:table-cell office:value-type="float" office:value="-2.000528">
            <text:p>-2.00052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27836">
            <text:p>9.527836</text:p>
          </table:table-cell>
          <table:table-cell office:value-type="float" office:value="21.894262">
            <text:p>21.894262</text:p>
          </table:table-cell>
          <table:table-cell office:value-type="float" office:value="-2.150949">
            <text:p>-2.15094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668381">
            <text:p>9.668381</text:p>
          </table:table-cell>
          <table:table-cell office:value-type="float" office:value="20.504229">
            <text:p>20.504229</text:p>
          </table:table-cell>
          <table:table-cell office:value-type="float" office:value="-2.024459">
            <text:p>-2.02445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21379">
            <text:p>10.021379</text:p>
          </table:table-cell>
          <table:table-cell office:value-type="float" office:value="22.755801">
            <text:p>22.755801</text:p>
          </table:table-cell>
          <table:table-cell office:value-type="float" office:value="-1.105916">
            <text:p>-1.1059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0628">
            <text:p>10.60628</text:p>
          </table:table-cell>
          <table:table-cell office:value-type="float" office:value="22.228773">
            <text:p>22.228773</text:p>
          </table:table-cell>
          <table:table-cell office:value-type="float" office:value="0.08526">
            <text:p>0.0852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469749">
            <text:p>8.469749</text:p>
          </table:table-cell>
          <table:table-cell office:value-type="float" office:value="22.468268">
            <text:p>22.468268</text:p>
          </table:table-cell>
          <table:table-cell office:value-type="float" office:value="-2.980391">
            <text:p>-2.98039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02307">
            <text:p>7.502307</text:p>
          </table:table-cell>
          <table:table-cell office:value-type="float" office:value="21.667906">
            <text:p>21.667906</text:p>
          </table:table-cell>
          <table:table-cell office:value-type="float" office:value="-3.654946">
            <text:p>-3.65494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231371">
            <text:p>7.231371</text:p>
          </table:table-cell>
          <table:table-cell office:value-type="float" office:value="24.963548">
            <text:p>24.963548</text:p>
          </table:table-cell>
          <table:table-cell office:value-type="float" office:value="0.249714">
            <text:p>0.24971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330813">
            <text:p>6.330813</text:p>
          </table:table-cell>
          <table:table-cell office:value-type="float" office:value="24.702836">
            <text:p>24.702836</text:p>
          </table:table-cell>
          <table:table-cell office:value-type="float" office:value="-0.813153">
            <text:p>-0.81315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838535">
            <text:p>6.838535</text:p>
          </table:table-cell>
          <table:table-cell office:value-type="float" office:value="24.492166">
            <text:p>24.492166</text:p>
          </table:table-cell>
          <table:table-cell office:value-type="float" office:value="1.585539">
            <text:p>1.585539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60848">
            <text:p>5.560848</text:p>
          </table:table-cell>
          <table:table-cell office:value-type="float" office:value="23.934769">
            <text:p>23.934769</text:p>
          </table:table-cell>
          <table:table-cell office:value-type="float" office:value="1.840986">
            <text:p>1.84098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084692">
            <text:p>9.084692</text:p>
          </table:table-cell>
          <table:table-cell office:value-type="float" office:value="23.834362">
            <text:p>23.834362</text:p>
          </table:table-cell>
          <table:table-cell office:value-type="float" office:value="1.331421">
            <text:p>1.33142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16543">
            <text:p>10.016543</text:p>
          </table:table-cell>
          <table:table-cell office:value-type="float" office:value="22.775991">
            <text:p>22.775991</text:p>
          </table:table-cell>
          <table:table-cell office:value-type="float" office:value="1.321479">
            <text:p>1.32147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6095">
            <text:p>7.96095</text:p>
          </table:table-cell>
          <table:table-cell office:value-type="float" office:value="23.821272">
            <text:p>23.821272</text:p>
          </table:table-cell>
          <table:table-cell office:value-type="float" office:value="2.225384">
            <text:p>2.225384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776064">
            <text:p>7.776064</text:p>
          </table:table-cell>
          <table:table-cell office:value-type="float" office:value="22.782638">
            <text:p>22.782638</text:p>
          </table:table-cell>
          <table:table-cell office:value-type="float" office:value="3.165355">
            <text:p>3.16535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065162">
            <text:p>5.065162</text:p>
          </table:table-cell>
          <table:table-cell office:value-type="float" office:value="24.026812">
            <text:p>24.026812</text:p>
          </table:table-cell>
          <table:table-cell office:value-type="float" office:value="-0.584914">
            <text:p>-0.58491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09825">
            <text:p>4.709825</text:p>
          </table:table-cell>
          <table:table-cell office:value-type="float" office:value="23.644495">
            <text:p>23.644495</text:p>
          </table:table-cell>
          <table:table-cell office:value-type="float" office:value="0.71761">
            <text:p>0.7176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59056">
            <text:p>4.59056</text:p>
          </table:table-cell>
          <table:table-cell office:value-type="float" office:value="23.229638">
            <text:p>23.229638</text:p>
          </table:table-cell>
          <table:table-cell office:value-type="float" office:value="-1.704423">
            <text:p>-1.70442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52643">
            <text:p>3.852643</text:p>
          </table:table-cell>
          <table:table-cell office:value-type="float" office:value="22.060855">
            <text:p>22.060855</text:p>
          </table:table-cell>
          <table:table-cell office:value-type="float" office:value="-1.417764">
            <text:p>-1.41776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1644">
            <text:p>5.71644</text:p>
          </table:table-cell>
          <table:table-cell office:value-type="float" office:value="23.191243">
            <text:p>23.191243</text:p>
          </table:table-cell>
          <table:table-cell office:value-type="float" office:value="-2.636347">
            <text:p>-2.63634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07789">
            <text:p>6.07789</text:p>
          </table:table-cell>
          <table:table-cell office:value-type="float" office:value="22.041157">
            <text:p>22.041157</text:p>
          </table:table-cell>
          <table:table-cell office:value-type="float" office:value="-3.38875">
            <text:p>-3.3887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31557">
            <text:p>3.831557</text:p>
          </table:table-cell>
          <table:table-cell office:value-type="float" office:value="22.508961">
            <text:p>22.508961</text:p>
          </table:table-cell>
          <table:table-cell office:value-type="float" office:value="0.95664">
            <text:p>0.9566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16826">
            <text:p>3.316826</text:p>
          </table:table-cell>
          <table:table-cell office:value-type="float" office:value="21.705715">
            <text:p>21.705715</text:p>
          </table:table-cell>
          <table:table-cell office:value-type="float" office:value="-0.092317">
            <text:p>-0.09231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27889">
            <text:p>4.427889</text:p>
          </table:table-cell>
          <table:table-cell office:value-type="float" office:value="21.974987">
            <text:p>21.974987</text:p>
          </table:table-cell>
          <table:table-cell office:value-type="float" office:value="2.150643">
            <text:p>2.15064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54164">
            <text:p>4.54164</text:p>
          </table:table-cell>
          <table:table-cell office:value-type="float" office:value="20.586188">
            <text:p>20.586188</text:p>
          </table:table-cell>
          <table:table-cell office:value-type="float" office:value="2.286418">
            <text:p>2.28641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66488">
            <text:p>5.366488</text:p>
          </table:table-cell>
          <table:table-cell office:value-type="float" office:value="22.859594">
            <text:p>22.859594</text:p>
          </table:table-cell>
          <table:table-cell office:value-type="float" office:value="2.832249">
            <text:p>2.83224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47911">
            <text:p>6.447911</text:p>
          </table:table-cell>
          <table:table-cell office:value-type="float" office:value="22.301114">
            <text:p>22.301114</text:p>
          </table:table-cell>
          <table:table-cell office:value-type="float" office:value="3.583618">
            <text:p>3.58361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451016">
            <text:p>3.451016</text:p>
          </table:table-cell>
          <table:table-cell office:value-type="float" office:value="20.236295">
            <text:p>20.236295</text:p>
          </table:table-cell>
          <table:table-cell office:value-type="float" office:value="0.051727">
            <text:p>0.05172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040928">
            <text:p>4.040928</text:p>
          </table:table-cell>
          <table:table-cell office:value-type="float" office:value="19.719012">
            <text:p>19.719012</text:p>
          </table:table-cell>
          <table:table-cell office:value-type="float" office:value="1.246453">
            <text:p>1.246453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037688">
            <text:p>4.037688</text:p>
          </table:table-cell>
          <table:table-cell office:value-type="float" office:value="19.694715">
            <text:p>19.694715</text:p>
          </table:table-cell>
          <table:table-cell office:value-type="float" office:value="-1.194123">
            <text:p>-1.19412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98185">
            <text:p>4.98185</text:p>
          </table:table-cell>
          <table:table-cell office:value-type="float" office:value="18.642806">
            <text:p>18.642806</text:p>
          </table:table-cell>
          <table:table-cell office:value-type="float" office:value="-1.203382">
            <text:p>-1.2033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48696">
            <text:p>4.348696</text:p>
          </table:table-cell>
          <table:table-cell office:value-type="float" office:value="20.831759">
            <text:p>20.831759</text:p>
          </table:table-cell>
          <table:table-cell office:value-type="float" office:value="-2.016137">
            <text:p>-2.01613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12005">
            <text:p>5.412005</text:p>
          </table:table-cell>
          <table:table-cell office:value-type="float" office:value="20.829235">
            <text:p>20.829235</text:p>
          </table:table-cell>
          <table:table-cell office:value-type="float" office:value="-2.937694">
            <text:p>-2.937694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022279">
            <text:p>5.022279</text:p>
          </table:table-cell>
          <table:table-cell office:value-type="float" office:value="18.623494">
            <text:p>18.623494</text:p>
          </table:table-cell>
          <table:table-cell office:value-type="float" office:value="1.237681">
            <text:p>1.23768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62822">
            <text:p>5.462822</text:p>
          </table:table-cell>
          <table:table-cell office:value-type="float" office:value="18.027149">
            <text:p>18.027149</text:p>
          </table:table-cell>
          <table:table-cell office:value-type="float" office:value="0.035001">
            <text:p>0.03500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57069">
            <text:p>5.957069</text:p>
          </table:table-cell>
          <table:table-cell office:value-type="float" office:value="18.886948">
            <text:p>18.886948</text:p>
          </table:table-cell>
          <table:table-cell office:value-type="float" office:value="2.287785">
            <text:p>2.28778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303293">
            <text:p>7.303293</text:p>
          </table:table-cell>
          <table:table-cell office:value-type="float" office:value="18.523592">
            <text:p>18.523592</text:p>
          </table:table-cell>
          <table:table-cell office:value-type="float" office:value="2.124037">
            <text:p>2.124037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99788">
            <text:p>5.599788</text:p>
          </table:table-cell>
          <table:table-cell office:value-type="float" office:value="20.023754">
            <text:p>20.023754</text:p>
          </table:table-cell>
          <table:table-cell office:value-type="float" office:value="3.120513">
            <text:p>3.12051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65132">
            <text:p>6.565132</text:p>
          </table:table-cell>
          <table:table-cell office:value-type="float" office:value="20.827092">
            <text:p>20.827092</text:p>
          </table:table-cell>
          <table:table-cell office:value-type="float" office:value="3.795372">
            <text:p>3.795372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835204">
            <text:p>6.835204</text:p>
          </table:table-cell>
          <table:table-cell office:value-type="float" office:value="17.525486">
            <text:p>17.525486</text:p>
          </table:table-cell>
          <table:table-cell office:value-type="float" office:value="-0.118177">
            <text:p>-0.11817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728084">
            <text:p>7.728084</text:p>
          </table:table-cell>
          <table:table-cell office:value-type="float" office:value="17.796627">
            <text:p>17.796627</text:p>
          </table:table-cell>
          <table:table-cell office:value-type="float" office:value="0.942741">
            <text:p>0.94274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232666">
            <text:p>7.232666</text:p>
          </table:table-cell>
          <table:table-cell office:value-type="float" office:value="18.012125">
            <text:p>18.012125</text:p>
          </table:table-cell>
          <table:table-cell office:value-type="float" office:value="-1.445134">
            <text:p>-1.445134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10145">
            <text:p>8.510145</text:p>
          </table:table-cell>
          <table:table-cell office:value-type="float" office:value="18.558238">
            <text:p>18.558238</text:p>
          </table:table-cell>
          <table:table-cell office:value-type="float" office:value="-1.706238">
            <text:p>-1.70623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13371">
            <text:p>6.113371</text:p>
          </table:table-cell>
          <table:table-cell office:value-type="float" office:value="18.669443">
            <text:p>18.669443</text:p>
          </table:table-cell>
          <table:table-cell office:value-type="float" office:value="-2.089263">
            <text:p>-2.08926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305969">
            <text:p>6.305969</text:p>
          </table:table-cell>
          <table:table-cell office:value-type="float" office:value="19.728574">
            <text:p>19.728574</text:p>
          </table:table-cell>
          <table:table-cell office:value-type="float" office:value="-2.997665">
            <text:p>-2.99766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980207">
            <text:p>8.980207</text:p>
          </table:table-cell>
          <table:table-cell office:value-type="float" office:value="18.48506">
            <text:p>18.48506</text:p>
          </table:table-cell>
          <table:table-cell office:value-type="float" office:value="0.718726">
            <text:p>0.71872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48449">
            <text:p>9.348449</text:p>
          </table:table-cell>
          <table:table-cell office:value-type="float" office:value="18.857451">
            <text:p>18.857451</text:p>
          </table:table-cell>
          <table:table-cell office:value-type="float" office:value="-0.584038">
            <text:p>-0.58403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48215">
            <text:p>9.48215</text:p>
          </table:table-cell>
          <table:table-cell office:value-type="float" office:value="19.254238">
            <text:p>19.254238</text:p>
          </table:table-cell>
          <table:table-cell office:value-type="float" office:value="1.845476">
            <text:p>1.845476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31648">
            <text:p>10.231648</text:p>
          </table:table-cell>
          <table:table-cell office:value-type="float" office:value="20.415337">
            <text:p>20.415337</text:p>
          </table:table-cell>
          <table:table-cell office:value-type="float" office:value="1.563376">
            <text:p>1.563376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46031">
            <text:p>8.346031</text:p>
          </table:table-cell>
          <table:table-cell office:value-type="float" office:value="19.3083">
            <text:p>19.3083</text:p>
          </table:table-cell>
          <table:table-cell office:value-type="float" office:value="2.764803">
            <text:p>2.76480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8545">
            <text:p>7.98545</text:p>
          </table:table-cell>
          <table:table-cell office:value-type="float" office:value="20.454799">
            <text:p>20.454799</text:p>
          </table:table-cell>
          <table:table-cell office:value-type="float" office:value="3.521405">
            <text:p>3.52140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63664">
            <text:p>10.263664</text:p>
          </table:table-cell>
          <table:table-cell office:value-type="float" office:value="19.966124">
            <text:p>19.966124</text:p>
          </table:table-cell>
          <table:table-cell office:value-type="float" office:value="-0.82355">
            <text:p>-0.8235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75605">
            <text:p>10.775605</text:p>
          </table:table-cell>
          <table:table-cell office:value-type="float" office:value="20.762315">
            <text:p>20.762315</text:p>
          </table:table-cell>
          <table:table-cell office:value-type="float" office:value="0.23341">
            <text:p>0.2334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17726">
            <text:p>8.717726</text:p>
          </table:table-cell>
          <table:table-cell office:value-type="float" office:value="19.629036">
            <text:p>19.629036</text:p>
          </table:table-cell>
          <table:table-cell office:value-type="float" office:value="-2.699034">
            <text:p>-2.69903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630648">
            <text:p>7.630648</text:p>
          </table:table-cell>
          <table:table-cell office:value-type="float" office:value="20.199359">
            <text:p>20.199359</text:p>
          </table:table-cell>
          <table:table-cell office:value-type="float" office:value="-3.429553">
            <text:p>-3.429553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707984">
            <text:p>9.707984</text:p>
          </table:table-cell>
          <table:table-cell office:value-type="float" office:value="21.64548">
            <text:p>21.64548</text:p>
          </table:table-cell>
          <table:table-cell office:value-type="float" office:value="2.145571">
            <text:p>2.14557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55619">
            <text:p>8.655619</text:p>
          </table:table-cell>
          <table:table-cell office:value-type="float" office:value="21.664021">
            <text:p>21.664021</text:p>
          </table:table-cell>
          <table:table-cell office:value-type="float" office:value="3.082332">
            <text:p>3.08233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02254">
            <text:p>9.202254</text:p>
          </table:table-cell>
          <table:table-cell office:value-type="float" office:value="16.767407">
            <text:p>16.767407</text:p>
          </table:table-cell>
          <table:table-cell office:value-type="float" office:value="6.278312">
            <text:p>6.27831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05826">
            <text:p>8.805826</text:p>
          </table:table-cell>
          <table:table-cell office:value-type="float" office:value="17.213176">
            <text:p>17.213176</text:p>
          </table:table-cell>
          <table:table-cell office:value-type="float" office:value="7.549964">
            <text:p>7.54996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30429">
            <text:p>8.330429</text:p>
          </table:table-cell>
          <table:table-cell office:value-type="float" office:value="16.877884">
            <text:p>16.877884</text:p>
          </table:table-cell>
          <table:table-cell office:value-type="float" office:value="5.151697">
            <text:p>5.15169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20998">
            <text:p>7.020998</text:p>
          </table:table-cell>
          <table:table-cell office:value-type="float" office:value="17.358101">
            <text:p>17.358101</text:p>
          </table:table-cell>
          <table:table-cell office:value-type="float" office:value="5.366365">
            <text:p>5.36636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89853">
            <text:p>9.589853</text:p>
          </table:table-cell>
          <table:table-cell office:value-type="float" office:value="15.010789">
            <text:p>15.010789</text:p>
          </table:table-cell>
          <table:table-cell office:value-type="float" office:value="4.941455">
            <text:p>4.9414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50962">
            <text:p>9.550962</text:p>
          </table:table-cell>
          <table:table-cell office:value-type="float" office:value="13.611724">
            <text:p>13.611724</text:p>
          </table:table-cell>
          <table:table-cell office:value-type="float" office:value="4.893075">
            <text:p>4.89307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26308">
            <text:p>10.126308</text:p>
          </table:table-cell>
          <table:table-cell office:value-type="float" office:value="15.650557">
            <text:p>15.650557</text:p>
          </table:table-cell>
          <table:table-cell office:value-type="float" office:value="6.113984">
            <text:p>6.11398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86516">
            <text:p>10.686516</text:p>
          </table:table-cell>
          <table:table-cell office:value-type="float" office:value="14.95231">
            <text:p>14.95231</text:p>
          </table:table-cell>
          <table:table-cell office:value-type="float" office:value="7.220449">
            <text:p>7.22044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00911">
            <text:p>8.600911</text:p>
          </table:table-cell>
          <table:table-cell office:value-type="float" office:value="15.789172">
            <text:p>15.789172</text:p>
          </table:table-cell>
          <table:table-cell office:value-type="float" office:value="4.20087">
            <text:p>4.2008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67517">
            <text:p>7.567517</text:p>
          </table:table-cell>
          <table:table-cell office:value-type="float" office:value="15.140462">
            <text:p>15.140462</text:p>
          </table:table-cell>
          <table:table-cell office:value-type="float" office:value="3.45037">
            <text:p>3.45037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01325">
            <text:p>7.501325</text:p>
          </table:table-cell>
          <table:table-cell office:value-type="float" office:value="17.830894">
            <text:p>17.830894</text:p>
          </table:table-cell>
          <table:table-cell office:value-type="float" office:value="7.734111">
            <text:p>7.73411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603524">
            <text:p>6.603524</text:p>
          </table:table-cell>
          <table:table-cell office:value-type="float" office:value="17.921019">
            <text:p>17.921019</text:p>
          </table:table-cell>
          <table:table-cell office:value-type="float" office:value="6.646336">
            <text:p>6.64633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84295">
            <text:p>7.084295</text:p>
          </table:table-cell>
          <table:table-cell office:value-type="float" office:value="17.152806">
            <text:p>17.152806</text:p>
          </table:table-cell>
          <table:table-cell office:value-type="float" office:value="8.951552">
            <text:p>8.95155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59448">
            <text:p>5.759448</text:p>
          </table:table-cell>
          <table:table-cell office:value-type="float" office:value="16.723028">
            <text:p>16.723028</text:p>
          </table:table-cell>
          <table:table-cell office:value-type="float" office:value="9.138085">
            <text:p>9.13808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01736">
            <text:p>9.301736</text:p>
          </table:table-cell>
          <table:table-cell office:value-type="float" office:value="16.490299">
            <text:p>16.490299</text:p>
          </table:table-cell>
          <table:table-cell office:value-type="float" office:value="8.715686">
            <text:p>8.71568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32437">
            <text:p>10.132437</text:p>
          </table:table-cell>
          <table:table-cell office:value-type="float" office:value="15.367807">
            <text:p>15.367807</text:p>
          </table:table-cell>
          <table:table-cell office:value-type="float" office:value="8.529072">
            <text:p>8.52907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51345">
            <text:p>8.151345</text:p>
          </table:table-cell>
          <table:table-cell office:value-type="float" office:value="16.414601">
            <text:p>16.414601</text:p>
          </table:table-cell>
          <table:table-cell office:value-type="float" office:value="9.595257">
            <text:p>9.59525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55115">
            <text:p>7.855115</text:p>
          </table:table-cell>
          <table:table-cell office:value-type="float" office:value="15.30323">
            <text:p>15.30323</text:p>
          </table:table-cell>
          <table:table-cell office:value-type="float" office:value="10.418631">
            <text:p>10.41863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78847">
            <text:p>5.278847</text:p>
          </table:table-cell>
          <table:table-cell office:value-type="float" office:value="17.321124">
            <text:p>17.321124</text:p>
          </table:table-cell>
          <table:table-cell office:value-type="float" office:value="6.802888">
            <text:p>6.80288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57876">
            <text:p>4.857876</text:p>
          </table:table-cell>
          <table:table-cell office:value-type="float" office:value="16.789292">
            <text:p>16.789292</text:p>
          </table:table-cell>
          <table:table-cell office:value-type="float" office:value="8.035698">
            <text:p>8.03569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99835">
            <text:p>4.799835</text:p>
          </table:table-cell>
          <table:table-cell office:value-type="float" office:value="16.663169">
            <text:p>16.663169</text:p>
          </table:table-cell>
          <table:table-cell office:value-type="float" office:value="5.593573">
            <text:p>5.59357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2006">
            <text:p>3.92006</text:p>
          </table:table-cell>
          <table:table-cell office:value-type="float" office:value="15.566196">
            <text:p>15.566196</text:p>
          </table:table-cell>
          <table:table-cell office:value-type="float" office:value="5.674961">
            <text:p>5.67496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40305">
            <text:p>5.940305</text:p>
          </table:table-cell>
          <table:table-cell office:value-type="float" office:value="16.64043">
            <text:p>16.64043</text:p>
          </table:table-cell>
          <table:table-cell office:value-type="float" office:value="4.712614">
            <text:p>4.712614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201753">
            <text:p>6.201753</text:p>
          </table:table-cell>
          <table:table-cell office:value-type="float" office:value="15.580306">
            <text:p>15.580306</text:p>
          </table:table-cell>
          <table:table-cell office:value-type="float" office:value="3.816502">
            <text:p>3.81650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08155">
            <text:p>3.908155</text:p>
          </table:table-cell>
          <table:table-cell office:value-type="float" office:value="15.677389">
            <text:p>15.677389</text:p>
          </table:table-cell>
          <table:table-cell office:value-type="float" office:value="8.108774">
            <text:p>8.10877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42893">
            <text:p>3.342893</text:p>
          </table:table-cell>
          <table:table-cell office:value-type="float" office:value="15.071507">
            <text:p>15.071507</text:p>
          </table:table-cell>
          <table:table-cell office:value-type="float" office:value="6.946323">
            <text:p>6.946323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4702">
            <text:p>4.44702</text:p>
          </table:table-cell>
          <table:table-cell office:value-type="float" office:value="14.918932">
            <text:p>14.918932</text:p>
          </table:table-cell>
          <table:table-cell office:value-type="float" office:value="9.213651">
            <text:p>9.21365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28542">
            <text:p>4.428542</text:p>
          </table:table-cell>
          <table:table-cell office:value-type="float" office:value="13.520181">
            <text:p>13.520181</text:p>
          </table:table-cell>
          <table:table-cell office:value-type="float" office:value="9.159713">
            <text:p>9.159713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60423">
            <text:p>5.460423</text:p>
          </table:table-cell>
          <table:table-cell office:value-type="float" office:value="15.598142">
            <text:p>15.598142</text:p>
          </table:table-cell>
          <table:table-cell office:value-type="float" office:value="10.01992">
            <text:p>10.0199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65513">
            <text:p>6.465513</text:p>
          </table:table-cell>
          <table:table-cell office:value-type="float" office:value="14.878699">
            <text:p>14.878699</text:p>
          </table:table-cell>
          <table:table-cell office:value-type="float" office:value="10.737008">
            <text:p>10.73700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31054">
            <text:p>3.331054</text:p>
          </table:table-cell>
          <table:table-cell office:value-type="float" office:value="13.590311">
            <text:p>13.590311</text:p>
          </table:table-cell>
          <table:table-cell office:value-type="float" office:value="6.888672">
            <text:p>6.88867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88338">
            <text:p>3.888338</text:p>
          </table:table-cell>
          <table:table-cell office:value-type="float" office:value="12.883838">
            <text:p>12.883838</text:p>
          </table:table-cell>
          <table:table-cell office:value-type="float" office:value="7.989548">
            <text:p>7.98954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95823">
            <text:p>3.895823</text:p>
          </table:table-cell>
          <table:table-cell office:value-type="float" office:value="13.17478">
            <text:p>13.17478</text:p>
          </table:table-cell>
          <table:table-cell office:value-type="float" office:value="5.589763">
            <text:p>5.589763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10715">
            <text:p>4.710715</text:p>
          </table:table-cell>
          <table:table-cell office:value-type="float" office:value="12.042985">
            <text:p>12.042985</text:p>
          </table:table-cell>
          <table:table-cell office:value-type="float" office:value="5.394286">
            <text:p>5.39428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56543">
            <text:p>4.356543</text:p>
          </table:table-cell>
          <table:table-cell office:value-type="float" office:value="14.393628">
            <text:p>14.393628</text:p>
          </table:table-cell>
          <table:table-cell office:value-type="float" office:value="4.955861">
            <text:p>4.95586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1164">
            <text:p>5.41164</text:p>
          </table:table-cell>
          <table:table-cell office:value-type="float" office:value="14.406517">
            <text:p>14.406517</text:p>
          </table:table-cell>
          <table:table-cell office:value-type="float" office:value="4.021736">
            <text:p>4.02173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11792">
            <text:p>4.811792</text:p>
          </table:table-cell>
          <table:table-cell office:value-type="float" office:value="11.767666">
            <text:p>11.767666</text:p>
          </table:table-cell>
          <table:table-cell office:value-type="float" office:value="7.827498">
            <text:p>7.82749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1982">
            <text:p>5.1982</text:p>
          </table:table-cell>
          <table:table-cell office:value-type="float" office:value="11.313151">
            <text:p>11.313151</text:p>
          </table:table-cell>
          <table:table-cell office:value-type="float" office:value="6.555485">
            <text:p>6.55548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679559">
            <text:p>5.679559</text:p>
          </table:table-cell>
          <table:table-cell office:value-type="float" office:value="11.642968">
            <text:p>11.642968</text:p>
          </table:table-cell>
          <table:table-cell office:value-type="float" office:value="8.960225">
            <text:p>8.96022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89576">
            <text:p>6.989576</text:p>
          </table:table-cell>
          <table:table-cell office:value-type="float" office:value="11.157199">
            <text:p>11.157199</text:p>
          </table:table-cell>
          <table:table-cell office:value-type="float" office:value="8.751468">
            <text:p>8.75146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10982">
            <text:p>5.410982</text:p>
          </table:table-cell>
          <table:table-cell office:value-type="float" office:value="12.737128">
            <text:p>12.737128</text:p>
          </table:table-cell>
          <table:table-cell office:value-type="float" office:value="9.905569">
            <text:p>9.90556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43511">
            <text:p>6.443511</text:p>
          </table:table-cell>
          <table:table-cell office:value-type="float" office:value="13.382376">
            <text:p>13.382376</text:p>
          </table:table-cell>
          <table:table-cell office:value-type="float" office:value="10.65961">
            <text:p>10.65961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02253">
            <text:p>6.502253</text:p>
          </table:table-cell>
          <table:table-cell office:value-type="float" office:value="10.687661">
            <text:p>10.687661</text:p>
          </table:table-cell>
          <table:table-cell office:value-type="float" office:value="6.369524">
            <text:p>6.36952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02687">
            <text:p>7.402687</text:p>
          </table:table-cell>
          <table:table-cell office:value-type="float" office:value="10.607876">
            <text:p>10.607876</text:p>
          </table:table-cell>
          <table:table-cell office:value-type="float" office:value="7.46045">
            <text:p>7.4604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16778">
            <text:p>6.916778</text:p>
          </table:table-cell>
          <table:table-cell office:value-type="float" office:value="11.352432">
            <text:p>11.352432</text:p>
          </table:table-cell>
          <table:table-cell office:value-type="float" office:value="5.14083">
            <text:p>5.14083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42071">
            <text:p>8.242071</text:p>
          </table:table-cell>
          <table:table-cell office:value-type="float" office:value="11.794605">
            <text:p>11.794605</text:p>
          </table:table-cell>
          <table:table-cell office:value-type="float" office:value="4.960531">
            <text:p>4.96053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47139">
            <text:p>5.847139</text:p>
          </table:table-cell>
          <table:table-cell office:value-type="float" office:value="12.097012">
            <text:p>12.097012</text:p>
          </table:table-cell>
          <table:table-cell office:value-type="float" office:value="4.493138">
            <text:p>4.493138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43932">
            <text:p>6.143932</text:p>
          </table:table-cell>
          <table:table-cell office:value-type="float" office:value="13.213745">
            <text:p>13.213745</text:p>
          </table:table-cell>
          <table:table-cell office:value-type="float" office:value="3.67302">
            <text:p>3.6730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24896">
            <text:p>8.724896</text:p>
          </table:table-cell>
          <table:table-cell office:value-type="float" office:value="11.217812">
            <text:p>11.217812</text:p>
          </table:table-cell>
          <table:table-cell office:value-type="float" office:value="7.305679">
            <text:p>7.30567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39524">
            <text:p>9.139524</text:p>
          </table:table-cell>
          <table:table-cell office:value-type="float" office:value="11.749779">
            <text:p>11.749779</text:p>
          </table:table-cell>
          <table:table-cell office:value-type="float" office:value="6.071026">
            <text:p>6.071026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05186">
            <text:p>9.205186</text:p>
          </table:table-cell>
          <table:table-cell office:value-type="float" office:value="11.872484">
            <text:p>11.872484</text:p>
          </table:table-cell>
          <table:table-cell office:value-type="float" office:value="8.511529">
            <text:p>8.51152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72794">
            <text:p>10.072794</text:p>
          </table:table-cell>
          <table:table-cell office:value-type="float" office:value="12.977809">
            <text:p>12.977809</text:p>
          </table:table-cell>
          <table:table-cell office:value-type="float" office:value="8.426021">
            <text:p>8.42602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073498">
            <text:p>8.073498</text:p>
          </table:table-cell>
          <table:table-cell office:value-type="float" office:value="11.876173">
            <text:p>11.876173</text:p>
          </table:table-cell>
          <table:table-cell office:value-type="float" office:value="9.406296">
            <text:p>9.406296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14704">
            <text:p>7.814704</text:p>
          </table:table-cell>
          <table:table-cell office:value-type="float" office:value="12.941896">
            <text:p>12.941896</text:p>
          </table:table-cell>
          <table:table-cell office:value-type="float" office:value="10.300327">
            <text:p>10.30032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88127">
            <text:p>10.088127</text:p>
          </table:table-cell>
          <table:table-cell office:value-type="float" office:value="12.859616">
            <text:p>12.859616</text:p>
          </table:table-cell>
          <table:table-cell office:value-type="float" office:value="6.000834">
            <text:p>6.00083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48719">
            <text:p>10.648719</text:p>
          </table:table-cell>
          <table:table-cell office:value-type="float" office:value="13.47305">
            <text:p>13.47305</text:p>
          </table:table-cell>
          <table:table-cell office:value-type="float" office:value="7.159058">
            <text:p>7.159058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41753">
            <text:p>8.541753</text:p>
          </table:table-cell>
          <table:table-cell office:value-type="float" office:value="12.925911">
            <text:p>12.925911</text:p>
          </table:table-cell>
          <table:table-cell office:value-type="float" office:value="4.084499">
            <text:p>4.08449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37725">
            <text:p>7.537725</text:p>
          </table:table-cell>
          <table:table-cell office:value-type="float" office:value="13.64375">
            <text:p>13.64375</text:p>
          </table:table-cell>
          <table:table-cell office:value-type="float" office:value="3.362404">
            <text:p>3.36240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654062">
            <text:p>9.654062</text:p>
          </table:table-cell>
          <table:table-cell office:value-type="float" office:value="14.149244">
            <text:p>14.149244</text:p>
          </table:table-cell>
          <table:table-cell office:value-type="float" office:value="9.154051">
            <text:p>9.15405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01969">
            <text:p>8.601969</text:p>
          </table:table-cell>
          <table:table-cell office:value-type="float" office:value="14.120398">
            <text:p>14.120398</text:p>
          </table:table-cell>
          <table:table-cell office:value-type="float" office:value="10.090665">
            <text:p>10.09066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70288">
            <text:p>2.270288</text:p>
          </table:table-cell>
          <table:table-cell office:value-type="float" office:value="23.734726">
            <text:p>23.734726</text:p>
          </table:table-cell>
          <table:table-cell office:value-type="float" office:value="6.168444">
            <text:p>6.16844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863484">
            <text:p>1.863484</text:p>
          </table:table-cell>
          <table:table-cell office:value-type="float" office:value="24.215763">
            <text:p>24.215763</text:p>
          </table:table-cell>
          <table:table-cell office:value-type="float" office:value="7.426775">
            <text:p>7.42677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90434">
            <text:p>1.390434</text:p>
          </table:table-cell>
          <table:table-cell office:value-type="float" office:value="23.804669">
            <text:p>23.804669</text:p>
          </table:table-cell>
          <table:table-cell office:value-type="float" office:value="5.050178">
            <text:p>5.050178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83414">
            <text:p>0.083414</text:p>
          </table:table-cell>
          <table:table-cell office:value-type="float" office:value="24.269119">
            <text:p>24.269119</text:p>
          </table:table-cell>
          <table:table-cell office:value-type="float" office:value="5.27552">
            <text:p>5.27552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20814">
            <text:p>2.620814</text:p>
          </table:table-cell>
          <table:table-cell office:value-type="float" office:value="21.929446">
            <text:p>21.929446</text:p>
          </table:table-cell>
          <table:table-cell office:value-type="float" office:value="4.918739">
            <text:p>4.91873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63849">
            <text:p>2.563849</text:p>
          </table:table-cell>
          <table:table-cell office:value-type="float" office:value="20.529518">
            <text:p>20.529518</text:p>
          </table:table-cell>
          <table:table-cell office:value-type="float" office:value="4.916995">
            <text:p>4.91699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10783">
            <text:p>3.210783</text:p>
          </table:table-cell>
          <table:table-cell office:value-type="float" office:value="22.618217">
            <text:p>22.618217</text:p>
          </table:table-cell>
          <table:table-cell office:value-type="float" office:value="6.049368">
            <text:p>6.04936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61075">
            <text:p>3.761075</text:p>
          </table:table-cell>
          <table:table-cell office:value-type="float" office:value="21.948307">
            <text:p>21.948307</text:p>
          </table:table-cell>
          <table:table-cell office:value-type="float" office:value="7.18262">
            <text:p>7.1826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37035">
            <text:p>1.637035</text:p>
          </table:table-cell>
          <table:table-cell office:value-type="float" office:value="22.683982">
            <text:p>22.683982</text:p>
          </table:table-cell>
          <table:table-cell office:value-type="float" office:value="4.143635">
            <text:p>4.14363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94357">
            <text:p>0.594357</text:p>
          </table:table-cell>
          <table:table-cell office:value-type="float" office:value="22.024019">
            <text:p>22.024019</text:p>
          </table:table-cell>
          <table:table-cell office:value-type="float" office:value="3.422619">
            <text:p>3.42261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81733">
            <text:p>0.581733</text:p>
          </table:table-cell>
          <table:table-cell office:value-type="float" office:value="24.877529">
            <text:p>24.877529</text:p>
          </table:table-cell>
          <table:table-cell office:value-type="float" office:value="7.606814">
            <text:p>7.60681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1716">
            <text:p>-0.31716</text:p>
          </table:table-cell>
          <table:table-cell office:value-type="float" office:value="24.912389">
            <text:p>24.912389</text:p>
          </table:table-cell>
          <table:table-cell office:value-type="float" office:value="6.519976">
            <text:p>6.51997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59231">
            <text:p>0.159231</text:p>
          </table:table-cell>
          <table:table-cell office:value-type="float" office:value="24.271201">
            <text:p>24.271201</text:p>
          </table:table-cell>
          <table:table-cell office:value-type="float" office:value="8.859435">
            <text:p>8.85943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69637">
            <text:p>-1.169637</text:p>
          </table:table-cell>
          <table:table-cell office:value-type="float" office:value="23.844088">
            <text:p>23.844088</text:p>
          </table:table-cell>
          <table:table-cell office:value-type="float" office:value="9.051309">
            <text:p>9.05130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57889">
            <text:p>2.357889</text:p>
          </table:table-cell>
          <table:table-cell office:value-type="float" office:value="23.531178">
            <text:p>23.531178</text:p>
          </table:table-cell>
          <table:table-cell office:value-type="float" office:value="8.615291">
            <text:p>8.61529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90039">
            <text:p>3.190039</text:p>
          </table:table-cell>
          <table:table-cell office:value-type="float" office:value="22.402912">
            <text:p>22.402912</text:p>
          </table:table-cell>
          <table:table-cell office:value-type="float" office:value="8.473774">
            <text:p>8.473774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20982">
            <text:p>1.220982</text:p>
          </table:table-cell>
          <table:table-cell office:value-type="float" office:value="23.525171">
            <text:p>23.525171</text:p>
          </table:table-cell>
          <table:table-cell office:value-type="float" office:value="9.513377">
            <text:p>9.51337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10246">
            <text:p>0.910246</text:p>
          </table:table-cell>
          <table:table-cell office:value-type="float" office:value="22.440831">
            <text:p>22.440831</text:p>
          </table:table-cell>
          <table:table-cell office:value-type="float" office:value="10.367609">
            <text:p>10.367609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5574">
            <text:p>-1.65574</text:p>
          </table:table-cell>
          <table:table-cell office:value-type="float" office:value="24.362307">
            <text:p>24.362307</text:p>
          </table:table-cell>
          <table:table-cell office:value-type="float" office:value="6.689878">
            <text:p>6.68987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69136">
            <text:p>-2.069136</text:p>
          </table:table-cell>
          <table:table-cell office:value-type="float" office:value="23.872233">
            <text:p>23.872233</text:p>
          </table:table-cell>
          <table:table-cell office:value-type="float" office:value="7.943101">
            <text:p>7.94310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63552">
            <text:p>-2.163552</text:p>
          </table:table-cell>
          <table:table-cell office:value-type="float" office:value="23.680373">
            <text:p>23.680373</text:p>
          </table:table-cell>
          <table:table-cell office:value-type="float" office:value="5.499031">
            <text:p>5.49903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51033">
            <text:p>-3.051033</text:p>
          </table:table-cell>
          <table:table-cell office:value-type="float" office:value="22.590253">
            <text:p>22.590253</text:p>
          </table:table-cell>
          <table:table-cell office:value-type="float" office:value="5.634184">
            <text:p>5.634184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12043">
            <text:p>-1.012043</text:p>
          </table:table-cell>
          <table:table-cell office:value-type="float" office:value="23.589981">
            <text:p>23.589981</text:p>
          </table:table-cell>
          <table:table-cell office:value-type="float" office:value="4.624957">
            <text:p>4.62495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764285">
            <text:p>-0.764285</text:p>
          </table:table-cell>
          <table:table-cell office:value-type="float" office:value="22.481416">
            <text:p>22.481416</text:p>
          </table:table-cell>
          <table:table-cell office:value-type="float" office:value="3.790507">
            <text:p>3.79050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24044">
            <text:p>-3.024044</text:p>
          </table:table-cell>
          <table:table-cell office:value-type="float" office:value="22.769749">
            <text:p>22.769749</text:p>
          </table:table-cell>
          <table:table-cell office:value-type="float" office:value="8.061326">
            <text:p>8.061326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17344">
            <text:p>-3.617344</text:p>
          </table:table-cell>
          <table:table-cell office:value-type="float" office:value="22.137277">
            <text:p>22.137277</text:p>
          </table:table-cell>
          <table:table-cell office:value-type="float" office:value="6.928318">
            <text:p>6.92831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12254">
            <text:p>-2.512254</text:p>
          </table:table-cell>
          <table:table-cell office:value-type="float" office:value="22.052497">
            <text:p>22.052497</text:p>
          </table:table-cell>
          <table:table-cell office:value-type="float" office:value="9.200203">
            <text:p>9.20020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45953">
            <text:p>-2.545953</text:p>
          </table:table-cell>
          <table:table-cell office:value-type="float" office:value="20.653314">
            <text:p>20.653314</text:p>
          </table:table-cell>
          <table:table-cell office:value-type="float" office:value="9.191439">
            <text:p>9.191439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87291">
            <text:p>-1.487291</text:p>
          </table:table-cell>
          <table:table-cell office:value-type="float" office:value="22.748267">
            <text:p>22.748267</text:p>
          </table:table-cell>
          <table:table-cell office:value-type="float" office:value="9.971935">
            <text:p>9.97193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82821">
            <text:p>-0.482821</text:p>
          </table:table-cell>
          <table:table-cell office:value-type="float" office:value="22.038927">
            <text:p>22.038927</text:p>
          </table:table-cell>
          <table:table-cell office:value-type="float" office:value="10.703539">
            <text:p>10.70353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69872">
            <text:p>-3.669872</text:p>
          </table:table-cell>
          <table:table-cell office:value-type="float" office:value="20.652879">
            <text:p>20.652879</text:p>
          </table:table-cell>
          <table:table-cell office:value-type="float" office:value="6.932264">
            <text:p>6.932264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28209">
            <text:p>-3.128209</text:p>
          </table:table-cell>
          <table:table-cell office:value-type="float" office:value="19.972132">
            <text:p>19.972132</text:p>
          </table:table-cell>
          <table:table-cell office:value-type="float" office:value="8.060111">
            <text:p>8.06011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03143">
            <text:p>-3.103143</text:p>
          </table:table-cell>
          <table:table-cell office:value-type="float" office:value="20.191933">
            <text:p>20.191933</text:p>
          </table:table-cell>
          <table:table-cell office:value-type="float" office:value="5.648764">
            <text:p>5.64876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94693">
            <text:p>-2.294693</text:p>
          </table:table-cell>
          <table:table-cell office:value-type="float" office:value="19.048835">
            <text:p>19.048835</text:p>
          </table:table-cell>
          <table:table-cell office:value-type="float" office:value="5.497163">
            <text:p>5.497163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31654">
            <text:p>-2.631654</text:p>
          </table:table-cell>
          <table:table-cell office:value-type="float" office:value="21.378014">
            <text:p>21.378014</text:p>
          </table:table-cell>
          <table:table-cell office:value-type="float" office:value="4.967194">
            <text:p>4.967194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73094">
            <text:p>-1.573094</text:p>
          </table:table-cell>
          <table:table-cell office:value-type="float" office:value="21.334262">
            <text:p>21.334262</text:p>
          </table:table-cell>
          <table:table-cell office:value-type="float" office:value="4.040066">
            <text:p>4.04006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12314">
            <text:p>-2.212314</text:p>
          </table:table-cell>
          <table:table-cell office:value-type="float" office:value="18.840613">
            <text:p>18.840613</text:p>
          </table:table-cell>
          <table:table-cell office:value-type="float" office:value="7.938574">
            <text:p>7.93857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820754">
            <text:p>-1.820754</text:p>
          </table:table-cell>
          <table:table-cell office:value-type="float" office:value="18.350231">
            <text:p>18.350231</text:p>
          </table:table-cell>
          <table:table-cell office:value-type="float" office:value="6.680556">
            <text:p>6.680556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24993">
            <text:p>-1.324993</text:p>
          </table:table-cell>
          <table:table-cell office:value-type="float" office:value="18.764452">
            <text:p>18.764452</text:p>
          </table:table-cell>
          <table:table-cell office:value-type="float" office:value="9.058386">
            <text:p>9.05838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19242">
            <text:p>-0.019242</text:p>
          </table:table-cell>
          <table:table-cell office:value-type="float" office:value="18.275477">
            <text:p>18.275477</text:p>
          </table:table-cell>
          <table:table-cell office:value-type="float" office:value="8.851919">
            <text:p>8.85191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66531">
            <text:p>-1.566531</text:p>
          </table:table-cell>
          <table:table-cell office:value-type="float" office:value="19.889666">
            <text:p>19.889666</text:p>
          </table:table-cell>
          <table:table-cell office:value-type="float" office:value="9.964101">
            <text:p>9.96410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25506">
            <text:p>-0.525506</text:p>
          </table:table-cell>
          <table:table-cell office:value-type="float" office:value="20.542095">
            <text:p>20.542095</text:p>
          </table:table-cell>
          <table:table-cell office:value-type="float" office:value="10.695871">
            <text:p>10.69587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27666">
            <text:p>-0.527666</text:p>
          </table:table-cell>
          <table:table-cell office:value-type="float" office:value="17.693274">
            <text:p>17.693274</text:p>
          </table:table-cell>
          <table:table-cell office:value-type="float" office:value="6.504211">
            <text:p>6.50421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377855">
            <text:p>0.377855</text:p>
          </table:table-cell>
          <table:table-cell office:value-type="float" office:value="17.652918">
            <text:p>17.652918</text:p>
          </table:table-cell>
          <table:table-cell office:value-type="float" office:value="7.592099">
            <text:p>7.59209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0359">
            <text:p>-0.10359</text:p>
          </table:table-cell>
          <table:table-cell office:value-type="float" office:value="18.290463">
            <text:p>18.290463</text:p>
          </table:table-cell>
          <table:table-cell office:value-type="float" office:value="5.244977">
            <text:p>5.24497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27044">
            <text:p>1.227044</text:p>
          </table:table-cell>
          <table:table-cell office:value-type="float" office:value="18.722684">
            <text:p>18.722684</text:p>
          </table:table-cell>
          <table:table-cell office:value-type="float" office:value="5.054722">
            <text:p>5.0547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67367">
            <text:p>-1.167367</text:p>
          </table:table-cell>
          <table:table-cell office:value-type="float" office:value="19.037052">
            <text:p>19.037052</text:p>
          </table:table-cell>
          <table:table-cell office:value-type="float" office:value="4.585405">
            <text:p>4.58540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5625">
            <text:p>-0.85625</text:p>
          </table:table-cell>
          <table:table-cell office:value-type="float" office:value="20.123254">
            <text:p>20.123254</text:p>
          </table:table-cell>
          <table:table-cell office:value-type="float" office:value="3.730573">
            <text:p>3.730573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14162">
            <text:p>1.714162</text:p>
          </table:table-cell>
          <table:table-cell office:value-type="float" office:value="18.219153">
            <text:p>18.219153</text:p>
          </table:table-cell>
          <table:table-cell office:value-type="float" office:value="7.419614">
            <text:p>7.41961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23613">
            <text:p>2.123613</text:p>
          </table:table-cell>
          <table:table-cell office:value-type="float" office:value="18.714618">
            <text:p>18.714618</text:p>
          </table:table-cell>
          <table:table-cell office:value-type="float" office:value="6.168412">
            <text:p>6.16841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20997">
            <text:p>2.220997</text:p>
          </table:table-cell>
          <table:table-cell office:value-type="float" office:value="18.908989">
            <text:p>18.908989</text:p>
          </table:table-cell>
          <table:table-cell office:value-type="float" office:value="8.602738">
            <text:p>8.60273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02864">
            <text:p>3.102864</text:p>
          </table:table-cell>
          <table:table-cell office:value-type="float" office:value="20.002627">
            <text:p>20.002627</text:p>
          </table:table-cell>
          <table:table-cell office:value-type="float" office:value="8.468038">
            <text:p>8.468038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79562">
            <text:p>1.079562</text:p>
          </table:table-cell>
          <table:table-cell office:value-type="float" office:value="18.977584">
            <text:p>18.977584</text:p>
          </table:table-cell>
          <table:table-cell office:value-type="float" office:value="9.4884">
            <text:p>9.4884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38707">
            <text:p>0.838707</text:p>
          </table:table-cell>
          <table:table-cell office:value-type="float" office:value="20.078751">
            <text:p>20.078751</text:p>
          </table:table-cell>
          <table:table-cell office:value-type="float" office:value="10.340911">
            <text:p>10.34091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78999">
            <text:p>3.078999</text:p>
          </table:table-cell>
          <table:table-cell office:value-type="float" office:value="19.818271">
            <text:p>19.818271</text:p>
          </table:table-cell>
          <table:table-cell office:value-type="float" office:value="6.055632">
            <text:p>6.05563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76086">
            <text:p>3.676086</text:p>
          </table:table-cell>
          <table:table-cell office:value-type="float" office:value="20.460097">
            <text:p>20.460097</text:p>
          </table:table-cell>
          <table:table-cell office:value-type="float" office:value="7.182286">
            <text:p>7.18228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45401">
            <text:p>1.545401</text:p>
          </table:table-cell>
          <table:table-cell office:value-type="float" office:value="19.823662">
            <text:p>19.823662</text:p>
          </table:table-cell>
          <table:table-cell office:value-type="float" office:value="4.140608">
            <text:p>4.14060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42295">
            <text:p>0.542295</text:p>
          </table:table-cell>
          <table:table-cell office:value-type="float" office:value="20.527388">
            <text:p>20.527388</text:p>
          </table:table-cell>
          <table:table-cell office:value-type="float" office:value="3.401178">
            <text:p>3.40117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93306">
            <text:p>2.693306</text:p>
          </table:table-cell>
          <table:table-cell office:value-type="float" office:value="21.213871">
            <text:p>21.213871</text:p>
          </table:table-cell>
          <table:table-cell office:value-type="float" office:value="9.140264">
            <text:p>9.14026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38537">
            <text:p>1.638537</text:p>
          </table:table-cell>
          <table:table-cell office:value-type="float" office:value="21.238085">
            <text:p>21.238085</text:p>
          </table:table-cell>
          <table:table-cell office:value-type="float" office:value="10.075106">
            <text:p>10.075106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02053">
            <text:p>2.202053</text:p>
          </table:table-cell>
          <table:table-cell office:value-type="float" office:value="2.733751">
            <text:p>2.733751</text:p>
          </table:table-cell>
          <table:table-cell office:value-type="float" office:value="13.294632">
            <text:p>13.29463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829822">
            <text:p>1.829822</text:p>
          </table:table-cell>
          <table:table-cell office:value-type="float" office:value="3.166346">
            <text:p>3.166346</text:p>
          </table:table-cell>
          <table:table-cell office:value-type="float" office:value="14.576699">
            <text:p>14.576699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2965">
            <text:p>1.32965</text:p>
          </table:table-cell>
          <table:table-cell office:value-type="float" office:value="2.894472">
            <text:p>2.894472</text:p>
          </table:table-cell>
          <table:table-cell office:value-type="float" office:value="12.170122">
            <text:p>12.170122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25041">
            <text:p>0.025041</text:p>
          </table:table-cell>
          <table:table-cell office:value-type="float" office:value="3.392309">
            <text:p>3.392309</text:p>
          </table:table-cell>
          <table:table-cell office:value-type="float" office:value="12.397409">
            <text:p>12.39740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6848">
            <text:p>2.56848</text:p>
          </table:table-cell>
          <table:table-cell office:value-type="float" office:value="1.009838">
            <text:p>1.009838</text:p>
          </table:table-cell>
          <table:table-cell office:value-type="float" office:value="11.934105">
            <text:p>11.93410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36782">
            <text:p>2.536782</text:p>
          </table:table-cell>
          <table:table-cell office:value-type="float" office:value="-0.387956">
            <text:p>-0.387956</text:p>
          </table:table-cell>
          <table:table-cell office:value-type="float" office:value="11.865023">
            <text:p>11.86502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25014">
            <text:p>3.125014</text:p>
          </table:table-cell>
          <table:table-cell office:value-type="float" office:value="1.621249">
            <text:p>1.621249</text:p>
          </table:table-cell>
          <table:table-cell office:value-type="float" office:value="13.109826">
            <text:p>13.10982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94894">
            <text:p>3.694894</text:p>
          </table:table-cell>
          <table:table-cell office:value-type="float" office:value="0.897659">
            <text:p>0.897659</text:p>
          </table:table-cell>
          <table:table-cell office:value-type="float" office:value="14.193551">
            <text:p>14.19355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86965">
            <text:p>1.586965</text:p>
          </table:table-cell>
          <table:table-cell office:value-type="float" office:value="1.809801">
            <text:p>1.809801</text:p>
          </table:table-cell>
          <table:table-cell office:value-type="float" office:value="11.206647">
            <text:p>11.20664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39677">
            <text:p>0.539677</text:p>
          </table:table-cell>
          <table:table-cell office:value-type="float" office:value="1.179219">
            <text:p>1.179219</text:p>
          </table:table-cell>
          <table:table-cell office:value-type="float" office:value="10.459927">
            <text:p>10.45992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32206">
            <text:p>0.532206</text:p>
          </table:table-cell>
          <table:table-cell office:value-type="float" office:value="3.793238">
            <text:p>3.793238</text:p>
          </table:table-cell>
          <table:table-cell office:value-type="float" office:value="14.779141">
            <text:p>14.77914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78121">
            <text:p>-0.378121</text:p>
          </table:table-cell>
          <table:table-cell office:value-type="float" office:value="3.920201">
            <text:p>3.920201</text:p>
          </table:table-cell>
          <table:table-cell office:value-type="float" office:value="13.701879">
            <text:p>13.70187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30761">
            <text:p>0.130761</text:p>
          </table:table-cell>
          <table:table-cell office:value-type="float" office:value="3.103361">
            <text:p>3.103361</text:p>
          </table:table-cell>
          <table:table-cell office:value-type="float" office:value="15.996653">
            <text:p>15.99665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95196">
            <text:p>-1.195196</text:p>
          </table:table-cell>
          <table:table-cell office:value-type="float" office:value="2.675254">
            <text:p>2.675254</text:p>
          </table:table-cell>
          <table:table-cell office:value-type="float" office:value="16.182137">
            <text:p>16.18213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35243">
            <text:p>2.335243</text:p>
          </table:table-cell>
          <table:table-cell office:value-type="float" office:value="2.42453">
            <text:p>2.42453</text:p>
          </table:table-cell>
          <table:table-cell office:value-type="float" office:value="15.724959">
            <text:p>15.724959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52047">
            <text:p>3.152047</text:p>
          </table:table-cell>
          <table:table-cell office:value-type="float" office:value="1.295987">
            <text:p>1.295987</text:p>
          </table:table-cell>
          <table:table-cell office:value-type="float" office:value="15.509015">
            <text:p>15.50901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0364">
            <text:p>1.20364</text:p>
          </table:table-cell>
          <table:table-cell office:value-type="float" office:value="2.359779">
            <text:p>2.359779</text:p>
          </table:table-cell>
          <table:table-cell office:value-type="float" office:value="16.632461">
            <text:p>16.63246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0916">
            <text:p>0.90916</text:p>
          </table:table-cell>
          <table:table-cell office:value-type="float" office:value="1.23352">
            <text:p>1.23352</text:p>
          </table:table-cell>
          <table:table-cell office:value-type="float" office:value="17.43885">
            <text:p>17.4388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708667">
            <text:p>-1.708667</text:p>
          </table:table-cell>
          <table:table-cell office:value-type="float" office:value="3.327061">
            <text:p>3.327061</text:p>
          </table:table-cell>
          <table:table-cell office:value-type="float" office:value="13.865674">
            <text:p>13.86567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15064">
            <text:p>-2.115064</text:p>
          </table:table-cell>
          <table:table-cell office:value-type="float" office:value="2.771855">
            <text:p>2.771855</text:p>
          </table:table-cell>
          <table:table-cell office:value-type="float" office:value="15.095134">
            <text:p>15.095134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90223">
            <text:p>-2.190223</text:p>
          </table:table-cell>
          <table:table-cell office:value-type="float" office:value="2.674694">
            <text:p>2.674694</text:p>
          </table:table-cell>
          <table:table-cell office:value-type="float" office:value="12.655614">
            <text:p>12.655614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69813">
            <text:p>-3.069813</text:p>
          </table:table-cell>
          <table:table-cell office:value-type="float" office:value="1.575363">
            <text:p>1.575363</text:p>
          </table:table-cell>
          <table:table-cell office:value-type="float" office:value="12.72857">
            <text:p>12.7285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68696">
            <text:p>-1.068696</text:p>
          </table:table-cell>
          <table:table-cell office:value-type="float" office:value="2.68006">
            <text:p>2.68006</text:p>
          </table:table-cell>
          <table:table-cell office:value-type="float" office:value="11.749699">
            <text:p>11.74969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23879">
            <text:p>-0.823879</text:p>
          </table:table-cell>
          <table:table-cell office:value-type="float" office:value="1.623739">
            <text:p>1.623739</text:p>
          </table:table-cell>
          <table:table-cell office:value-type="float" office:value="10.840736">
            <text:p>10.840736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67283">
            <text:p>-3.067283</text:p>
          </table:table-cell>
          <table:table-cell office:value-type="float" office:value="1.659094">
            <text:p>1.659094</text:p>
          </table:table-cell>
          <table:table-cell office:value-type="float" office:value="15.156213">
            <text:p>15.15621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42804">
            <text:p>-3.642804</text:p>
          </table:table-cell>
          <table:table-cell office:value-type="float" office:value="1.064593">
            <text:p>1.064593</text:p>
          </table:table-cell>
          <table:table-cell office:value-type="float" office:value="13.992904">
            <text:p>13.99290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13964">
            <text:p>-2.513964</text:p>
          </table:table-cell>
          <table:table-cell office:value-type="float" office:value="0.878412">
            <text:p>0.878412</text:p>
          </table:table-cell>
          <table:table-cell office:value-type="float" office:value="16.238456">
            <text:p>16.23845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60952">
            <text:p>-2.560952</text:p>
          </table:table-cell>
          <table:table-cell office:value-type="float" office:value="-0.51893">
            <text:p>-0.51893</text:p>
          </table:table-cell>
          <table:table-cell office:value-type="float" office:value="16.172062">
            <text:p>16.172062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90878">
            <text:p>-1.490878</text:p>
          </table:table-cell>
          <table:table-cell office:value-type="float" office:value="1.539322">
            <text:p>1.539322</text:p>
          </table:table-cell>
          <table:table-cell office:value-type="float" office:value="17.046329">
            <text:p>17.04632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85422">
            <text:p>-0.485422</text:p>
          </table:table-cell>
          <table:table-cell office:value-type="float" office:value="0.809727">
            <text:p>0.809727</text:p>
          </table:table-cell>
          <table:table-cell office:value-type="float" office:value="17.750102">
            <text:p>17.750102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90347">
            <text:p>-3.690347</text:p>
          </table:table-cell>
          <table:table-cell office:value-type="float" office:value="-0.417017">
            <text:p>-0.417017</text:p>
          </table:table-cell>
          <table:table-cell office:value-type="float" office:value="13.909878">
            <text:p>13.90987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1914">
            <text:p>-3.11914</text:p>
          </table:table-cell>
          <table:table-cell office:value-type="float" office:value="-1.135789">
            <text:p>-1.135789</text:p>
          </table:table-cell>
          <table:table-cell office:value-type="float" office:value="14.99752">
            <text:p>14.9975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46695">
            <text:p>-3.146695</text:p>
          </table:table-cell>
          <table:table-cell office:value-type="float" office:value="-0.813889">
            <text:p>-0.813889</text:p>
          </table:table-cell>
          <table:table-cell office:value-type="float" office:value="12.590666">
            <text:p>12.590666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323425">
            <text:p>-2.323425</text:p>
          </table:table-cell>
          <table:table-cell office:value-type="float" office:value="-1.938434">
            <text:p>-1.938434</text:p>
          </table:table-cell>
          <table:table-cell office:value-type="float" office:value="12.37944">
            <text:p>12.3794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66704">
            <text:p>-2.666704</text:p>
          </table:table-cell>
          <table:table-cell office:value-type="float" office:value="0.412903">
            <text:p>0.412903</text:p>
          </table:table-cell>
          <table:table-cell office:value-type="float" office:value="11.979029">
            <text:p>11.97902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18552">
            <text:p>-1.618552</text:p>
          </table:table-cell>
          <table:table-cell office:value-type="float" office:value="0.448206">
            <text:p>0.448206</text:p>
          </table:table-cell>
          <table:table-cell office:value-type="float" office:value="11.0364">
            <text:p>11.0364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93705">
            <text:p>-2.193705</text:p>
          </table:table-cell>
          <table:table-cell office:value-type="float" office:value="-2.24857">
            <text:p>-2.24857</text:p>
          </table:table-cell>
          <table:table-cell office:value-type="float" office:value="14.812562">
            <text:p>14.81256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811426">
            <text:p>-1.811426</text:p>
          </table:table-cell>
          <table:table-cell office:value-type="float" office:value="-2.674201">
            <text:p>-2.674201</text:p>
          </table:table-cell>
          <table:table-cell office:value-type="float" office:value="13.530756">
            <text:p>13.530756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18371">
            <text:p>-1.318371</text:p>
          </table:table-cell>
          <table:table-cell office:value-type="float" office:value="-2.398711">
            <text:p>-2.398711</text:p>
          </table:table-cell>
          <table:table-cell office:value-type="float" office:value="15.93294">
            <text:p>15.9329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13611">
            <text:p>-0.013611</text:p>
          </table:table-cell>
          <table:table-cell office:value-type="float" office:value="-2.889742">
            <text:p>-2.889742</text:p>
          </table:table-cell>
          <table:table-cell office:value-type="float" office:value="15.703133">
            <text:p>15.70313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75427">
            <text:p>-1.575427</text:p>
          </table:table-cell>
          <table:table-cell office:value-type="float" office:value="-1.314765">
            <text:p>-1.314765</text:p>
          </table:table-cell>
          <table:table-cell office:value-type="float" office:value="16.896016">
            <text:p>16.896016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26855">
            <text:p>-0.526855</text:p>
          </table:table-cell>
          <table:table-cell office:value-type="float" office:value="-0.680485">
            <text:p>-0.680485</text:p>
          </table:table-cell>
          <table:table-cell office:value-type="float" office:value="17.63567">
            <text:p>17.6356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15036">
            <text:p>-0.515036</text:p>
          </table:table-cell>
          <table:table-cell office:value-type="float" office:value="-3.300755">
            <text:p>-3.300755</text:p>
          </table:table-cell>
          <table:table-cell office:value-type="float" office:value="13.330124">
            <text:p>13.33012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393791">
            <text:p>0.393791</text:p>
          </table:table-cell>
          <table:table-cell office:value-type="float" office:value="-3.42805">
            <text:p>-3.42805</text:p>
          </table:table-cell>
          <table:table-cell office:value-type="float" office:value="14.405787">
            <text:p>14.40578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1184">
            <text:p>-0.11184</text:p>
          </table:table-cell>
          <table:table-cell office:value-type="float" office:value="-2.60076">
            <text:p>-2.60076</text:p>
          </table:table-cell>
          <table:table-cell office:value-type="float" office:value="12.122583">
            <text:p>12.12258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11917">
            <text:p>1.211917</text:p>
          </table:table-cell>
          <table:table-cell office:value-type="float" office:value="-2.173273">
            <text:p>-2.173273</text:p>
          </table:table-cell>
          <table:table-cell office:value-type="float" office:value="11.933535">
            <text:p>11.93353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82143">
            <text:p>-1.182143</text:p>
          </table:table-cell>
          <table:table-cell office:value-type="float" office:value="-1.858247">
            <text:p>-1.858247</text:p>
          </table:table-cell>
          <table:table-cell office:value-type="float" office:value="11.486328">
            <text:p>11.486328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85281">
            <text:p>-0.885281</text:p>
          </table:table-cell>
          <table:table-cell office:value-type="float" office:value="-0.737656">
            <text:p>-0.737656</text:p>
          </table:table-cell>
          <table:table-cell office:value-type="float" office:value="10.675701">
            <text:p>10.67570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23922">
            <text:p>1.723922</text:p>
          </table:table-cell>
          <table:table-cell office:value-type="float" office:value="-2.837014">
            <text:p>-2.837014</text:p>
          </table:table-cell>
          <table:table-cell office:value-type="float" office:value="14.239964">
            <text:p>14.23996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36361">
            <text:p>2.136361</text:p>
          </table:table-cell>
          <table:table-cell office:value-type="float" office:value="-2.284588">
            <text:p>-2.284588</text:p>
          </table:table-cell>
          <table:table-cell office:value-type="float" office:value="13.011955">
            <text:p>13.01195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08003">
            <text:p>2.208003</text:p>
          </table:table-cell>
          <table:table-cell office:value-type="float" office:value="-2.184348">
            <text:p>-2.184348</text:p>
          </table:table-cell>
          <table:table-cell office:value-type="float" office:value="15.451491">
            <text:p>15.45149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0061">
            <text:p>3.10061</text:p>
          </table:table-cell>
          <table:table-cell office:value-type="float" office:value="-1.094427">
            <text:p>-1.094427</text:p>
          </table:table-cell>
          <table:table-cell office:value-type="float" office:value="15.383294">
            <text:p>15.38329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77513">
            <text:p>1.077513</text:p>
          </table:table-cell>
          <table:table-cell office:value-type="float" office:value="-2.17563">
            <text:p>-2.17563</text:p>
          </table:table-cell>
          <table:table-cell office:value-type="float" office:value="16.343285">
            <text:p>16.343285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32524">
            <text:p>0.832524</text:p>
          </table:table-cell>
          <table:table-cell office:value-type="float" office:value="-1.119508">
            <text:p>-1.119508</text:p>
          </table:table-cell>
          <table:table-cell office:value-type="float" office:value="17.248234">
            <text:p>17.24823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89798">
            <text:p>3.089798</text:p>
          </table:table-cell>
          <table:table-cell office:value-type="float" office:value="-1.171812">
            <text:p>-1.171812</text:p>
          </table:table-cell>
          <table:table-cell office:value-type="float" office:value="12.946733">
            <text:p>12.94673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68149">
            <text:p>3.668149</text:p>
          </table:table-cell>
          <table:table-cell office:value-type="float" office:value="-0.583772">
            <text:p>-0.583772</text:p>
          </table:table-cell>
          <table:table-cell office:value-type="float" office:value="14.113146">
            <text:p>14.11314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08041">
            <text:p>1.508041</text:p>
          </table:table-cell>
          <table:table-cell office:value-type="float" office:value="-1.044037">
            <text:p>-1.044037</text:p>
          </table:table-cell>
          <table:table-cell office:value-type="float" office:value="11.062175">
            <text:p>11.06217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04244">
            <text:p>0.504244</text:p>
          </table:table-cell>
          <table:table-cell office:value-type="float" office:value="-0.313618">
            <text:p>-0.313618</text:p>
          </table:table-cell>
          <table:table-cell office:value-type="float" office:value="10.357567">
            <text:p>10.35756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91578">
            <text:p>2.691578</text:p>
          </table:table-cell>
          <table:table-cell office:value-type="float" office:value="0.068279">
            <text:p>0.068279</text:p>
          </table:table-cell>
          <table:table-cell office:value-type="float" office:value="16.131511">
            <text:p>16.13151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39196">
            <text:p>1.639196</text:p>
          </table:table-cell>
          <table:table-cell office:value-type="float" office:value="0.045071">
            <text:p>0.045071</text:p>
          </table:table-cell>
          <table:table-cell office:value-type="float" office:value="17.06882">
            <text:p>17.06882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06912">
            <text:p>9.06912</text:p>
          </table:table-cell>
          <table:table-cell office:value-type="float" office:value="9.799227">
            <text:p>9.799227</text:p>
          </table:table-cell>
          <table:table-cell office:value-type="float" office:value="12.941024">
            <text:p>12.94102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69097">
            <text:p>8.669097</text:p>
          </table:table-cell>
          <table:table-cell office:value-type="float" office:value="10.36348">
            <text:p>10.36348</text:p>
          </table:table-cell>
          <table:table-cell office:value-type="float" office:value="14.169853">
            <text:p>14.169853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24202">
            <text:p>8.124202</text:p>
          </table:table-cell>
          <table:table-cell office:value-type="float" office:value="9.646615">
            <text:p>9.646615</text:p>
          </table:table-cell>
          <table:table-cell office:value-type="float" office:value="11.87905">
            <text:p>11.87905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792119">
            <text:p>6.792119</text:p>
          </table:table-cell>
          <table:table-cell office:value-type="float" office:value="10.058445">
            <text:p>10.058445</text:p>
          </table:table-cell>
          <table:table-cell office:value-type="float" office:value="12.071225">
            <text:p>12.07122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474142">
            <text:p>9.474142</text:p>
          </table:table-cell>
          <table:table-cell office:value-type="float" office:value="7.881321">
            <text:p>7.881321</text:p>
          </table:table-cell>
          <table:table-cell office:value-type="float" office:value="11.826838">
            <text:p>11.826838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5246">
            <text:p>9.55246</text:p>
          </table:table-cell>
          <table:table-cell office:value-type="float" office:value="6.486182">
            <text:p>6.486182</text:p>
          </table:table-cell>
          <table:table-cell office:value-type="float" office:value="11.915678">
            <text:p>11.915678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29993">
            <text:p>10.029993</text:p>
          </table:table-cell>
          <table:table-cell office:value-type="float" office:value="8.691625">
            <text:p>8.691625</text:p>
          </table:table-cell>
          <table:table-cell office:value-type="float" office:value="12.885474">
            <text:p>12.88547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24788">
            <text:p>10.624788</text:p>
          </table:table-cell>
          <table:table-cell office:value-type="float" office:value="8.11754">
            <text:p>8.11754</text:p>
          </table:table-cell>
          <table:table-cell office:value-type="float" office:value="14.050197">
            <text:p>14.05019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42993">
            <text:p>8.42993</text:p>
          </table:table-cell>
          <table:table-cell office:value-type="float" office:value="8.508759">
            <text:p>8.508759</text:p>
          </table:table-cell>
          <table:table-cell office:value-type="float" office:value="11.020587">
            <text:p>11.020587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26359">
            <text:p>7.426359</text:p>
          </table:table-cell>
          <table:table-cell office:value-type="float" office:value="7.754184">
            <text:p>7.754184</text:p>
          </table:table-cell>
          <table:table-cell office:value-type="float" office:value="10.34197">
            <text:p>10.3419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325277">
            <text:p>7.325277</text:p>
          </table:table-cell>
          <table:table-cell office:value-type="float" office:value="10.922364">
            <text:p>10.922364</text:p>
          </table:table-cell>
          <table:table-cell office:value-type="float" office:value="14.348796">
            <text:p>14.34879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03241">
            <text:p>6.403241</text:p>
          </table:table-cell>
          <table:table-cell office:value-type="float" office:value="10.754206">
            <text:p>10.754206</text:p>
          </table:table-cell>
          <table:table-cell office:value-type="float" office:value="13.288469">
            <text:p>13.288469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46848">
            <text:p>6.946848</text:p>
          </table:table-cell>
          <table:table-cell office:value-type="float" office:value="10.403806">
            <text:p>10.403806</text:p>
          </table:table-cell>
          <table:table-cell office:value-type="float" office:value="15.666634">
            <text:p>15.66663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655474">
            <text:p>5.655474</text:p>
          </table:table-cell>
          <table:table-cell office:value-type="float" office:value="9.888857">
            <text:p>9.888857</text:p>
          </table:table-cell>
          <table:table-cell office:value-type="float" office:value="15.921588">
            <text:p>15.921588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65303">
            <text:p>9.165303</text:p>
          </table:table-cell>
          <table:table-cell office:value-type="float" office:value="9.72229">
            <text:p>9.72229</text:p>
          </table:table-cell>
          <table:table-cell office:value-type="float" office:value="15.382533">
            <text:p>15.38253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64791">
            <text:p>10.064791</text:p>
          </table:table-cell>
          <table:table-cell office:value-type="float" office:value="8.636879">
            <text:p>8.636879</text:p>
          </table:table-cell>
          <table:table-cell office:value-type="float" office:value="15.31627">
            <text:p>15.3162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058694">
            <text:p>8.058694</text:p>
          </table:table-cell>
          <table:table-cell office:value-type="float" office:value="9.72372">
            <text:p>9.72372</text:p>
          </table:table-cell>
          <table:table-cell office:value-type="float" office:value="16.305476">
            <text:p>16.30547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42578">
            <text:p>7.842578</text:p>
          </table:table-cell>
          <table:table-cell office:value-type="float" office:value="8.656757">
            <text:p>8.656757</text:p>
          </table:table-cell>
          <table:table-cell office:value-type="float" office:value="17.204699">
            <text:p>17.20469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12723">
            <text:p>5.12723</text:p>
          </table:table-cell>
          <table:table-cell office:value-type="float" office:value="10.102242">
            <text:p>10.102242</text:p>
          </table:table-cell>
          <table:table-cell office:value-type="float" office:value="13.519755">
            <text:p>13.51975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73665">
            <text:p>4.773665</text:p>
          </table:table-cell>
          <table:table-cell office:value-type="float" office:value="9.689971">
            <text:p>9.689971</text:p>
          </table:table-cell>
          <table:table-cell office:value-type="float" office:value="14.813355">
            <text:p>14.81335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605418">
            <text:p>4.605418</text:p>
          </table:table-cell>
          <table:table-cell office:value-type="float" office:value="9.348332">
            <text:p>9.348332</text:p>
          </table:table-cell>
          <table:table-cell office:value-type="float" office:value="12.386032">
            <text:p>12.38603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08945">
            <text:p>3.808945</text:p>
          </table:table-cell>
          <table:table-cell office:value-type="float" office:value="8.209107">
            <text:p>8.209107</text:p>
          </table:table-cell>
          <table:table-cell office:value-type="float" office:value="12.634782">
            <text:p>12.634782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17985">
            <text:p>5.717985</text:p>
          </table:table-cell>
          <table:table-cell office:value-type="float" office:value="9.301813">
            <text:p>9.301813</text:p>
          </table:table-cell>
          <table:table-cell office:value-type="float" office:value="11.446484">
            <text:p>11.44648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026588">
            <text:p>6.026588</text:p>
          </table:table-cell>
          <table:table-cell office:value-type="float" office:value="8.161709">
            <text:p>8.161709</text:p>
          </table:table-cell>
          <table:table-cell office:value-type="float" office:value="10.661765">
            <text:p>10.66176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58063">
            <text:p>3.858063</text:p>
          </table:table-cell>
          <table:table-cell office:value-type="float" office:value="8.574785">
            <text:p>8.574785</text:p>
          </table:table-cell>
          <table:table-cell office:value-type="float" office:value="15.027829">
            <text:p>15.02782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85507">
            <text:p>3.285507</text:p>
          </table:table-cell>
          <table:table-cell office:value-type="float" office:value="7.82678">
            <text:p>7.82678</text:p>
          </table:table-cell>
          <table:table-cell office:value-type="float" office:value="13.963174">
            <text:p>13.96317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52303">
            <text:p>4.452303</text:p>
          </table:table-cell>
          <table:table-cell office:value-type="float" office:value="7.983649">
            <text:p>7.983649</text:p>
          </table:table-cell>
          <table:table-cell office:value-type="float" office:value="16.198031">
            <text:p>16.19803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513818">
            <text:p>4.513818</text:p>
          </table:table-cell>
          <table:table-cell office:value-type="float" office:value="6.588368">
            <text:p>6.588368</text:p>
          </table:table-cell>
          <table:table-cell office:value-type="float" office:value="16.292263">
            <text:p>16.292263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30505">
            <text:p>5.430505</text:p>
          </table:table-cell>
          <table:table-cell office:value-type="float" office:value="8.807691">
            <text:p>8.807691</text:p>
          </table:table-cell>
          <table:table-cell office:value-type="float" office:value="16.895682">
            <text:p>16.89568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99593">
            <text:p>6.499593</text:p>
          </table:table-cell>
          <table:table-cell office:value-type="float" office:value="8.201117">
            <text:p>8.201117</text:p>
          </table:table-cell>
          <table:table-cell office:value-type="float" office:value="17.625762">
            <text:p>17.625762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56361">
            <text:p>3.356361</text:p>
          </table:table-cell>
          <table:table-cell office:value-type="float" office:value="6.344516">
            <text:p>6.344516</text:p>
          </table:table-cell>
          <table:table-cell office:value-type="float" office:value="14.066236">
            <text:p>14.06623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57839">
            <text:p>3.957839</text:p>
          </table:table-cell>
          <table:table-cell office:value-type="float" office:value="5.777061">
            <text:p>5.777061</text:p>
          </table:table-cell>
          <table:table-cell office:value-type="float" office:value="15.23285">
            <text:p>15.2328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16775">
            <text:p>3.916775</text:p>
          </table:table-cell>
          <table:table-cell office:value-type="float" office:value="5.827561">
            <text:p>5.827561</text:p>
          </table:table-cell>
          <table:table-cell office:value-type="float" office:value="12.796718">
            <text:p>12.796718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36451">
            <text:p>4.836451</text:p>
          </table:table-cell>
          <table:table-cell office:value-type="float" office:value="4.758477">
            <text:p>4.758477</text:p>
          </table:table-cell>
          <table:table-cell office:value-type="float" office:value="12.740481">
            <text:p>12.740481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271315">
            <text:p>4.271315</text:p>
          </table:table-cell>
          <table:table-cell office:value-type="float" office:value="6.978741">
            <text:p>6.978741</text:p>
          </table:table-cell>
          <table:table-cell office:value-type="float" office:value="12.009601">
            <text:p>12.00960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26489">
            <text:p>5.326489</text:p>
          </table:table-cell>
          <table:table-cell office:value-type="float" office:value="6.962397">
            <text:p>6.962397</text:p>
          </table:table-cell>
          <table:table-cell office:value-type="float" office:value="11.075091">
            <text:p>11.07509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92509">
            <text:p>4.92509</text:p>
          </table:table-cell>
          <table:table-cell office:value-type="float" office:value="4.672417">
            <text:p>4.672417</text:p>
          </table:table-cell>
          <table:table-cell office:value-type="float" office:value="15.176869">
            <text:p>15.176869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36041">
            <text:p>5.336041</text:p>
          </table:table-cell>
          <table:table-cell office:value-type="float" office:value="4.113049">
            <text:p>4.113049</text:p>
          </table:table-cell>
          <table:table-cell office:value-type="float" office:value="13.950942">
            <text:p>13.95094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70618">
            <text:p>5.870618</text:p>
          </table:table-cell>
          <table:table-cell office:value-type="float" office:value="4.832766">
            <text:p>4.832766</text:p>
          </table:table-cell>
          <table:table-cell office:value-type="float" office:value="16.231581">
            <text:p>16.23158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201101">
            <text:p>7.201101</text:p>
          </table:table-cell>
          <table:table-cell office:value-type="float" office:value="4.427959">
            <text:p>4.427959</text:p>
          </table:table-cell>
          <table:table-cell office:value-type="float" office:value="16.031816">
            <text:p>16.03181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6107">
            <text:p>5.56107</text:p>
          </table:table-cell>
          <table:table-cell office:value-type="float" office:value="5.963078">
            <text:p>5.963078</text:p>
          </table:table-cell>
          <table:table-cell office:value-type="float" office:value="17.095766">
            <text:p>17.09576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65287">
            <text:p>6.565287</text:p>
          </table:table-cell>
          <table:table-cell office:value-type="float" office:value="6.71666">
            <text:p>6.71666</text:p>
          </table:table-cell>
          <table:table-cell office:value-type="float" office:value="17.77275">
            <text:p>17.7727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675414">
            <text:p>6.675414</text:p>
          </table:table-cell>
          <table:table-cell office:value-type="float" office:value="3.546211">
            <text:p>3.546211</text:p>
          </table:table-cell>
          <table:table-cell office:value-type="float" office:value="13.769247">
            <text:p>13.769247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97805">
            <text:p>7.597805</text:p>
          </table:table-cell>
          <table:table-cell office:value-type="float" office:value="3.722276">
            <text:p>3.722276</text:p>
          </table:table-cell>
          <table:table-cell office:value-type="float" office:value="14.825994">
            <text:p>14.82599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57335">
            <text:p>7.057335</text:p>
          </table:table-cell>
          <table:table-cell office:value-type="float" office:value="4.06563">
            <text:p>4.06563</text:p>
          </table:table-cell>
          <table:table-cell office:value-type="float" office:value="12.455539">
            <text:p>12.455539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48612">
            <text:p>8.348612</text:p>
          </table:table-cell>
          <table:table-cell office:value-type="float" office:value="4.582449">
            <text:p>4.582449</text:p>
          </table:table-cell>
          <table:table-cell office:value-type="float" office:value="12.200245">
            <text:p>12.20024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46451">
            <text:p>5.946451</text:p>
          </table:table-cell>
          <table:table-cell office:value-type="float" office:value="4.763141">
            <text:p>4.763141</text:p>
          </table:table-cell>
          <table:table-cell office:value-type="float" office:value="11.828709">
            <text:p>11.82870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56153">
            <text:p>6.156153</text:p>
          </table:table-cell>
          <table:table-cell office:value-type="float" office:value="5.811901">
            <text:p>5.811901</text:p>
          </table:table-cell>
          <table:table-cell office:value-type="float" office:value="10.908561">
            <text:p>10.90856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80838">
            <text:p>8.880838</text:p>
          </table:table-cell>
          <table:table-cell office:value-type="float" office:value="4.363517">
            <text:p>4.363517</text:p>
          </table:table-cell>
          <table:table-cell office:value-type="float" office:value="14.597938">
            <text:p>14.597938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39544">
            <text:p>9.239544</text:p>
          </table:table-cell>
          <table:table-cell office:value-type="float" office:value="4.770785">
            <text:p>4.770785</text:p>
          </table:table-cell>
          <table:table-cell office:value-type="float" office:value="13.30362">
            <text:p>13.30362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400273">
            <text:p>9.400273</text:p>
          </table:table-cell>
          <table:table-cell office:value-type="float" office:value="5.115329">
            <text:p>5.115329</text:p>
          </table:table-cell>
          <table:table-cell office:value-type="float" office:value="15.735212">
            <text:p>15.73521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99182">
            <text:p>10.199182</text:p>
          </table:table-cell>
          <table:table-cell office:value-type="float" office:value="6.252535">
            <text:p>6.252535</text:p>
          </table:table-cell>
          <table:table-cell office:value-type="float" office:value="15.488904">
            <text:p>15.48890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73086">
            <text:p>8.273086</text:p>
          </table:table-cell>
          <table:table-cell office:value-type="float" office:value="5.179571">
            <text:p>5.179571</text:p>
          </table:table-cell>
          <table:table-cell office:value-type="float" office:value="16.653417">
            <text:p>16.653417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60976">
            <text:p>7.960976</text:p>
          </table:table-cell>
          <table:table-cell office:value-type="float" office:value="6.3123">
            <text:p>6.3123</text:p>
          </table:table-cell>
          <table:table-cell office:value-type="float" office:value="17.442729">
            <text:p>17.44272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46924">
            <text:p>10.146924</text:p>
          </table:table-cell>
          <table:table-cell office:value-type="float" office:value="5.892425">
            <text:p>5.892425</text:p>
          </table:table-cell>
          <table:table-cell office:value-type="float" office:value="13.085353">
            <text:p>13.08535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1477">
            <text:p>10.71477</text:p>
          </table:table-cell>
          <table:table-cell office:value-type="float" office:value="6.639267">
            <text:p>6.639267</text:p>
          </table:table-cell>
          <table:table-cell office:value-type="float" office:value="14.154717">
            <text:p>14.15471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67556">
            <text:p>8.567556</text:p>
          </table:table-cell>
          <table:table-cell office:value-type="float" office:value="5.663503">
            <text:p>5.663503</text:p>
          </table:table-cell>
          <table:table-cell office:value-type="float" office:value="11.224573">
            <text:p>11.224573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9675">
            <text:p>7.49675</text:p>
          </table:table-cell>
          <table:table-cell office:value-type="float" office:value="6.269366">
            <text:p>6.269366</text:p>
          </table:table-cell>
          <table:table-cell office:value-type="float" office:value="10.493071">
            <text:p>10.49307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708076">
            <text:p>9.708076</text:p>
          </table:table-cell>
          <table:table-cell office:value-type="float" office:value="7.480276">
            <text:p>7.480276</text:p>
          </table:table-cell>
          <table:table-cell office:value-type="float" office:value="16.091192">
            <text:p>16.09119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63497">
            <text:p>8.663497</text:p>
          </table:table-cell>
          <table:table-cell office:value-type="float" office:value="7.504016">
            <text:p>7.504016</text:p>
          </table:table-cell>
          <table:table-cell office:value-type="float" office:value="17.034516">
            <text:p>17.03451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09448">
            <text:p>9.209448</text:p>
          </table:table-cell>
          <table:table-cell office:value-type="float" office:value="2.767599">
            <text:p>2.767599</text:p>
          </table:table-cell>
          <table:table-cell office:value-type="float" office:value="20.254291">
            <text:p>20.25429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21441">
            <text:p>8.821441</text:p>
          </table:table-cell>
          <table:table-cell office:value-type="float" office:value="3.211578">
            <text:p>3.211578</text:p>
          </table:table-cell>
          <table:table-cell office:value-type="float" office:value="21.52892">
            <text:p>21.5289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25694">
            <text:p>8.325694</text:p>
          </table:table-cell>
          <table:table-cell office:value-type="float" office:value="2.875944">
            <text:p>2.875944</text:p>
          </table:table-cell>
          <table:table-cell office:value-type="float" office:value="19.138273">
            <text:p>19.138273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17269">
            <text:p>7.017269</text:p>
          </table:table-cell>
          <table:table-cell office:value-type="float" office:value="3.354852">
            <text:p>3.354852</text:p>
          </table:table-cell>
          <table:table-cell office:value-type="float" office:value="19.362643">
            <text:p>19.362643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84374">
            <text:p>9.584374</text:p>
          </table:table-cell>
          <table:table-cell office:value-type="float" office:value="1.013064">
            <text:p>1.013064</text:p>
          </table:table-cell>
          <table:table-cell office:value-type="float" office:value="18.924467">
            <text:p>18.92446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4867">
            <text:p>9.54867</text:p>
          </table:table-cell>
          <table:table-cell office:value-type="float" office:value="-0.385602">
            <text:p>-0.385602</text:p>
          </table:table-cell>
          <table:table-cell office:value-type="float" office:value="18.880105">
            <text:p>18.88010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42215">
            <text:p>10.142215</text:p>
          </table:table-cell>
          <table:table-cell office:value-type="float" office:value="1.65641">
            <text:p>1.65641</text:p>
          </table:table-cell>
          <table:table-cell office:value-type="float" office:value="20.086892">
            <text:p>20.086892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17791">
            <text:p>10.717791</text:p>
          </table:table-cell>
          <table:table-cell office:value-type="float" office:value="0.958851">
            <text:p>0.958851</text:p>
          </table:table-cell>
          <table:table-cell office:value-type="float" office:value="21.187621">
            <text:p>21.187621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90491">
            <text:p>8.590491</text:p>
          </table:table-cell>
          <table:table-cell office:value-type="float" office:value="1.78653">
            <text:p>1.78653</text:p>
          </table:table-cell>
          <table:table-cell office:value-type="float" office:value="18.186716">
            <text:p>18.18671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48583">
            <text:p>7.548583</text:p>
          </table:table-cell>
          <table:table-cell office:value-type="float" office:value="1.136227">
            <text:p>1.136227</text:p>
          </table:table-cell>
          <table:table-cell office:value-type="float" office:value="17.451824">
            <text:p>17.45182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20324">
            <text:p>7.520324</text:p>
          </table:table-cell>
          <table:table-cell office:value-type="float" office:value="3.833126">
            <text:p>3.833126</text:p>
          </table:table-cell>
          <table:table-cell office:value-type="float" office:value="21.72377">
            <text:p>21.72377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610424">
            <text:p>6.610424</text:p>
          </table:table-cell>
          <table:table-cell office:value-type="float" office:value="3.921462">
            <text:p>3.921462</text:p>
          </table:table-cell>
          <table:table-cell office:value-type="float" office:value="20.645579">
            <text:p>20.64557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118484">
            <text:p>7.118484</text:p>
          </table:table-cell>
          <table:table-cell office:value-type="float" office:value="3.150928">
            <text:p>3.150928</text:p>
          </table:table-cell>
          <table:table-cell office:value-type="float" office:value="22.942642">
            <text:p>22.94264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98105">
            <text:p>5.798105</text:p>
          </table:table-cell>
          <table:table-cell office:value-type="float" office:value="2.713486">
            <text:p>2.713486</text:p>
          </table:table-cell>
          <table:table-cell office:value-type="float" office:value="23.138729">
            <text:p>23.13872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33068">
            <text:p>9.333068</text:p>
          </table:table-cell>
          <table:table-cell office:value-type="float" office:value="2.490066">
            <text:p>2.490066</text:p>
          </table:table-cell>
          <table:table-cell office:value-type="float" office:value="22.689983">
            <text:p>22.68998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70045">
            <text:p>10.170045</text:p>
          </table:table-cell>
          <table:table-cell office:value-type="float" office:value="1.371814">
            <text:p>1.371814</text:p>
          </table:table-cell>
          <table:table-cell office:value-type="float" office:value="22.501119">
            <text:p>22.50111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92119">
            <text:p>8.192119</text:p>
          </table:table-cell>
          <table:table-cell office:value-type="float" office:value="2.415448">
            <text:p>2.415448</text:p>
          </table:table-cell>
          <table:table-cell office:value-type="float" office:value="23.580453">
            <text:p>23.580453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04877">
            <text:p>7.904877</text:p>
          </table:table-cell>
          <table:table-cell office:value-type="float" office:value="1.305953">
            <text:p>1.305953</text:p>
          </table:table-cell>
          <table:table-cell office:value-type="float" office:value="24.408429">
            <text:p>24.4084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87103">
            <text:p>5.287103</text:p>
          </table:table-cell>
          <table:table-cell office:value-type="float" office:value="3.321693">
            <text:p>3.321693</text:p>
          </table:table-cell>
          <table:table-cell office:value-type="float" office:value="20.816803">
            <text:p>20.816803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78325">
            <text:p>4.878325</text:p>
          </table:table-cell>
          <table:table-cell office:value-type="float" office:value="2.788821">
            <text:p>2.788821</text:p>
          </table:table-cell>
          <table:table-cell office:value-type="float" office:value="22.053791">
            <text:p>22.05379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96558">
            <text:p>4.796558</text:p>
          </table:table-cell>
          <table:table-cell office:value-type="float" office:value="2.656828">
            <text:p>2.656828</text:p>
          </table:table-cell>
          <table:table-cell office:value-type="float" office:value="19.613684">
            <text:p>19.613684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11997">
            <text:p>3.911997</text:p>
          </table:table-cell>
          <table:table-cell office:value-type="float" office:value="1.561886">
            <text:p>1.561886</text:p>
          </table:table-cell>
          <table:table-cell office:value-type="float" office:value="19.702857">
            <text:p>19.70285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3025">
            <text:p>5.93025</text:p>
          </table:table-cell>
          <table:table-cell office:value-type="float" office:value="2.635933">
            <text:p>2.635933</text:p>
          </table:table-cell>
          <table:table-cell office:value-type="float" office:value="18.723899">
            <text:p>18.72389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84257">
            <text:p>6.184257</text:p>
          </table:table-cell>
          <table:table-cell office:value-type="float" office:value="1.571382">
            <text:p>1.571382</text:p>
          </table:table-cell>
          <table:table-cell office:value-type="float" office:value="17.831516">
            <text:p>17.831516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29494">
            <text:p>3.929494</text:p>
          </table:table-cell>
          <table:table-cell office:value-type="float" office:value="1.674446">
            <text:p>1.674446</text:p>
          </table:table-cell>
          <table:table-cell office:value-type="float" office:value="22.137817">
            <text:p>22.137817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4908">
            <text:p>3.34908</text:p>
          </table:table-cell>
          <table:table-cell office:value-type="float" office:value="1.067403">
            <text:p>1.067403</text:p>
          </table:table-cell>
          <table:table-cell office:value-type="float" office:value="20.982515">
            <text:p>20.98251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88582">
            <text:p>4.488582</text:p>
          </table:table-cell>
          <table:table-cell office:value-type="float" office:value="0.914456">
            <text:p>0.914456</text:p>
          </table:table-cell>
          <table:table-cell office:value-type="float" office:value="23.232826">
            <text:p>23.23282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71851">
            <text:p>4.471851</text:p>
          </table:table-cell>
          <table:table-cell office:value-type="float" office:value="-0.484537">
            <text:p>-0.484537</text:p>
          </table:table-cell>
          <table:table-cell office:value-type="float" office:value="23.184628">
            <text:p>23.18462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10417">
            <text:p>5.510417</text:p>
          </table:table-cell>
          <table:table-cell office:value-type="float" office:value="1.591881">
            <text:p>1.591881</text:p>
          </table:table-cell>
          <table:table-cell office:value-type="float" office:value="24.026184">
            <text:p>24.02618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20857">
            <text:p>6.520857</text:p>
          </table:table-cell>
          <table:table-cell office:value-type="float" office:value="0.877453">
            <text:p>0.877453</text:p>
          </table:table-cell>
          <table:table-cell office:value-type="float" office:value="24.739339">
            <text:p>24.739339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39604">
            <text:p>3.339604</text:p>
          </table:table-cell>
          <table:table-cell office:value-type="float" office:value="-0.416386">
            <text:p>-0.416386</text:p>
          </table:table-cell>
          <table:table-cell office:value-type="float" office:value="20.927208">
            <text:p>20.92720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13144">
            <text:p>3.913144</text:p>
          </table:table-cell>
          <table:table-cell office:value-type="float" office:value="-1.121635">
            <text:p>-1.121635</text:p>
          </table:table-cell>
          <table:table-cell office:value-type="float" office:value="22.0225">
            <text:p>22.022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8745">
            <text:p>3.88745</text:p>
          </table:table-cell>
          <table:table-cell office:value-type="float" office:value="-0.832296">
            <text:p>-0.832296</text:p>
          </table:table-cell>
          <table:table-cell office:value-type="float" office:value="19.619085">
            <text:p>19.61908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14657">
            <text:p>4.714657</text:p>
          </table:table-cell>
          <table:table-cell office:value-type="float" office:value="-1.957129">
            <text:p>-1.957129</text:p>
          </table:table-cell>
          <table:table-cell office:value-type="float" office:value="19.42432">
            <text:p>19.42432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37352">
            <text:p>4.337352</text:p>
          </table:table-cell>
          <table:table-cell office:value-type="float" office:value="0.387792">
            <text:p>0.387792</text:p>
          </table:table-cell>
          <table:table-cell office:value-type="float" office:value="18.977899">
            <text:p>18.977899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90344">
            <text:p>5.390344</text:p>
          </table:table-cell>
          <table:table-cell office:value-type="float" office:value="0.401614">
            <text:p>0.401614</text:p>
          </table:table-cell>
          <table:table-cell office:value-type="float" office:value="18.040846">
            <text:p>18.040846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41615">
            <text:p>4.841615</text:p>
          </table:table-cell>
          <table:table-cell office:value-type="float" office:value="-2.234236">
            <text:p>-2.234236</text:p>
          </table:table-cell>
          <table:table-cell office:value-type="float" office:value="21.856217">
            <text:p>21.856217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17754">
            <text:p>5.217754</text:p>
          </table:table-cell>
          <table:table-cell office:value-type="float" office:value="-2.686897">
            <text:p>-2.686897</text:p>
          </table:table-cell>
          <table:table-cell office:value-type="float" office:value="20.581129">
            <text:p>20.58112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22769">
            <text:p>5.722769</text:p>
          </table:table-cell>
          <table:table-cell office:value-type="float" office:value="-2.356066">
            <text:p>-2.356066</text:p>
          </table:table-cell>
          <table:table-cell office:value-type="float" office:value="22.977517">
            <text:p>22.97751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3158">
            <text:p>7.03158</text:p>
          </table:table-cell>
          <table:table-cell office:value-type="float" office:value="-2.842703">
            <text:p>-2.842703</text:p>
          </table:table-cell>
          <table:table-cell office:value-type="float" office:value="22.756732">
            <text:p>22.75673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59374">
            <text:p>5.459374</text:p>
          </table:table-cell>
          <table:table-cell office:value-type="float" office:value="-1.263704">
            <text:p>-1.263704</text:p>
          </table:table-cell>
          <table:table-cell office:value-type="float" office:value="23.927491">
            <text:p>23.92749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9912">
            <text:p>6.49912</text:p>
          </table:table-cell>
          <table:table-cell office:value-type="float" office:value="-0.618574">
            <text:p>-0.618574</text:p>
          </table:table-cell>
          <table:table-cell office:value-type="float" office:value="24.672189">
            <text:p>24.672189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21189">
            <text:p>6.521189</text:p>
          </table:table-cell>
          <table:table-cell office:value-type="float" office:value="-3.309513">
            <text:p>-3.309513</text:p>
          </table:table-cell>
          <table:table-cell office:value-type="float" office:value="20.384497">
            <text:p>20.38449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33855">
            <text:p>7.433855</text:p>
          </table:table-cell>
          <table:table-cell office:value-type="float" office:value="-3.395989">
            <text:p>-3.395989</text:p>
          </table:table-cell>
          <table:table-cell office:value-type="float" office:value="21.464606">
            <text:p>21.464606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21451">
            <text:p>6.921451</text:p>
          </table:table-cell>
          <table:table-cell office:value-type="float" office:value="-2.64068">
            <text:p>-2.64068</text:p>
          </table:table-cell>
          <table:table-cell office:value-type="float" office:value="19.153648">
            <text:p>19.153648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43892">
            <text:p>8.243892</text:p>
          </table:table-cell>
          <table:table-cell office:value-type="float" office:value="-2.199313">
            <text:p>-2.199313</text:p>
          </table:table-cell>
          <table:table-cell office:value-type="float" office:value="18.963009">
            <text:p>18.96300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44317">
            <text:p>5.844317</text:p>
          </table:table-cell>
          <table:table-cell office:value-type="float" office:value="-1.902723">
            <text:p>-1.902723</text:p>
          </table:table-cell>
          <table:table-cell office:value-type="float" office:value="18.516608">
            <text:p>18.516608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29408">
            <text:p>6.129408</text:p>
          </table:table-cell>
          <table:table-cell office:value-type="float" office:value="-0.786333">
            <text:p>-0.786333</text:p>
          </table:table-cell>
          <table:table-cell office:value-type="float" office:value="17.693884">
            <text:p>17.69388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57809">
            <text:p>8.757809</text:p>
          </table:table-cell>
          <table:table-cell office:value-type="float" office:value="-2.79176">
            <text:p>-2.79176</text:p>
          </table:table-cell>
          <table:table-cell office:value-type="float" office:value="21.296093">
            <text:p>21.296093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58212">
            <text:p>9.158212</text:p>
          </table:table-cell>
          <table:table-cell office:value-type="float" office:value="-2.254327">
            <text:p>-2.254327</text:p>
          </table:table-cell>
          <table:table-cell office:value-type="float" office:value="20.057982">
            <text:p>20.057982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43666">
            <text:p>9.243666</text:p>
          </table:table-cell>
          <table:table-cell office:value-type="float" office:value="-2.126499">
            <text:p>-2.126499</text:p>
          </table:table-cell>
          <table:table-cell office:value-type="float" office:value="22.496736">
            <text:p>22.49673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12126">
            <text:p>10.112126</text:p>
          </table:table-cell>
          <table:table-cell office:value-type="float" office:value="-1.020378">
            <text:p>-1.020378</text:p>
          </table:table-cell>
          <table:table-cell office:value-type="float" office:value="22.401637">
            <text:p>22.40163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21764">
            <text:p>8.121764</text:p>
          </table:table-cell>
          <table:table-cell office:value-type="float" office:value="-2.124861">
            <text:p>-2.124861</text:p>
          </table:table-cell>
          <table:table-cell office:value-type="float" office:value="23.404693">
            <text:p>23.404693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68747">
            <text:p>7.868747</text:p>
          </table:table-cell>
          <table:table-cell office:value-type="float" office:value="-1.060152">
            <text:p>-1.060152</text:p>
          </table:table-cell>
          <table:table-cell office:value-type="float" office:value="24.302108">
            <text:p>24.30210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05108">
            <text:p>10.105108</text:p>
          </table:table-cell>
          <table:table-cell office:value-type="float" office:value="-1.140206">
            <text:p>-1.140206</text:p>
          </table:table-cell>
          <table:table-cell office:value-type="float" office:value="19.977833">
            <text:p>19.97783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80369">
            <text:p>10.680369</text:p>
          </table:table-cell>
          <table:table-cell office:value-type="float" office:value="-0.524576">
            <text:p>-0.524576</text:p>
          </table:table-cell>
          <table:table-cell office:value-type="float" office:value="21.129352">
            <text:p>21.12935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3176">
            <text:p>8.53176</text:p>
          </table:table-cell>
          <table:table-cell office:value-type="float" office:value="-1.070064">
            <text:p>-1.070064</text:p>
          </table:table-cell>
          <table:table-cell office:value-type="float" office:value="18.083691">
            <text:p>18.083691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1922">
            <text:p>7.51922</text:p>
          </table:table-cell>
          <table:table-cell office:value-type="float" office:value="-0.357383">
            <text:p>-0.357383</text:p>
          </table:table-cell>
          <table:table-cell office:value-type="float" office:value="17.370768">
            <text:p>17.37076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697052">
            <text:p>9.697052</text:p>
          </table:table-cell>
          <table:table-cell office:value-type="float" office:value="0.152325">
            <text:p>0.152325</text:p>
          </table:table-cell>
          <table:table-cell office:value-type="float" office:value="23.130667">
            <text:p>23.13066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48958">
            <text:p>8.648958</text:p>
          </table:table-cell>
          <table:table-cell office:value-type="float" office:value="0.122322">
            <text:p>0.122322</text:p>
          </table:table-cell>
          <table:table-cell office:value-type="float" office:value="24.073841">
            <text:p>24.07384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84165">
            <text:p>2.184165</text:p>
          </table:table-cell>
          <table:table-cell office:value-type="float" office:value="9.746492">
            <text:p>9.746492</text:p>
          </table:table-cell>
          <table:table-cell office:value-type="float" office:value="20.066139">
            <text:p>20.066139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82819">
            <text:p>1.782819</text:p>
          </table:table-cell>
          <table:table-cell office:value-type="float" office:value="10.276309">
            <text:p>10.276309</text:p>
          </table:table-cell>
          <table:table-cell office:value-type="float" office:value="21.306345">
            <text:p>21.30634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67879">
            <text:p>1.267879</text:p>
          </table:table-cell>
          <table:table-cell office:value-type="float" office:value="9.705218">
            <text:p>9.705218</text:p>
          </table:table-cell>
          <table:table-cell office:value-type="float" office:value="18.974817">
            <text:p>18.974817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47611">
            <text:p>-0.047611</text:p>
          </table:table-cell>
          <table:table-cell office:value-type="float" office:value="10.157015">
            <text:p>10.157015</text:p>
          </table:table-cell>
          <table:table-cell office:value-type="float" office:value="19.175867">
            <text:p>19.175867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47864">
            <text:p>2.547864</text:p>
          </table:table-cell>
          <table:table-cell office:value-type="float" office:value="7.878644">
            <text:p>7.878644</text:p>
          </table:table-cell>
          <table:table-cell office:value-type="float" office:value="18.882861">
            <text:p>18.882861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45898">
            <text:p>2.545898</text:p>
          </table:table-cell>
          <table:table-cell office:value-type="float" office:value="6.479671">
            <text:p>6.479671</text:p>
          </table:table-cell>
          <table:table-cell office:value-type="float" office:value="18.928392">
            <text:p>18.928392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24196">
            <text:p>3.124196</text:p>
          </table:table-cell>
          <table:table-cell office:value-type="float" office:value="8.625436">
            <text:p>8.625436</text:p>
          </table:table-cell>
          <table:table-cell office:value-type="float" office:value="19.978496">
            <text:p>19.978496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93841">
            <text:p>3.693841</text:p>
          </table:table-cell>
          <table:table-cell office:value-type="float" office:value="8.002835">
            <text:p>8.002835</text:p>
          </table:table-cell>
          <table:table-cell office:value-type="float" office:value="21.130642">
            <text:p>21.13064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37127">
            <text:p>1.537127</text:p>
          </table:table-cell>
          <table:table-cell office:value-type="float" office:value="8.575972">
            <text:p>8.575972</text:p>
          </table:table-cell>
          <table:table-cell office:value-type="float" office:value="18.090445">
            <text:p>18.09044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12496">
            <text:p>0.512496</text:p>
          </table:table-cell>
          <table:table-cell office:value-type="float" office:value="7.876765">
            <text:p>7.876765</text:p>
          </table:table-cell>
          <table:table-cell office:value-type="float" office:value="17.382751">
            <text:p>17.38275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70288">
            <text:p>0.470288</text:p>
          </table:table-cell>
          <table:table-cell office:value-type="float" office:value="10.896928">
            <text:p>10.896928</text:p>
          </table:table-cell>
          <table:table-cell office:value-type="float" office:value="21.479879">
            <text:p>21.47987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42103">
            <text:p>-0.442103</text:p>
          </table:table-cell>
          <table:table-cell office:value-type="float" office:value="10.833739">
            <text:p>10.833739</text:p>
          </table:table-cell>
          <table:table-cell office:value-type="float" office:value="20.402176">
            <text:p>20.402176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60176">
            <text:p>0.060176</text:p>
          </table:table-cell>
          <table:table-cell office:value-type="float" office:value="10.338121">
            <text:p>10.338121</text:p>
          </table:table-cell>
          <table:table-cell office:value-type="float" office:value="22.764118">
            <text:p>22.764118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255375">
            <text:p>-1.255375</text:p>
          </table:table-cell>
          <table:table-cell office:value-type="float" office:value="9.872665">
            <text:p>9.872665</text:p>
          </table:table-cell>
          <table:table-cell office:value-type="float" office:value="22.983273">
            <text:p>22.98327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68048">
            <text:p>2.268048</text:p>
          </table:table-cell>
          <table:table-cell office:value-type="float" office:value="9.609516">
            <text:p>9.609516</text:p>
          </table:table-cell>
          <table:table-cell office:value-type="float" office:value="22.5084">
            <text:p>22.508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29115">
            <text:p>3.129115</text:p>
          </table:table-cell>
          <table:table-cell office:value-type="float" office:value="8.4977">
            <text:p>8.4977</text:p>
          </table:table-cell>
          <table:table-cell office:value-type="float" office:value="22.407805">
            <text:p>22.40780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141253">
            <text:p>1.141253</text:p>
          </table:table-cell>
          <table:table-cell office:value-type="float" office:value="9.614807">
            <text:p>9.614807</text:p>
          </table:table-cell>
          <table:table-cell office:value-type="float" office:value="23.410741">
            <text:p>23.41074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68513">
            <text:p>0.868513</text:p>
          </table:table-cell>
          <table:table-cell office:value-type="float" office:value="8.547674">
            <text:p>8.547674</text:p>
          </table:table-cell>
          <table:table-cell office:value-type="float" office:value="24.296506">
            <text:p>24.29650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754058">
            <text:p>-1.754058</text:p>
          </table:table-cell>
          <table:table-cell office:value-type="float" office:value="10.234838">
            <text:p>10.234838</text:p>
          </table:table-cell>
          <table:table-cell office:value-type="float" office:value="20.597429">
            <text:p>20.5974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45292">
            <text:p>-2.145292</text:p>
          </table:table-cell>
          <table:table-cell office:value-type="float" office:value="9.786676">
            <text:p>9.786676</text:p>
          </table:table-cell>
          <table:table-cell office:value-type="float" office:value="21.8699">
            <text:p>21.869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74817">
            <text:p>-2.274817</text:p>
          </table:table-cell>
          <table:table-cell office:value-type="float" office:value="9.517049">
            <text:p>9.517049</text:p>
          </table:table-cell>
          <table:table-cell office:value-type="float" office:value="19.437074">
            <text:p>19.43707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28564">
            <text:p>-3.128564</text:p>
          </table:table-cell>
          <table:table-cell office:value-type="float" office:value="8.409525">
            <text:p>8.409525</text:p>
          </table:table-cell>
          <table:table-cell office:value-type="float" office:value="19.622798">
            <text:p>19.622798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33921">
            <text:p>-1.133921</text:p>
          </table:table-cell>
          <table:table-cell office:value-type="float" office:value="9.433872">
            <text:p>9.433872</text:p>
          </table:table-cell>
          <table:table-cell office:value-type="float" office:value="18.547457">
            <text:p>18.54745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64623">
            <text:p>-0.864623</text:p>
          </table:table-cell>
          <table:table-cell office:value-type="float" office:value="8.318902">
            <text:p>8.318902</text:p>
          </table:table-cell>
          <table:table-cell office:value-type="float" office:value="17.722513">
            <text:p>17.722513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88232">
            <text:p>-3.088232</text:p>
          </table:table-cell>
          <table:table-cell office:value-type="float" office:value="8.681243">
            <text:p>8.681243</text:p>
          </table:table-cell>
          <table:table-cell office:value-type="float" office:value="22.032604">
            <text:p>22.032604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80278">
            <text:p>-3.680278</text:p>
          </table:table-cell>
          <table:table-cell office:value-type="float" office:value="7.992944">
            <text:p>7.992944</text:p>
          </table:table-cell>
          <table:table-cell office:value-type="float" office:value="20.933359">
            <text:p>20.93335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44471">
            <text:p>-2.544471</text:p>
          </table:table-cell>
          <table:table-cell office:value-type="float" office:value="8.028857">
            <text:p>8.028857</text:p>
          </table:table-cell>
          <table:table-cell office:value-type="float" office:value="23.194501">
            <text:p>23.194501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37077">
            <text:p>-2.537077</text:p>
          </table:table-cell>
          <table:table-cell office:value-type="float" office:value="6.629698">
            <text:p>6.629698</text:p>
          </table:table-cell>
          <table:table-cell office:value-type="float" office:value="23.234211">
            <text:p>23.23421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38611">
            <text:p>-1.538611</text:p>
          </table:table-cell>
          <table:table-cell office:value-type="float" office:value="8.787417">
            <text:p>8.787417</text:p>
          </table:table-cell>
          <table:table-cell office:value-type="float" office:value="23.93317">
            <text:p>23.9331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05566">
            <text:p>-0.505566</text:p>
          </table:table-cell>
          <table:table-cell office:value-type="float" office:value="8.125531">
            <text:p>8.125531</text:p>
          </table:table-cell>
          <table:table-cell office:value-type="float" office:value="24.670332">
            <text:p>24.67033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85878">
            <text:p>-3.685878</text:p>
          </table:table-cell>
          <table:table-cell office:value-type="float" office:value="6.504408">
            <text:p>6.504408</text:p>
          </table:table-cell>
          <table:table-cell office:value-type="float" office:value="20.986925">
            <text:p>20.98692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12421">
            <text:p>-3.112421</text:p>
          </table:table-cell>
          <table:table-cell office:value-type="float" office:value="5.881965">
            <text:p>5.881965</text:p>
          </table:table-cell>
          <table:table-cell office:value-type="float" office:value="22.137598">
            <text:p>22.137598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18194">
            <text:p>-3.118194</text:p>
          </table:table-cell>
          <table:table-cell office:value-type="float" office:value="6.010381">
            <text:p>6.010381</text:p>
          </table:table-cell>
          <table:table-cell office:value-type="float" office:value="19.710835">
            <text:p>19.71083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54574">
            <text:p>-2.254574</text:p>
          </table:table-cell>
          <table:table-cell office:value-type="float" office:value="4.899261">
            <text:p>4.899261</text:p>
          </table:table-cell>
          <table:table-cell office:value-type="float" office:value="19.611657">
            <text:p>19.61165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80496">
            <text:p>-2.680496</text:p>
          </table:table-cell>
          <table:table-cell office:value-type="float" office:value="7.185219">
            <text:p>7.185219</text:p>
          </table:table-cell>
          <table:table-cell office:value-type="float" office:value="18.989975">
            <text:p>18.98997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28169">
            <text:p>-1.628169</text:p>
          </table:table-cell>
          <table:table-cell office:value-type="float" office:value="7.147812">
            <text:p>7.147812</text:p>
          </table:table-cell>
          <table:table-cell office:value-type="float" office:value="18.053173">
            <text:p>18.053173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70603">
            <text:p>-2.170603</text:p>
          </table:table-cell>
          <table:table-cell office:value-type="float" office:value="4.761347">
            <text:p>4.761347</text:p>
          </table:table-cell>
          <table:table-cell office:value-type="float" office:value="22.053733">
            <text:p>22.053733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770207">
            <text:p>-1.770207</text:p>
          </table:table-cell>
          <table:table-cell office:value-type="float" office:value="4.227884">
            <text:p>4.227884</text:p>
          </table:table-cell>
          <table:table-cell office:value-type="float" office:value="20.813369">
            <text:p>20.81336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258301">
            <text:p>-1.258301</text:p>
          </table:table-cell>
          <table:table-cell office:value-type="float" office:value="4.801896">
            <text:p>4.801896</text:p>
          </table:table-cell>
          <table:table-cell office:value-type="float" office:value="23.14808">
            <text:p>23.14808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60337">
            <text:p>0.060337</text:p>
          </table:table-cell>
          <table:table-cell office:value-type="float" office:value="4.366078">
            <text:p>4.366078</text:p>
          </table:table-cell>
          <table:table-cell office:value-type="float" office:value="22.937418">
            <text:p>22.937418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29049">
            <text:p>-1.529049</text:p>
          </table:table-cell>
          <table:table-cell office:value-type="float" office:value="5.931704">
            <text:p>5.931704</text:p>
          </table:table-cell>
          <table:table-cell office:value-type="float" office:value="24.0299">
            <text:p>24.029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04129">
            <text:p>-0.504129</text:p>
          </table:table-cell>
          <table:table-cell office:value-type="float" office:value="6.631256">
            <text:p>6.631256</text:p>
          </table:table-cell>
          <table:table-cell office:value-type="float" office:value="24.736327">
            <text:p>24.736327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58083">
            <text:p>-0.458083</text:p>
          </table:table-cell>
          <table:table-cell office:value-type="float" office:value="3.609565">
            <text:p>3.609565</text:p>
          </table:table-cell>
          <table:table-cell office:value-type="float" office:value="20.637545">
            <text:p>20.637545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54291">
            <text:p>0.454291</text:p>
          </table:table-cell>
          <table:table-cell office:value-type="float" office:value="3.681854">
            <text:p>3.681854</text:p>
          </table:table-cell>
          <table:table-cell office:value-type="float" office:value="21.714597">
            <text:p>21.714597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50299">
            <text:p>-0.050299</text:p>
          </table:table-cell>
          <table:table-cell office:value-type="float" office:value="4.162543">
            <text:p>4.162543</text:p>
          </table:table-cell>
          <table:table-cell office:value-type="float" office:value="19.349235">
            <text:p>19.34923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65901">
            <text:p>1.265901</text:p>
          </table:table-cell>
          <table:table-cell office:value-type="float" office:value="4.630315">
            <text:p>4.630315</text:p>
          </table:table-cell>
          <table:table-cell office:value-type="float" office:value="19.135223">
            <text:p>19.13522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32874">
            <text:p>-1.132874</text:p>
          </table:table-cell>
          <table:table-cell office:value-type="float" office:value="4.887844">
            <text:p>4.887844</text:p>
          </table:table-cell>
          <table:table-cell office:value-type="float" office:value="18.701956">
            <text:p>18.70195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63377">
            <text:p>-0.863377</text:p>
          </table:table-cell>
          <table:table-cell office:value-type="float" office:value="5.958684">
            <text:p>5.958684</text:p>
          </table:table-cell>
          <table:table-cell office:value-type="float" office:value="17.817843">
            <text:p>17.817843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75566">
            <text:p>1.775566</text:p>
          </table:table-cell>
          <table:table-cell office:value-type="float" office:value="4.262317">
            <text:p>4.262317</text:p>
          </table:table-cell>
          <table:table-cell office:value-type="float" office:value="21.524583">
            <text:p>21.52458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5877">
            <text:p>2.15877</text:p>
          </table:table-cell>
          <table:table-cell office:value-type="float" office:value="4.715323">
            <text:p>4.715323</text:p>
          </table:table-cell>
          <table:table-cell office:value-type="float" office:value="20.250636">
            <text:p>20.250636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87911">
            <text:p>2.287911</text:p>
          </table:table-cell>
          <table:table-cell office:value-type="float" office:value="4.982348">
            <text:p>4.982348</text:p>
          </table:table-cell>
          <table:table-cell office:value-type="float" office:value="22.688473">
            <text:p>22.68847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30683">
            <text:p>3.130683</text:p>
          </table:table-cell>
          <table:table-cell office:value-type="float" office:value="6.097859">
            <text:p>6.097859</text:p>
          </table:table-cell>
          <table:table-cell office:value-type="float" office:value="22.495609">
            <text:p>22.49560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146844">
            <text:p>1.146844</text:p>
          </table:table-cell>
          <table:table-cell office:value-type="float" office:value="5.067252">
            <text:p>5.067252</text:p>
          </table:table-cell>
          <table:table-cell office:value-type="float" office:value="23.582425">
            <text:p>23.58242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73322">
            <text:p>0.873322</text:p>
          </table:table-cell>
          <table:table-cell office:value-type="float" office:value="6.191245">
            <text:p>6.191245</text:p>
          </table:table-cell>
          <table:table-cell office:value-type="float" office:value="24.39348">
            <text:p>24.3934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91668">
            <text:p>3.091668</text:p>
          </table:table-cell>
          <table:table-cell office:value-type="float" office:value="5.826712">
            <text:p>5.826712</text:p>
          </table:table-cell>
          <table:table-cell office:value-type="float" office:value="20.087204">
            <text:p>20.087204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7912">
            <text:p>3.67912</text:p>
          </table:table-cell>
          <table:table-cell office:value-type="float" office:value="6.517675">
            <text:p>6.517675</text:p>
          </table:table-cell>
          <table:table-cell office:value-type="float" office:value="21.185855">
            <text:p>21.18585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43654">
            <text:p>1.543654</text:p>
          </table:table-cell>
          <table:table-cell office:value-type="float" office:value="5.720759">
            <text:p>5.720759</text:p>
          </table:table-cell>
          <table:table-cell office:value-type="float" office:value="18.188479">
            <text:p>18.18847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11982">
            <text:p>0.511982</text:p>
          </table:table-cell>
          <table:table-cell office:value-type="float" office:value="6.382276">
            <text:p>6.382276</text:p>
          </table:table-cell>
          <table:table-cell office:value-type="float" office:value="17.448975">
            <text:p>17.44897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682566">
            <text:p>2.682566</text:p>
          </table:table-cell>
          <table:table-cell office:value-type="float" office:value="7.324798">
            <text:p>7.324798</text:p>
          </table:table-cell>
          <table:table-cell office:value-type="float" office:value="23.122415">
            <text:p>23.12241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32342">
            <text:p>1.632342</text:p>
          </table:table-cell>
          <table:table-cell office:value-type="float" office:value="7.361288">
            <text:p>7.361288</text:p>
          </table:table-cell>
          <table:table-cell office:value-type="float" office:value="24.059651">
            <text:p>24.05965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011935">
            <text:p>16.011935</text:p>
          </table:table-cell>
          <table:table-cell office:value-type="float" office:value="16.885804">
            <text:p>16.885804</text:p>
          </table:table-cell>
          <table:table-cell office:value-type="float" office:value="-1.168516">
            <text:p>-1.168516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79682">
            <text:p>15.579682</text:p>
          </table:table-cell>
          <table:table-cell office:value-type="float" office:value="17.485794">
            <text:p>17.485794</text:p>
          </table:table-cell>
          <table:table-cell office:value-type="float" office:value="0.038008">
            <text:p>0.038008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60735">
            <text:p>15.060735</text:p>
          </table:table-cell>
          <table:table-cell office:value-type="float" office:value="16.610112">
            <text:p>16.610112</text:p>
          </table:table-cell>
          <table:table-cell office:value-type="float" office:value="-2.204191">
            <text:p>-2.20419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713018">
            <text:p>13.713018</text:p>
          </table:table-cell>
          <table:table-cell office:value-type="float" office:value="16.965667">
            <text:p>16.965667</text:p>
          </table:table-cell>
          <table:table-cell office:value-type="float" office:value="-2.031236">
            <text:p>-2.031236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479186">
            <text:p>16.479186</text:p>
          </table:table-cell>
          <table:table-cell office:value-type="float" office:value="14.912058">
            <text:p>14.912058</text:p>
          </table:table-cell>
          <table:table-cell office:value-type="float" office:value="-2.202788">
            <text:p>-2.20278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98868">
            <text:p>16.598868</text:p>
          </table:table-cell>
          <table:table-cell office:value-type="float" office:value="13.523371">
            <text:p>13.523371</text:p>
          </table:table-cell>
          <table:table-cell office:value-type="float" office:value="-2.063005">
            <text:p>-2.06300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997368">
            <text:p>16.997368</text:p>
          </table:table-cell>
          <table:table-cell office:value-type="float" office:value="15.789056">
            <text:p>15.789056</text:p>
          </table:table-cell>
          <table:table-cell office:value-type="float" office:value="-1.17633">
            <text:p>-1.1763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59889">
            <text:p>17.59889</text:p>
          </table:table-cell>
          <table:table-cell office:value-type="float" office:value="15.274071">
            <text:p>15.274071</text:p>
          </table:table-cell>
          <table:table-cell office:value-type="float" office:value="0.016082">
            <text:p>0.01608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411287">
            <text:p>15.411287</text:p>
          </table:table-cell>
          <table:table-cell office:value-type="float" office:value="15.467142">
            <text:p>15.467142</text:p>
          </table:table-cell>
          <table:table-cell office:value-type="float" office:value="-3.028588">
            <text:p>-3.028588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36639">
            <text:p>14.436639</text:p>
          </table:table-cell>
          <table:table-cell office:value-type="float" office:value="14.660468">
            <text:p>14.660468</text:p>
          </table:table-cell>
          <table:table-cell office:value-type="float" office:value="-3.68422">
            <text:p>-3.68422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201749">
            <text:p>14.201749</text:p>
          </table:table-cell>
          <table:table-cell office:value-type="float" office:value="17.973229">
            <text:p>17.973229</text:p>
          </table:table-cell>
          <table:table-cell office:value-type="float" office:value="0.203757">
            <text:p>0.203757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97486">
            <text:p>13.297486</text:p>
          </table:table-cell>
          <table:table-cell office:value-type="float" office:value="17.687223">
            <text:p>17.687223</text:p>
          </table:table-cell>
          <table:table-cell office:value-type="float" office:value="-0.843764">
            <text:p>-0.84376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15306">
            <text:p>13.815306</text:p>
          </table:table-cell>
          <table:table-cell office:value-type="float" office:value="17.491368">
            <text:p>17.491368</text:p>
          </table:table-cell>
          <table:table-cell office:value-type="float" office:value="1.535281">
            <text:p>1.53528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41261">
            <text:p>12.541261</text:p>
          </table:table-cell>
          <table:table-cell office:value-type="float" office:value="16.941396">
            <text:p>16.941396</text:p>
          </table:table-cell>
          <table:table-cell office:value-type="float" office:value="1.810066">
            <text:p>1.810066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068039">
            <text:p>16.068039</text:p>
          </table:table-cell>
          <table:table-cell office:value-type="float" office:value="16.864457">
            <text:p>16.864457</text:p>
          </table:table-cell>
          <table:table-cell office:value-type="float" office:value="1.274139">
            <text:p>1.274139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20151">
            <text:p>17.020151</text:p>
          </table:table-cell>
          <table:table-cell office:value-type="float" office:value="15.816534">
            <text:p>15.816534</text:p>
          </table:table-cell>
          <table:table-cell office:value-type="float" office:value="1.266029">
            <text:p>1.26602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43995">
            <text:p>14.943995</text:p>
          </table:table-cell>
          <table:table-cell office:value-type="float" office:value="16.840828">
            <text:p>16.840828</text:p>
          </table:table-cell>
          <table:table-cell office:value-type="float" office:value="2.169419">
            <text:p>2.16941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762076">
            <text:p>14.762076</text:p>
          </table:table-cell>
          <table:table-cell office:value-type="float" office:value="15.783334">
            <text:p>15.783334</text:p>
          </table:table-cell>
          <table:table-cell office:value-type="float" office:value="3.080833">
            <text:p>3.080833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049436">
            <text:p>12.049436</text:p>
          </table:table-cell>
          <table:table-cell office:value-type="float" office:value="16.996656">
            <text:p>16.996656</text:p>
          </table:table-cell>
          <table:table-cell office:value-type="float" office:value="-0.605428">
            <text:p>-0.60542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690351">
            <text:p>11.690351</text:p>
          </table:table-cell>
          <table:table-cell office:value-type="float" office:value="16.631857">
            <text:p>16.631857</text:p>
          </table:table-cell>
          <table:table-cell office:value-type="float" office:value="0.700908">
            <text:p>0.70090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30716">
            <text:p>11.530716</text:p>
          </table:table-cell>
          <table:table-cell office:value-type="float" office:value="16.225298">
            <text:p>16.225298</text:p>
          </table:table-cell>
          <table:table-cell office:value-type="float" office:value="-1.723285">
            <text:p>-1.72328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79468">
            <text:p>10.779468</text:p>
          </table:table-cell>
          <table:table-cell office:value-type="float" office:value="15.065731">
            <text:p>15.065731</text:p>
          </table:table-cell>
          <table:table-cell office:value-type="float" office:value="-1.427686">
            <text:p>-1.427686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660153">
            <text:p>12.660153</text:p>
          </table:table-cell>
          <table:table-cell office:value-type="float" office:value="16.180688">
            <text:p>16.180688</text:p>
          </table:table-cell>
          <table:table-cell office:value-type="float" office:value="-2.653961">
            <text:p>-2.65396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017755">
            <text:p>13.017755</text:p>
          </table:table-cell>
          <table:table-cell office:value-type="float" office:value="15.026213">
            <text:p>15.026213</text:p>
          </table:table-cell>
          <table:table-cell office:value-type="float" office:value="-3.39771">
            <text:p>-3.3977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7898">
            <text:p>10.77898</text:p>
          </table:table-cell>
          <table:table-cell office:value-type="float" office:value="15.521874">
            <text:p>15.521874</text:p>
          </table:table-cell>
          <table:table-cell office:value-type="float" office:value="0.952753">
            <text:p>0.952753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250927">
            <text:p>10.250927</text:p>
          </table:table-cell>
          <table:table-cell office:value-type="float" office:value="14.717639">
            <text:p>14.717639</text:p>
          </table:table-cell>
          <table:table-cell office:value-type="float" office:value="-0.090798">
            <text:p>-0.090798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89835">
            <text:p>11.389835</text:p>
          </table:table-cell>
          <table:table-cell office:value-type="float" office:value="14.991375">
            <text:p>14.991375</text:p>
          </table:table-cell>
          <table:table-cell office:value-type="float" office:value="2.148129">
            <text:p>2.14812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27083">
            <text:p>11.527083</text:p>
          </table:table-cell>
          <table:table-cell office:value-type="float" office:value="13.602848">
            <text:p>13.602848</text:p>
          </table:table-cell>
          <table:table-cell office:value-type="float" office:value="2.283345">
            <text:p>2.28334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45064">
            <text:p>12.345064</text:p>
          </table:table-cell>
          <table:table-cell office:value-type="float" office:value="15.87239">
            <text:p>15.87239</text:p>
          </table:table-cell>
          <table:table-cell office:value-type="float" office:value="2.806381">
            <text:p>2.80638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42577">
            <text:p>13.442577</text:p>
          </table:table-cell>
          <table:table-cell office:value-type="float" office:value="15.310567">
            <text:p>15.310567</text:p>
          </table:table-cell>
          <table:table-cell office:value-type="float" office:value="3.524979">
            <text:p>3.52497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412362">
            <text:p>10.412362</text:p>
          </table:table-cell>
          <table:table-cell office:value-type="float" office:value="13.246188">
            <text:p>13.246188</text:p>
          </table:table-cell>
          <table:table-cell office:value-type="float" office:value="0.065511">
            <text:p>0.06551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014072">
            <text:p>11.014072</text:p>
          </table:table-cell>
          <table:table-cell office:value-type="float" office:value="12.727351">
            <text:p>12.727351</text:p>
          </table:table-cell>
          <table:table-cell office:value-type="float" office:value="1.255727">
            <text:p>1.25572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97317">
            <text:p>10.997317</text:p>
          </table:table-cell>
          <table:table-cell office:value-type="float" office:value="12.699458">
            <text:p>12.699458</text:p>
          </table:table-cell>
          <table:table-cell office:value-type="float" office:value="-1.17636">
            <text:p>-1.17636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38742">
            <text:p>11.938742</text:p>
          </table:table-cell>
          <table:table-cell office:value-type="float" office:value="11.645411">
            <text:p>11.645411</text:p>
          </table:table-cell>
          <table:table-cell office:value-type="float" office:value="-1.18848">
            <text:p>-1.1884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296528">
            <text:p>11.296528</text:p>
          </table:table-cell>
          <table:table-cell office:value-type="float" office:value="13.832178">
            <text:p>13.832178</text:p>
          </table:table-cell>
          <table:table-cell office:value-type="float" office:value="-2.005342">
            <text:p>-2.00534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51166">
            <text:p>12.351166</text:p>
          </table:table-cell>
          <table:table-cell office:value-type="float" office:value="13.821232">
            <text:p>13.821232</text:p>
          </table:table-cell>
          <table:table-cell office:value-type="float" office:value="-2.937977">
            <text:p>-2.93797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96121">
            <text:p>11.996121</text:p>
          </table:table-cell>
          <table:table-cell office:value-type="float" office:value="11.62785">
            <text:p>11.62785</text:p>
          </table:table-cell>
          <table:table-cell office:value-type="float" office:value="1.251278">
            <text:p>1.251278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25855">
            <text:p>12.425855</text:p>
          </table:table-cell>
          <table:table-cell office:value-type="float" office:value="11.02594">
            <text:p>11.02594</text:p>
          </table:table-cell>
          <table:table-cell office:value-type="float" office:value="0.045546">
            <text:p>0.045546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44785">
            <text:p>12.944785</text:p>
          </table:table-cell>
          <table:table-cell office:value-type="float" office:value="11.892728">
            <text:p>11.892728</text:p>
          </table:table-cell>
          <table:table-cell office:value-type="float" office:value="2.293425">
            <text:p>2.29342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295237">
            <text:p>14.295237</text:p>
          </table:table-cell>
          <table:table-cell office:value-type="float" office:value="11.537892">
            <text:p>11.537892</text:p>
          </table:table-cell>
          <table:table-cell office:value-type="float" office:value="2.120511">
            <text:p>2.12051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94378">
            <text:p>12.594378</text:p>
          </table:table-cell>
          <table:table-cell office:value-type="float" office:value="13.041858">
            <text:p>13.041858</text:p>
          </table:table-cell>
          <table:table-cell office:value-type="float" office:value="3.108526">
            <text:p>3.10852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71024">
            <text:p>13.571024</text:p>
          </table:table-cell>
          <table:table-cell office:value-type="float" office:value="13.847202">
            <text:p>13.847202</text:p>
          </table:table-cell>
          <table:table-cell office:value-type="float" office:value="3.762645">
            <text:p>3.76264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02421">
            <text:p>13.802421</text:p>
          </table:table-cell>
          <table:table-cell office:value-type="float" office:value="10.5339">
            <text:p>10.5339</text:p>
          </table:table-cell>
          <table:table-cell office:value-type="float" office:value="-0.120194">
            <text:p>-0.120194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708221">
            <text:p>14.708221</text:p>
          </table:table-cell>
          <table:table-cell office:value-type="float" office:value="10.817816">
            <text:p>10.817816</text:p>
          </table:table-cell>
          <table:table-cell office:value-type="float" office:value="0.928277">
            <text:p>0.928277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85564">
            <text:p>14.185564</text:p>
          </table:table-cell>
          <table:table-cell office:value-type="float" office:value="11.011255">
            <text:p>11.011255</text:p>
          </table:table-cell>
          <table:table-cell office:value-type="float" office:value="-1.455827">
            <text:p>-1.45582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457481">
            <text:p>15.457481</text:p>
          </table:table-cell>
          <table:table-cell office:value-type="float" office:value="11.569174">
            <text:p>11.569174</text:p>
          </table:table-cell>
          <table:table-cell office:value-type="float" office:value="-1.728685">
            <text:p>-1.72868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057222">
            <text:p>13.057222</text:p>
          </table:table-cell>
          <table:table-cell office:value-type="float" office:value="11.664513">
            <text:p>11.664513</text:p>
          </table:table-cell>
          <table:table-cell office:value-type="float" office:value="-2.090457">
            <text:p>-2.090457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38391">
            <text:p>13.238391</text:p>
          </table:table-cell>
          <table:table-cell office:value-type="float" office:value="12.714662">
            <text:p>12.714662</text:p>
          </table:table-cell>
          <table:table-cell office:value-type="float" office:value="-3.013888">
            <text:p>-3.013888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957461">
            <text:p>15.957461</text:p>
          </table:table-cell>
          <table:table-cell office:value-type="float" office:value="11.505704">
            <text:p>11.505704</text:p>
          </table:table-cell>
          <table:table-cell office:value-type="float" office:value="0.68561">
            <text:p>0.6856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09811">
            <text:p>16.309811</text:p>
          </table:table-cell>
          <table:table-cell office:value-type="float" office:value="11.874406">
            <text:p>11.874406</text:p>
          </table:table-cell>
          <table:table-cell office:value-type="float" office:value="-0.619342">
            <text:p>-0.61934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467953">
            <text:p>16.467953</text:p>
          </table:table-cell>
          <table:table-cell office:value-type="float" office:value="12.289165">
            <text:p>12.289165</text:p>
          </table:table-cell>
          <table:table-cell office:value-type="float" office:value="1.799977">
            <text:p>1.79997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20302">
            <text:p>17.220302</text:p>
          </table:table-cell>
          <table:table-cell office:value-type="float" office:value="13.450395">
            <text:p>13.450395</text:p>
          </table:table-cell>
          <table:table-cell office:value-type="float" office:value="1.505782">
            <text:p>1.50578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4908">
            <text:p>15.34908</text:p>
          </table:table-cell>
          <table:table-cell office:value-type="float" office:value="12.321646">
            <text:p>12.321646</text:p>
          </table:table-cell>
          <table:table-cell office:value-type="float" office:value="2.744684">
            <text:p>2.74468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93632">
            <text:p>14.993632</text:p>
          </table:table-cell>
          <table:table-cell office:value-type="float" office:value="13.48017">
            <text:p>13.48017</text:p>
          </table:table-cell>
          <table:table-cell office:value-type="float" office:value="3.485443">
            <text:p>3.485443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05188">
            <text:p>17.205188</text:p>
          </table:table-cell>
          <table:table-cell office:value-type="float" office:value="12.996338">
            <text:p>12.996338</text:p>
          </table:table-cell>
          <table:table-cell office:value-type="float" office:value="-0.869362">
            <text:p>-0.86936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38672">
            <text:p>17.738672</text:p>
          </table:table-cell>
          <table:table-cell office:value-type="float" office:value="13.801001">
            <text:p>13.801001</text:p>
          </table:table-cell>
          <table:table-cell office:value-type="float" office:value="0.16953">
            <text:p>0.16953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52501">
            <text:p>15.652501</text:p>
          </table:table-cell>
          <table:table-cell office:value-type="float" office:value="12.637454">
            <text:p>12.637454</text:p>
          </table:table-cell>
          <table:table-cell office:value-type="float" office:value="-2.72703">
            <text:p>-2.72703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58714">
            <text:p>14.558714</text:p>
          </table:table-cell>
          <table:table-cell office:value-type="float" office:value="13.19381">
            <text:p>13.19381</text:p>
          </table:table-cell>
          <table:table-cell office:value-type="float" office:value="-3.456089">
            <text:p>-3.456089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733146">
            <text:p>16.733146</text:p>
          </table:table-cell>
          <table:table-cell office:value-type="float" office:value="14.684602">
            <text:p>14.684602</text:p>
          </table:table-cell>
          <table:table-cell office:value-type="float" office:value="2.106951">
            <text:p>2.10695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6257">
            <text:p>15.66257</text:p>
          </table:table-cell>
          <table:table-cell office:value-type="float" office:value="14.687194">
            <text:p>14.687194</text:p>
          </table:table-cell>
          <table:table-cell office:value-type="float" office:value="3.022021">
            <text:p>3.02202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99399">
            <text:p>23.299399</text:p>
          </table:table-cell>
          <table:table-cell office:value-type="float" office:value="23.685952">
            <text:p>23.685952</text:p>
          </table:table-cell>
          <table:table-cell office:value-type="float" office:value="-0.632984">
            <text:p>-0.632984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929618">
            <text:p>22.929618</text:p>
          </table:table-cell>
          <table:table-cell office:value-type="float" office:value="24.071754">
            <text:p>24.071754</text:p>
          </table:table-cell>
          <table:table-cell office:value-type="float" office:value="0.666011">
            <text:p>0.66601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443476">
            <text:p>22.443476</text:p>
          </table:table-cell>
          <table:table-cell office:value-type="float" office:value="23.937491">
            <text:p>23.937491</text:p>
          </table:table-cell>
          <table:table-cell office:value-type="float" office:value="-1.751091">
            <text:p>-1.75109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56986">
            <text:p>21.156986</text:p>
          </table:table-cell>
          <table:table-cell office:value-type="float" office:value="24.464481">
            <text:p>24.464481</text:p>
          </table:table-cell>
          <table:table-cell office:value-type="float" office:value="-1.495252">
            <text:p>-1.49525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33968">
            <text:p>23.633968</text:p>
          </table:table-cell>
          <table:table-cell office:value-type="float" office:value="22.016176">
            <text:p>22.016176</text:p>
          </table:table-cell>
          <table:table-cell office:value-type="float" office:value="-2.047242">
            <text:p>-2.04724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22304">
            <text:p>23.522304</text:p>
          </table:table-cell>
          <table:table-cell office:value-type="float" office:value="20.622278">
            <text:p>20.622278</text:p>
          </table:table-cell>
          <table:table-cell office:value-type="float" office:value="-2.152704">
            <text:p>-2.152704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227918">
            <text:p>24.227918</text:p>
          </table:table-cell>
          <table:table-cell office:value-type="float" office:value="22.583511">
            <text:p>22.583511</text:p>
          </table:table-cell>
          <table:table-cell office:value-type="float" office:value="-0.858536">
            <text:p>-0.858536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66624">
            <text:p>24.766624</text:p>
          </table:table-cell>
          <table:table-cell office:value-type="float" office:value="21.813931">
            <text:p>21.813931</text:p>
          </table:table-cell>
          <table:table-cell office:value-type="float" office:value="0.2074">
            <text:p>0.2074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65127">
            <text:p>22.665127</text:p>
          </table:table-cell>
          <table:table-cell office:value-type="float" office:value="22.861406">
            <text:p>22.861406</text:p>
          </table:table-cell>
          <table:table-cell office:value-type="float" office:value="-2.734065">
            <text:p>-2.73406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8705">
            <text:p>21.58705</text:p>
          </table:table-cell>
          <table:table-cell office:value-type="float" office:value="22.267116">
            <text:p>22.267116</text:p>
          </table:table-cell>
          <table:table-cell office:value-type="float" office:value="-3.460668">
            <text:p>-3.460668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665739">
            <text:p>21.665739</text:p>
          </table:table-cell>
          <table:table-cell office:value-type="float" office:value="24.73979">
            <text:p>24.73979</text:p>
          </table:table-cell>
          <table:table-cell office:value-type="float" office:value="0.888599">
            <text:p>0.888599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762575">
            <text:p>20.762575</text:p>
          </table:table-cell>
          <table:table-cell office:value-type="float" office:value="24.964278">
            <text:p>24.964278</text:p>
          </table:table-cell>
          <table:table-cell office:value-type="float" office:value="-0.173881">
            <text:p>-0.17388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257225">
            <text:p>21.257225</text:p>
          </table:table-cell>
          <table:table-cell office:value-type="float" office:value="24.024133">
            <text:p>24.024133</text:p>
          </table:table-cell>
          <table:table-cell office:value-type="float" office:value="2.084044">
            <text:p>2.084044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18246">
            <text:p>19.918246</text:p>
          </table:table-cell>
          <table:table-cell office:value-type="float" office:value="23.639512">
            <text:p>23.639512</text:p>
          </table:table-cell>
          <table:table-cell office:value-type="float" office:value="2.262742">
            <text:p>2.26274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447559">
            <text:p>23.447559</text:p>
          </table:table-cell>
          <table:table-cell office:value-type="float" office:value="23.320992">
            <text:p>23.320992</text:p>
          </table:table-cell>
          <table:table-cell office:value-type="float" office:value="1.80023">
            <text:p>1.80023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22483">
            <text:p>24.22483</text:p>
          </table:table-cell>
          <table:table-cell office:value-type="float" office:value="22.173736">
            <text:p>22.173736</text:p>
          </table:table-cell>
          <table:table-cell office:value-type="float" office:value="1.537096">
            <text:p>1.537096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15077">
            <text:p>22.315077</text:p>
          </table:table-cell>
          <table:table-cell office:value-type="float" office:value="23.258998">
            <text:p>23.258998</text:p>
          </table:table-cell>
          <table:table-cell office:value-type="float" office:value="2.719426">
            <text:p>2.71942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79416">
            <text:p>21.979416</text:p>
          </table:table-cell>
          <table:table-cell office:value-type="float" office:value="22.117167">
            <text:p>22.117167</text:p>
          </table:table-cell>
          <table:table-cell office:value-type="float" office:value="3.49158">
            <text:p>3.4915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06711">
            <text:p>19.406711</text:p>
          </table:table-cell>
          <table:table-cell office:value-type="float" office:value="24.430812">
            <text:p>24.430812</text:p>
          </table:table-cell>
          <table:table-cell office:value-type="float" office:value="-0.008522">
            <text:p>-0.00852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980413">
            <text:p>18.980413</text:p>
          </table:table-cell>
          <table:table-cell office:value-type="float" office:value="23.852557">
            <text:p>23.852557</text:p>
          </table:table-cell>
          <table:table-cell office:value-type="float" office:value="1.206135">
            <text:p>1.206135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920095">
            <text:p>18.920095</text:p>
          </table:table-cell>
          <table:table-cell office:value-type="float" office:value="23.803337">
            <text:p>23.803337</text:p>
          </table:table-cell>
          <table:table-cell office:value-type="float" office:value="-1.236545">
            <text:p>-1.23654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91385">
            <text:p>17.991385</text:p>
          </table:table-cell>
          <table:table-cell office:value-type="float" office:value="22.739341">
            <text:p>22.739341</text:p>
          </table:table-cell>
          <table:table-cell office:value-type="float" office:value="-1.203455">
            <text:p>-1.20345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044461">
            <text:p>20.044461</text:p>
          </table:table-cell>
          <table:table-cell office:value-type="float" office:value="23.789207">
            <text:p>23.789207</text:p>
          </table:table-cell>
          <table:table-cell office:value-type="float" office:value="-2.133508">
            <text:p>-2.133508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252929">
            <text:p>20.252929</text:p>
          </table:table-cell>
          <table:table-cell office:value-type="float" office:value="22.726076">
            <text:p>22.726076</text:p>
          </table:table-cell>
          <table:table-cell office:value-type="float" office:value="-3.035021">
            <text:p>-3.03502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009406">
            <text:p>18.009406</text:p>
          </table:table-cell>
          <table:table-cell office:value-type="float" office:value="22.749845">
            <text:p>22.749845</text:p>
          </table:table-cell>
          <table:table-cell office:value-type="float" office:value="1.236299">
            <text:p>1.23629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416275">
            <text:p>17.416275</text:p>
          </table:table-cell>
          <table:table-cell office:value-type="float" office:value="22.208433">
            <text:p>22.208433</text:p>
          </table:table-cell>
          <table:table-cell office:value-type="float" office:value="0.05374">
            <text:p>0.0537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537479">
            <text:p>18.537479</text:p>
          </table:table-cell>
          <table:table-cell office:value-type="float" office:value="21.909156">
            <text:p>21.909156</text:p>
          </table:table-cell>
          <table:table-cell office:value-type="float" office:value="2.28598">
            <text:p>2.28598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51327">
            <text:p>18.451327</text:p>
          </table:table-cell>
          <table:table-cell office:value-type="float" office:value="20.516873">
            <text:p>20.516873</text:p>
          </table:table-cell>
          <table:table-cell office:value-type="float" office:value="2.171263">
            <text:p>2.171263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86965">
            <text:p>19.586965</text:p>
          </table:table-cell>
          <table:table-cell office:value-type="float" office:value="22.503371">
            <text:p>22.503371</text:p>
          </table:table-cell>
          <table:table-cell office:value-type="float" office:value="3.109341">
            <text:p>3.10934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70528">
            <text:p>20.570528</text:p>
          </table:table-cell>
          <table:table-cell office:value-type="float" office:value="21.725069">
            <text:p>21.725069</text:p>
          </table:table-cell>
          <table:table-cell office:value-type="float" office:value="3.788589">
            <text:p>3.788589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18037">
            <text:p>17.318037</text:p>
          </table:table-cell>
          <table:table-cell office:value-type="float" office:value="20.732564">
            <text:p>20.732564</text:p>
          </table:table-cell>
          <table:table-cell office:value-type="float" office:value="-0.069196">
            <text:p>-0.06919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57758">
            <text:p>17.857758</text:p>
          </table:table-cell>
          <table:table-cell office:value-type="float" office:value="19.954461">
            <text:p>19.954461</text:p>
          </table:table-cell>
          <table:table-cell office:value-type="float" office:value="0.988568">
            <text:p>0.988568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50161">
            <text:p>17.850161</text:p>
          </table:table-cell>
          <table:table-cell office:value-type="float" office:value="20.362621">
            <text:p>20.362621</text:p>
          </table:table-cell>
          <table:table-cell office:value-type="float" office:value="-1.394345">
            <text:p>-1.39434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14533">
            <text:p>18.614533</text:p>
          </table:table-cell>
          <table:table-cell office:value-type="float" office:value="19.206641">
            <text:p>19.206641</text:p>
          </table:table-cell>
          <table:table-cell office:value-type="float" office:value="-1.662353">
            <text:p>-1.662353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31933">
            <text:p>18.331933</text:p>
          </table:table-cell>
          <table:table-cell office:value-type="float" office:value="21.592281">
            <text:p>21.592281</text:p>
          </table:table-cell>
          <table:table-cell office:value-type="float" office:value="-2.001031">
            <text:p>-2.00103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9123">
            <text:p>19.39123</text:p>
          </table:table-cell>
          <table:table-cell office:value-type="float" office:value="21.601488">
            <text:p>21.601488</text:p>
          </table:table-cell>
          <table:table-cell office:value-type="float" office:value="-2.927375">
            <text:p>-2.927375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4965">
            <text:p>18.74965</text:p>
          </table:table-cell>
          <table:table-cell office:value-type="float" office:value="18.825093">
            <text:p>18.825093</text:p>
          </table:table-cell>
          <table:table-cell office:value-type="float" office:value="0.763087">
            <text:p>0.763087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105135">
            <text:p>19.105135</text:p>
          </table:table-cell>
          <table:table-cell office:value-type="float" office:value="18.426987">
            <text:p>18.426987</text:p>
          </table:table-cell>
          <table:table-cell office:value-type="float" office:value="-0.535319">
            <text:p>-0.535319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17279">
            <text:p>19.617279</text:p>
          </table:table-cell>
          <table:table-cell office:value-type="float" office:value="18.581042">
            <text:p>18.581042</text:p>
          </table:table-cell>
          <table:table-cell office:value-type="float" office:value="1.882056">
            <text:p>1.88205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0432">
            <text:p>20.90432</text:p>
          </table:table-cell>
          <table:table-cell office:value-type="float" office:value="18.04521">
            <text:p>18.04521</text:p>
          </table:table-cell>
          <table:table-cell office:value-type="float" office:value="1.630252">
            <text:p>1.63025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08482">
            <text:p>19.408482</text:p>
          </table:table-cell>
          <table:table-cell office:value-type="float" office:value="19.661359">
            <text:p>19.661359</text:p>
          </table:table-cell>
          <table:table-cell office:value-type="float" office:value="2.863895">
            <text:p>2.86389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81301">
            <text:p>20.481301</text:p>
          </table:table-cell>
          <table:table-cell office:value-type="float" office:value="20.243495">
            <text:p>20.243495</text:p>
          </table:table-cell>
          <table:table-cell office:value-type="float" office:value="3.611707">
            <text:p>3.611707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382929">
            <text:p>20.382929</text:p>
          </table:table-cell>
          <table:table-cell office:value-type="float" office:value="17.770756">
            <text:p>17.770756</text:p>
          </table:table-cell>
          <table:table-cell office:value-type="float" office:value="-0.76169">
            <text:p>-0.76169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294338">
            <text:p>21.294338</text:p>
          </table:table-cell>
          <table:table-cell office:value-type="float" office:value="17.557931">
            <text:p>17.557931</text:p>
          </table:table-cell>
          <table:table-cell office:value-type="float" office:value="0.301977">
            <text:p>0.30197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797801">
            <text:p>20.797801</text:p>
          </table:table-cell>
          <table:table-cell office:value-type="float" office:value="18.480191">
            <text:p>18.480191</text:p>
          </table:table-cell>
          <table:table-cell office:value-type="float" office:value="-1.961204">
            <text:p>-1.961204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37734">
            <text:p>22.137734</text:p>
          </table:table-cell>
          <table:table-cell office:value-type="float" office:value="18.873292">
            <text:p>18.873292</text:p>
          </table:table-cell>
          <table:table-cell office:value-type="float" office:value="-2.135743">
            <text:p>-2.135743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38288">
            <text:p>19.738288</text:p>
          </table:table-cell>
          <table:table-cell office:value-type="float" office:value="19.253183">
            <text:p>19.253183</text:p>
          </table:table-cell>
          <table:table-cell office:value-type="float" office:value="-2.592177">
            <text:p>-2.592177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07453">
            <text:p>20.07453</text:p>
          </table:table-cell>
          <table:table-cell office:value-type="float" office:value="20.397459">
            <text:p>20.397459</text:p>
          </table:table-cell>
          <table:table-cell office:value-type="float" office:value="-3.361501">
            <text:p>-3.36150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48404">
            <text:p>22.648404</text:p>
          </table:table-cell>
          <table:table-cell office:value-type="float" office:value="18.105643">
            <text:p>18.105643</text:p>
          </table:table-cell>
          <table:table-cell office:value-type="float" office:value="0.141412">
            <text:p>0.141412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073076">
            <text:p>23.073076</text:p>
          </table:table-cell>
          <table:table-cell office:value-type="float" office:value="18.685838">
            <text:p>18.685838</text:p>
          </table:table-cell>
          <table:table-cell office:value-type="float" office:value="-1.071214">
            <text:p>-1.071214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36716">
            <text:p>23.136716</text:p>
          </table:table-cell>
          <table:table-cell office:value-type="float" office:value="18.731712">
            <text:p>18.731712</text:p>
          </table:table-cell>
          <table:table-cell office:value-type="float" office:value="1.362578">
            <text:p>1.362578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5325">
            <text:p>24.05325</text:p>
          </table:table-cell>
          <table:table-cell office:value-type="float" office:value="19.802548">
            <text:p>19.802548</text:p>
          </table:table-cell>
          <table:table-cell office:value-type="float" office:value="1.328753">
            <text:p>1.32875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019995">
            <text:p>22.019995</text:p>
          </table:table-cell>
          <table:table-cell office:value-type="float" office:value="18.73186">
            <text:p>18.73186</text:p>
          </table:table-cell>
          <table:table-cell office:value-type="float" office:value="2.267507">
            <text:p>2.267507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1927">
            <text:p>21.81927</text:p>
          </table:table-cell>
          <table:table-cell office:value-type="float" office:value="19.774781">
            <text:p>19.774781</text:p>
          </table:table-cell>
          <table:table-cell office:value-type="float" office:value="3.199642">
            <text:p>3.199642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43839">
            <text:p>24.043839</text:p>
          </table:table-cell>
          <table:table-cell office:value-type="float" office:value="19.78803">
            <text:p>19.78803</text:p>
          </table:table-cell>
          <table:table-cell office:value-type="float" office:value="-1.097566">
            <text:p>-1.09756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32615">
            <text:p>24.632615</text:p>
          </table:table-cell>
          <table:table-cell office:value-type="float" office:value="20.339407">
            <text:p>20.339407</text:p>
          </table:table-cell>
          <table:table-cell office:value-type="float" office:value="0.081191">
            <text:p>0.08119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473343">
            <text:p>22.473343</text:p>
          </table:table-cell>
          <table:table-cell office:value-type="float" office:value="20.016488">
            <text:p>20.016488</text:p>
          </table:table-cell>
          <table:table-cell office:value-type="float" office:value="-2.971219">
            <text:p>-2.971219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875">
            <text:p>21.4875</text:p>
          </table:table-cell>
          <table:table-cell office:value-type="float" office:value="20.790637">
            <text:p>20.790637</text:p>
          </table:table-cell>
          <table:table-cell office:value-type="float" office:value="-3.651062">
            <text:p>-3.65106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716664">
            <text:p>23.716664</text:p>
          </table:table-cell>
          <table:table-cell office:value-type="float" office:value="20.94259">
            <text:p>20.94259</text:p>
          </table:table-cell>
          <table:table-cell office:value-type="float" office:value="2.12979">
            <text:p>2.12979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6737">
            <text:p>22.66737</text:p>
          </table:table-cell>
          <table:table-cell office:value-type="float" office:value="20.916339">
            <text:p>20.916339</text:p>
          </table:table-cell>
          <table:table-cell office:value-type="float" office:value="3.070202">
            <text:p>3.070202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000887">
            <text:p>23.000887</text:p>
          </table:table-cell>
          <table:table-cell office:value-type="float" office:value="16.899991">
            <text:p>16.899991</text:p>
          </table:table-cell>
          <table:table-cell office:value-type="float" office:value="5.862437">
            <text:p>5.862437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54398">
            <text:p>22.554398</text:p>
          </table:table-cell>
          <table:table-cell office:value-type="float" office:value="17.513875">
            <text:p>17.513875</text:p>
          </table:table-cell>
          <table:table-cell office:value-type="float" office:value="7.057554">
            <text:p>7.057554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065708">
            <text:p>22.065708</text:p>
          </table:table-cell>
          <table:table-cell office:value-type="float" office:value="16.604928">
            <text:p>16.604928</text:p>
          </table:table-cell>
          <table:table-cell office:value-type="float" office:value="4.814245">
            <text:p>4.81424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708988">
            <text:p>20.708988</text:p>
          </table:table-cell>
          <table:table-cell office:value-type="float" office:value="16.943646">
            <text:p>16.943646</text:p>
          </table:table-cell>
          <table:table-cell office:value-type="float" office:value="4.965657">
            <text:p>4.96565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14303">
            <text:p>23.514303</text:p>
          </table:table-cell>
          <table:table-cell office:value-type="float" office:value="14.917574">
            <text:p>14.917574</text:p>
          </table:table-cell>
          <table:table-cell office:value-type="float" office:value="4.846102">
            <text:p>4.846102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78451">
            <text:p>23.678451</text:p>
          </table:table-cell>
          <table:table-cell office:value-type="float" office:value="13.531977">
            <text:p>13.531977</text:p>
          </table:table-cell>
          <table:table-cell office:value-type="float" office:value="4.990897">
            <text:p>4.990897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991584">
            <text:p>23.991584</text:p>
          </table:table-cell>
          <table:table-cell office:value-type="float" office:value="15.808296">
            <text:p>15.808296</text:p>
          </table:table-cell>
          <table:table-cell office:value-type="float" office:value="5.875203">
            <text:p>5.875203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583548">
            <text:p>24.583548</text:p>
          </table:table-cell>
          <table:table-cell office:value-type="float" office:value="15.305556">
            <text:p>15.305556</text:p>
          </table:table-cell>
          <table:table-cell office:value-type="float" office:value="7.076145">
            <text:p>7.07614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443841">
            <text:p>22.443841</text:p>
          </table:table-cell>
          <table:table-cell office:value-type="float" office:value="15.45683">
            <text:p>15.45683</text:p>
          </table:table-cell>
          <table:table-cell office:value-type="float" office:value="4.010435">
            <text:p>4.01043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88404">
            <text:p>21.488404</text:p>
          </table:table-cell>
          <table:table-cell office:value-type="float" office:value="14.631892">
            <text:p>14.631892</text:p>
          </table:table-cell>
          <table:table-cell office:value-type="float" office:value="3.349395">
            <text:p>3.34939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63249">
            <text:p>21.163249</text:p>
          </table:table-cell>
          <table:table-cell office:value-type="float" office:value="17.976635">
            <text:p>17.976635</text:p>
          </table:table-cell>
          <table:table-cell office:value-type="float" office:value="7.204468">
            <text:p>7.204468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273893">
            <text:p>20.273893</text:p>
          </table:table-cell>
          <table:table-cell office:value-type="float" office:value="17.664117">
            <text:p>17.664117</text:p>
          </table:table-cell>
          <table:table-cell office:value-type="float" office:value="6.149068">
            <text:p>6.149068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770486">
            <text:p>20.770486</text:p>
          </table:table-cell>
          <table:table-cell office:value-type="float" office:value="17.500701">
            <text:p>17.500701</text:p>
          </table:table-cell>
          <table:table-cell office:value-type="float" office:value="8.538851">
            <text:p>8.538851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05265">
            <text:p>19.505265</text:p>
          </table:table-cell>
          <table:table-cell office:value-type="float" office:value="16.926779">
            <text:p>16.926779</text:p>
          </table:table-cell>
          <table:table-cell office:value-type="float" office:value="8.806375">
            <text:p>8.80637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034087">
            <text:p>23.034087</text:p>
          </table:table-cell>
          <table:table-cell office:value-type="float" office:value="16.904912">
            <text:p>16.904912</text:p>
          </table:table-cell>
          <table:table-cell office:value-type="float" office:value="8.301574">
            <text:p>8.301574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984638">
            <text:p>23.984638</text:p>
          </table:table-cell>
          <table:table-cell office:value-type="float" office:value="15.858385">
            <text:p>15.858385</text:p>
          </table:table-cell>
          <table:table-cell office:value-type="float" office:value="8.307159">
            <text:p>8.307159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0115">
            <text:p>21.90115</text:p>
          </table:table-cell>
          <table:table-cell office:value-type="float" office:value="16.864894">
            <text:p>16.864894</text:p>
          </table:table-cell>
          <table:table-cell office:value-type="float" office:value="9.185324">
            <text:p>9.185324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727102">
            <text:p>21.727102</text:p>
          </table:table-cell>
          <table:table-cell office:value-type="float" office:value="15.814354">
            <text:p>15.814354</text:p>
          </table:table-cell>
          <table:table-cell office:value-type="float" office:value="10.109722">
            <text:p>10.109722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035561">
            <text:p>19.035561</text:p>
          </table:table-cell>
          <table:table-cell office:value-type="float" office:value="16.953283">
            <text:p>16.953283</text:p>
          </table:table-cell>
          <table:table-cell office:value-type="float" office:value="6.383491">
            <text:p>6.38349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75819">
            <text:p>18.675819</text:p>
          </table:table-cell>
          <table:table-cell office:value-type="float" office:value="16.588142">
            <text:p>16.588142</text:p>
          </table:table-cell>
          <table:table-cell office:value-type="float" office:value="7.687195">
            <text:p>7.68719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547804">
            <text:p>18.547804</text:p>
          </table:table-cell>
          <table:table-cell office:value-type="float" office:value="16.156285">
            <text:p>16.156285</text:p>
          </table:table-cell>
          <table:table-cell office:value-type="float" office:value="5.271262">
            <text:p>5.271262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19072">
            <text:p>17.819072</text:p>
          </table:table-cell>
          <table:table-cell office:value-type="float" office:value="14.981855">
            <text:p>14.981855</text:p>
          </table:table-cell>
          <table:table-cell office:value-type="float" office:value="5.569535">
            <text:p>5.56953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74217">
            <text:p>19.674217</text:p>
          </table:table-cell>
          <table:table-cell office:value-type="float" office:value="16.135976">
            <text:p>16.135976</text:p>
          </table:table-cell>
          <table:table-cell office:value-type="float" office:value="4.333849">
            <text:p>4.333849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05444">
            <text:p>20.05444</text:p>
          </table:table-cell>
          <table:table-cell office:value-type="float" office:value="14.979301">
            <text:p>14.979301</text:p>
          </table:table-cell>
          <table:table-cell office:value-type="float" office:value="3.599516">
            <text:p>3.59951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90243">
            <text:p>17.790243</text:p>
          </table:table-cell>
          <table:table-cell office:value-type="float" office:value="15.458686">
            <text:p>15.458686</text:p>
          </table:table-cell>
          <table:table-cell office:value-type="float" office:value="7.935765">
            <text:p>7.93576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85177">
            <text:p>17.285177</text:p>
          </table:table-cell>
          <table:table-cell office:value-type="float" office:value="14.635889">
            <text:p>14.635889</text:p>
          </table:table-cell>
          <table:table-cell office:value-type="float" office:value="6.898359">
            <text:p>6.898359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91651">
            <text:p>18.391651</text:p>
          </table:table-cell>
          <table:table-cell office:value-type="float" office:value="14.951027">
            <text:p>14.951027</text:p>
          </table:table-cell>
          <table:table-cell office:value-type="float" office:value="9.13987">
            <text:p>9.13987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531237">
            <text:p>18.531237</text:p>
          </table:table-cell>
          <table:table-cell office:value-type="float" office:value="13.564929">
            <text:p>13.564929</text:p>
          </table:table-cell>
          <table:table-cell office:value-type="float" office:value="9.292261">
            <text:p>9.292261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16208">
            <text:p>19.316208</text:p>
          </table:table-cell>
          <table:table-cell office:value-type="float" office:value="15.859699">
            <text:p>15.859699</text:p>
          </table:table-cell>
          <table:table-cell office:value-type="float" office:value="9.806467">
            <text:p>9.806467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11213">
            <text:p>20.411213</text:p>
          </table:table-cell>
          <table:table-cell office:value-type="float" office:value="15.323182">
            <text:p>15.323182</text:p>
          </table:table-cell>
          <table:table-cell office:value-type="float" office:value="10.547056">
            <text:p>10.547056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449706">
            <text:p>17.449706</text:p>
          </table:table-cell>
          <table:table-cell office:value-type="float" office:value="13.166865">
            <text:p>13.166865</text:p>
          </table:table-cell>
          <table:table-cell office:value-type="float" office:value="7.062681">
            <text:p>7.062681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045172">
            <text:p>18.045172</text:p>
          </table:table-cell>
          <table:table-cell office:value-type="float" office:value="12.670593">
            <text:p>12.670593</text:p>
          </table:table-cell>
          <table:table-cell office:value-type="float" office:value="8.26618">
            <text:p>8.26618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049274">
            <text:p>18.049274</text:p>
          </table:table-cell>
          <table:table-cell office:value-type="float" office:value="12.623294">
            <text:p>12.623294</text:p>
          </table:table-cell>
          <table:table-cell office:value-type="float" office:value="5.823246">
            <text:p>5.823246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014698">
            <text:p>19.014698</text:p>
          </table:table-cell>
          <table:table-cell office:value-type="float" office:value="11.586698">
            <text:p>11.586698</text:p>
          </table:table-cell>
          <table:table-cell office:value-type="float" office:value="5.83394">
            <text:p>5.83394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23051">
            <text:p>18.323051</text:p>
          </table:table-cell>
          <table:table-cell office:value-type="float" office:value="13.752132">
            <text:p>13.752132</text:p>
          </table:table-cell>
          <table:table-cell office:value-type="float" office:value="4.973429">
            <text:p>4.973429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98529">
            <text:p>19.398529</text:p>
          </table:table-cell>
          <table:table-cell office:value-type="float" office:value="13.762194">
            <text:p>13.762194</text:p>
          </table:table-cell>
          <table:table-cell office:value-type="float" office:value="4.064106">
            <text:p>4.064106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043094">
            <text:p>19.043094</text:p>
          </table:table-cell>
          <table:table-cell office:value-type="float" office:value="11.583228">
            <text:p>11.583228</text:p>
          </table:table-cell>
          <table:table-cell office:value-type="float" office:value="8.275844">
            <text:p>8.275844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96423">
            <text:p>19.496423</text:p>
          </table:table-cell>
          <table:table-cell office:value-type="float" office:value="10.973788">
            <text:p>10.973788</text:p>
          </table:table-cell>
          <table:table-cell office:value-type="float" office:value="7.079718">
            <text:p>7.079718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81665">
            <text:p>19.981665</text:p>
          </table:table-cell>
          <table:table-cell office:value-type="float" office:value="11.89429">
            <text:p>11.89429</text:p>
          </table:table-cell>
          <table:table-cell office:value-type="float" office:value="9.313977">
            <text:p>9.313977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335933">
            <text:p>21.335933</text:p>
          </table:table-cell>
          <table:table-cell office:value-type="float" office:value="11.559625">
            <text:p>11.559625</text:p>
          </table:table-cell>
          <table:table-cell office:value-type="float" office:value="9.158793">
            <text:p>9.158793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03331">
            <text:p>19.603331</text:p>
          </table:table-cell>
          <table:table-cell office:value-type="float" office:value="13.03436">
            <text:p>13.03436</text:p>
          </table:table-cell>
          <table:table-cell office:value-type="float" office:value="10.128939">
            <text:p>10.128939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56353">
            <text:p>20.556353</text:p>
          </table:table-cell>
          <table:table-cell office:value-type="float" office:value="13.860789">
            <text:p>13.860789</text:p>
          </table:table-cell>
          <table:table-cell office:value-type="float" office:value="10.791676">
            <text:p>10.791676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888229">
            <text:p>20.888229</text:p>
          </table:table-cell>
          <table:table-cell office:value-type="float" office:value="10.51618">
            <text:p>10.51618</text:p>
          </table:table-cell>
          <table:table-cell office:value-type="float" office:value="6.93113">
            <text:p>6.93113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775492">
            <text:p>21.775492</text:p>
          </table:table-cell>
          <table:table-cell office:value-type="float" office:value="10.833227">
            <text:p>10.833227</text:p>
          </table:table-cell>
          <table:table-cell office:value-type="float" office:value="7.984288">
            <text:p>7.984288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284275">
            <text:p>21.284275</text:p>
          </table:table-cell>
          <table:table-cell office:value-type="float" office:value="10.997606">
            <text:p>10.997606</text:p>
          </table:table-cell>
          <table:table-cell office:value-type="float" office:value="5.601812">
            <text:p>5.601812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51881">
            <text:p>22.551881</text:p>
          </table:table-cell>
          <table:table-cell office:value-type="float" office:value="11.562394">
            <text:p>11.562394</text:p>
          </table:table-cell>
          <table:table-cell office:value-type="float" office:value="5.33182">
            <text:p>5.33182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53211">
            <text:p>20.153211</text:p>
          </table:table-cell>
          <table:table-cell office:value-type="float" office:value="11.633441">
            <text:p>11.633441</text:p>
          </table:table-cell>
          <table:table-cell office:value-type="float" office:value="4.958821">
            <text:p>4.958821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326897">
            <text:p>20.326897</text:p>
          </table:table-cell>
          <table:table-cell office:value-type="float" office:value="12.689834">
            <text:p>12.689834</text:p>
          </table:table-cell>
          <table:table-cell office:value-type="float" office:value="4.04563">
            <text:p>4.04563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015361">
            <text:p>23.015361</text:p>
          </table:table-cell>
          <table:table-cell office:value-type="float" office:value="11.541736">
            <text:p>11.541736</text:p>
          </table:table-cell>
          <table:table-cell office:value-type="float" office:value="7.755535">
            <text:p>7.755535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81754">
            <text:p>23.381754</text:p>
          </table:table-cell>
          <table:table-cell office:value-type="float" office:value="11.902736">
            <text:p>11.902736</text:p>
          </table:table-cell>
          <table:table-cell office:value-type="float" office:value="6.450006">
            <text:p>6.450006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08304">
            <text:p>23.508304</text:p>
          </table:table-cell>
          <table:table-cell office:value-type="float" office:value="12.326805">
            <text:p>12.326805</text:p>
          </table:table-cell>
          <table:table-cell office:value-type="float" office:value="8.873197">
            <text:p>8.873197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235436">
            <text:p>24.235436</text:p>
          </table:table-cell>
          <table:table-cell office:value-type="float" office:value="13.499422">
            <text:p>13.499422</text:p>
          </table:table-cell>
          <table:table-cell office:value-type="float" office:value="8.573663">
            <text:p>8.57366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68957">
            <text:p>22.368957</text:p>
          </table:table-cell>
          <table:table-cell office:value-type="float" office:value="12.363153">
            <text:p>12.363153</text:p>
          </table:table-cell>
          <table:table-cell office:value-type="float" office:value="9.793267">
            <text:p>9.793267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8623">
            <text:p>21.98623</text:p>
          </table:table-cell>
          <table:table-cell office:value-type="float" office:value="13.514931">
            <text:p>13.514931</text:p>
          </table:table-cell>
          <table:table-cell office:value-type="float" office:value="10.530938">
            <text:p>10.530938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28323">
            <text:p>24.28323</text:p>
          </table:table-cell>
          <table:table-cell office:value-type="float" office:value="13.019801">
            <text:p>13.019801</text:p>
          </table:table-cell>
          <table:table-cell office:value-type="float" office:value="6.197797">
            <text:p>6.197797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77022">
            <text:p>24.777022</text:p>
          </table:table-cell>
          <table:table-cell office:value-type="float" office:value="13.841835">
            <text:p>13.841835</text:p>
          </table:table-cell>
          <table:table-cell office:value-type="float" office:value="7.242581">
            <text:p>7.24258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741456">
            <text:p>22.741456</text:p>
          </table:table-cell>
          <table:table-cell office:value-type="float" office:value="12.629766">
            <text:p>12.629766</text:p>
          </table:table-cell>
          <table:table-cell office:value-type="float" office:value="4.332952">
            <text:p>4.332952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641267">
            <text:p>21.641267</text:p>
          </table:table-cell>
          <table:table-cell office:value-type="float" office:value="13.173902">
            <text:p>13.173902</text:p>
          </table:table-cell>
          <table:table-cell office:value-type="float" office:value="3.606004">
            <text:p>3.606004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99229">
            <text:p>23.699229</text:p>
          </table:table-cell>
          <table:table-cell office:value-type="float" office:value="14.727987">
            <text:p>14.727987</text:p>
          </table:table-cell>
          <table:table-cell office:value-type="float" office:value="9.143999">
            <text:p>9.14399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40657">
            <text:p>22.640657</text:p>
          </table:table-cell>
          <table:table-cell office:value-type="float" office:value="14.728866">
            <text:p>14.728866</text:p>
          </table:table-cell>
          <table:table-cell office:value-type="float" office:value="10.071936">
            <text:p>10.071936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4439">
            <text:p>16.14439</text:p>
          </table:table-cell>
          <table:table-cell office:value-type="float" office:value="23.773553">
            <text:p>23.773553</text:p>
          </table:table-cell>
          <table:table-cell office:value-type="float" office:value="6.181167">
            <text:p>6.181167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38522">
            <text:p>15.738522</text:p>
          </table:table-cell>
          <table:table-cell office:value-type="float" office:value="24.263893">
            <text:p>24.263893</text:p>
          </table:table-cell>
          <table:table-cell office:value-type="float" office:value="7.434759">
            <text:p>7.434759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5065">
            <text:p>15.25065</text:p>
          </table:table-cell>
          <table:table-cell office:value-type="float" office:value="23.787136">
            <text:p>23.787136</text:p>
          </table:table-cell>
          <table:table-cell office:value-type="float" office:value="5.065003">
            <text:p>5.065003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2365">
            <text:p>13.92365</text:p>
          </table:table-cell>
          <table:table-cell office:value-type="float" office:value="24.230303">
            <text:p>24.230303</text:p>
          </table:table-cell>
          <table:table-cell office:value-type="float" office:value="5.258706">
            <text:p>5.258706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7062">
            <text:p>16.57062</text:p>
          </table:table-cell>
          <table:table-cell office:value-type="float" office:value="21.965222">
            <text:p>21.965222</text:p>
          </table:table-cell>
          <table:table-cell office:value-type="float" office:value="4.922583">
            <text:p>4.922583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1551">
            <text:p>16.61551</text:p>
          </table:table-cell>
          <table:table-cell office:value-type="float" office:value="20.564898">
            <text:p>20.564898</text:p>
          </table:table-cell>
          <table:table-cell office:value-type="float" office:value="4.918068">
            <text:p>4.918068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94541">
            <text:p>17.094541</text:p>
          </table:table-cell>
          <table:table-cell office:value-type="float" office:value="22.666919">
            <text:p>22.666919</text:p>
          </table:table-cell>
          <table:table-cell office:value-type="float" office:value="6.063418">
            <text:p>6.063418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87012">
            <text:p>17.687012</text:p>
          </table:table-cell>
          <table:table-cell office:value-type="float" office:value="22.016298">
            <text:p>22.016298</text:p>
          </table:table-cell>
          <table:table-cell office:value-type="float" office:value="7.186889">
            <text:p>7.186889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58519">
            <text:p>15.558519</text:p>
          </table:table-cell>
          <table:table-cell office:value-type="float" office:value="22.683942">
            <text:p>22.683942</text:p>
          </table:table-cell>
          <table:table-cell office:value-type="float" office:value="4.149355">
            <text:p>4.14935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49117">
            <text:p>14.549117</text:p>
          </table:table-cell>
          <table:table-cell office:value-type="float" office:value="21.989622">
            <text:p>21.989622</text:p>
          </table:table-cell>
          <table:table-cell office:value-type="float" office:value="3.409693">
            <text:p>3.409693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10009">
            <text:p>14.410009</text:p>
          </table:table-cell>
          <table:table-cell office:value-type="float" office:value="24.845945">
            <text:p>24.845945</text:p>
          </table:table-cell>
          <table:table-cell office:value-type="float" office:value="7.609899">
            <text:p>7.609899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03573">
            <text:p>13.503573</text:p>
          </table:table-cell>
          <table:table-cell office:value-type="float" office:value="24.824154">
            <text:p>24.824154</text:p>
          </table:table-cell>
          <table:table-cell office:value-type="float" office:value="6.522101">
            <text:p>6.522101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10758">
            <text:p>14.010758</text:p>
          </table:table-cell>
          <table:table-cell office:value-type="float" office:value="24.223159">
            <text:p>24.223159</text:p>
          </table:table-cell>
          <table:table-cell office:value-type="float" office:value="8.868483">
            <text:p>8.868483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701569">
            <text:p>12.701569</text:p>
          </table:table-cell>
          <table:table-cell office:value-type="float" office:value="23.742067">
            <text:p>23.742067</text:p>
          </table:table-cell>
          <table:table-cell office:value-type="float" office:value="9.072247">
            <text:p>9.072247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43462">
            <text:p>16.243462</text:p>
          </table:table-cell>
          <table:table-cell office:value-type="float" office:value="23.571246">
            <text:p>23.571246</text:p>
          </table:table-cell>
          <table:table-cell office:value-type="float" office:value="8.615245">
            <text:p>8.615245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15188">
            <text:p>17.115188</text:p>
          </table:table-cell>
          <table:table-cell office:value-type="float" office:value="22.471273">
            <text:p>22.471273</text:p>
          </table:table-cell>
          <table:table-cell office:value-type="float" office:value="8.473842">
            <text:p>8.473842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104796">
            <text:p>15.104796</text:p>
          </table:table-cell>
          <table:table-cell office:value-type="float" office:value="23.512165">
            <text:p>23.512165</text:p>
          </table:table-cell>
          <table:table-cell office:value-type="float" office:value="9.505644">
            <text:p>9.505644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54377">
            <text:p>14.854377</text:p>
          </table:table-cell>
          <table:table-cell office:value-type="float" office:value="22.410988">
            <text:p>22.410988</text:p>
          </table:table-cell>
          <table:table-cell office:value-type="float" office:value="10.356138">
            <text:p>10.356138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04874">
            <text:p>12.204874</text:p>
          </table:table-cell>
          <table:table-cell office:value-type="float" office:value="24.177631">
            <text:p>24.177631</text:p>
          </table:table-cell>
          <table:table-cell office:value-type="float" office:value="6.698393">
            <text:p>6.698393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11009">
            <text:p>11.811009</text:p>
          </table:table-cell>
          <table:table-cell office:value-type="float" office:value="23.683744">
            <text:p>23.683744</text:p>
          </table:table-cell>
          <table:table-cell office:value-type="float" office:value="7.954532">
            <text:p>7.954532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27937">
            <text:p>11.727937</text:p>
          </table:table-cell>
          <table:table-cell office:value-type="float" office:value="23.482521">
            <text:p>23.482521</text:p>
          </table:table-cell>
          <table:table-cell office:value-type="float" office:value="5.513863">
            <text:p>5.513863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09312">
            <text:p>10.909312</text:p>
          </table:table-cell>
          <table:table-cell office:value-type="float" office:value="22.345956">
            <text:p>22.345956</text:p>
          </table:table-cell>
          <table:table-cell office:value-type="float" office:value="5.660002">
            <text:p>5.660002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54675">
            <text:p>12.854675</text:p>
          </table:table-cell>
          <table:table-cell office:value-type="float" office:value="23.488936">
            <text:p>23.488936</text:p>
          </table:table-cell>
          <table:table-cell office:value-type="float" office:value="4.602969">
            <text:p>4.602969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55757">
            <text:p>13.155757</text:p>
          </table:table-cell>
          <table:table-cell office:value-type="float" office:value="22.401993">
            <text:p>22.401993</text:p>
          </table:table-cell>
          <table:table-cell office:value-type="float" office:value="3.746181">
            <text:p>3.74618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8891">
            <text:p>10.88891</text:p>
          </table:table-cell>
          <table:table-cell office:value-type="float" office:value="22.556404">
            <text:p>22.556404</text:p>
          </table:table-cell>
          <table:table-cell office:value-type="float" office:value="8.072487">
            <text:p>8.072487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41468">
            <text:p>10.341468</text:p>
          </table:table-cell>
          <table:table-cell office:value-type="float" office:value="21.883922">
            <text:p>21.883922</text:p>
          </table:table-cell>
          <table:table-cell office:value-type="float" office:value="6.94237">
            <text:p>6.94237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64153">
            <text:p>11.464153</text:p>
          </table:table-cell>
          <table:table-cell office:value-type="float" office:value="21.865908">
            <text:p>21.865908</text:p>
          </table:table-cell>
          <table:table-cell office:value-type="float" office:value="9.201204">
            <text:p>9.201204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86313">
            <text:p>11.486313</text:p>
          </table:table-cell>
          <table:table-cell office:value-type="float" office:value="20.466473">
            <text:p>20.466473</text:p>
          </table:table-cell>
          <table:table-cell office:value-type="float" office:value="9.203047">
            <text:p>9.203047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49939">
            <text:p>12.449939</text:p>
          </table:table-cell>
          <table:table-cell office:value-type="float" office:value="22.618009">
            <text:p>22.618009</text:p>
          </table:table-cell>
          <table:table-cell office:value-type="float" office:value="9.976713">
            <text:p>9.976713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8543">
            <text:p>13.48543</text:p>
          </table:table-cell>
          <table:table-cell office:value-type="float" office:value="21.955264">
            <text:p>21.955264</text:p>
          </table:table-cell>
          <table:table-cell office:value-type="float" office:value="10.707505">
            <text:p>10.707505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77939">
            <text:p>10.377939</text:p>
          </table:table-cell>
          <table:table-cell office:value-type="float" office:value="20.399764">
            <text:p>20.399764</text:p>
          </table:table-cell>
          <table:table-cell office:value-type="float" office:value="6.932577">
            <text:p>6.932577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66153">
            <text:p>10.966153</text:p>
          </table:table-cell>
          <table:table-cell office:value-type="float" office:value="19.758305">
            <text:p>19.758305</text:p>
          </table:table-cell>
          <table:table-cell office:value-type="float" office:value="8.062309">
            <text:p>8.062309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4023">
            <text:p>10.94023</text:p>
          </table:table-cell>
          <table:table-cell office:value-type="float" office:value="19.948251">
            <text:p>19.948251</text:p>
          </table:table-cell>
          <table:table-cell office:value-type="float" office:value="5.636601">
            <text:p>5.636601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18542">
            <text:p>11.818542</text:p>
          </table:table-cell>
          <table:table-cell office:value-type="float" office:value="18.852426">
            <text:p>18.852426</text:p>
          </table:table-cell>
          <table:table-cell office:value-type="float" office:value="5.495187">
            <text:p>5.495187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68618">
            <text:p>11.368618</text:p>
          </table:table-cell>
          <table:table-cell office:value-type="float" office:value="21.158831">
            <text:p>21.158831</text:p>
          </table:table-cell>
          <table:table-cell office:value-type="float" office:value="4.973036">
            <text:p>4.973036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28699">
            <text:p>12.428699</text:p>
          </table:table-cell>
          <table:table-cell office:value-type="float" office:value="21.197038">
            <text:p>21.197038</text:p>
          </table:table-cell>
          <table:table-cell office:value-type="float" office:value="4.047938">
            <text:p>4.047938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13909">
            <text:p>11.913909</text:p>
          </table:table-cell>
          <table:table-cell office:value-type="float" office:value="18.651629">
            <text:p>18.651629</text:p>
          </table:table-cell>
          <table:table-cell office:value-type="float" office:value="7.938382">
            <text:p>7.938382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23513">
            <text:p>12.323513</text:p>
          </table:table-cell>
          <table:table-cell office:value-type="float" office:value="18.166099">
            <text:p>18.166099</text:p>
          </table:table-cell>
          <table:table-cell office:value-type="float" office:value="6.68301">
            <text:p>6.68301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11266">
            <text:p>12.811266</text:p>
          </table:table-cell>
          <table:table-cell office:value-type="float" office:value="18.661016">
            <text:p>18.661016</text:p>
          </table:table-cell>
          <table:table-cell office:value-type="float" office:value="9.048427">
            <text:p>9.048427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36361">
            <text:p>14.136361</text:p>
          </table:table-cell>
          <table:table-cell office:value-type="float" office:value="18.224069">
            <text:p>18.224069</text:p>
          </table:table-cell>
          <table:table-cell office:value-type="float" office:value="8.851717">
            <text:p>8.851717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04352">
            <text:p>12.504352</text:p>
          </table:table-cell>
          <table:table-cell office:value-type="float" office:value="19.75787">
            <text:p>19.75787</text:p>
          </table:table-cell>
          <table:table-cell office:value-type="float" office:value="9.972255">
            <text:p>9.972255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14859">
            <text:p>13.514859</text:p>
          </table:table-cell>
          <table:table-cell office:value-type="float" office:value="20.457717">
            <text:p>20.457717</text:p>
          </table:table-cell>
          <table:table-cell office:value-type="float" office:value="10.704726">
            <text:p>10.704726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654864">
            <text:p>13.654864</text:p>
          </table:table-cell>
          <table:table-cell office:value-type="float" office:value="17.600947">
            <text:p>17.600947</text:p>
          </table:table-cell>
          <table:table-cell office:value-type="float" office:value="6.50939">
            <text:p>6.50939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54453">
            <text:p>14.554453</text:p>
          </table:table-cell>
          <table:table-cell office:value-type="float" office:value="17.618668">
            <text:p>17.618668</text:p>
          </table:table-cell>
          <table:table-cell office:value-type="float" office:value="7.59634">
            <text:p>7.59634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58559">
            <text:p>14.058559</text:p>
          </table:table-cell>
          <table:table-cell office:value-type="float" office:value="18.243691">
            <text:p>18.243691</text:p>
          </table:table-cell>
          <table:table-cell office:value-type="float" office:value="5.265306">
            <text:p>5.265306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68677">
            <text:p>15.368677</text:p>
          </table:table-cell>
          <table:table-cell office:value-type="float" office:value="18.702097">
            <text:p>18.702097</text:p>
          </table:table-cell>
          <table:table-cell office:value-type="float" office:value="5.044684">
            <text:p>5.044684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68178">
            <text:p>12.968178</text:p>
          </table:table-cell>
          <table:table-cell office:value-type="float" office:value="18.933741">
            <text:p>18.933741</text:p>
          </table:table-cell>
          <table:table-cell office:value-type="float" office:value="4.617787">
            <text:p>4.617787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25533">
            <text:p>13.225533</text:p>
          </table:table-cell>
          <table:table-cell office:value-type="float" office:value="20.042889">
            <text:p>20.042889</text:p>
          </table:table-cell>
          <table:table-cell office:value-type="float" office:value="3.786319">
            <text:p>3.786319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842324">
            <text:p>15.842324</text:p>
          </table:table-cell>
          <table:table-cell office:value-type="float" office:value="18.269521">
            <text:p>18.269521</text:p>
          </table:table-cell>
          <table:table-cell office:value-type="float" office:value="7.417733">
            <text:p>7.41773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50919">
            <text:p>16.250919</text:p>
          </table:table-cell>
          <table:table-cell office:value-type="float" office:value="18.75517">
            <text:p>18.75517</text:p>
          </table:table-cell>
          <table:table-cell office:value-type="float" office:value="6.161516">
            <text:p>6.161516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40105">
            <text:p>16.340105</text:p>
          </table:table-cell>
          <table:table-cell office:value-type="float" office:value="18.950109">
            <text:p>18.950109</text:p>
          </table:table-cell>
          <table:table-cell office:value-type="float" office:value="8.607541">
            <text:p>8.607541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8283">
            <text:p>17.18283</text:p>
          </table:table-cell>
          <table:table-cell office:value-type="float" office:value="20.071271">
            <text:p>20.071271</text:p>
          </table:table-cell>
          <table:table-cell office:value-type="float" office:value="8.471804">
            <text:p>8.471804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02989">
            <text:p>15.202989</text:p>
          </table:table-cell>
          <table:table-cell office:value-type="float" office:value="18.963913">
            <text:p>18.963913</text:p>
          </table:table-cell>
          <table:table-cell office:value-type="float" office:value="9.503535">
            <text:p>9.503535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02645">
            <text:p>14.902645</text:p>
          </table:table-cell>
          <table:table-cell office:value-type="float" office:value="20.047095">
            <text:p>20.047095</text:p>
          </table:table-cell>
          <table:table-cell office:value-type="float" office:value="10.362193">
            <text:p>10.362193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97964">
            <text:p>17.197964</text:p>
          </table:table-cell>
          <table:table-cell office:value-type="float" office:value="19.866929">
            <text:p>19.866929</text:p>
          </table:table-cell>
          <table:table-cell office:value-type="float" office:value="6.046569">
            <text:p>6.046569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56003">
            <text:p>17.756003</text:p>
          </table:table-cell>
          <table:table-cell office:value-type="float" office:value="20.52731">
            <text:p>20.52731</text:p>
          </table:table-cell>
          <table:table-cell office:value-type="float" office:value="7.181966">
            <text:p>7.181966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25902">
            <text:p>15.625902</text:p>
          </table:table-cell>
          <table:table-cell office:value-type="float" office:value="19.821963">
            <text:p>19.821963</text:p>
          </table:table-cell>
          <table:table-cell office:value-type="float" office:value="4.139801">
            <text:p>4.139801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88469">
            <text:p>14.588469</text:p>
          </table:table-cell>
          <table:table-cell office:value-type="float" office:value="20.492425">
            <text:p>20.492425</text:p>
          </table:table-cell>
          <table:table-cell office:value-type="float" office:value="3.420672">
            <text:p>3.420672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95099">
            <text:p>16.695099</text:p>
          </table:table-cell>
          <table:table-cell office:value-type="float" office:value="21.261359">
            <text:p>21.261359</text:p>
          </table:table-cell>
          <table:table-cell office:value-type="float" office:value="9.141956">
            <text:p>9.141956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41245">
            <text:p>15.641245</text:p>
          </table:table-cell>
          <table:table-cell office:value-type="float" office:value="21.243812">
            <text:p>21.243812</text:p>
          </table:table-cell>
          <table:table-cell office:value-type="float" office:value="10.077924">
            <text:p>10.077924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47668">
            <text:p>2.147668</text:p>
          </table:table-cell>
          <table:table-cell office:value-type="float" office:value="16.796234">
            <text:p>16.796234</text:p>
          </table:table-cell>
          <table:table-cell office:value-type="float" office:value="13.199735">
            <text:p>13.199735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64141">
            <text:p>1.764141</text:p>
          </table:table-cell>
          <table:table-cell office:value-type="float" office:value="17.265185">
            <text:p>17.265185</text:p>
          </table:table-cell>
          <table:table-cell office:value-type="float" office:value="14.468846">
            <text:p>14.468846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41754">
            <text:p>1.241754</text:p>
          </table:table-cell>
          <table:table-cell office:value-type="float" office:value="16.844363">
            <text:p>16.844363</text:p>
          </table:table-cell>
          <table:table-cell office:value-type="float" office:value="12.093157">
            <text:p>12.093157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79249">
            <text:p>-0.079249</text:p>
          </table:table-cell>
          <table:table-cell office:value-type="float" office:value="17.299065">
            <text:p>17.299065</text:p>
          </table:table-cell>
          <table:table-cell office:value-type="float" office:value="12.306729">
            <text:p>12.306729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41642">
            <text:p>2.541642</text:p>
          </table:table-cell>
          <table:table-cell office:value-type="float" office:value="15.00801">
            <text:p>15.00801</text:p>
          </table:table-cell>
          <table:table-cell office:value-type="float" office:value="11.90823">
            <text:p>11.90823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64279">
            <text:p>2.564279</text:p>
          </table:table-cell>
          <table:table-cell office:value-type="float" office:value="13.60872">
            <text:p>13.60872</text:p>
          </table:table-cell>
          <table:table-cell office:value-type="float" office:value="11.88228">
            <text:p>11.88228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91394">
            <text:p>3.091394</text:p>
          </table:table-cell>
          <table:table-cell office:value-type="float" office:value="15.687271">
            <text:p>15.687271</text:p>
          </table:table-cell>
          <table:table-cell office:value-type="float" office:value="13.051059">
            <text:p>13.051059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95875">
            <text:p>3.695875</text:p>
          </table:table-cell>
          <table:table-cell office:value-type="float" office:value="15.01536">
            <text:p>15.01536</text:p>
          </table:table-cell>
          <table:table-cell office:value-type="float" office:value="14.155341">
            <text:p>14.155341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26925">
            <text:p>1.526925</text:p>
          </table:table-cell>
          <table:table-cell office:value-type="float" office:value="15.745677">
            <text:p>15.745677</text:p>
          </table:table-cell>
          <table:table-cell office:value-type="float" office:value="11.16193">
            <text:p>11.16193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99437">
            <text:p>0.499437</text:p>
          </table:table-cell>
          <table:table-cell office:value-type="float" office:value="15.067167">
            <text:p>15.067167</text:p>
          </table:table-cell>
          <table:table-cell office:value-type="float" office:value="10.433179">
            <text:p>10.433179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39591">
            <text:p>0.439591</text:p>
          </table:table-cell>
          <table:table-cell office:value-type="float" office:value="17.839951">
            <text:p>17.839951</text:p>
          </table:table-cell>
          <table:table-cell office:value-type="float" office:value="14.66504">
            <text:p>14.66504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79717">
            <text:p>-0.479717</text:p>
          </table:table-cell>
          <table:table-cell office:value-type="float" office:value="17.866549">
            <text:p>17.866549</text:p>
          </table:table-cell>
          <table:table-cell office:value-type="float" office:value="13.590916">
            <text:p>13.590916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5551">
            <text:p>0.05551</text:p>
          </table:table-cell>
          <table:table-cell office:value-type="float" office:value="17.181084">
            <text:p>17.181084</text:p>
          </table:table-cell>
          <table:table-cell office:value-type="float" office:value="15.907553">
            <text:p>15.907553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255254">
            <text:p>-1.255254</text:p>
          </table:table-cell>
          <table:table-cell office:value-type="float" office:value="16.721368">
            <text:p>16.721368</text:p>
          </table:table-cell>
          <table:table-cell office:value-type="float" office:value="16.126928">
            <text:p>16.126928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85287">
            <text:p>2.285287</text:p>
          </table:table-cell>
          <table:table-cell office:value-type="float" office:value="16.555721">
            <text:p>16.555721</text:p>
          </table:table-cell>
          <table:table-cell office:value-type="float" office:value="15.636116">
            <text:p>15.636116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45717">
            <text:p>3.145717</text:p>
          </table:table-cell>
          <table:table-cell office:value-type="float" office:value="15.450191">
            <text:p>15.450191</text:p>
          </table:table-cell>
          <table:table-cell office:value-type="float" office:value="15.460213">
            <text:p>15.460213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152603">
            <text:p>1.152603</text:p>
          </table:table-cell>
          <table:table-cell office:value-type="float" office:value="16.479814">
            <text:p>16.479814</text:p>
          </table:table-cell>
          <table:table-cell office:value-type="float" office:value="16.5379">
            <text:p>16.5379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97027">
            <text:p>0.897027</text:p>
          </table:table-cell>
          <table:table-cell office:value-type="float" office:value="15.363613">
            <text:p>15.363613</text:p>
          </table:table-cell>
          <table:table-cell office:value-type="float" office:value="17.364177">
            <text:p>17.364177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780437">
            <text:p>-1.780437</text:p>
          </table:table-cell>
          <table:table-cell office:value-type="float" office:value="17.232813">
            <text:p>17.232813</text:p>
          </table:table-cell>
          <table:table-cell office:value-type="float" office:value="13.780984">
            <text:p>13.780984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68742">
            <text:p>-2.168742</text:p>
          </table:table-cell>
          <table:table-cell office:value-type="float" office:value="16.718663">
            <text:p>16.718663</text:p>
          </table:table-cell>
          <table:table-cell office:value-type="float" office:value="15.031914">
            <text:p>15.031914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73265">
            <text:p>-2.273265</text:p>
          </table:table-cell>
          <table:table-cell office:value-type="float" office:value="16.549659">
            <text:p>16.549659</text:p>
          </table:table-cell>
          <table:table-cell office:value-type="float" office:value="12.590464">
            <text:p>12.590464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18057">
            <text:p>-3.118057</text:p>
          </table:table-cell>
          <table:table-cell office:value-type="float" office:value="15.42681">
            <text:p>15.42681</text:p>
          </table:table-cell>
          <table:table-cell office:value-type="float" office:value="12.719969">
            <text:p>12.719969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61814">
            <text:p>-1.161814</text:p>
          </table:table-cell>
          <table:table-cell office:value-type="float" office:value="16.571123">
            <text:p>16.571123</text:p>
          </table:table-cell>
          <table:table-cell office:value-type="float" office:value="11.663165">
            <text:p>11.663165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80603">
            <text:p>-0.880603</text:p>
          </table:table-cell>
          <table:table-cell office:value-type="float" office:value="15.481986">
            <text:p>15.481986</text:p>
          </table:table-cell>
          <table:table-cell office:value-type="float" office:value="10.804851">
            <text:p>10.804851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02015">
            <text:p>-3.102015</text:p>
          </table:table-cell>
          <table:table-cell office:value-type="float" office:value="15.594298">
            <text:p>15.594298</text:p>
          </table:table-cell>
          <table:table-cell office:value-type="float" office:value="15.139073">
            <text:p>15.139073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76394">
            <text:p>-3.676394</text:p>
          </table:table-cell>
          <table:table-cell office:value-type="float" office:value="14.947018">
            <text:p>14.947018</text:p>
          </table:table-cell>
          <table:table-cell office:value-type="float" office:value="14.00404">
            <text:p>14.00404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10953">
            <text:p>-2.510953</text:p>
          </table:table-cell>
          <table:table-cell office:value-type="float" office:value="14.871532">
            <text:p>14.871532</text:p>
          </table:table-cell>
          <table:table-cell office:value-type="float" office:value="16.242429">
            <text:p>16.242429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03628">
            <text:p>-2.503628</text:p>
          </table:table-cell>
          <table:table-cell office:value-type="float" office:value="13.472134">
            <text:p>13.472134</text:p>
          </table:table-cell>
          <table:table-cell office:value-type="float" office:value="16.221771">
            <text:p>16.221771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08999">
            <text:p>-1.508999</text:p>
          </table:table-cell>
          <table:table-cell office:value-type="float" office:value="15.594631">
            <text:p>15.594631</text:p>
          </table:table-cell>
          <table:table-cell office:value-type="float" office:value="17.021981">
            <text:p>17.021981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70907">
            <text:p>-0.470907</text:p>
          </table:table-cell>
          <table:table-cell office:value-type="float" office:value="14.914257">
            <text:p>14.914257</text:p>
          </table:table-cell>
          <table:table-cell office:value-type="float" office:value="17.728648">
            <text:p>17.728648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55211">
            <text:p>-3.655211</text:p>
          </table:table-cell>
          <table:table-cell office:value-type="float" office:value="13.456823">
            <text:p>13.456823</text:p>
          </table:table-cell>
          <table:table-cell office:value-type="float" office:value="13.970598">
            <text:p>13.970598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52552">
            <text:p>-3.052552</text:p>
          </table:table-cell>
          <table:table-cell office:value-type="float" office:value="12.789587">
            <text:p>12.789587</text:p>
          </table:table-cell>
          <table:table-cell office:value-type="float" office:value="15.078343">
            <text:p>15.078343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07954">
            <text:p>-3.107954</text:p>
          </table:table-cell>
          <table:table-cell office:value-type="float" office:value="13.023313">
            <text:p>13.023313</text:p>
          </table:table-cell>
          <table:table-cell office:value-type="float" office:value="12.66125">
            <text:p>12.66125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39662">
            <text:p>-2.239662</text:p>
          </table:table-cell>
          <table:table-cell office:value-type="float" office:value="11.92259">
            <text:p>11.92259</text:p>
          </table:table-cell>
          <table:table-cell office:value-type="float" office:value="12.487298">
            <text:p>12.487298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77912">
            <text:p>-2.677912</text:p>
          </table:table-cell>
          <table:table-cell office:value-type="float" office:value="14.243024">
            <text:p>14.243024</text:p>
          </table:table-cell>
          <table:table-cell office:value-type="float" office:value="12.013686">
            <text:p>12.013686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19481">
            <text:p>-1.619481</text:p>
          </table:table-cell>
          <table:table-cell office:value-type="float" office:value="14.284224">
            <text:p>14.284224</text:p>
          </table:table-cell>
          <table:table-cell office:value-type="float" office:value="11.086814">
            <text:p>11.086814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03944">
            <text:p>-2.103944</text:p>
          </table:table-cell>
          <table:table-cell office:value-type="float" office:value="11.685182">
            <text:p>11.685182</text:p>
          </table:table-cell>
          <table:table-cell office:value-type="float" office:value="14.925596">
            <text:p>14.925596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715547">
            <text:p>-1.715547</text:p>
          </table:table-cell>
          <table:table-cell office:value-type="float" office:value="11.21846">
            <text:p>11.21846</text:p>
          </table:table-cell>
          <table:table-cell office:value-type="float" office:value="13.657055">
            <text:p>13.65705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96059">
            <text:p>-1.196059</text:p>
          </table:table-cell>
          <table:table-cell office:value-type="float" office:value="11.648576">
            <text:p>11.648576</text:p>
          </table:table-cell>
          <table:table-cell office:value-type="float" office:value="16.026914">
            <text:p>16.026914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122603">
            <text:p>0.122603</text:p>
          </table:table-cell>
          <table:table-cell office:value-type="float" office:value="11.194585">
            <text:p>11.194585</text:p>
          </table:table-cell>
          <table:table-cell office:value-type="float" office:value="15.811217">
            <text:p>15.811217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483514">
            <text:p>-1.483514</text:p>
          </table:table-cell>
          <table:table-cell office:value-type="float" office:value="12.740392">
            <text:p>12.740392</text:p>
          </table:table-cell>
          <table:table-cell office:value-type="float" office:value="16.964714">
            <text:p>16.964714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55366">
            <text:p>-0.455366</text:p>
          </table:table-cell>
          <table:table-cell office:value-type="float" office:value="13.419771">
            <text:p>13.419771</text:p>
          </table:table-cell>
          <table:table-cell office:value-type="float" office:value="17.691198">
            <text:p>17.691198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92425">
            <text:p>-0.392425</text:p>
          </table:table-cell>
          <table:table-cell office:value-type="float" office:value="10.644449">
            <text:p>10.644449</text:p>
          </table:table-cell>
          <table:table-cell office:value-type="float" office:value="13.460593">
            <text:p>13.460593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24411">
            <text:p>0.524411</text:p>
          </table:table-cell>
          <table:table-cell office:value-type="float" office:value="10.619198">
            <text:p>10.619198</text:p>
          </table:table-cell>
          <table:table-cell office:value-type="float" office:value="14.533841">
            <text:p>14.533841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05732">
            <text:p>-0.005732</text:p>
          </table:table-cell>
          <table:table-cell office:value-type="float" office:value="11.308142">
            <text:p>11.308142</text:p>
          </table:table-cell>
          <table:table-cell office:value-type="float" office:value="12.223196">
            <text:p>12.223196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05496">
            <text:p>1.305496</text:p>
          </table:table-cell>
          <table:table-cell office:value-type="float" office:value="11.760798">
            <text:p>11.760798</text:p>
          </table:table-cell>
          <table:table-cell office:value-type="float" office:value="11.997469">
            <text:p>11.997469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101978">
            <text:p>-1.101978</text:p>
          </table:table-cell>
          <table:table-cell office:value-type="float" office:value="12.00415">
            <text:p>12.00415</text:p>
          </table:table-cell>
          <table:table-cell office:value-type="float" office:value="11.591446">
            <text:p>11.591446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43544">
            <text:p>-0.843544</text:p>
          </table:table-cell>
          <table:table-cell office:value-type="float" office:value="13.123945">
            <text:p>13.123945</text:p>
          </table:table-cell>
          <table:table-cell office:value-type="float" office:value="10.774062">
            <text:p>10.774062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820977">
            <text:p>1.820977</text:p>
          </table:table-cell>
          <table:table-cell office:value-type="float" office:value="11.256824">
            <text:p>11.256824</text:p>
          </table:table-cell>
          <table:table-cell office:value-type="float" office:value="14.34411">
            <text:p>14.34411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15752">
            <text:p>2.215752</text:p>
          </table:table-cell>
          <table:table-cell office:value-type="float" office:value="11.76556">
            <text:p>11.76556</text:p>
          </table:table-cell>
          <table:table-cell office:value-type="float" office:value="13.093098">
            <text:p>13.093098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323409">
            <text:p>2.323409</text:p>
          </table:table-cell>
          <table:table-cell office:value-type="float" office:value="11.930563">
            <text:p>11.930563</text:p>
          </table:table-cell>
          <table:table-cell office:value-type="float" office:value="15.53686">
            <text:p>15.53686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77741">
            <text:p>3.177741</text:p>
          </table:table-cell>
          <table:table-cell office:value-type="float" office:value="13.045863">
            <text:p>13.045863</text:p>
          </table:table-cell>
          <table:table-cell office:value-type="float" office:value="15.411842">
            <text:p>15.411842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203439">
            <text:p>1.203439</text:p>
          </table:table-cell>
          <table:table-cell office:value-type="float" office:value="11.923792">
            <text:p>11.923792</text:p>
          </table:table-cell>
          <table:table-cell office:value-type="float" office:value="16.451505">
            <text:p>16.45150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921713">
            <text:p>0.921713</text:p>
          </table:table-cell>
          <table:table-cell office:value-type="float" office:value="13.004378">
            <text:p>13.004378</text:p>
          </table:table-cell>
          <table:table-cell office:value-type="float" office:value="17.317912">
            <text:p>17.317912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5744">
            <text:p>3.15744</text:p>
          </table:table-cell>
          <table:table-cell office:value-type="float" office:value="12.883953">
            <text:p>12.883953</text:p>
          </table:table-cell>
          <table:table-cell office:value-type="float" office:value="12.986138">
            <text:p>12.986138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3616">
            <text:p>3.73616</text:p>
          </table:table-cell>
          <table:table-cell office:value-type="float" office:value="13.524621">
            <text:p>13.524621</text:p>
          </table:table-cell>
          <table:table-cell office:value-type="float" office:value="14.123813">
            <text:p>14.123813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5994">
            <text:p>1.55994</text:p>
          </table:table-cell>
          <table:table-cell office:value-type="float" office:value="12.887704">
            <text:p>12.887704</text:p>
          </table:table-cell>
          <table:table-cell office:value-type="float" office:value="11.103724">
            <text:p>11.103724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20545">
            <text:p>0.520545</text:p>
          </table:table-cell>
          <table:table-cell office:value-type="float" office:value="13.571867">
            <text:p>13.571867</text:p>
          </table:table-cell>
          <table:table-cell office:value-type="float" office:value="10.403097">
            <text:p>10.403097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715666">
            <text:p>2.715666</text:p>
          </table:table-cell>
          <table:table-cell office:value-type="float" office:value="14.228499">
            <text:p>14.228499</text:p>
          </table:table-cell>
          <table:table-cell office:value-type="float" office:value="16.105764">
            <text:p>16.105764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65833">
            <text:p>1.665833</text:p>
          </table:table-cell>
          <table:table-cell office:value-type="float" office:value="14.197306">
            <text:p>14.197306</text:p>
          </table:table-cell>
          <table:table-cell office:value-type="float" office:value="17.043883">
            <text:p>17.043883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0902">
            <text:p>9.20902</text:p>
          </table:table-cell>
          <table:table-cell office:value-type="float" office:value="23.739907">
            <text:p>23.739907</text:p>
          </table:table-cell>
          <table:table-cell office:value-type="float" office:value="13.10445">
            <text:p>13.10445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16698">
            <text:p>8.816698</text:p>
          </table:table-cell>
          <table:table-cell office:value-type="float" office:value="24.251907">
            <text:p>24.251907</text:p>
          </table:table-cell>
          <table:table-cell office:value-type="float" office:value="14.355746">
            <text:p>14.355746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00798">
            <text:p>8.300798</text:p>
          </table:table-cell>
          <table:table-cell office:value-type="float" office:value="23.741036">
            <text:p>23.741036</text:p>
          </table:table-cell>
          <table:table-cell office:value-type="float" office:value="12.005168">
            <text:p>12.005168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85298">
            <text:p>6.985298</text:p>
          </table:table-cell>
          <table:table-cell office:value-type="float" office:value="24.186576">
            <text:p>24.186576</text:p>
          </table:table-cell>
          <table:table-cell office:value-type="float" office:value="12.224045">
            <text:p>12.224045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6817">
            <text:p>9.56817</text:p>
          </table:table-cell>
          <table:table-cell office:value-type="float" office:value="21.900469">
            <text:p>21.900469</text:p>
          </table:table-cell>
          <table:table-cell office:value-type="float" office:value="11.883222">
            <text:p>11.883222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64281">
            <text:p>9.564281</text:p>
          </table:table-cell>
          <table:table-cell office:value-type="float" office:value="20.500802">
            <text:p>20.500802</text:p>
          </table:table-cell>
          <table:table-cell office:value-type="float" office:value="11.8974">
            <text:p>11.8974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4694">
            <text:p>10.14694</text:p>
          </table:table-cell>
          <table:table-cell office:value-type="float" office:value="22.619354">
            <text:p>22.619354</text:p>
          </table:table-cell>
          <table:table-cell office:value-type="float" office:value="12.995589">
            <text:p>12.995589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22471">
            <text:p>10.722471</text:p>
          </table:table-cell>
          <table:table-cell office:value-type="float" office:value="21.971974">
            <text:p>21.971974</text:p>
          </table:table-cell>
          <table:table-cell office:value-type="float" office:value="14.130449">
            <text:p>14.130449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64787">
            <text:p>8.564787</text:p>
          </table:table-cell>
          <table:table-cell office:value-type="float" office:value="22.621779">
            <text:p>22.621779</text:p>
          </table:table-cell>
          <table:table-cell office:value-type="float" office:value="11.103751">
            <text:p>11.103751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3222">
            <text:p>7.53222</text:p>
          </table:table-cell>
          <table:table-cell office:value-type="float" office:value="21.939735">
            <text:p>21.939735</text:p>
          </table:table-cell>
          <table:table-cell office:value-type="float" office:value="10.389802">
            <text:p>10.38980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08974">
            <text:p>7.508974</text:p>
          </table:table-cell>
          <table:table-cell office:value-type="float" office:value="24.874121">
            <text:p>24.874121</text:p>
          </table:table-cell>
          <table:table-cell office:value-type="float" office:value="14.540685">
            <text:p>14.540685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93482">
            <text:p>6.593482</text:p>
          </table:table-cell>
          <table:table-cell office:value-type="float" office:value="24.843509">
            <text:p>24.843509</text:p>
          </table:table-cell>
          <table:table-cell office:value-type="float" office:value="13.463626">
            <text:p>13.463626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105018">
            <text:p>7.105018</text:p>
          </table:table-cell>
          <table:table-cell office:value-type="float" office:value="24.289572">
            <text:p>24.289572</text:p>
          </table:table-cell>
          <table:table-cell office:value-type="float" office:value="15.814475">
            <text:p>15.81447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86089">
            <text:p>5.786089</text:p>
          </table:table-cell>
          <table:table-cell office:value-type="float" office:value="23.830325">
            <text:p>23.830325</text:p>
          </table:table-cell>
          <table:table-cell office:value-type="float" office:value="16.022487">
            <text:p>16.022487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09316">
            <text:p>9.309316</text:p>
          </table:table-cell>
          <table:table-cell office:value-type="float" office:value="23.563155">
            <text:p>23.563155</text:p>
          </table:table-cell>
          <table:table-cell office:value-type="float" office:value="15.544917">
            <text:p>15.54491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61196">
            <text:p>10.161196</text:p>
          </table:table-cell>
          <table:table-cell office:value-type="float" office:value="22.445549">
            <text:p>22.445549</text:p>
          </table:table-cell>
          <table:table-cell office:value-type="float" office:value="15.416756">
            <text:p>15.416756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87108">
            <text:p>8.187108</text:p>
          </table:table-cell>
          <table:table-cell office:value-type="float" office:value="23.560389">
            <text:p>23.560389</text:p>
          </table:table-cell>
          <table:table-cell office:value-type="float" office:value="16.457915">
            <text:p>16.457915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11646">
            <text:p>7.911646</text:p>
          </table:table-cell>
          <table:table-cell office:value-type="float" office:value="22.476472">
            <text:p>22.476472</text:p>
          </table:table-cell>
          <table:table-cell office:value-type="float" office:value="17.325101">
            <text:p>17.325101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68312">
            <text:p>5.268312</text:p>
          </table:table-cell>
          <table:table-cell office:value-type="float" office:value="24.263981">
            <text:p>24.263981</text:p>
          </table:table-cell>
          <table:table-cell office:value-type="float" office:value="13.64853">
            <text:p>13.64853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82739">
            <text:p>4.882739</text:p>
          </table:table-cell>
          <table:table-cell office:value-type="float" office:value="23.787691">
            <text:p>23.787691</text:p>
          </table:table-cell>
          <table:table-cell office:value-type="float" office:value="14.914013">
            <text:p>14.914013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58887">
            <text:p>4.758887</text:p>
          </table:table-cell>
          <table:table-cell office:value-type="float" office:value="23.560229">
            <text:p>23.560229</text:p>
          </table:table-cell>
          <table:table-cell office:value-type="float" office:value="12.473937">
            <text:p>12.473937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05141">
            <text:p>3.905141</text:p>
          </table:table-cell>
          <table:table-cell office:value-type="float" office:value="22.448676">
            <text:p>22.448676</text:p>
          </table:table-cell>
          <table:table-cell office:value-type="float" office:value="12.641935">
            <text:p>12.641935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9479">
            <text:p>5.89479</text:p>
          </table:table-cell>
          <table:table-cell office:value-type="float" office:value="23.493904">
            <text:p>23.493904</text:p>
          </table:table-cell>
          <table:table-cell office:value-type="float" office:value="11.57486">
            <text:p>11.57486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59612">
            <text:p>6.159612</text:p>
          </table:table-cell>
          <table:table-cell office:value-type="float" office:value="22.380494">
            <text:p>22.380494</text:p>
          </table:table-cell>
          <table:table-cell office:value-type="float" office:value="10.747629">
            <text:p>10.747629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44857">
            <text:p>3.944857</text:p>
          </table:table-cell>
          <table:table-cell office:value-type="float" office:value="22.676185">
            <text:p>22.676185</text:p>
          </table:table-cell>
          <table:table-cell office:value-type="float" office:value="15.056433">
            <text:p>15.056433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55744">
            <text:p>3.355744</text:p>
          </table:table-cell>
          <table:table-cell office:value-type="float" office:value="22.006524">
            <text:p>22.006524</text:p>
          </table:table-cell>
          <table:table-cell office:value-type="float" office:value="13.9442">
            <text:p>13.9442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94989">
            <text:p>4.494989</text:p>
          </table:table-cell>
          <table:table-cell office:value-type="float" office:value="21.994074">
            <text:p>21.994074</text:p>
          </table:table-cell>
          <table:table-cell office:value-type="float" office:value="16.198104">
            <text:p>16.198104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78301">
            <text:p>4.478301</text:p>
          </table:table-cell>
          <table:table-cell office:value-type="float" office:value="20.59433">
            <text:p>20.59433</text:p>
          </table:table-cell>
          <table:table-cell office:value-type="float" office:value="16.218787">
            <text:p>16.218787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04414">
            <text:p>5.504414</text:p>
          </table:table-cell>
          <table:table-cell office:value-type="float" office:value="22.730333">
            <text:p>22.730333</text:p>
          </table:table-cell>
          <table:table-cell office:value-type="float" office:value="16.952903">
            <text:p>16.952903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31191">
            <text:p>6.531191</text:p>
          </table:table-cell>
          <table:table-cell office:value-type="float" office:value="22.053656">
            <text:p>22.053656</text:p>
          </table:table-cell>
          <table:table-cell office:value-type="float" office:value="17.684773">
            <text:p>17.684773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26504">
            <text:p>3.326504</text:p>
          </table:table-cell>
          <table:table-cell office:value-type="float" office:value="20.52049">
            <text:p>20.52049</text:p>
          </table:table-cell>
          <table:table-cell office:value-type="float" office:value="13.968798">
            <text:p>13.968798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99664">
            <text:p>3.899664</text:p>
          </table:table-cell>
          <table:table-cell office:value-type="float" office:value="19.875942">
            <text:p>19.875942</text:p>
          </table:table-cell>
          <table:table-cell office:value-type="float" office:value="15.106333">
            <text:p>15.106333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82288">
            <text:p>3.882288</text:p>
          </table:table-cell>
          <table:table-cell office:value-type="float" office:value="20.046551">
            <text:p>20.046551</text:p>
          </table:table-cell>
          <table:table-cell office:value-type="float" office:value="12.678965">
            <text:p>12.678965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35993">
            <text:p>4.735993</text:p>
          </table:table-cell>
          <table:table-cell office:value-type="float" office:value="18.931337">
            <text:p>18.931337</text:p>
          </table:table-cell>
          <table:table-cell office:value-type="float" office:value="12.551508">
            <text:p>12.55150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40055">
            <text:p>4.340055</text:p>
          </table:table-cell>
          <table:table-cell office:value-type="float" office:value="21.233107">
            <text:p>21.233107</text:p>
          </table:table-cell>
          <table:table-cell office:value-type="float" office:value="11.989385">
            <text:p>11.989385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90879">
            <text:p>5.390879</text:p>
          </table:table-cell>
          <table:table-cell office:value-type="float" office:value="21.211139">
            <text:p>21.211139</text:p>
          </table:table-cell>
          <table:table-cell office:value-type="float" office:value="11.052318">
            <text:p>11.052318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837269">
            <text:p>4.837269</text:p>
          </table:table-cell>
          <table:table-cell office:value-type="float" office:value="18.756459">
            <text:p>18.756459</text:p>
          </table:table-cell>
          <table:table-cell office:value-type="float" office:value="14.99304">
            <text:p>14.99304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31828">
            <text:p>5.231828</text:p>
          </table:table-cell>
          <table:table-cell office:value-type="float" office:value="18.24944">
            <text:p>18.24944</text:p>
          </table:table-cell>
          <table:table-cell office:value-type="float" office:value="13.74207">
            <text:p>13.74207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748929">
            <text:p>5.748929</text:p>
          </table:table-cell>
          <table:table-cell office:value-type="float" office:value="18.756979">
            <text:p>18.756979</text:p>
          </table:table-cell>
          <table:table-cell office:value-type="float" office:value="16.088644">
            <text:p>16.08864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60444">
            <text:p>7.060444</text:p>
          </table:table-cell>
          <table:table-cell office:value-type="float" office:value="18.293913">
            <text:p>18.293913</text:p>
          </table:table-cell>
          <table:table-cell office:value-type="float" office:value="15.878837">
            <text:p>15.878837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85756">
            <text:p>5.485756</text:p>
          </table:table-cell>
          <table:table-cell office:value-type="float" office:value="19.874632">
            <text:p>19.874632</text:p>
          </table:table-cell>
          <table:table-cell office:value-type="float" office:value="16.993928">
            <text:p>16.993928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18261">
            <text:p>6.518261</text:p>
          </table:table-cell>
          <table:table-cell office:value-type="float" office:value="20.557486">
            <text:p>20.557486</text:p>
          </table:table-cell>
          <table:table-cell office:value-type="float" office:value="17.708103">
            <text:p>17.708103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38813">
            <text:p>6.538813</text:p>
          </table:table-cell>
          <table:table-cell office:value-type="float" office:value="17.624475">
            <text:p>17.624475</text:p>
          </table:table-cell>
          <table:table-cell office:value-type="float" office:value="13.55977">
            <text:p>13.55977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53393">
            <text:p>7.453393</text:p>
          </table:table-cell>
          <table:table-cell office:value-type="float" office:value="17.643005">
            <text:p>17.643005</text:p>
          </table:table-cell>
          <table:table-cell office:value-type="float" office:value="14.637077">
            <text:p>14.637077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45194">
            <text:p>6.945194</text:p>
          </table:table-cell>
          <table:table-cell office:value-type="float" office:value="18.219011">
            <text:p>18.219011</text:p>
          </table:table-cell>
          <table:table-cell office:value-type="float" office:value="12.292819">
            <text:p>12.292819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63233">
            <text:p>8.263233</text:p>
          </table:table-cell>
          <table:table-cell office:value-type="float" office:value="18.673381">
            <text:p>18.673381</text:p>
          </table:table-cell>
          <table:table-cell office:value-type="float" office:value="12.07825">
            <text:p>12.07825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65854">
            <text:p>5.865854</text:p>
          </table:table-cell>
          <table:table-cell office:value-type="float" office:value="18.944661">
            <text:p>18.944661</text:p>
          </table:table-cell>
          <table:table-cell office:value-type="float" office:value="11.650349">
            <text:p>11.650349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4473">
            <text:p>6.14473</text:p>
          </table:table-cell>
          <table:table-cell office:value-type="float" office:value="20.024262">
            <text:p>20.024262</text:p>
          </table:table-cell>
          <table:table-cell office:value-type="float" office:value="10.781915">
            <text:p>10.781915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6838">
            <text:p>8.76838</text:p>
          </table:table-cell>
          <table:table-cell office:value-type="float" office:value="18.241276">
            <text:p>18.241276</text:p>
          </table:table-cell>
          <table:table-cell office:value-type="float" office:value="14.446255">
            <text:p>14.446255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64564">
            <text:p>9.164564</text:p>
          </table:table-cell>
          <table:table-cell office:value-type="float" office:value="18.711646">
            <text:p>18.711646</text:p>
          </table:table-cell>
          <table:table-cell office:value-type="float" office:value="13.182645">
            <text:p>13.182645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87525">
            <text:p>9.287525</text:p>
          </table:table-cell>
          <table:table-cell office:value-type="float" office:value="18.943454">
            <text:p>18.943454</text:p>
          </table:table-cell>
          <table:table-cell office:value-type="float" office:value="15.617045">
            <text:p>15.617045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55132">
            <text:p>10.155132</text:p>
          </table:table-cell>
          <table:table-cell office:value-type="float" office:value="20.044407">
            <text:p>20.044407</text:p>
          </table:table-cell>
          <table:table-cell office:value-type="float" office:value="15.457495">
            <text:p>15.457495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149716">
            <text:p>8.149716</text:p>
          </table:table-cell>
          <table:table-cell office:value-type="float" office:value="19.012504">
            <text:p>19.012504</text:p>
          </table:table-cell>
          <table:table-cell office:value-type="float" office:value="16.507434">
            <text:p>16.507434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89">
            <text:p>7.889</text:p>
          </table:table-cell>
          <table:table-cell office:value-type="float" office:value="20.114447">
            <text:p>20.114447</text:p>
          </table:table-cell>
          <table:table-cell office:value-type="float" office:value="17.350964">
            <text:p>17.350964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13612">
            <text:p>10.113612</text:p>
          </table:table-cell>
          <table:table-cell office:value-type="float" office:value="19.816878">
            <text:p>19.816878</text:p>
          </table:table-cell>
          <table:table-cell office:value-type="float" office:value="13.040703">
            <text:p>13.040703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09411">
            <text:p>10.709411</text:p>
          </table:table-cell>
          <table:table-cell office:value-type="float" office:value="20.48181">
            <text:p>20.48181</text:p>
          </table:table-cell>
          <table:table-cell office:value-type="float" office:value="14.153901">
            <text:p>14.153901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50426">
            <text:p>8.550426</text:p>
          </table:table-cell>
          <table:table-cell office:value-type="float" office:value="19.766864">
            <text:p>19.766864</text:p>
          </table:table-cell>
          <table:table-cell office:value-type="float" office:value="11.144052">
            <text:p>11.144052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22656">
            <text:p>7.522656</text:p>
          </table:table-cell>
          <table:table-cell office:value-type="float" office:value="20.444441">
            <text:p>20.444441</text:p>
          </table:table-cell>
          <table:table-cell office:value-type="float" office:value="10.415629">
            <text:p>10.415629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717255">
            <text:p>9.717255</text:p>
          </table:table-cell>
          <table:table-cell office:value-type="float" office:value="21.256987">
            <text:p>21.256987</text:p>
          </table:table-cell>
          <table:table-cell office:value-type="float" office:value="16.115542">
            <text:p>16.11554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63228">
            <text:p>8.663228</text:p>
          </table:table-cell>
          <table:table-cell office:value-type="float" office:value="21.283728">
            <text:p>21.283728</text:p>
          </table:table-cell>
          <table:table-cell office:value-type="float" office:value="17.051121">
            <text:p>17.051121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115196">
            <text:p>9.115196</text:p>
          </table:table-cell>
          <table:table-cell office:value-type="float" office:value="16.841156">
            <text:p>16.841156</text:p>
          </table:table-cell>
          <table:table-cell office:value-type="float" office:value="20.12787">
            <text:p>20.12787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714327">
            <text:p>8.714327</text:p>
          </table:table-cell>
          <table:table-cell office:value-type="float" office:value="17.334172">
            <text:p>17.334172</text:p>
          </table:table-cell>
          <table:table-cell office:value-type="float" office:value="21.384041">
            <text:p>21.384041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01137">
            <text:p>8.201137</text:p>
          </table:table-cell>
          <table:table-cell office:value-type="float" office:value="16.818566">
            <text:p>16.818566</text:p>
          </table:table-cell>
          <table:table-cell office:value-type="float" office:value="19.032548">
            <text:p>19.032548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876855">
            <text:p>6.876855</text:p>
          </table:table-cell>
          <table:table-cell office:value-type="float" office:value="17.254402">
            <text:p>17.254402</text:p>
          </table:table-cell>
          <table:table-cell office:value-type="float" office:value="19.236223">
            <text:p>19.236223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31102">
            <text:p>9.531102</text:p>
          </table:table-cell>
          <table:table-cell office:value-type="float" office:value="15.018616">
            <text:p>15.018616</text:p>
          </table:table-cell>
          <table:table-cell office:value-type="float" office:value="18.87886">
            <text:p>18.87886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554944">
            <text:p>9.554944</text:p>
          </table:table-cell>
          <table:table-cell office:value-type="float" office:value="13.619166">
            <text:p>13.619166</text:p>
          </table:table-cell>
          <table:table-cell office:value-type="float" office:value="18.890515">
            <text:p>18.890515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073484">
            <text:p>10.073484</text:p>
          </table:table-cell>
          <table:table-cell office:value-type="float" office:value="15.738798">
            <text:p>15.738798</text:p>
          </table:table-cell>
          <table:table-cell office:value-type="float" office:value="20.004087">
            <text:p>20.004087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675776">
            <text:p>10.675776</text:p>
          </table:table-cell>
          <table:table-cell office:value-type="float" office:value="15.101632">
            <text:p>15.101632</text:p>
          </table:table-cell>
          <table:table-cell office:value-type="float" office:value="21.131276">
            <text:p>21.131276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02702">
            <text:p>8.502702</text:p>
          </table:table-cell>
          <table:table-cell office:value-type="float" office:value="15.717799">
            <text:p>15.717799</text:p>
          </table:table-cell>
          <table:table-cell office:value-type="float" office:value="18.114969">
            <text:p>18.114969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486757">
            <text:p>7.486757</text:p>
          </table:table-cell>
          <table:table-cell office:value-type="float" office:value="15.015226">
            <text:p>15.015226</text:p>
          </table:table-cell>
          <table:table-cell office:value-type="float" office:value="17.39481">
            <text:p>17.39481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382392">
            <text:p>7.382392</text:p>
          </table:table-cell>
          <table:table-cell office:value-type="float" office:value="17.896632">
            <text:p>17.896632</text:p>
          </table:table-cell>
          <table:table-cell office:value-type="float" office:value="21.568436">
            <text:p>21.568436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69632">
            <text:p>6.469632</text:p>
          </table:table-cell>
          <table:table-cell office:value-type="float" office:value="17.865256">
            <text:p>17.865256</text:p>
          </table:table-cell>
          <table:table-cell office:value-type="float" office:value="20.492506">
            <text:p>20.492506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993072">
            <text:p>6.993072</text:p>
          </table:table-cell>
          <table:table-cell office:value-type="float" office:value="17.262344">
            <text:p>17.262344</text:p>
          </table:table-cell>
          <table:table-cell office:value-type="float" office:value="22.821302">
            <text:p>22.821302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686378">
            <text:p>5.686378</text:p>
          </table:table-cell>
          <table:table-cell office:value-type="float" office:value="16.797462">
            <text:p>16.797462</text:p>
          </table:table-cell>
          <table:table-cell office:value-type="float" office:value="23.054881">
            <text:p>23.054881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31617">
            <text:p>9.231617</text:p>
          </table:table-cell>
          <table:table-cell office:value-type="float" office:value="16.649892">
            <text:p>16.649892</text:p>
          </table:table-cell>
          <table:table-cell office:value-type="float" office:value="22.56947">
            <text:p>22.56947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16746">
            <text:p>10.116746</text:p>
          </table:table-cell>
          <table:table-cell office:value-type="float" office:value="15.557465">
            <text:p>15.557465</text:p>
          </table:table-cell>
          <table:table-cell office:value-type="float" office:value="22.428535">
            <text:p>22.42853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092753">
            <text:p>8.092753</text:p>
          </table:table-cell>
          <table:table-cell office:value-type="float" office:value="16.578617">
            <text:p>16.578617</text:p>
          </table:table-cell>
          <table:table-cell office:value-type="float" office:value="23.461091">
            <text:p>23.461091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845588">
            <text:p>7.845588</text:p>
          </table:table-cell>
          <table:table-cell office:value-type="float" office:value="15.470694">
            <text:p>15.470694</text:p>
          </table:table-cell>
          <table:table-cell office:value-type="float" office:value="24.296277">
            <text:p>24.296277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181415">
            <text:p>5.181415</text:p>
          </table:table-cell>
          <table:table-cell office:value-type="float" office:value="17.217608">
            <text:p>17.217608</text:p>
          </table:table-cell>
          <table:table-cell office:value-type="float" office:value="20.686887">
            <text:p>20.686887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90144">
            <text:p>4.790144</text:p>
          </table:table-cell>
          <table:table-cell office:value-type="float" office:value="16.735502">
            <text:p>16.735502</text:p>
          </table:table-cell>
          <table:table-cell office:value-type="float" office:value="21.948613">
            <text:p>21.948613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675374">
            <text:p>4.675374</text:p>
          </table:table-cell>
          <table:table-cell office:value-type="float" office:value="16.527394">
            <text:p>16.527394</text:p>
          </table:table-cell>
          <table:table-cell office:value-type="float" office:value="19.505414">
            <text:p>19.505414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38954">
            <text:p>3.838954</text:p>
          </table:table-cell>
          <table:table-cell office:value-type="float" office:value="15.402703">
            <text:p>15.402703</text:p>
          </table:table-cell>
          <table:table-cell office:value-type="float" office:value="19.660078">
            <text:p>19.660078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03302">
            <text:p>5.803302</text:p>
          </table:table-cell>
          <table:table-cell office:value-type="float" office:value="16.516882">
            <text:p>16.516882</text:p>
          </table:table-cell>
          <table:table-cell office:value-type="float" office:value="18.596187">
            <text:p>18.596187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01344">
            <text:p>6.101344</text:p>
          </table:table-cell>
          <table:table-cell office:value-type="float" office:value="15.423674">
            <text:p>15.423674</text:p>
          </table:table-cell>
          <table:table-cell office:value-type="float" office:value="17.750662">
            <text:p>17.75066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853444">
            <text:p>3.853444</text:p>
          </table:table-cell>
          <table:table-cell office:value-type="float" office:value="15.617673">
            <text:p>15.617673</text:p>
          </table:table-cell>
          <table:table-cell office:value-type="float" office:value="22.080978">
            <text:p>22.080978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83225">
            <text:p>3.283225</text:p>
          </table:table-cell>
          <table:table-cell office:value-type="float" office:value="14.94766">
            <text:p>14.94766</text:p>
          </table:table-cell>
          <table:table-cell office:value-type="float" office:value="20.957824">
            <text:p>20.95782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47398">
            <text:p>4.447398</text:p>
          </table:table-cell>
          <table:table-cell office:value-type="float" office:value="14.929029">
            <text:p>14.929029</text:p>
          </table:table-cell>
          <table:table-cell office:value-type="float" office:value="23.206099">
            <text:p>23.20609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493307">
            <text:p>4.493307</text:p>
          </table:table-cell>
          <table:table-cell office:value-type="float" office:value="13.529783">
            <text:p>13.529783</text:p>
          </table:table-cell>
          <table:table-cell office:value-type="float" office:value="23.20947">
            <text:p>23.2094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441019">
            <text:p>5.441019</text:p>
          </table:table-cell>
          <table:table-cell office:value-type="float" office:value="15.681008">
            <text:p>15.681008</text:p>
          </table:table-cell>
          <table:table-cell office:value-type="float" office:value="23.968382">
            <text:p>23.968382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488417">
            <text:p>6.488417</text:p>
          </table:table-cell>
          <table:table-cell office:value-type="float" office:value="15.019183">
            <text:p>15.019183</text:p>
          </table:table-cell>
          <table:table-cell office:value-type="float" office:value="24.679979">
            <text:p>24.679979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347811">
            <text:p>3.347811</text:p>
          </table:table-cell>
          <table:table-cell office:value-type="float" office:value="13.458173">
            <text:p>13.458173</text:p>
          </table:table-cell>
          <table:table-cell office:value-type="float" office:value="20.962158">
            <text:p>20.962158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50442">
            <text:p>3.950442</text:p>
          </table:table-cell>
          <table:table-cell office:value-type="float" office:value="12.813812">
            <text:p>12.813812</text:p>
          </table:table-cell>
          <table:table-cell office:value-type="float" office:value="22.084866">
            <text:p>22.084866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908103">
            <text:p>3.908103</text:p>
          </table:table-cell>
          <table:table-cell office:value-type="float" office:value="12.999177">
            <text:p>12.999177</text:p>
          </table:table-cell>
          <table:table-cell office:value-type="float" office:value="19.670617">
            <text:p>19.670617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78253">
            <text:p>4.78253</text:p>
          </table:table-cell>
          <table:table-cell office:value-type="float" office:value="11.899873">
            <text:p>11.899873</text:p>
          </table:table-cell>
          <table:table-cell office:value-type="float" office:value="19.527453">
            <text:p>19.52745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321204">
            <text:p>4.321204</text:p>
          </table:table-cell>
          <table:table-cell office:value-type="float" office:value="14.208354">
            <text:p>14.208354</text:p>
          </table:table-cell>
          <table:table-cell office:value-type="float" office:value="18.996302">
            <text:p>18.996302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372137">
            <text:p>5.372137</text:p>
          </table:table-cell>
          <table:table-cell office:value-type="float" office:value="14.227564">
            <text:p>14.227564</text:p>
          </table:table-cell>
          <table:table-cell office:value-type="float" office:value="18.059584">
            <text:p>18.059584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.90108">
            <text:p>4.90108</text:p>
          </table:table-cell>
          <table:table-cell office:value-type="float" office:value="11.705379">
            <text:p>11.705379</text:p>
          </table:table-cell>
          <table:table-cell office:value-type="float" office:value="21.965556">
            <text:p>21.965556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294145">
            <text:p>5.294145</text:p>
          </table:table-cell>
          <table:table-cell office:value-type="float" office:value="11.207625">
            <text:p>11.207625</text:p>
          </table:table-cell>
          <table:table-cell office:value-type="float" office:value="20.709003">
            <text:p>20.709003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813611">
            <text:p>5.813611</text:p>
          </table:table-cell>
          <table:table-cell office:value-type="float" office:value="11.714258">
            <text:p>11.714258</text:p>
          </table:table-cell>
          <table:table-cell office:value-type="float" office:value="23.06713">
            <text:p>23.06713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140241">
            <text:p>7.140241</text:p>
          </table:table-cell>
          <table:table-cell office:value-type="float" office:value="11.275842">
            <text:p>11.275842</text:p>
          </table:table-cell>
          <table:table-cell office:value-type="float" office:value="22.866614">
            <text:p>22.866614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515225">
            <text:p>5.515225</text:p>
          </table:table-cell>
          <table:table-cell office:value-type="float" office:value="12.823079">
            <text:p>12.823079</text:p>
          </table:table-cell>
          <table:table-cell office:value-type="float" office:value="23.976901">
            <text:p>23.976901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530162">
            <text:p>6.530162</text:p>
          </table:table-cell>
          <table:table-cell office:value-type="float" office:value="13.523926">
            <text:p>13.523926</text:p>
          </table:table-cell>
          <table:table-cell office:value-type="float" office:value="24.700785">
            <text:p>24.700785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628571">
            <text:p>6.628571</text:p>
          </table:table-cell>
          <table:table-cell office:value-type="float" office:value="10.643756">
            <text:p>10.643756</text:p>
          </table:table-cell>
          <table:table-cell office:value-type="float" office:value="20.524923">
            <text:p>20.52492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45186">
            <text:p>7.545186</text:p>
          </table:table-cell>
          <table:table-cell office:value-type="float" office:value="10.673463">
            <text:p>10.673463</text:p>
          </table:table-cell>
          <table:table-cell office:value-type="float" office:value="21.602008">
            <text:p>21.602008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015273">
            <text:p>7.015273</text:p>
          </table:table-cell>
          <table:table-cell office:value-type="float" office:value="11.271433">
            <text:p>11.271433</text:p>
          </table:table-cell>
          <table:table-cell office:value-type="float" office:value="19.265158">
            <text:p>19.265158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321264">
            <text:p>8.321264</text:p>
          </table:table-cell>
          <table:table-cell office:value-type="float" office:value="11.746641">
            <text:p>11.746641</text:p>
          </table:table-cell>
          <table:table-cell office:value-type="float" office:value="19.040537">
            <text:p>19.040537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.914843">
            <text:p>5.914843</text:p>
          </table:table-cell>
          <table:table-cell office:value-type="float" office:value="11.962537">
            <text:p>11.962537</text:p>
          </table:table-cell>
          <table:table-cell office:value-type="float" office:value="18.627998">
            <text:p>18.627998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6.15872">
            <text:p>6.15872</text:p>
          </table:table-cell>
          <table:table-cell office:value-type="float" office:value="13.065724">
            <text:p>13.065724</text:p>
          </table:table-cell>
          <table:table-cell office:value-type="float" office:value="17.781573">
            <text:p>17.781573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838839">
            <text:p>8.838839</text:p>
          </table:table-cell>
          <table:table-cell office:value-type="float" office:value="11.316968">
            <text:p>11.316968</text:p>
          </table:table-cell>
          <table:table-cell office:value-type="float" office:value="21.407566">
            <text:p>21.407566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221531">
            <text:p>9.221531</text:p>
          </table:table-cell>
          <table:table-cell office:value-type="float" office:value="11.806919">
            <text:p>11.806919</text:p>
          </table:table-cell>
          <table:table-cell office:value-type="float" office:value="20.146376">
            <text:p>20.146376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332939">
            <text:p>9.332939</text:p>
          </table:table-cell>
          <table:table-cell office:value-type="float" office:value="12.020467">
            <text:p>12.020467</text:p>
          </table:table-cell>
          <table:table-cell office:value-type="float" office:value="22.585295">
            <text:p>22.585295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58059">
            <text:p>10.158059</text:p>
          </table:table-cell>
          <table:table-cell office:value-type="float" office:value="13.153724">
            <text:p>13.153724</text:p>
          </table:table-cell>
          <table:table-cell office:value-type="float" office:value="22.425261">
            <text:p>22.425261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215837">
            <text:p>8.215837</text:p>
          </table:table-cell>
          <table:table-cell office:value-type="float" office:value="12.01369">
            <text:p>12.01369</text:p>
          </table:table-cell>
          <table:table-cell office:value-type="float" office:value="23.510174">
            <text:p>23.51017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919487">
            <text:p>7.919487</text:p>
          </table:table-cell>
          <table:table-cell office:value-type="float" office:value="13.11464">
            <text:p>13.11464</text:p>
          </table:table-cell>
          <table:table-cell office:value-type="float" office:value="24.349492">
            <text:p>24.349492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146558">
            <text:p>10.146558</text:p>
          </table:table-cell>
          <table:table-cell office:value-type="float" office:value="12.933348">
            <text:p>12.933348</text:p>
          </table:table-cell>
          <table:table-cell office:value-type="float" office:value="20.014618">
            <text:p>20.014618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714334">
            <text:p>10.714334</text:p>
          </table:table-cell>
          <table:table-cell office:value-type="float" office:value="13.611236">
            <text:p>13.611236</text:p>
          </table:table-cell>
          <table:table-cell office:value-type="float" office:value="21.133287">
            <text:p>21.133287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565555">
            <text:p>8.565555</text:p>
          </table:table-cell>
          <table:table-cell office:value-type="float" office:value="12.86375">
            <text:p>12.86375</text:p>
          </table:table-cell>
          <table:table-cell office:value-type="float" office:value="18.126435">
            <text:p>18.126435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7.520523">
            <text:p>7.520523</text:p>
          </table:table-cell>
          <table:table-cell office:value-type="float" office:value="13.520226">
            <text:p>13.520226</text:p>
          </table:table-cell>
          <table:table-cell office:value-type="float" office:value="17.406073">
            <text:p>17.406073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9.701466">
            <text:p>9.701466</text:p>
          </table:table-cell>
          <table:table-cell office:value-type="float" office:value="14.349448">
            <text:p>14.349448</text:p>
          </table:table-cell>
          <table:table-cell office:value-type="float" office:value="23.104124">
            <text:p>23.104124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8.641692">
            <text:p>8.641692</text:p>
          </table:table-cell>
          <table:table-cell office:value-type="float" office:value="14.317203">
            <text:p>14.317203</text:p>
          </table:table-cell>
          <table:table-cell office:value-type="float" office:value="24.029306">
            <text:p>24.029306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093593">
            <text:p>2.093593</text:p>
          </table:table-cell>
          <table:table-cell office:value-type="float" office:value="23.830035">
            <text:p>23.830035</text:p>
          </table:table-cell>
          <table:table-cell office:value-type="float" office:value="19.900147">
            <text:p>19.900147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68324">
            <text:p>1.68324</text:p>
          </table:table-cell>
          <table:table-cell office:value-type="float" office:value="24.400473">
            <text:p>24.400473</text:p>
          </table:table-cell>
          <table:table-cell office:value-type="float" office:value="21.121982">
            <text:p>21.121982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142432">
            <text:p>1.142432</text:p>
          </table:table-cell>
          <table:table-cell office:value-type="float" office:value="23.647836">
            <text:p>23.647836</text:p>
          </table:table-cell>
          <table:table-cell office:value-type="float" office:value="18.852358">
            <text:p>18.852358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189856">
            <text:p>-0.189856</text:p>
          </table:table-cell>
          <table:table-cell office:value-type="float" office:value="24.047251">
            <text:p>24.047251</text:p>
          </table:table-cell>
          <table:table-cell office:value-type="float" office:value="19.051008">
            <text:p>19.051008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04341">
            <text:p>2.504341</text:p>
          </table:table-cell>
          <table:table-cell office:value-type="float" office:value="21.89795">
            <text:p>21.89795</text:p>
          </table:table-cell>
          <table:table-cell office:value-type="float" office:value="18.806553">
            <text:p>18.806553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576382">
            <text:p>2.576382</text:p>
          </table:table-cell>
          <table:table-cell office:value-type="float" office:value="20.503775">
            <text:p>20.503775</text:p>
          </table:table-cell>
          <table:table-cell office:value-type="float" office:value="18.912303">
            <text:p>18.912303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060803">
            <text:p>3.060803</text:p>
          </table:table-cell>
          <table:table-cell office:value-type="float" office:value="22.724096">
            <text:p>22.724096</text:p>
          </table:table-cell>
          <table:table-cell office:value-type="float" office:value="19.854913">
            <text:p>19.854913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661853">
            <text:p>3.661853</text:p>
          </table:table-cell>
          <table:table-cell office:value-type="float" office:value="22.167076">
            <text:p>22.167076</text:p>
          </table:table-cell>
          <table:table-cell office:value-type="float" office:value="21.026848">
            <text:p>21.026848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453225">
            <text:p>1.453225</text:p>
          </table:table-cell>
          <table:table-cell office:value-type="float" office:value="22.511056">
            <text:p>22.511056</text:p>
          </table:table-cell>
          <table:table-cell office:value-type="float" office:value="17.998808">
            <text:p>17.99880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44989">
            <text:p>0.44989</text:p>
          </table:table-cell>
          <table:table-cell office:value-type="float" office:value="21.748377">
            <text:p>21.748377</text:p>
          </table:table-cell>
          <table:table-cell office:value-type="float" office:value="17.33187">
            <text:p>17.33187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339913">
            <text:p>0.339913</text:p>
          </table:table-cell>
          <table:table-cell office:value-type="float" office:value="24.961236">
            <text:p>24.961236</text:p>
          </table:table-cell>
          <table:table-cell office:value-type="float" office:value="21.304134">
            <text:p>21.304134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583806">
            <text:p>-0.583806</text:p>
          </table:table-cell>
          <table:table-cell office:value-type="float" office:value="24.762209">
            <text:p>24.762209</text:p>
          </table:table-cell>
          <table:table-cell office:value-type="float" office:value="20.252308">
            <text:p>20.252308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040762">
            <text:p>-0.040762</text:p>
          </table:table-cell>
          <table:table-cell office:value-type="float" office:value="24.461747">
            <text:p>24.461747</text:p>
          </table:table-cell>
          <table:table-cell office:value-type="float" office:value="22.627698">
            <text:p>22.627698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29545">
            <text:p>-1.329545</text:p>
          </table:table-cell>
          <table:table-cell office:value-type="float" office:value="23.939646">
            <text:p>23.939646</text:p>
          </table:table-cell>
          <table:table-cell office:value-type="float" office:value="22.890454">
            <text:p>22.890454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179828">
            <text:p>2.179828</text:p>
          </table:table-cell>
          <table:table-cell office:value-type="float" office:value="23.761269">
            <text:p>23.761269</text:p>
          </table:table-cell>
          <table:table-cell office:value-type="float" office:value="22.336624">
            <text:p>22.336624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03213">
            <text:p>3.103213</text:p>
          </table:table-cell>
          <table:table-cell office:value-type="float" office:value="22.694652">
            <text:p>22.694652</text:p>
          </table:table-cell>
          <table:table-cell office:value-type="float" office:value="22.291774">
            <text:p>22.291774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73874">
            <text:p>1.073874</text:p>
          </table:table-cell>
          <table:table-cell office:value-type="float" office:value="23.766174">
            <text:p>23.766174</text:p>
          </table:table-cell>
          <table:table-cell office:value-type="float" office:value="23.252283">
            <text:p>23.252283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870596">
            <text:p>0.870596</text:p>
          </table:table-cell>
          <table:table-cell office:value-type="float" office:value="22.723889">
            <text:p>22.723889</text:p>
          </table:table-cell>
          <table:table-cell office:value-type="float" office:value="24.181231">
            <text:p>24.181231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864214">
            <text:p>-1.864214</text:p>
          </table:table-cell>
          <table:table-cell office:value-type="float" office:value="24.121154">
            <text:p>24.121154</text:p>
          </table:table-cell>
          <table:table-cell office:value-type="float" office:value="20.488185">
            <text:p>20.48818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217631">
            <text:p>-2.217631</text:p>
          </table:table-cell>
          <table:table-cell office:value-type="float" office:value="23.72696">
            <text:p>23.72696</text:p>
          </table:table-cell>
          <table:table-cell office:value-type="float" office:value="21.787679">
            <text:p>21.787679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386623">
            <text:p>-2.386623</text:p>
          </table:table-cell>
          <table:table-cell office:value-type="float" office:value="23.360101">
            <text:p>23.360101</text:p>
          </table:table-cell>
          <table:table-cell office:value-type="float" office:value="19.358469">
            <text:p>19.358469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78833">
            <text:p>-3.178833</text:p>
          </table:table-cell>
          <table:table-cell office:value-type="float" office:value="22.221025">
            <text:p>22.221025</text:p>
          </table:table-cell>
          <table:table-cell office:value-type="float" office:value="19.620889">
            <text:p>19.620889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262923">
            <text:p>-1.262923</text:p>
          </table:table-cell>
          <table:table-cell office:value-type="float" office:value="23.292644">
            <text:p>23.292644</text:p>
          </table:table-cell>
          <table:table-cell office:value-type="float" office:value="18.43327">
            <text:p>18.43327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948271">
            <text:p>-0.948271</text:p>
          </table:table-cell>
          <table:table-cell office:value-type="float" office:value="22.151077">
            <text:p>22.151077</text:p>
          </table:table-cell>
          <table:table-cell office:value-type="float" office:value="17.656467">
            <text:p>17.656467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122203">
            <text:p>-3.122203</text:p>
          </table:table-cell>
          <table:table-cell office:value-type="float" office:value="22.606369">
            <text:p>22.606369</text:p>
          </table:table-cell>
          <table:table-cell office:value-type="float" office:value="22.019185">
            <text:p>22.019185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689797">
            <text:p>-3.689797</text:p>
          </table:table-cell>
          <table:table-cell office:value-type="float" office:value="21.846439">
            <text:p>21.846439</text:p>
          </table:table-cell>
          <table:table-cell office:value-type="float" office:value="20.95978">
            <text:p>20.95978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525305">
            <text:p>-2.525305</text:p>
          </table:table-cell>
          <table:table-cell office:value-type="float" office:value="22.028614">
            <text:p>22.028614</text:p>
          </table:table-cell>
          <table:table-cell office:value-type="float" office:value="23.194832">
            <text:p>23.19483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441749">
            <text:p>-2.441749</text:p>
          </table:table-cell>
          <table:table-cell office:value-type="float" office:value="20.634753">
            <text:p>20.634753</text:p>
          </table:table-cell>
          <table:table-cell office:value-type="float" office:value="23.297151">
            <text:p>23.297151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543563">
            <text:p>-1.543563</text:p>
          </table:table-cell>
          <table:table-cell office:value-type="float" office:value="22.863104">
            <text:p>22.863104</text:p>
          </table:table-cell>
          <table:table-cell office:value-type="float" office:value="23.874725">
            <text:p>23.874725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466649">
            <text:p>-0.466649</text:p>
          </table:table-cell>
          <table:table-cell office:value-type="float" office:value="22.266325">
            <text:p>22.266325</text:p>
          </table:table-cell>
          <table:table-cell office:value-type="float" office:value="24.60484">
            <text:p>24.60484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596192">
            <text:p>-3.596192</text:p>
          </table:table-cell>
          <table:table-cell office:value-type="float" office:value="20.369259">
            <text:p>20.369259</text:p>
          </table:table-cell>
          <table:table-cell office:value-type="float" office:value="21.08011">
            <text:p>21.0801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999791">
            <text:p>-2.999791</text:p>
          </table:table-cell>
          <table:table-cell office:value-type="float" office:value="19.808044">
            <text:p>19.808044</text:p>
          </table:table-cell>
          <table:table-cell office:value-type="float" office:value="22.250983">
            <text:p>22.250983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3.035789">
            <text:p>-3.035789</text:p>
          </table:table-cell>
          <table:table-cell office:value-type="float" office:value="19.840636">
            <text:p>19.840636</text:p>
          </table:table-cell>
          <table:table-cell office:value-type="float" office:value="19.818107">
            <text:p>19.818107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129092">
            <text:p>-2.129092</text:p>
          </table:table-cell>
          <table:table-cell office:value-type="float" office:value="18.760459">
            <text:p>18.760459</text:p>
          </table:table-cell>
          <table:table-cell office:value-type="float" office:value="19.764556">
            <text:p>19.764556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689616">
            <text:p>-2.689616</text:p>
          </table:table-cell>
          <table:table-cell office:value-type="float" office:value="20.987595">
            <text:p>20.987595</text:p>
          </table:table-cell>
          <table:table-cell office:value-type="float" office:value="19.026003">
            <text:p>19.026003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45071">
            <text:p>-1.645071</text:p>
          </table:table-cell>
          <table:table-cell office:value-type="float" office:value="20.959539">
            <text:p>20.959539</text:p>
          </table:table-cell>
          <table:table-cell office:value-type="float" office:value="18.082621">
            <text:p>18.082621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2.037582">
            <text:p>-2.037582</text:p>
          </table:table-cell>
          <table:table-cell office:value-type="float" office:value="18.69944">
            <text:p>18.69944</text:p>
          </table:table-cell>
          <table:table-cell office:value-type="float" office:value="22.206112">
            <text:p>22.20611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635057">
            <text:p>-1.635057</text:p>
          </table:table-cell>
          <table:table-cell office:value-type="float" office:value="18.125642">
            <text:p>18.125642</text:p>
          </table:table-cell>
          <table:table-cell office:value-type="float" office:value="20.981803">
            <text:p>20.981803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86581">
            <text:p>-1.086581</text:p>
          </table:table-cell>
          <table:table-cell office:value-type="float" office:value="18.878952">
            <text:p>18.878952</text:p>
          </table:table-cell>
          <table:table-cell office:value-type="float" office:value="23.258776">
            <text:p>23.258776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247169">
            <text:p>0.247169</text:p>
          </table:table-cell>
          <table:table-cell office:value-type="float" office:value="18.476609">
            <text:p>18.476609</text:p>
          </table:table-cell>
          <table:table-cell office:value-type="float" office:value="23.064625">
            <text:p>23.064625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393043">
            <text:p>-1.393043</text:p>
          </table:table-cell>
          <table:table-cell office:value-type="float" office:value="20.021536">
            <text:p>20.021536</text:p>
          </table:table-cell>
          <table:table-cell office:value-type="float" office:value="24.107904">
            <text:p>24.107904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390382">
            <text:p>-0.390382</text:p>
          </table:table-cell>
          <table:table-cell office:value-type="float" office:value="20.785203">
            <text:p>20.785203</text:p>
          </table:table-cell>
          <table:table-cell office:value-type="float" office:value="24.776008">
            <text:p>24.776008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288807">
            <text:p>-0.288807</text:p>
          </table:table-cell>
          <table:table-cell office:value-type="float" office:value="17.57156">
            <text:p>17.57156</text:p>
          </table:table-cell>
          <table:table-cell office:value-type="float" office:value="20.800565">
            <text:p>20.800565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633586">
            <text:p>0.633586</text:p>
          </table:table-cell>
          <table:table-cell office:value-type="float" office:value="17.767829">
            <text:p>17.767829</text:p>
          </table:table-cell>
          <table:table-cell office:value-type="float" office:value="21.854858">
            <text:p>21.854858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088869">
            <text:p>0.088869</text:p>
          </table:table-cell>
          <table:table-cell office:value-type="float" office:value="18.070247">
            <text:p>18.070247</text:p>
          </table:table-cell>
          <table:table-cell office:value-type="float" office:value="19.473626">
            <text:p>19.473626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77029">
            <text:p>1.377029</text:p>
          </table:table-cell>
          <table:table-cell office:value-type="float" office:value="18.593197">
            <text:p>18.593197</text:p>
          </table:table-cell>
          <table:table-cell office:value-type="float" office:value="19.212145">
            <text:p>19.212145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1.026047">
            <text:p>-1.026047</text:p>
          </table:table-cell>
          <table:table-cell office:value-type="float" office:value="18.751337">
            <text:p>18.751337</text:p>
          </table:table-cell>
          <table:table-cell office:value-type="float" office:value="18.839539">
            <text:p>18.839539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-0.815889">
            <text:p>-0.815889</text:p>
          </table:table-cell>
          <table:table-cell office:value-type="float" office:value="19.811162">
            <text:p>19.811162</text:p>
          </table:table-cell>
          <table:table-cell office:value-type="float" office:value="17.930855">
            <text:p>17.930855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906037">
            <text:p>1.906037</text:p>
          </table:table-cell>
          <table:table-cell office:value-type="float" office:value="18.419676">
            <text:p>18.419676</text:p>
          </table:table-cell>
          <table:table-cell office:value-type="float" office:value="21.616789">
            <text:p>21.616789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256948">
            <text:p>2.256948</text:p>
          </table:table-cell>
          <table:table-cell office:value-type="float" office:value="18.81533">
            <text:p>18.81533</text:p>
          </table:table-cell>
          <table:table-cell office:value-type="float" office:value="20.317829">
            <text:p>20.317829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434531">
            <text:p>2.434531</text:p>
          </table:table-cell>
          <table:table-cell office:value-type="float" office:value="19.178658">
            <text:p>19.178658</text:p>
          </table:table-cell>
          <table:table-cell office:value-type="float" office:value="22.743812">
            <text:p>22.743812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227283">
            <text:p>3.227283</text:p>
          </table:table-cell>
          <table:table-cell office:value-type="float" office:value="20.317791">
            <text:p>20.317791</text:p>
          </table:table-cell>
          <table:table-cell office:value-type="float" office:value="22.480517">
            <text:p>22.480517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321815">
            <text:p>1.321815</text:p>
          </table:table-cell>
          <table:table-cell office:value-type="float" office:value="19.233655">
            <text:p>19.233655</text:p>
          </table:table-cell>
          <table:table-cell office:value-type="float" office:value="23.68504">
            <text:p>23.6850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010834">
            <text:p>1.010834</text:p>
          </table:table-cell>
          <table:table-cell office:value-type="float" office:value="20.380342">
            <text:p>20.380342</text:p>
          </table:table-cell>
          <table:table-cell office:value-type="float" office:value="24.459275">
            <text:p>24.459275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171783">
            <text:p>3.171783</text:p>
          </table:table-cell>
          <table:table-cell office:value-type="float" office:value="19.927845">
            <text:p>19.927845</text:p>
          </table:table-cell>
          <table:table-cell office:value-type="float" office:value="20.089323">
            <text:p>20.089323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3.74366">
            <text:p>3.74366</text:p>
          </table:table-cell>
          <table:table-cell office:value-type="float" office:value="20.68709">
            <text:p>20.68709</text:p>
          </table:table-cell>
          <table:table-cell office:value-type="float" office:value="21.145545">
            <text:p>21.145545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597999">
            <text:p>1.597999</text:p>
          </table:table-cell>
          <table:table-cell office:value-type="float" office:value="19.668985">
            <text:p>19.668985</text:p>
          </table:table-cell>
          <table:table-cell office:value-type="float" office:value="18.228919">
            <text:p>18.228919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522674">
            <text:p>0.522674</text:p>
          </table:table-cell>
          <table:table-cell office:value-type="float" office:value="20.267828">
            <text:p>20.267828</text:p>
          </table:table-cell>
          <table:table-cell office:value-type="float" office:value="17.501806">
            <text:p>17.501806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.763122">
            <text:p>2.763122</text:p>
          </table:table-cell>
          <table:table-cell office:value-type="float" office:value="21.553335">
            <text:p>21.553335</text:p>
          </table:table-cell>
          <table:table-cell office:value-type="float" office:value="23.097154">
            <text:p>23.097154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.707916">
            <text:p>1.707916</text:p>
          </table:table-cell>
          <table:table-cell office:value-type="float" office:value="21.577008">
            <text:p>21.577008</text:p>
          </table:table-cell>
          <table:table-cell office:value-type="float" office:value="24.031574">
            <text:p>24.031574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34585">
            <text:p>16.234585</text:p>
          </table:table-cell>
          <table:table-cell office:value-type="float" office:value="2.732663">
            <text:p>2.732663</text:p>
          </table:table-cell>
          <table:table-cell office:value-type="float" office:value="13.122648">
            <text:p>13.122648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843129">
            <text:p>15.843129</text:p>
          </table:table-cell>
          <table:table-cell office:value-type="float" office:value="3.230802">
            <text:p>3.230802</text:p>
          </table:table-cell>
          <table:table-cell office:value-type="float" office:value="14.378657">
            <text:p>14.378657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29903">
            <text:p>15.329903</text:p>
          </table:table-cell>
          <table:table-cell office:value-type="float" office:value="2.765479">
            <text:p>2.765479</text:p>
          </table:table-cell>
          <table:table-cell office:value-type="float" office:value="12.022048">
            <text:p>12.022048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21296">
            <text:p>14.021296</text:p>
          </table:table-cell>
          <table:table-cell office:value-type="float" office:value="3.223782">
            <text:p>3.223782</text:p>
          </table:table-cell>
          <table:table-cell office:value-type="float" office:value="12.254252">
            <text:p>12.254252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7263">
            <text:p>16.57263</text:p>
          </table:table-cell>
          <table:table-cell office:value-type="float" office:value="0.903316">
            <text:p>0.903316</text:p>
          </table:table-cell>
          <table:table-cell office:value-type="float" office:value="11.892505">
            <text:p>11.89250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36619">
            <text:p>16.536619</text:p>
          </table:table-cell>
          <table:table-cell office:value-type="float" office:value="-0.495904">
            <text:p>-0.495904</text:p>
          </table:table-cell>
          <table:table-cell office:value-type="float" office:value="11.904815">
            <text:p>11.904815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69953">
            <text:p>17.169953</text:p>
          </table:table-cell>
          <table:table-cell office:value-type="float" office:value="1.611149">
            <text:p>1.611149</text:p>
          </table:table-cell>
          <table:table-cell office:value-type="float" office:value="13.004604">
            <text:p>13.004604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42781">
            <text:p>17.742781</text:p>
          </table:table-cell>
          <table:table-cell office:value-type="float" office:value="0.955595">
            <text:p>0.955595</text:p>
          </table:table-cell>
          <table:table-cell office:value-type="float" office:value="14.135883">
            <text:p>14.135883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7549">
            <text:p>15.57549</text:p>
          </table:table-cell>
          <table:table-cell office:value-type="float" office:value="1.641299">
            <text:p>1.641299</text:p>
          </table:table-cell>
          <table:table-cell office:value-type="float" office:value="11.120677">
            <text:p>11.120677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3078">
            <text:p>14.53078</text:p>
          </table:table-cell>
          <table:table-cell office:value-type="float" office:value="0.969489">
            <text:p>0.969489</text:p>
          </table:table-cell>
          <table:table-cell office:value-type="float" office:value="10.41521">
            <text:p>10.41521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51743">
            <text:p>14.551743</text:p>
          </table:table-cell>
          <table:table-cell office:value-type="float" office:value="3.876539">
            <text:p>3.876539</text:p>
          </table:table-cell>
          <table:table-cell office:value-type="float" office:value="14.570949">
            <text:p>14.57094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635789">
            <text:p>13.635789</text:p>
          </table:table-cell>
          <table:table-cell office:value-type="float" office:value="3.878231">
            <text:p>3.878231</text:p>
          </table:table-cell>
          <table:table-cell office:value-type="float" office:value="13.496923">
            <text:p>13.496923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46558">
            <text:p>14.146558</text:p>
          </table:table-cell>
          <table:table-cell office:value-type="float" office:value="3.287459">
            <text:p>3.287459</text:p>
          </table:table-cell>
          <table:table-cell office:value-type="float" office:value="15.83939">
            <text:p>15.83939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24282">
            <text:p>12.824282</text:p>
          </table:table-cell>
          <table:table-cell office:value-type="float" office:value="2.843532">
            <text:p>2.843532</text:p>
          </table:table-cell>
          <table:table-cell office:value-type="float" office:value="16.048702">
            <text:p>16.04870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44911">
            <text:p>16.344911</text:p>
          </table:table-cell>
          <table:table-cell office:value-type="float" office:value="2.548449">
            <text:p>2.548449</text:p>
          </table:table-cell>
          <table:table-cell office:value-type="float" office:value="15.566577">
            <text:p>15.56657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86836">
            <text:p>17.186836</text:p>
          </table:table-cell>
          <table:table-cell office:value-type="float" office:value="1.425726">
            <text:p>1.425726</text:p>
          </table:table-cell>
          <table:table-cell office:value-type="float" office:value="15.427847">
            <text:p>15.427847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22786">
            <text:p>15.222786</text:p>
          </table:table-cell>
          <table:table-cell office:value-type="float" office:value="2.55229">
            <text:p>2.55229</text:p>
          </table:table-cell>
          <table:table-cell office:value-type="float" office:value="16.480799">
            <text:p>16.480799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30845">
            <text:p>14.930845</text:p>
          </table:table-cell>
          <table:table-cell office:value-type="float" office:value="1.467378">
            <text:p>1.467378</text:p>
          </table:table-cell>
          <table:table-cell office:value-type="float" office:value="17.339009">
            <text:p>17.339009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05705">
            <text:p>12.305705</text:p>
          </table:table-cell>
          <table:table-cell office:value-type="float" office:value="3.315481">
            <text:p>3.315481</text:p>
          </table:table-cell>
          <table:table-cell office:value-type="float" office:value="13.687138">
            <text:p>13.687138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12201">
            <text:p>11.912201</text:p>
          </table:table-cell>
          <table:table-cell office:value-type="float" office:value="2.836718">
            <text:p>2.836718</text:p>
          </table:table-cell>
          <table:table-cell office:value-type="float" office:value="14.950479">
            <text:p>14.950479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82695">
            <text:p>11.782695</text:p>
          </table:table-cell>
          <table:table-cell office:value-type="float" office:value="2.62019">
            <text:p>2.62019</text:p>
          </table:table-cell>
          <table:table-cell office:value-type="float" office:value="12.510328">
            <text:p>12.510328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04751">
            <text:p>10.904751</text:p>
          </table:table-cell>
          <table:table-cell office:value-type="float" office:value="1.524186">
            <text:p>1.524186</text:p>
          </table:table-cell>
          <table:table-cell office:value-type="float" office:value="12.670561">
            <text:p>12.670561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21234">
            <text:p>12.921234</text:p>
          </table:table-cell>
          <table:table-cell office:value-type="float" office:value="2.538955">
            <text:p>2.538955</text:p>
          </table:table-cell>
          <table:table-cell office:value-type="float" office:value="11.616407">
            <text:p>11.616407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71458">
            <text:p>13.171458</text:p>
          </table:table-cell>
          <table:table-cell office:value-type="float" office:value="1.422313">
            <text:p>1.422313</text:p>
          </table:table-cell>
          <table:table-cell office:value-type="float" office:value="10.793101">
            <text:p>10.793101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58699">
            <text:p>10.958699</text:p>
          </table:table-cell>
          <table:table-cell office:value-type="float" office:value="1.733749">
            <text:p>1.733749</text:p>
          </table:table-cell>
          <table:table-cell office:value-type="float" office:value="15.090845">
            <text:p>15.090845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53245">
            <text:p>10.353245</text:p>
          </table:table-cell>
          <table:table-cell office:value-type="float" office:value="1.080796">
            <text:p>1.080796</text:p>
          </table:table-cell>
          <table:table-cell office:value-type="float" office:value="13.975256">
            <text:p>13.975256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01987">
            <text:p>11.501987</text:p>
          </table:table-cell>
          <table:table-cell office:value-type="float" office:value="1.033768">
            <text:p>1.033768</text:p>
          </table:table-cell>
          <table:table-cell office:value-type="float" office:value="16.226707">
            <text:p>16.22670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82064">
            <text:p>11.482064</text:p>
          </table:table-cell>
          <table:table-cell office:value-type="float" office:value="-0.365599">
            <text:p>-0.365599</text:p>
          </table:table-cell>
          <table:table-cell office:value-type="float" office:value="16.233969">
            <text:p>16.233969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27688">
            <text:p>12.527688</text:p>
          </table:table-cell>
          <table:table-cell office:value-type="float" office:value="1.748934">
            <text:p>1.748934</text:p>
          </table:table-cell>
          <table:table-cell office:value-type="float" office:value="16.978331">
            <text:p>16.97833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48539">
            <text:p>13.548539</text:p>
          </table:table-cell>
          <table:table-cell office:value-type="float" office:value="1.05759">
            <text:p>1.05759</text:p>
          </table:table-cell>
          <table:table-cell office:value-type="float" office:value="17.703453">
            <text:p>17.703453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16968">
            <text:p>10.316968</text:p>
          </table:table-cell>
          <table:table-cell office:value-type="float" office:value="-0.40962">
            <text:p>-0.40962</text:p>
          </table:table-cell>
          <table:table-cell office:value-type="float" office:value="13.994304">
            <text:p>13.994304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86694">
            <text:p>10.886694</text:p>
          </table:table-cell>
          <table:table-cell office:value-type="float" office:value="-1.071564">
            <text:p>-1.071564</text:p>
          </table:table-cell>
          <table:table-cell office:value-type="float" office:value="15.122519">
            <text:p>15.122519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73764">
            <text:p>10.873764</text:p>
          </table:table-cell>
          <table:table-cell office:value-type="float" office:value="-0.880597">
            <text:p>-0.880597</text:p>
          </table:table-cell>
          <table:table-cell office:value-type="float" office:value="12.706762">
            <text:p>12.706762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06857">
            <text:p>11.706857</text:p>
          </table:table-cell>
          <table:table-cell office:value-type="float" office:value="-2.010205">
            <text:p>-2.010205</text:p>
          </table:table-cell>
          <table:table-cell office:value-type="float" office:value="12.563634">
            <text:p>12.563634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25231">
            <text:p>11.325231</text:p>
          </table:table-cell>
          <table:table-cell office:value-type="float" office:value="0.307325">
            <text:p>0.307325</text:p>
          </table:table-cell>
          <table:table-cell office:value-type="float" office:value="12.012677">
            <text:p>12.012677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8448">
            <text:p>12.38448</text:p>
          </table:table-cell>
          <table:table-cell office:value-type="float" office:value="0.26662">
            <text:p>0.26662</text:p>
          </table:table-cell>
          <table:table-cell office:value-type="float" office:value="11.08654">
            <text:p>11.08654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14344">
            <text:p>11.814344</text:p>
          </table:table-cell>
          <table:table-cell office:value-type="float" office:value="-2.198598">
            <text:p>-2.198598</text:p>
          </table:table-cell>
          <table:table-cell office:value-type="float" office:value="15.004415">
            <text:p>15.004415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19976">
            <text:p>12.19976</text:p>
          </table:table-cell>
          <table:table-cell office:value-type="float" office:value="-2.702174">
            <text:p>-2.702174</text:p>
          </table:table-cell>
          <table:table-cell office:value-type="float" office:value="13.748792">
            <text:p>13.74879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722452">
            <text:p>12.722452</text:p>
          </table:table-cell>
          <table:table-cell office:value-type="float" office:value="-2.228224">
            <text:p>-2.228224</text:p>
          </table:table-cell>
          <table:table-cell office:value-type="float" office:value="16.103754">
            <text:p>16.103754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29929">
            <text:p>14.029929</text:p>
          </table:table-cell>
          <table:table-cell office:value-type="float" office:value="-2.696235">
            <text:p>-2.696235</text:p>
          </table:table-cell>
          <table:table-cell office:value-type="float" office:value="15.879857">
            <text:p>15.879857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76886">
            <text:p>12.476886</text:p>
          </table:table-cell>
          <table:table-cell office:value-type="float" office:value="-1.105036">
            <text:p>-1.105036</text:p>
          </table:table-cell>
          <table:table-cell office:value-type="float" office:value="17.007245">
            <text:p>17.007245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19949">
            <text:p>13.519949</text:p>
          </table:table-cell>
          <table:table-cell office:value-type="float" office:value="-0.437383">
            <text:p>-0.437383</text:p>
          </table:table-cell>
          <table:table-cell office:value-type="float" office:value="17.719323">
            <text:p>17.719323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94451">
            <text:p>13.494451</text:p>
          </table:table-cell>
          <table:table-cell office:value-type="float" office:value="-3.345745">
            <text:p>-3.345745</text:p>
          </table:table-cell>
          <table:table-cell office:value-type="float" office:value="13.556024">
            <text:p>13.55602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12808">
            <text:p>14.412808</text:p>
          </table:table-cell>
          <table:table-cell office:value-type="float" office:value="-3.345704">
            <text:p>-3.345704</text:p>
          </table:table-cell>
          <table:table-cell office:value-type="float" office:value="14.631333">
            <text:p>14.631333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97719">
            <text:p>13.897719</text:p>
          </table:table-cell>
          <table:table-cell office:value-type="float" office:value="-2.765266">
            <text:p>-2.765266</text:p>
          </table:table-cell>
          <table:table-cell office:value-type="float" office:value="12.279701">
            <text:p>12.27970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2196">
            <text:p>15.22196</text:p>
          </table:table-cell>
          <table:table-cell office:value-type="float" office:value="-2.319009">
            <text:p>-2.319009</text:p>
          </table:table-cell>
          <table:table-cell office:value-type="float" office:value="12.072706">
            <text:p>12.072706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19874">
            <text:p>12.819874</text:p>
          </table:table-cell>
          <table:table-cell office:value-type="float" office:value="-2.029271">
            <text:p>-2.029271</text:p>
          </table:table-cell>
          <table:table-cell office:value-type="float" office:value="11.63626">
            <text:p>11.63626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10952">
            <text:p>13.110952</text:p>
          </table:table-cell>
          <table:table-cell office:value-type="float" office:value="-0.936305">
            <text:p>-0.936305</text:p>
          </table:table-cell>
          <table:table-cell office:value-type="float" office:value="10.785234">
            <text:p>10.785234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43598">
            <text:p>15.743598</text:p>
          </table:table-cell>
          <table:table-cell office:value-type="float" office:value="-2.780661">
            <text:p>-2.780661</text:p>
          </table:table-cell>
          <table:table-cell office:value-type="float" office:value="14.440577">
            <text:p>14.440577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31465">
            <text:p>16.131465</text:p>
          </table:table-cell>
          <table:table-cell office:value-type="float" office:value="-2.299349">
            <text:p>-2.299349</text:p>
          </table:table-cell>
          <table:table-cell office:value-type="float" office:value="13.176746">
            <text:p>13.176746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62991">
            <text:p>16.262991</text:p>
          </table:table-cell>
          <table:table-cell office:value-type="float" office:value="-2.079139">
            <text:p>-2.079139</text:p>
          </table:table-cell>
          <table:table-cell office:value-type="float" office:value="15.613953">
            <text:p>15.613953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32701">
            <text:p>17.132701</text:p>
          </table:table-cell>
          <table:table-cell office:value-type="float" office:value="-0.978647">
            <text:p>-0.978647</text:p>
          </table:table-cell>
          <table:table-cell office:value-type="float" office:value="15.45204">
            <text:p>15.45204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130131">
            <text:p>15.130131</text:p>
          </table:table-cell>
          <table:table-cell office:value-type="float" office:value="-2.003476">
            <text:p>-2.003476</text:p>
          </table:table-cell>
          <table:table-cell office:value-type="float" office:value="16.513643">
            <text:p>16.513643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8334">
            <text:p>14.88334</text:p>
          </table:table-cell>
          <table:table-cell office:value-type="float" office:value="-0.892172">
            <text:p>-0.892172</text:p>
          </table:table-cell>
          <table:table-cell office:value-type="float" office:value="17.348419">
            <text:p>17.348419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80291">
            <text:p>17.080291</text:p>
          </table:table-cell>
          <table:table-cell office:value-type="float" office:value="-1.192374">
            <text:p>-1.192374</text:p>
          </table:table-cell>
          <table:table-cell office:value-type="float" office:value="13.040273">
            <text:p>13.04027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86963">
            <text:p>17.686963</text:p>
          </table:table-cell>
          <table:table-cell office:value-type="float" office:value="-0.534462">
            <text:p>-0.534462</text:p>
          </table:table-cell>
          <table:table-cell office:value-type="float" office:value="14.15233">
            <text:p>14.15233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16403">
            <text:p>15.516403</text:p>
          </table:table-cell>
          <table:table-cell office:value-type="float" office:value="-1.217278">
            <text:p>-1.217278</text:p>
          </table:table-cell>
          <table:table-cell office:value-type="float" office:value="11.149756">
            <text:p>11.149756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96227">
            <text:p>14.496227</text:p>
          </table:table-cell>
          <table:table-cell office:value-type="float" office:value="-0.526318">
            <text:p>-0.526318</text:p>
          </table:table-cell>
          <table:table-cell office:value-type="float" office:value="10.422585">
            <text:p>10.422585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712898">
            <text:p>16.712898</text:p>
          </table:table-cell>
          <table:table-cell office:value-type="float" office:value="0.239346">
            <text:p>0.239346</text:p>
          </table:table-cell>
          <table:table-cell office:value-type="float" office:value="16.109176">
            <text:p>16.10917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63212">
            <text:p>15.663212</text:p>
          </table:table-cell>
          <table:table-cell office:value-type="float" office:value="0.269617">
            <text:p>0.269617</text:p>
          </table:table-cell>
          <table:table-cell office:value-type="float" office:value="17.047184">
            <text:p>17.047184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28087">
            <text:p>23.228087</text:p>
          </table:table-cell>
          <table:table-cell office:value-type="float" office:value="9.748769">
            <text:p>9.748769</text:p>
          </table:table-cell>
          <table:table-cell office:value-type="float" office:value="13.286719">
            <text:p>13.286719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68142">
            <text:p>22.868142</text:p>
          </table:table-cell>
          <table:table-cell office:value-type="float" office:value="10.160848">
            <text:p>10.160848</text:p>
          </table:table-cell>
          <table:table-cell office:value-type="float" office:value="14.579457">
            <text:p>14.579457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32111">
            <text:p>22.332111</text:p>
          </table:table-cell>
          <table:table-cell office:value-type="float" office:value="9.920822">
            <text:p>9.920822</text:p>
          </table:table-cell>
          <table:table-cell office:value-type="float" office:value="12.185638">
            <text:p>12.185638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38023">
            <text:p>21.038023</text:p>
          </table:table-cell>
          <table:table-cell office:value-type="float" office:value="10.430124">
            <text:p>10.430124</text:p>
          </table:table-cell>
          <table:table-cell office:value-type="float" office:value="12.440329">
            <text:p>12.440329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47239">
            <text:p>23.547239</text:p>
          </table:table-cell>
          <table:table-cell office:value-type="float" office:value="8.026304">
            <text:p>8.026304</text:p>
          </table:table-cell>
          <table:table-cell office:value-type="float" office:value="11.907579">
            <text:p>11.907579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477847">
            <text:p>23.477847</text:p>
          </table:table-cell>
          <table:table-cell office:value-type="float" office:value="6.630242">
            <text:p>6.630242</text:p>
          </table:table-cell>
          <table:table-cell office:value-type="float" office:value="11.826352">
            <text:p>11.826352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40868">
            <text:p>24.140868</text:p>
          </table:table-cell>
          <table:table-cell office:value-type="float" office:value="8.629684">
            <text:p>8.629684</text:p>
          </table:table-cell>
          <table:table-cell office:value-type="float" office:value="13.073205">
            <text:p>13.073205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16429">
            <text:p>24.716429</text:p>
          </table:table-cell>
          <table:table-cell office:value-type="float" office:value="7.891477">
            <text:p>7.891477</text:p>
          </table:table-cell>
          <table:table-cell office:value-type="float" office:value="14.145418">
            <text:p>14.145418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56533">
            <text:p>22.556533</text:p>
          </table:table-cell>
          <table:table-cell office:value-type="float" office:value="8.838687">
            <text:p>8.838687</text:p>
          </table:table-cell>
          <table:table-cell office:value-type="float" office:value="11.212752">
            <text:p>11.212752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88207">
            <text:p>21.488207</text:p>
          </table:table-cell>
          <table:table-cell office:value-type="float" office:value="8.225165">
            <text:p>8.225165</text:p>
          </table:table-cell>
          <table:table-cell office:value-type="float" office:value="10.483568">
            <text:p>10.48356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81572">
            <text:p>21.581572</text:p>
          </table:table-cell>
          <table:table-cell office:value-type="float" office:value="10.795799">
            <text:p>10.795799</text:p>
          </table:table-cell>
          <table:table-cell office:value-type="float" office:value="14.807475">
            <text:p>14.807475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56313">
            <text:p>20.656313</text:p>
          </table:table-cell>
          <table:table-cell office:value-type="float" office:value="10.955333">
            <text:p>10.955333</text:p>
          </table:table-cell>
          <table:table-cell office:value-type="float" office:value="13.75087">
            <text:p>13.75087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8968">
            <text:p>21.18968</text:p>
          </table:table-cell>
          <table:table-cell office:value-type="float" office:value="10.093673">
            <text:p>10.093673</text:p>
          </table:table-cell>
          <table:table-cell office:value-type="float" office:value="16.017242">
            <text:p>16.017242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62165">
            <text:p>19.862165</text:p>
          </table:table-cell>
          <table:table-cell office:value-type="float" office:value="9.681055">
            <text:p>9.681055</text:p>
          </table:table-cell>
          <table:table-cell office:value-type="float" office:value="16.221519">
            <text:p>16.221519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92231">
            <text:p>23.392231</text:p>
          </table:table-cell>
          <table:table-cell office:value-type="float" office:value="9.414497">
            <text:p>9.414497</text:p>
          </table:table-cell>
          <table:table-cell office:value-type="float" office:value="15.718813">
            <text:p>15.718813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200823">
            <text:p>24.200823</text:p>
          </table:table-cell>
          <table:table-cell office:value-type="float" office:value="8.282591">
            <text:p>8.282591</text:p>
          </table:table-cell>
          <table:table-cell office:value-type="float" office:value="15.47906">
            <text:p>15.47906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6628">
            <text:p>22.26628</text:p>
          </table:table-cell>
          <table:table-cell office:value-type="float" office:value="9.347929">
            <text:p>9.347929</text:p>
          </table:table-cell>
          <table:table-cell office:value-type="float" office:value="16.636878">
            <text:p>16.63687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62643">
            <text:p>21.962643</text:p>
          </table:table-cell>
          <table:table-cell office:value-type="float" office:value="8.217524">
            <text:p>8.217524</text:p>
          </table:table-cell>
          <table:table-cell office:value-type="float" office:value="17.431725">
            <text:p>17.431725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22388">
            <text:p>19.322388</text:p>
          </table:table-cell>
          <table:table-cell office:value-type="float" office:value="10.378531">
            <text:p>10.378531</text:p>
          </table:table-cell>
          <table:table-cell office:value-type="float" office:value="13.936046">
            <text:p>13.936046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916223">
            <text:p>18.916223</text:p>
          </table:table-cell>
          <table:table-cell office:value-type="float" office:value="9.82479">
            <text:p>9.82479</text:p>
          </table:table-cell>
          <table:table-cell office:value-type="float" office:value="15.165459">
            <text:p>15.165459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20674">
            <text:p>18.820674</text:p>
          </table:table-cell>
          <table:table-cell office:value-type="float" office:value="9.72899">
            <text:p>9.72899</text:p>
          </table:table-cell>
          <table:table-cell office:value-type="float" office:value="12.729087">
            <text:p>12.729087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05572">
            <text:p>17.905572</text:p>
          </table:table-cell>
          <table:table-cell office:value-type="float" office:value="8.656316">
            <text:p>8.656316</text:p>
          </table:table-cell>
          <table:table-cell office:value-type="float" office:value="12.792817">
            <text:p>12.792817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29252">
            <text:p>19.929252</text:p>
          </table:table-cell>
          <table:table-cell office:value-type="float" office:value="9.727634">
            <text:p>9.727634</text:p>
          </table:table-cell>
          <table:table-cell office:value-type="float" office:value="11.814735">
            <text:p>11.814735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44321">
            <text:p>20.144321</text:p>
          </table:table-cell>
          <table:table-cell office:value-type="float" office:value="8.677644">
            <text:p>8.677644</text:p>
          </table:table-cell>
          <table:table-cell office:value-type="float" office:value="10.897287">
            <text:p>10.89728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52881">
            <text:p>17.952881</text:p>
          </table:table-cell>
          <table:table-cell office:value-type="float" office:value="8.717924">
            <text:p>8.717924</text:p>
          </table:table-cell>
          <table:table-cell office:value-type="float" office:value="15.229012">
            <text:p>15.229012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51155">
            <text:p>17.351155</text:p>
          </table:table-cell>
          <table:table-cell office:value-type="float" office:value="8.142328">
            <text:p>8.142328</text:p>
          </table:table-cell>
          <table:table-cell office:value-type="float" office:value="14.066688">
            <text:p>14.066688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516419">
            <text:p>18.516419</text:p>
          </table:table-cell>
          <table:table-cell office:value-type="float" office:value="7.916253">
            <text:p>7.916253</text:p>
          </table:table-cell>
          <table:table-cell office:value-type="float" office:value="16.292207">
            <text:p>16.292207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64052">
            <text:p>18.464052</text:p>
          </table:table-cell>
          <table:table-cell office:value-type="float" office:value="6.520124">
            <text:p>6.520124</text:p>
          </table:table-cell>
          <table:table-cell office:value-type="float" office:value="16.205452">
            <text:p>16.205452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60747">
            <text:p>19.560747</text:p>
          </table:table-cell>
          <table:table-cell office:value-type="float" office:value="8.552048">
            <text:p>8.552048</text:p>
          </table:table-cell>
          <table:table-cell office:value-type="float" office:value="17.091216">
            <text:p>17.091216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71103">
            <text:p>20.571103</text:p>
          </table:table-cell>
          <table:table-cell office:value-type="float" office:value="7.807199">
            <text:p>7.807199</text:p>
          </table:table-cell>
          <table:table-cell office:value-type="float" office:value="17.769155">
            <text:p>17.769155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92037">
            <text:p>17.292037</text:p>
          </table:table-cell>
          <table:table-cell office:value-type="float" office:value="6.658632">
            <text:p>6.658632</text:p>
          </table:table-cell>
          <table:table-cell office:value-type="float" office:value="13.9714">
            <text:p>13.9714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71309">
            <text:p>17.871309</text:p>
          </table:table-cell>
          <table:table-cell office:value-type="float" office:value="5.919167">
            <text:p>5.919167</text:p>
          </table:table-cell>
          <table:table-cell office:value-type="float" office:value="15.039168">
            <text:p>15.039168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13969">
            <text:p>17.813969</text:p>
          </table:table-cell>
          <table:table-cell office:value-type="float" office:value="6.272591">
            <text:p>6.272591</text:p>
          </table:table-cell>
          <table:table-cell office:value-type="float" office:value="12.643134">
            <text:p>12.643134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19842">
            <text:p>18.619842</text:p>
          </table:table-cell>
          <table:table-cell office:value-type="float" office:value="5.138316">
            <text:p>5.138316</text:p>
          </table:table-cell>
          <table:table-cell office:value-type="float" office:value="12.401017">
            <text:p>12.401017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266776">
            <text:p>18.266776</text:p>
          </table:table-cell>
          <table:table-cell office:value-type="float" office:value="7.502968">
            <text:p>7.502968</text:p>
          </table:table-cell>
          <table:table-cell office:value-type="float" office:value="12.010919">
            <text:p>12.010919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23251">
            <text:p>19.323251</text:p>
          </table:table-cell>
          <table:table-cell office:value-type="float" office:value="7.521519">
            <text:p>7.521519</text:p>
          </table:table-cell>
          <table:table-cell office:value-type="float" office:value="11.077508">
            <text:p>11.077508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91452">
            <text:p>18.791452</text:p>
          </table:table-cell>
          <table:table-cell office:value-type="float" office:value="4.806069">
            <text:p>4.806069</text:p>
          </table:table-cell>
          <table:table-cell office:value-type="float" office:value="14.829327">
            <text:p>14.829327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14613">
            <text:p>19.14613</text:p>
          </table:table-cell>
          <table:table-cell office:value-type="float" office:value="4.38981">
            <text:p>4.38981</text:p>
          </table:table-cell>
          <table:table-cell office:value-type="float" office:value="13.537041">
            <text:p>13.537041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679461">
            <text:p>19.679461</text:p>
          </table:table-cell>
          <table:table-cell office:value-type="float" office:value="4.624205">
            <text:p>4.624205</text:p>
          </table:table-cell>
          <table:table-cell office:value-type="float" office:value="15.934764">
            <text:p>15.93476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73478">
            <text:p>20.973478</text:p>
          </table:table-cell>
          <table:table-cell office:value-type="float" office:value="4.115092">
            <text:p>4.115092</text:p>
          </table:table-cell>
          <table:table-cell office:value-type="float" office:value="15.681818">
            <text:p>15.681818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49244">
            <text:p>19.449244</text:p>
          </table:table-cell>
          <table:table-cell office:value-type="float" office:value="5.706647">
            <text:p>5.706647</text:p>
          </table:table-cell>
          <table:table-cell office:value-type="float" office:value="16.905714">
            <text:p>16.905714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15464">
            <text:p>20.515464</text:p>
          </table:table-cell>
          <table:table-cell office:value-type="float" office:value="6.321225">
            <text:p>6.321225</text:p>
          </table:table-cell>
          <table:table-cell office:value-type="float" office:value="17.633722">
            <text:p>17.633722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2664">
            <text:p>20.42664</text:p>
          </table:table-cell>
          <table:table-cell office:value-type="float" office:value="3.746244">
            <text:p>3.746244</text:p>
          </table:table-cell>
          <table:table-cell office:value-type="float" office:value="13.306429">
            <text:p>13.30642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351572">
            <text:p>21.351572</text:p>
          </table:table-cell>
          <table:table-cell office:value-type="float" office:value="3.592398">
            <text:p>3.592398</text:p>
          </table:table-cell>
          <table:table-cell office:value-type="float" office:value="14.366155">
            <text:p>14.366155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810529">
            <text:p>20.810529</text:p>
          </table:table-cell>
          <table:table-cell office:value-type="float" office:value="4.438713">
            <text:p>4.438713</text:p>
          </table:table-cell>
          <table:table-cell office:value-type="float" office:value="12.085207">
            <text:p>12.085207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40396">
            <text:p>22.140396</text:p>
          </table:table-cell>
          <table:table-cell office:value-type="float" office:value="4.855321">
            <text:p>4.855321</text:p>
          </table:table-cell>
          <table:table-cell office:value-type="float" office:value="11.886958">
            <text:p>11.886958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31584">
            <text:p>19.731584</text:p>
          </table:table-cell>
          <table:table-cell office:value-type="float" office:value="5.187439">
            <text:p>5.187439</text:p>
          </table:table-cell>
          <table:table-cell office:value-type="float" office:value="11.461837">
            <text:p>11.461837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031223">
            <text:p>20.031223</text:p>
          </table:table-cell>
          <table:table-cell office:value-type="float" office:value="6.325824">
            <text:p>6.325824</text:p>
          </table:table-cell>
          <table:table-cell office:value-type="float" office:value="10.672101">
            <text:p>10.672101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90216">
            <text:p>22.690216</text:p>
          </table:table-cell>
          <table:table-cell office:value-type="float" office:value="4.160481">
            <text:p>4.160481</text:p>
          </table:table-cell>
          <table:table-cell office:value-type="float" office:value="14.182691">
            <text:p>14.182691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086217">
            <text:p>23.086217</text:p>
          </table:table-cell>
          <table:table-cell office:value-type="float" office:value="4.718248">
            <text:p>4.718248</text:p>
          </table:table-cell>
          <table:table-cell office:value-type="float" office:value="12.950017">
            <text:p>12.950017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87757">
            <text:p>23.187757</text:p>
          </table:table-cell>
          <table:table-cell office:value-type="float" office:value="4.806892">
            <text:p>4.806892</text:p>
          </table:table-cell>
          <table:table-cell office:value-type="float" office:value="15.391745">
            <text:p>15.391745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82057">
            <text:p>24.082057</text:p>
          </table:table-cell>
          <table:table-cell office:value-type="float" office:value="5.895894">
            <text:p>5.895894</text:p>
          </table:table-cell>
          <table:table-cell office:value-type="float" office:value="15.317877">
            <text:p>15.317877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083198">
            <text:p>22.083198</text:p>
          </table:table-cell>
          <table:table-cell office:value-type="float" office:value="4.802338">
            <text:p>4.802338</text:p>
          </table:table-cell>
          <table:table-cell office:value-type="float" office:value="16.317564">
            <text:p>16.317564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61724">
            <text:p>21.861724</text:p>
          </table:table-cell>
          <table:table-cell office:value-type="float" office:value="5.869951">
            <text:p>5.869951</text:p>
          </table:table-cell>
          <table:table-cell office:value-type="float" office:value="17.215096">
            <text:p>17.215096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42966">
            <text:p>24.042966</text:p>
          </table:table-cell>
          <table:table-cell office:value-type="float" office:value="5.828857">
            <text:p>5.828857</text:p>
          </table:table-cell>
          <table:table-cell office:value-type="float" office:value="12.887632">
            <text:p>12.887632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38704">
            <text:p>24.638704</text:p>
          </table:table-cell>
          <table:table-cell office:value-type="float" office:value="6.411055">
            <text:p>6.411055</text:p>
          </table:table-cell>
          <table:table-cell office:value-type="float" office:value="14.048122">
            <text:p>14.048122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436858">
            <text:p>22.436858</text:p>
          </table:table-cell>
          <table:table-cell office:value-type="float" office:value="5.992685">
            <text:p>5.992685</text:p>
          </table:table-cell>
          <table:table-cell office:value-type="float" office:value="11.02399">
            <text:p>11.02399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2712">
            <text:p>21.42712</text:p>
          </table:table-cell>
          <table:table-cell office:value-type="float" office:value="6.738696">
            <text:p>6.738696</text:p>
          </table:table-cell>
          <table:table-cell office:value-type="float" office:value="10.344713">
            <text:p>10.344713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716177">
            <text:p>23.716177</text:p>
          </table:table-cell>
          <table:table-cell office:value-type="float" office:value="7.055085">
            <text:p>7.055085</text:p>
          </table:table-cell>
          <table:table-cell office:value-type="float" office:value="16.085979">
            <text:p>16.08597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72222">
            <text:p>22.672222</text:p>
          </table:table-cell>
          <table:table-cell office:value-type="float" office:value="7.029066">
            <text:p>7.029066</text:p>
          </table:table-cell>
          <table:table-cell office:value-type="float" office:value="17.030272">
            <text:p>17.030272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10101">
            <text:p>23.210101</text:p>
          </table:table-cell>
          <table:table-cell office:value-type="float" office:value="2.707298">
            <text:p>2.707298</text:p>
          </table:table-cell>
          <table:table-cell office:value-type="float" office:value="20.117241">
            <text:p>20.117241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28888">
            <text:p>22.828888</text:p>
          </table:table-cell>
          <table:table-cell office:value-type="float" office:value="3.204347">
            <text:p>3.204347</text:p>
          </table:table-cell>
          <table:table-cell office:value-type="float" office:value="21.376167">
            <text:p>21.376167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02124">
            <text:p>22.302124</text:p>
          </table:table-cell>
          <table:table-cell office:value-type="float" office:value="2.749159">
            <text:p>2.749159</text:p>
          </table:table-cell>
          <table:table-cell office:value-type="float" office:value="19.017681">
            <text:p>19.017681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95561">
            <text:p>20.995561</text:p>
          </table:table-cell>
          <table:table-cell office:value-type="float" office:value="3.221827">
            <text:p>3.221827</text:p>
          </table:table-cell>
          <table:table-cell office:value-type="float" office:value="19.242599">
            <text:p>19.242599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42822">
            <text:p>23.542822</text:p>
          </table:table-cell>
          <table:table-cell office:value-type="float" office:value="0.884449">
            <text:p>0.884449</text:p>
          </table:table-cell>
          <table:table-cell office:value-type="float" office:value="18.874789">
            <text:p>18.874789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25901">
            <text:p>23.525901</text:p>
          </table:table-cell>
          <table:table-cell office:value-type="float" office:value="-0.514999">
            <text:p>-0.514999</text:p>
          </table:table-cell>
          <table:table-cell office:value-type="float" office:value="18.872834">
            <text:p>18.872834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37478">
            <text:p>24.137478</text:p>
          </table:table-cell>
          <table:table-cell office:value-type="float" office:value="1.581814">
            <text:p>1.581814</text:p>
          </table:table-cell>
          <table:table-cell office:value-type="float" office:value="19.990556">
            <text:p>19.99055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10957">
            <text:p>24.710957</text:p>
          </table:table-cell>
          <table:table-cell office:value-type="float" office:value="0.912941">
            <text:p>0.912941</text:p>
          </table:table-cell>
          <table:table-cell office:value-type="float" office:value="21.112108">
            <text:p>21.112108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4793">
            <text:p>22.54793</text:p>
          </table:table-cell>
          <table:table-cell office:value-type="float" office:value="1.629603">
            <text:p>1.629603</text:p>
          </table:table-cell>
          <table:table-cell office:value-type="float" office:value="18.108072">
            <text:p>18.108072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03877">
            <text:p>21.503877</text:p>
          </table:table-cell>
          <table:table-cell office:value-type="float" office:value="0.965917">
            <text:p>0.965917</text:p>
          </table:table-cell>
          <table:table-cell office:value-type="float" office:value="17.393442">
            <text:p>17.393442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33756">
            <text:p>21.533756</text:p>
          </table:table-cell>
          <table:table-cell office:value-type="float" office:value="3.845756">
            <text:p>3.845756</text:p>
          </table:table-cell>
          <table:table-cell office:value-type="float" office:value="21.572967">
            <text:p>21.572967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12908">
            <text:p>20.612908</text:p>
          </table:table-cell>
          <table:table-cell office:value-type="float" office:value="3.858015">
            <text:p>3.858015</text:p>
          </table:table-cell>
          <table:table-cell office:value-type="float" office:value="20.498959">
            <text:p>20.498959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34223">
            <text:p>21.134223</text:p>
          </table:table-cell>
          <table:table-cell office:value-type="float" office:value="3.25459">
            <text:p>3.25459</text:p>
          </table:table-cell>
          <table:table-cell office:value-type="float" office:value="22.845516">
            <text:p>22.845516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10159">
            <text:p>19.810159</text:p>
          </table:table-cell>
          <table:table-cell office:value-type="float" office:value="2.809212">
            <text:p>2.809212</text:p>
          </table:table-cell>
          <table:table-cell office:value-type="float" office:value="23.053075">
            <text:p>23.053075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2526">
            <text:p>23.32526</text:p>
          </table:table-cell>
          <table:table-cell office:value-type="float" office:value="2.506198">
            <text:p>2.506198</text:p>
          </table:table-cell>
          <table:table-cell office:value-type="float" office:value="22.555772">
            <text:p>22.555772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57693">
            <text:p>24.157693</text:p>
          </table:table-cell>
          <table:table-cell office:value-type="float" office:value="1.377134">
            <text:p>1.377134</text:p>
          </table:table-cell>
          <table:table-cell office:value-type="float" office:value="22.403276">
            <text:p>22.403276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14045">
            <text:p>22.214045</text:p>
          </table:table-cell>
          <table:table-cell office:value-type="float" office:value="2.519314">
            <text:p>2.519314</text:p>
          </table:table-cell>
          <table:table-cell office:value-type="float" office:value="23.485893">
            <text:p>23.485893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25453">
            <text:p>21.925453</text:p>
          </table:table-cell>
          <table:table-cell office:value-type="float" office:value="1.421144">
            <text:p>1.421144</text:p>
          </table:table-cell>
          <table:table-cell office:value-type="float" office:value="24.330947">
            <text:p>24.330947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282771">
            <text:p>19.282771</text:p>
          </table:table-cell>
          <table:table-cell office:value-type="float" office:value="3.288458">
            <text:p>3.288458</text:p>
          </table:table-cell>
          <table:table-cell office:value-type="float" office:value="20.690907">
            <text:p>20.690907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96135">
            <text:p>18.896135</text:p>
          </table:table-cell>
          <table:table-cell office:value-type="float" office:value="2.799689">
            <text:p>2.799689</text:p>
          </table:table-cell>
          <table:table-cell office:value-type="float" office:value="21.952508">
            <text:p>21.952508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66195">
            <text:p>18.766195</text:p>
          </table:table-cell>
          <table:table-cell office:value-type="float" office:value="2.58973">
            <text:p>2.58973</text:p>
          </table:table-cell>
          <table:table-cell office:value-type="float" office:value="19.515625">
            <text:p>19.515625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96856">
            <text:p>17.896856</text:p>
          </table:table-cell>
          <table:table-cell office:value-type="float" office:value="1.488273">
            <text:p>1.488273</text:p>
          </table:table-cell>
          <table:table-cell office:value-type="float" office:value="19.670959">
            <text:p>19.670959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94937">
            <text:p>19.894937</text:p>
          </table:table-cell>
          <table:table-cell office:value-type="float" office:value="2.525459">
            <text:p>2.525459</text:p>
          </table:table-cell>
          <table:table-cell office:value-type="float" office:value="18.61122">
            <text:p>18.6112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41167">
            <text:p>20.141167</text:p>
          </table:table-cell>
          <table:table-cell office:value-type="float" office:value="1.418928">
            <text:p>1.418928</text:p>
          </table:table-cell>
          <table:table-cell office:value-type="float" office:value="17.769655">
            <text:p>17.769655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48459">
            <text:p>17.948459</text:p>
          </table:table-cell>
          <table:table-cell office:value-type="float" office:value="1.6904">
            <text:p>1.6904</text:p>
          </table:table-cell>
          <table:table-cell office:value-type="float" office:value="22.083071">
            <text:p>22.083071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42792">
            <text:p>17.342792</text:p>
          </table:table-cell>
          <table:table-cell office:value-type="float" office:value="1.036457">
            <text:p>1.036457</text:p>
          </table:table-cell>
          <table:table-cell office:value-type="float" office:value="20.967856">
            <text:p>20.967856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99089">
            <text:p>18.499089</text:p>
          </table:table-cell>
          <table:table-cell office:value-type="float" office:value="0.985575">
            <text:p>0.985575</text:p>
          </table:table-cell>
          <table:table-cell office:value-type="float" office:value="23.21077">
            <text:p>23.21077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61014">
            <text:p>18.461014</text:p>
          </table:table-cell>
          <table:table-cell office:value-type="float" office:value="-0.413803">
            <text:p>-0.413803</text:p>
          </table:table-cell>
          <table:table-cell office:value-type="float" office:value="23.216708">
            <text:p>23.216708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19508">
            <text:p>19.519508</text:p>
          </table:table-cell>
          <table:table-cell office:value-type="float" office:value="1.70255">
            <text:p>1.70255</text:p>
          </table:table-cell>
          <table:table-cell office:value-type="float" office:value="23.969709">
            <text:p>23.96970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4049">
            <text:p>20.54049</text:p>
          </table:table-cell>
          <table:table-cell office:value-type="float" office:value="1.009212">
            <text:p>1.009212</text:p>
          </table:table-cell>
          <table:table-cell office:value-type="float" office:value="24.692632">
            <text:p>24.692632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86578">
            <text:p>17.286578</text:p>
          </table:table-cell>
          <table:table-cell office:value-type="float" office:value="-0.453749">
            <text:p>-0.453749</text:p>
          </table:table-cell>
          <table:table-cell office:value-type="float" office:value="20.97441">
            <text:p>20.97441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63647">
            <text:p>17.863647</text:p>
          </table:table-cell>
          <table:table-cell office:value-type="float" office:value="-1.114334">
            <text:p>-1.114334</text:p>
          </table:table-cell>
          <table:table-cell office:value-type="float" office:value="22.10029">
            <text:p>22.10029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40093">
            <text:p>17.840093</text:p>
          </table:table-cell>
          <table:table-cell office:value-type="float" office:value="-0.915434">
            <text:p>-0.915434</text:p>
          </table:table-cell>
          <table:table-cell office:value-type="float" office:value="19.677843">
            <text:p>19.677843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683333">
            <text:p>18.683333</text:p>
          </table:table-cell>
          <table:table-cell office:value-type="float" office:value="-2.036135">
            <text:p>-2.036135</text:p>
          </table:table-cell>
          <table:table-cell office:value-type="float" office:value="19.530089">
            <text:p>19.530089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14278">
            <text:p>18.314278</text:p>
          </table:table-cell>
          <table:table-cell office:value-type="float" office:value="0.276027">
            <text:p>0.276027</text:p>
          </table:table-cell>
          <table:table-cell office:value-type="float" office:value="19.004459">
            <text:p>19.004459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63248">
            <text:p>19.363248</text:p>
          </table:table-cell>
          <table:table-cell office:value-type="float" office:value="0.254281">
            <text:p>0.254281</text:p>
          </table:table-cell>
          <table:table-cell office:value-type="float" office:value="18.065673">
            <text:p>18.065673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02807">
            <text:p>18.802807</text:p>
          </table:table-cell>
          <table:table-cell office:value-type="float" office:value="-2.231421">
            <text:p>-2.231421</text:p>
          </table:table-cell>
          <table:table-cell office:value-type="float" office:value="21.973095">
            <text:p>21.973095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192724">
            <text:p>19.192724</text:p>
          </table:table-cell>
          <table:table-cell office:value-type="float" office:value="-2.720454">
            <text:p>-2.720454</text:p>
          </table:table-cell>
          <table:table-cell office:value-type="float" office:value="20.713612">
            <text:p>20.713612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07229">
            <text:p>19.707229</text:p>
          </table:table-cell>
          <table:table-cell office:value-type="float" office:value="-2.274679">
            <text:p>-2.274679</text:p>
          </table:table-cell>
          <table:table-cell office:value-type="float" office:value="23.072851">
            <text:p>23.07285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14122">
            <text:p>21.014122</text:p>
          </table:table-cell>
          <table:table-cell office:value-type="float" office:value="-2.740015">
            <text:p>-2.740015</text:p>
          </table:table-cell>
          <table:table-cell office:value-type="float" office:value="22.841488">
            <text:p>22.841488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60184">
            <text:p>19.460184</text:p>
          </table:table-cell>
          <table:table-cell office:value-type="float" office:value="-1.155268">
            <text:p>-1.155268</text:p>
          </table:table-cell>
          <table:table-cell office:value-type="float" office:value="23.981432">
            <text:p>23.981432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06249">
            <text:p>20.506249</text:p>
          </table:table-cell>
          <table:table-cell office:value-type="float" office:value="-0.486124">
            <text:p>-0.486124</text:p>
          </table:table-cell>
          <table:table-cell office:value-type="float" office:value="24.687505">
            <text:p>24.687505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82706">
            <text:p>20.482706</text:p>
          </table:table-cell>
          <table:table-cell office:value-type="float" office:value="-3.365336">
            <text:p>-3.365336</text:p>
          </table:table-cell>
          <table:table-cell office:value-type="float" office:value="20.517598">
            <text:p>20.517598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399857">
            <text:p>21.399857</text:p>
          </table:table-cell>
          <table:table-cell office:value-type="float" office:value="-3.381193">
            <text:p>-3.381193</text:p>
          </table:table-cell>
          <table:table-cell office:value-type="float" office:value="21.59061">
            <text:p>21.5906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88349">
            <text:p>20.88349</text:p>
          </table:table-cell>
          <table:table-cell office:value-type="float" office:value="-2.764046">
            <text:p>-2.764046</text:p>
          </table:table-cell>
          <table:table-cell office:value-type="float" office:value="19.253616">
            <text:p>19.253616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04976">
            <text:p>22.204976</text:p>
          </table:table-cell>
          <table:table-cell office:value-type="float" office:value="-2.321777">
            <text:p>-2.321777</text:p>
          </table:table-cell>
          <table:table-cell office:value-type="float" office:value="19.042326">
            <text:p>19.042326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05709">
            <text:p>19.805709</text:p>
          </table:table-cell>
          <table:table-cell office:value-type="float" office:value="-2.030798">
            <text:p>-2.030798</text:p>
          </table:table-cell>
          <table:table-cell office:value-type="float" office:value="18.615607">
            <text:p>18.615607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09594">
            <text:p>20.09594</text:p>
          </table:table-cell>
          <table:table-cell office:value-type="float" office:value="-0.940449">
            <text:p>-0.940449</text:p>
          </table:table-cell>
          <table:table-cell office:value-type="float" office:value="17.764231">
            <text:p>17.764231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727232">
            <text:p>22.727232</text:p>
          </table:table-cell>
          <table:table-cell office:value-type="float" office:value="-2.812145">
            <text:p>-2.812145</text:p>
          </table:table-cell>
          <table:table-cell office:value-type="float" office:value="21.397101">
            <text:p>21.39710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2117">
            <text:p>23.12117</text:p>
          </table:table-cell>
          <table:table-cell office:value-type="float" office:value="-2.327585">
            <text:p>-2.327585</text:p>
          </table:table-cell>
          <table:table-cell office:value-type="float" office:value="20.135909">
            <text:p>20.135909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48348">
            <text:p>23.248348</text:p>
          </table:table-cell>
          <table:table-cell office:value-type="float" office:value="-2.11981">
            <text:p>-2.11981</text:p>
          </table:table-cell>
          <table:table-cell office:value-type="float" office:value="22.575452">
            <text:p>22.575452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2859">
            <text:p>24.12859</text:p>
          </table:table-cell>
          <table:table-cell office:value-type="float" office:value="-1.025534">
            <text:p>-1.025534</text:p>
          </table:table-cell>
          <table:table-cell office:value-type="float" office:value="22.422936">
            <text:p>22.422936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13576">
            <text:p>22.113576</text:p>
          </table:table-cell>
          <table:table-cell office:value-type="float" office:value="-2.047449">
            <text:p>-2.047449</text:p>
          </table:table-cell>
          <table:table-cell office:value-type="float" office:value="23.472141">
            <text:p>23.472141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64484">
            <text:p>21.864484</text:p>
          </table:table-cell>
          <table:table-cell office:value-type="float" office:value="-0.936887">
            <text:p>-0.936887</text:p>
          </table:table-cell>
          <table:table-cell office:value-type="float" office:value="24.303983">
            <text:p>24.303983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076703">
            <text:p>24.076703</text:p>
          </table:table-cell>
          <table:table-cell office:value-type="float" office:value="-1.224701">
            <text:p>-1.224701</text:p>
          </table:table-cell>
          <table:table-cell office:value-type="float" office:value="20.000576">
            <text:p>20.000576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81168">
            <text:p>24.681168</text:p>
          </table:table-cell>
          <table:table-cell office:value-type="float" office:value="-0.577561">
            <text:p>-0.577561</text:p>
          </table:table-cell>
          <table:table-cell office:value-type="float" office:value="21.120425">
            <text:p>21.120425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498614">
            <text:p>22.498614</text:p>
          </table:table-cell>
          <table:table-cell office:value-type="float" office:value="-1.223833">
            <text:p>-1.223833</text:p>
          </table:table-cell>
          <table:table-cell office:value-type="float" office:value="18.117545">
            <text:p>18.117545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76981">
            <text:p>21.476981</text:p>
          </table:table-cell>
          <table:table-cell office:value-type="float" office:value="-0.529001">
            <text:p>-0.529001</text:p>
          </table:table-cell>
          <table:table-cell office:value-type="float" office:value="17.39787">
            <text:p>17.39787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710733">
            <text:p>23.710733</text:p>
          </table:table-cell>
          <table:table-cell office:value-type="float" office:value="0.185061">
            <text:p>0.185061</text:p>
          </table:table-cell>
          <table:table-cell office:value-type="float" office:value="23.092895">
            <text:p>23.092895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52141">
            <text:p>22.652141</text:p>
          </table:table-cell>
          <table:table-cell office:value-type="float" office:value="0.219874">
            <text:p>0.219874</text:p>
          </table:table-cell>
          <table:table-cell office:value-type="float" office:value="24.019312">
            <text:p>24.019312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58341">
            <text:p>16.158341</text:p>
          </table:table-cell>
          <table:table-cell office:value-type="float" office:value="9.788576">
            <text:p>9.788576</text:p>
          </table:table-cell>
          <table:table-cell office:value-type="float" office:value="20.242654">
            <text:p>20.242654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7558">
            <text:p>15.77558</text:p>
          </table:table-cell>
          <table:table-cell office:value-type="float" office:value="10.243013">
            <text:p>10.243013</text:p>
          </table:table-cell>
          <table:table-cell office:value-type="float" office:value="21.516092">
            <text:p>21.516092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63573">
            <text:p>15.263573</text:p>
          </table:table-cell>
          <table:table-cell office:value-type="float" office:value="9.870572">
            <text:p>9.870572</text:p>
          </table:table-cell>
          <table:table-cell office:value-type="float" office:value="19.129185">
            <text:p>19.129185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47871">
            <text:p>13.947871</text:p>
          </table:table-cell>
          <table:table-cell office:value-type="float" office:value="10.338544">
            <text:p>10.338544</text:p>
          </table:table-cell>
          <table:table-cell office:value-type="float" office:value="19.344642">
            <text:p>19.344642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4381">
            <text:p>16.54381</text:p>
          </table:table-cell>
          <table:table-cell office:value-type="float" office:value="8.022196">
            <text:p>8.022196</text:p>
          </table:table-cell>
          <table:table-cell office:value-type="float" office:value="18.923276">
            <text:p>18.923276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46022">
            <text:p>16.546022</text:p>
          </table:table-cell>
          <table:table-cell office:value-type="float" office:value="6.623054">
            <text:p>6.623054</text:p>
          </table:table-cell>
          <table:table-cell office:value-type="float" office:value="18.879792">
            <text:p>18.879792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91976">
            <text:p>17.091976</text:p>
          </table:table-cell>
          <table:table-cell office:value-type="float" office:value="8.677361">
            <text:p>8.677361</text:p>
          </table:table-cell>
          <table:table-cell office:value-type="float" office:value="20.080184">
            <text:p>20.08018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80718">
            <text:p>17.680718</text:p>
          </table:table-cell>
          <table:table-cell office:value-type="float" office:value="7.98816">
            <text:p>7.98816</text:p>
          </table:table-cell>
          <table:table-cell office:value-type="float" office:value="21.179528">
            <text:p>21.179528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40224">
            <text:p>15.540224</text:p>
          </table:table-cell>
          <table:table-cell office:value-type="float" office:value="8.779497">
            <text:p>8.779497</text:p>
          </table:table-cell>
          <table:table-cell office:value-type="float" office:value="18.183341">
            <text:p>18.18334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0754">
            <text:p>14.50754</text:p>
          </table:table-cell>
          <table:table-cell office:value-type="float" office:value="8.117378">
            <text:p>8.117378</text:p>
          </table:table-cell>
          <table:table-cell office:value-type="float" office:value="17.445953">
            <text:p>17.445953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55847">
            <text:p>14.455847</text:p>
          </table:table-cell>
          <table:table-cell office:value-type="float" office:value="10.826803">
            <text:p>10.826803</text:p>
          </table:table-cell>
          <table:table-cell office:value-type="float" office:value="21.708067">
            <text:p>21.708067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42144">
            <text:p>13.542144</text:p>
          </table:table-cell>
          <table:table-cell office:value-type="float" office:value="10.895691">
            <text:p>10.895691</text:p>
          </table:table-cell>
          <table:table-cell office:value-type="float" office:value="20.631681">
            <text:p>20.631681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62212">
            <text:p>14.062212</text:p>
          </table:table-cell>
          <table:table-cell office:value-type="float" office:value="10.146932">
            <text:p>10.146932</text:p>
          </table:table-cell>
          <table:table-cell office:value-type="float" office:value="22.933818">
            <text:p>22.933818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743966">
            <text:p>12.743966</text:p>
          </table:table-cell>
          <table:table-cell office:value-type="float" office:value="9.709231">
            <text:p>9.709231</text:p>
          </table:table-cell>
          <table:table-cell office:value-type="float" office:value="23.144343">
            <text:p>23.144343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88906">
            <text:p>16.288906</text:p>
          </table:table-cell>
          <table:table-cell office:value-type="float" office:value="9.523829">
            <text:p>9.523829</text:p>
          </table:table-cell>
          <table:table-cell office:value-type="float" office:value="22.679785">
            <text:p>22.679785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34305">
            <text:p>17.134305</text:p>
          </table:table-cell>
          <table:table-cell office:value-type="float" office:value="8.40982">
            <text:p>8.40982</text:p>
          </table:table-cell>
          <table:table-cell office:value-type="float" office:value="22.489642">
            <text:p>22.489642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149296">
            <text:p>15.149296</text:p>
          </table:table-cell>
          <table:table-cell office:value-type="float" office:value="9.44246">
            <text:p>9.44246</text:p>
          </table:table-cell>
          <table:table-cell office:value-type="float" office:value="23.574878">
            <text:p>23.574878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77465">
            <text:p>14.877465</text:p>
          </table:table-cell>
          <table:table-cell office:value-type="float" office:value="8.320775">
            <text:p>8.320775</text:p>
          </table:table-cell>
          <table:table-cell office:value-type="float" office:value="24.389414">
            <text:p>24.389414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30029">
            <text:p>12.230029</text:p>
          </table:table-cell>
          <table:table-cell office:value-type="float" office:value="10.278278">
            <text:p>10.278278</text:p>
          </table:table-cell>
          <table:table-cell office:value-type="float" office:value="20.809414">
            <text:p>20.80941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29985">
            <text:p>11.829985</text:p>
          </table:table-cell>
          <table:table-cell office:value-type="float" office:value="9.748089">
            <text:p>9.748089</text:p>
          </table:table-cell>
          <table:table-cell office:value-type="float" office:value="22.051277">
            <text:p>22.051277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42711">
            <text:p>11.742711</text:p>
          </table:table-cell>
          <table:table-cell office:value-type="float" office:value="9.605319">
            <text:p>9.605319</text:p>
          </table:table-cell>
          <table:table-cell office:value-type="float" office:value="19.609232">
            <text:p>19.609232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78562">
            <text:p>10.878562</text:p>
          </table:table-cell>
          <table:table-cell office:value-type="float" office:value="8.494651">
            <text:p>8.494651</text:p>
          </table:table-cell>
          <table:table-cell office:value-type="float" office:value="19.711176">
            <text:p>19.711176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64257">
            <text:p>12.864257</text:p>
          </table:table-cell>
          <table:table-cell office:value-type="float" office:value="9.613602">
            <text:p>9.613602</text:p>
          </table:table-cell>
          <table:table-cell office:value-type="float" office:value="18.699087">
            <text:p>18.699087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32569">
            <text:p>13.132569</text:p>
          </table:table-cell>
          <table:table-cell office:value-type="float" office:value="8.541746">
            <text:p>8.541746</text:p>
          </table:table-cell>
          <table:table-cell office:value-type="float" office:value="17.815835">
            <text:p>17.815835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87206">
            <text:p>10.887206</text:p>
          </table:table-cell>
          <table:table-cell office:value-type="float" office:value="8.627923">
            <text:p>8.627923</text:p>
          </table:table-cell>
          <table:table-cell office:value-type="float" office:value="22.137794">
            <text:p>22.137794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11663">
            <text:p>10.311663</text:p>
          </table:table-cell>
          <table:table-cell office:value-type="float" office:value="8.003505">
            <text:p>8.003505</text:p>
          </table:table-cell>
          <table:table-cell office:value-type="float" office:value="20.988886">
            <text:p>20.988886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64268">
            <text:p>11.464268</text:p>
          </table:table-cell>
          <table:table-cell office:value-type="float" office:value="7.881935">
            <text:p>7.881935</text:p>
          </table:table-cell>
          <table:table-cell office:value-type="float" office:value="23.234762">
            <text:p>23.234762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58461">
            <text:p>11.458461</text:p>
          </table:table-cell>
          <table:table-cell office:value-type="float" office:value="6.482793">
            <text:p>6.482793</text:p>
          </table:table-cell>
          <table:table-cell office:value-type="float" office:value="23.195729">
            <text:p>23.195729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73716">
            <text:p>12.473716</text:p>
          </table:table-cell>
          <table:table-cell office:value-type="float" office:value="8.580475">
            <text:p>8.580475</text:p>
          </table:table-cell>
          <table:table-cell office:value-type="float" office:value="24.028024">
            <text:p>24.028024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99899">
            <text:p>13.499899</text:p>
          </table:table-cell>
          <table:table-cell office:value-type="float" office:value="7.88183">
            <text:p>7.88183</text:p>
          </table:table-cell>
          <table:table-cell office:value-type="float" office:value="24.733578">
            <text:p>24.733578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17248">
            <text:p>10.317248</text:p>
          </table:table-cell>
          <table:table-cell office:value-type="float" office:value="6.514195">
            <text:p>6.514195</text:p>
          </table:table-cell>
          <table:table-cell office:value-type="float" office:value="20.93742">
            <text:p>20.93742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11154">
            <text:p>10.911154</text:p>
          </table:table-cell>
          <table:table-cell office:value-type="float" office:value="5.827473">
            <text:p>5.827473</text:p>
          </table:table-cell>
          <table:table-cell office:value-type="float" office:value="22.036835">
            <text:p>22.036835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6793">
            <text:p>10.86793</text:p>
          </table:table-cell>
          <table:table-cell office:value-type="float" office:value="6.09494">
            <text:p>6.09494</text:p>
          </table:table-cell>
          <table:table-cell office:value-type="float" office:value="19.627041">
            <text:p>19.627041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22729">
            <text:p>11.722729</text:p>
          </table:table-cell>
          <table:table-cell office:value-type="float" office:value="4.98778">
            <text:p>4.98778</text:p>
          </table:table-cell>
          <table:table-cell office:value-type="float" office:value="19.443096">
            <text:p>19.443096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15326">
            <text:p>11.315326</text:p>
          </table:table-cell>
          <table:table-cell office:value-type="float" office:value="7.317827">
            <text:p>7.317827</text:p>
          </table:table-cell>
          <table:table-cell office:value-type="float" office:value="18.991566">
            <text:p>18.991566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67838">
            <text:p>12.367838</text:p>
          </table:table-cell>
          <table:table-cell office:value-type="float" office:value="7.353086">
            <text:p>7.353086</text:p>
          </table:table-cell>
          <table:table-cell office:value-type="float" office:value="18.054508">
            <text:p>18.054508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54055">
            <text:p>11.854055</text:p>
          </table:table-cell>
          <table:table-cell office:value-type="float" office:value="4.721504">
            <text:p>4.721504</text:p>
          </table:table-cell>
          <table:table-cell office:value-type="float" office:value="21.875434">
            <text:p>21.875434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44556">
            <text:p>12.244556</text:p>
          </table:table-cell>
          <table:table-cell office:value-type="float" office:value="4.270914">
            <text:p>4.270914</text:p>
          </table:table-cell>
          <table:table-cell office:value-type="float" office:value="20.603607">
            <text:p>20.603607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746367">
            <text:p>12.746367</text:p>
          </table:table-cell>
          <table:table-cell office:value-type="float" office:value="4.639725">
            <text:p>4.639725</text:p>
          </table:table-cell>
          <table:table-cell office:value-type="float" office:value="22.986662">
            <text:p>22.986662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61674">
            <text:p>14.061674</text:p>
          </table:table-cell>
          <table:table-cell office:value-type="float" office:value="4.174945">
            <text:p>4.174945</text:p>
          </table:table-cell>
          <table:table-cell office:value-type="float" office:value="22.766862">
            <text:p>22.766862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64784">
            <text:p>12.464784</text:p>
          </table:table-cell>
          <table:table-cell office:value-type="float" office:value="5.725937">
            <text:p>5.725937</text:p>
          </table:table-cell>
          <table:table-cell office:value-type="float" office:value="23.935008">
            <text:p>23.935008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98473">
            <text:p>13.498473</text:p>
          </table:table-cell>
          <table:table-cell office:value-type="float" office:value="6.388097">
            <text:p>6.388097</text:p>
          </table:table-cell>
          <table:table-cell office:value-type="float" office:value="24.67011">
            <text:p>24.67011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55923">
            <text:p>13.555923</text:p>
          </table:table-cell>
          <table:table-cell office:value-type="float" office:value="3.670103">
            <text:p>3.670103</text:p>
          </table:table-cell>
          <table:table-cell office:value-type="float" office:value="20.407811">
            <text:p>20.40781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698">
            <text:p>14.4698</text:p>
          </table:table-cell>
          <table:table-cell office:value-type="float" office:value="3.610778">
            <text:p>3.610778</text:p>
          </table:table-cell>
          <table:table-cell office:value-type="float" office:value="21.484573">
            <text:p>21.484573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4944">
            <text:p>13.94944</text:p>
          </table:table-cell>
          <table:table-cell office:value-type="float" office:value="4.344905">
            <text:p>4.344905</text:p>
          </table:table-cell>
          <table:table-cell office:value-type="float" office:value="19.180272">
            <text:p>19.180272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64472">
            <text:p>15.264472</text:p>
          </table:table-cell>
          <table:table-cell office:value-type="float" office:value="4.79802">
            <text:p>4.79802</text:p>
          </table:table-cell>
          <table:table-cell office:value-type="float" office:value="18.977907">
            <text:p>18.977907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62662">
            <text:p>12.862662</text:p>
          </table:table-cell>
          <table:table-cell office:value-type="float" office:value="5.068459">
            <text:p>5.068459</text:p>
          </table:table-cell>
          <table:table-cell office:value-type="float" office:value="18.552516">
            <text:p>18.552516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31463">
            <text:p>13.131463</text:p>
          </table:table-cell>
          <table:table-cell office:value-type="float" office:value="6.181439">
            <text:p>6.181439</text:p>
          </table:table-cell>
          <table:table-cell office:value-type="float" office:value="17.724878">
            <text:p>17.724878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82406">
            <text:p>15.782406</text:p>
          </table:table-cell>
          <table:table-cell office:value-type="float" office:value="4.230597">
            <text:p>4.230597</text:p>
          </table:table-cell>
          <table:table-cell office:value-type="float" office:value="21.309454">
            <text:p>21.309454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8178">
            <text:p>16.18178</text:p>
          </table:table-cell>
          <table:table-cell office:value-type="float" office:value="4.758897">
            <text:p>4.758897</text:p>
          </table:table-cell>
          <table:table-cell office:value-type="float" office:value="20.068089">
            <text:p>20.068089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70542">
            <text:p>16.270542</text:p>
          </table:table-cell>
          <table:table-cell office:value-type="float" office:value="4.899118">
            <text:p>4.899118</text:p>
          </table:table-cell>
          <table:table-cell office:value-type="float" office:value="22.50988">
            <text:p>22.5098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33281">
            <text:p>17.133281</text:p>
          </table:table-cell>
          <table:table-cell office:value-type="float" office:value="6.009846">
            <text:p>6.009846</text:p>
          </table:table-cell>
          <table:table-cell office:value-type="float" office:value="22.407044">
            <text:p>22.407044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143508">
            <text:p>15.143508</text:p>
          </table:table-cell>
          <table:table-cell office:value-type="float" office:value="4.897157">
            <text:p>4.897157</text:p>
          </table:table-cell>
          <table:table-cell office:value-type="float" office:value="23.411895">
            <text:p>23.411895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72173">
            <text:p>14.872173</text:p>
          </table:table-cell>
          <table:table-cell office:value-type="float" office:value="5.965937">
            <text:p>5.965937</text:p>
          </table:table-cell>
          <table:table-cell office:value-type="float" office:value="24.295766">
            <text:p>24.295766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22738">
            <text:p>17.122738</text:p>
          </table:table-cell>
          <table:table-cell office:value-type="float" office:value="5.878778">
            <text:p>5.878778</text:p>
          </table:table-cell>
          <table:table-cell office:value-type="float" office:value="19.977073">
            <text:p>19.97707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94966">
            <text:p>17.694966</text:p>
          </table:table-cell>
          <table:table-cell office:value-type="float" office:value="6.502701">
            <text:p>6.502701</text:p>
          </table:table-cell>
          <table:table-cell office:value-type="float" office:value="21.127334">
            <text:p>21.127334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34176">
            <text:p>15.534176</text:p>
          </table:table-cell>
          <table:table-cell office:value-type="float" office:value="5.924719">
            <text:p>5.924719</text:p>
          </table:table-cell>
          <table:table-cell office:value-type="float" office:value="18.089772">
            <text:p>18.089772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0824">
            <text:p>14.50824</text:p>
          </table:table-cell>
          <table:table-cell office:value-type="float" office:value="6.62283">
            <text:p>6.62283</text:p>
          </table:table-cell>
          <table:table-cell office:value-type="float" office:value="17.382481">
            <text:p>17.382481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8859">
            <text:p>16.68859</text:p>
          </table:table-cell>
          <table:table-cell office:value-type="float" office:value="7.184414">
            <text:p>7.184414</text:p>
          </table:table-cell>
          <table:table-cell office:value-type="float" office:value="23.120963">
            <text:p>23.120963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37919">
            <text:p>15.637919</text:p>
          </table:table-cell>
          <table:table-cell office:value-type="float" office:value="7.150702">
            <text:p>7.150702</text:p>
          </table:table-cell>
          <table:table-cell office:value-type="float" office:value="24.058066">
            <text:p>24.058066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42174">
            <text:p>16.142174</text:p>
          </table:table-cell>
          <table:table-cell office:value-type="float" office:value="16.781573">
            <text:p>16.781573</text:p>
          </table:table-cell>
          <table:table-cell office:value-type="float" office:value="13.006328">
            <text:p>13.006328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732258">
            <text:p>15.732258</text:p>
          </table:table-cell>
          <table:table-cell office:value-type="float" office:value="17.333107">
            <text:p>17.333107</text:p>
          </table:table-cell>
          <table:table-cell office:value-type="float" office:value="14.235436">
            <text:p>14.235436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14245">
            <text:p>15.214245</text:p>
          </table:table-cell>
          <table:table-cell office:value-type="float" office:value="16.672062">
            <text:p>16.672062</text:p>
          </table:table-cell>
          <table:table-cell office:value-type="float" office:value="11.930693">
            <text:p>11.930693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91826">
            <text:p>13.891826</text:p>
          </table:table-cell>
          <table:table-cell office:value-type="float" office:value="17.102455">
            <text:p>17.102455</text:p>
          </table:table-cell>
          <table:table-cell office:value-type="float" office:value="12.123093">
            <text:p>12.123093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32718">
            <text:p>16.532718</text:p>
          </table:table-cell>
          <table:table-cell office:value-type="float" office:value="14.88344">
            <text:p>14.88344</text:p>
          </table:table-cell>
          <table:table-cell office:value-type="float" office:value="11.860806">
            <text:p>11.860806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6081">
            <text:p>16.56081</text:p>
          </table:table-cell>
          <table:table-cell office:value-type="float" office:value="13.485571">
            <text:p>13.485571</text:p>
          </table:table-cell>
          <table:table-cell office:value-type="float" office:value="11.929507">
            <text:p>11.929507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93242">
            <text:p>17.093242</text:p>
          </table:table-cell>
          <table:table-cell office:value-type="float" office:value="15.666834">
            <text:p>15.666834</text:p>
          </table:table-cell>
          <table:table-cell office:value-type="float" office:value="12.93968">
            <text:p>12.93968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71686">
            <text:p>17.671686</text:p>
          </table:table-cell>
          <table:table-cell office:value-type="float" office:value="15.07721">
            <text:p>15.07721</text:p>
          </table:table-cell>
          <table:table-cell office:value-type="float" office:value="14.105349">
            <text:p>14.105349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04395">
            <text:p>15.504395</text:p>
          </table:table-cell>
          <table:table-cell office:value-type="float" office:value="15.54165">
            <text:p>15.54165</text:p>
          </table:table-cell>
          <table:table-cell office:value-type="float" office:value="11.059106">
            <text:p>11.059106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97478">
            <text:p>14.497478</text:p>
          </table:table-cell>
          <table:table-cell office:value-type="float" office:value="14.813891">
            <text:p>14.813891</text:p>
          </table:table-cell>
          <table:table-cell office:value-type="float" office:value="10.356364">
            <text:p>10.356364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04704">
            <text:p>14.404704</text:p>
          </table:table-cell>
          <table:table-cell office:value-type="float" office:value="17.928744">
            <text:p>17.928744</text:p>
          </table:table-cell>
          <table:table-cell office:value-type="float" office:value="14.404083">
            <text:p>14.404083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92936">
            <text:p>13.492936</text:p>
          </table:table-cell>
          <table:table-cell office:value-type="float" office:value="17.805129">
            <text:p>17.805129</text:p>
          </table:table-cell>
          <table:table-cell office:value-type="float" office:value="13.330561">
            <text:p>13.330561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9923">
            <text:p>13.99923</text:p>
          </table:table-cell>
          <table:table-cell office:value-type="float" office:value="17.393363">
            <text:p>17.393363</text:p>
          </table:table-cell>
          <table:table-cell office:value-type="float" office:value="15.703019">
            <text:p>15.703019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693507">
            <text:p>12.693507</text:p>
          </table:table-cell>
          <table:table-cell office:value-type="float" office:value="16.905146">
            <text:p>16.905146</text:p>
          </table:table-cell>
          <table:table-cell office:value-type="float" office:value="15.934405">
            <text:p>15.934405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16985">
            <text:p>16.216985</text:p>
          </table:table-cell>
          <table:table-cell office:value-type="float" office:value="16.68076">
            <text:p>16.68076</text:p>
          </table:table-cell>
          <table:table-cell office:value-type="float" office:value="15.446609">
            <text:p>15.446609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06564">
            <text:p>17.106564</text:p>
          </table:table-cell>
          <table:table-cell office:value-type="float" office:value="15.588506">
            <text:p>15.588506</text:p>
          </table:table-cell>
          <table:table-cell office:value-type="float" office:value="15.376474">
            <text:p>15.376474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90059">
            <text:p>15.090059</text:p>
          </table:table-cell>
          <table:table-cell office:value-type="float" office:value="16.678373">
            <text:p>16.678373</text:p>
          </table:table-cell>
          <table:table-cell office:value-type="float" office:value="16.343312">
            <text:p>16.343312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43119">
            <text:p>14.843119</text:p>
          </table:table-cell>
          <table:table-cell office:value-type="float" office:value="15.622587">
            <text:p>15.622587</text:p>
          </table:table-cell>
          <table:table-cell office:value-type="float" office:value="17.248393">
            <text:p>17.24839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19391">
            <text:p>12.19391</text:p>
          </table:table-cell>
          <table:table-cell office:value-type="float" office:value="17.184952">
            <text:p>17.184952</text:p>
          </table:table-cell>
          <table:table-cell office:value-type="float" office:value="13.533769">
            <text:p>13.533769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14076">
            <text:p>11.814076</text:p>
          </table:table-cell>
          <table:table-cell office:value-type="float" office:value="16.75977">
            <text:p>16.75977</text:p>
          </table:table-cell>
          <table:table-cell office:value-type="float" office:value="14.816659">
            <text:p>14.816659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678852">
            <text:p>11.678852</text:p>
          </table:table-cell>
          <table:table-cell office:value-type="float" office:value="16.448234">
            <text:p>16.448234</text:p>
          </table:table-cell>
          <table:table-cell office:value-type="float" office:value="12.38381">
            <text:p>12.38381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53057">
            <text:p>10.853057</text:p>
          </table:table-cell>
          <table:table-cell office:value-type="float" office:value="15.325694">
            <text:p>15.325694</text:p>
          </table:table-cell>
          <table:table-cell office:value-type="float" office:value="12.596855">
            <text:p>12.596855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1832">
            <text:p>12.81832</text:p>
          </table:table-cell>
          <table:table-cell office:value-type="float" office:value="16.36327">
            <text:p>16.36327</text:p>
          </table:table-cell>
          <table:table-cell office:value-type="float" office:value="11.488951">
            <text:p>11.488951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09948">
            <text:p>13.109948</text:p>
          </table:table-cell>
          <table:table-cell office:value-type="float" office:value="15.241605">
            <text:p>15.241605</text:p>
          </table:table-cell>
          <table:table-cell office:value-type="float" office:value="10.677895">
            <text:p>10.677895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867">
            <text:p>10.8867</text:p>
          </table:table-cell>
          <table:table-cell office:value-type="float" office:value="15.648756">
            <text:p>15.648756</text:p>
          </table:table-cell>
          <table:table-cell office:value-type="float" office:value="15.003871">
            <text:p>15.00387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1144">
            <text:p>10.31144</text:p>
          </table:table-cell>
          <table:table-cell office:value-type="float" office:value="14.930979">
            <text:p>14.930979</text:p>
          </table:table-cell>
          <table:table-cell office:value-type="float" office:value="13.917474">
            <text:p>13.917474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44827">
            <text:p>11.444827</text:p>
          </table:table-cell>
          <table:table-cell office:value-type="float" office:value="15.030481">
            <text:p>15.030481</text:p>
          </table:table-cell>
          <table:table-cell office:value-type="float" office:value="16.177705">
            <text:p>16.177705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87195">
            <text:p>11.487195</text:p>
          </table:table-cell>
          <table:table-cell office:value-type="float" office:value="13.633042">
            <text:p>13.633042</text:p>
          </table:table-cell>
          <table:table-cell office:value-type="float" office:value="16.24427">
            <text:p>16.24427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34632">
            <text:p>12.434632</text:p>
          </table:table-cell>
          <table:table-cell office:value-type="float" office:value="15.822935">
            <text:p>15.822935</text:p>
          </table:table-cell>
          <table:table-cell office:value-type="float" office:value="16.89905">
            <text:p>16.89905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82848">
            <text:p>13.482848</text:p>
          </table:table-cell>
          <table:table-cell office:value-type="float" office:value="15.186375">
            <text:p>15.186375</text:p>
          </table:table-cell>
          <table:table-cell office:value-type="float" office:value="17.63741">
            <text:p>17.63741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53455">
            <text:p>10.353455</text:p>
          </table:table-cell>
          <table:table-cell office:value-type="float" office:value="13.449358">
            <text:p>13.449358</text:p>
          </table:table-cell>
          <table:table-cell office:value-type="float" office:value="14.00071">
            <text:p>14.00071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28591">
            <text:p>10.928591</text:p>
          </table:table-cell>
          <table:table-cell office:value-type="float" office:value="12.853606">
            <text:p>12.853606</text:p>
          </table:table-cell>
          <table:table-cell office:value-type="float" office:value="15.163365">
            <text:p>15.163365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2288">
            <text:p>10.92288</text:p>
          </table:table-cell>
          <table:table-cell office:value-type="float" office:value="12.936891">
            <text:p>12.936891</text:p>
          </table:table-cell>
          <table:table-cell office:value-type="float" office:value="12.735223">
            <text:p>12.735223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00182">
            <text:p>11.800182</text:p>
          </table:table-cell>
          <table:table-cell office:value-type="float" office:value="11.83606">
            <text:p>11.83606</text:p>
          </table:table-cell>
          <table:table-cell office:value-type="float" office:value="12.660757">
            <text:p>12.660757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28359">
            <text:p>11.328359</text:p>
          </table:table-cell>
          <table:table-cell office:value-type="float" office:value="14.09676">
            <text:p>14.09676</text:p>
          </table:table-cell>
          <table:table-cell office:value-type="float" office:value="11.984429">
            <text:p>11.984429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74871">
            <text:p>12.374871</text:p>
          </table:table-cell>
          <table:table-cell office:value-type="float" office:value="14.057679">
            <text:p>14.057679</text:p>
          </table:table-cell>
          <table:table-cell office:value-type="float" office:value="11.039964">
            <text:p>11.039964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78705">
            <text:p>11.878705</text:p>
          </table:table-cell>
          <table:table-cell office:value-type="float" office:value="11.73963">
            <text:p>11.73963</text:p>
          </table:table-cell>
          <table:table-cell office:value-type="float" office:value="15.100452">
            <text:p>15.100452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28266">
            <text:p>12.28266</text:p>
          </table:table-cell>
          <table:table-cell office:value-type="float" office:value="11.185154">
            <text:p>11.185154</text:p>
          </table:table-cell>
          <table:table-cell office:value-type="float" office:value="13.870285">
            <text:p>13.870285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800948">
            <text:p>12.800948</text:p>
          </table:table-cell>
          <table:table-cell office:value-type="float" office:value="11.832713">
            <text:p>11.832713</text:p>
          </table:table-cell>
          <table:table-cell office:value-type="float" office:value="16.185338">
            <text:p>16.185338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25162">
            <text:p>14.125162</text:p>
          </table:table-cell>
          <table:table-cell office:value-type="float" office:value="11.400772">
            <text:p>11.400772</text:p>
          </table:table-cell>
          <table:table-cell office:value-type="float" office:value="15.996493">
            <text:p>15.996493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103">
            <text:p>12.5103</text:p>
          </table:table-cell>
          <table:table-cell office:value-type="float" office:value="12.969337">
            <text:p>12.969337</text:p>
          </table:table-cell>
          <table:table-cell office:value-type="float" office:value="17.050211">
            <text:p>17.05021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19522">
            <text:p>13.519522</text:p>
          </table:table-cell>
          <table:table-cell office:value-type="float" office:value="13.696072">
            <text:p>13.696072</text:p>
          </table:table-cell>
          <table:table-cell office:value-type="float" office:value="17.751443">
            <text:p>17.751443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609881">
            <text:p>13.609881</text:p>
          </table:table-cell>
          <table:table-cell office:value-type="float" office:value="10.585754">
            <text:p>10.585754</text:p>
          </table:table-cell>
          <table:table-cell office:value-type="float" office:value="13.704029">
            <text:p>13.704029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22854">
            <text:p>14.522854</text:p>
          </table:table-cell>
          <table:table-cell office:value-type="float" office:value="10.708276">
            <text:p>10.708276</text:p>
          </table:table-cell>
          <table:table-cell office:value-type="float" office:value="14.779352">
            <text:p>14.779352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011564">
            <text:p>14.011564</text:p>
          </table:table-cell>
          <table:table-cell office:value-type="float" office:value="11.110398">
            <text:p>11.110398</text:p>
          </table:table-cell>
          <table:table-cell office:value-type="float" office:value="12.398176">
            <text:p>12.398176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17254">
            <text:p>15.317254</text:p>
          </table:table-cell>
          <table:table-cell office:value-type="float" office:value="11.604916">
            <text:p>11.604916</text:p>
          </table:table-cell>
          <table:table-cell office:value-type="float" office:value="12.168611">
            <text:p>12.168611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18175">
            <text:p>12.918175</text:p>
          </table:table-cell>
          <table:table-cell office:value-type="float" office:value="11.824196">
            <text:p>11.824196</text:p>
          </table:table-cell>
          <table:table-cell office:value-type="float" office:value="11.750343">
            <text:p>11.750343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164723">
            <text:p>13.164723</text:p>
          </table:table-cell>
          <table:table-cell office:value-type="float" office:value="12.878752">
            <text:p>12.878752</text:p>
          </table:table-cell>
          <table:table-cell office:value-type="float" office:value="10.839709">
            <text:p>10.839709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822724">
            <text:p>15.822724</text:p>
          </table:table-cell>
          <table:table-cell office:value-type="float" office:value="11.329567">
            <text:p>11.329567</text:p>
          </table:table-cell>
          <table:table-cell office:value-type="float" office:value="14.574127">
            <text:p>14.574127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92972">
            <text:p>16.192972</text:p>
          </table:table-cell>
          <table:table-cell office:value-type="float" office:value="11.761706">
            <text:p>11.761706</text:p>
          </table:table-cell>
          <table:table-cell office:value-type="float" office:value="13.291108">
            <text:p>13.291108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33194">
            <text:p>16.33194</text:p>
          </table:table-cell>
          <table:table-cell office:value-type="float" office:value="12.07194">
            <text:p>12.07194</text:p>
          </table:table-cell>
          <table:table-cell office:value-type="float" office:value="15.721075">
            <text:p>15.721075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52429">
            <text:p>17.152429</text:p>
          </table:table-cell>
          <table:table-cell office:value-type="float" office:value="13.1979">
            <text:p>13.1979</text:p>
          </table:table-cell>
          <table:table-cell office:value-type="float" office:value="15.503942">
            <text:p>15.503942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201306">
            <text:p>15.201306</text:p>
          </table:table-cell>
          <table:table-cell office:value-type="float" office:value="12.141628">
            <text:p>12.141628</text:p>
          </table:table-cell>
          <table:table-cell office:value-type="float" office:value="16.629146">
            <text:p>16.629146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911615">
            <text:p>14.911615</text:p>
          </table:table-cell>
          <table:table-cell office:value-type="float" office:value="13.268561">
            <text:p>13.268561</text:p>
          </table:table-cell>
          <table:table-cell office:value-type="float" office:value="17.435827">
            <text:p>17.435827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17393">
            <text:p>17.117393</text:p>
          </table:table-cell>
          <table:table-cell office:value-type="float" office:value="12.873053">
            <text:p>12.873053</text:p>
          </table:table-cell>
          <table:table-cell office:value-type="float" office:value="13.104423">
            <text:p>13.104423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92297">
            <text:p>17.692297</text:p>
          </table:table-cell>
          <table:table-cell office:value-type="float" office:value="13.59542">
            <text:p>13.59542</text:p>
          </table:table-cell>
          <table:table-cell office:value-type="float" office:value="14.186642">
            <text:p>14.186642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575993">
            <text:p>15.575993</text:p>
          </table:table-cell>
          <table:table-cell office:value-type="float" office:value="12.688421">
            <text:p>12.688421</text:p>
          </table:table-cell>
          <table:table-cell office:value-type="float" office:value="11.203894">
            <text:p>11.203894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28983">
            <text:p>14.528983</text:p>
          </table:table-cell>
          <table:table-cell office:value-type="float" office:value="13.320832">
            <text:p>13.320832</text:p>
          </table:table-cell>
          <table:table-cell office:value-type="float" office:value="10.457808">
            <text:p>10.457808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695321">
            <text:p>16.695321</text:p>
          </table:table-cell>
          <table:table-cell office:value-type="float" office:value="14.427205">
            <text:p>14.427205</text:p>
          </table:table-cell>
          <table:table-cell office:value-type="float" office:value="16.125599">
            <text:p>16.125599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44315">
            <text:p>15.644315</text:p>
          </table:table-cell>
          <table:table-cell office:value-type="float" office:value="14.454471">
            <text:p>14.454471</text:p>
          </table:table-cell>
          <table:table-cell office:value-type="float" office:value="17.06438">
            <text:p>17.06438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54467">
            <text:p>23.154467</text:p>
          </table:table-cell>
          <table:table-cell office:value-type="float" office:value="23.804889">
            <text:p>23.804889</text:p>
          </table:table-cell>
          <table:table-cell office:value-type="float" office:value="13.185692">
            <text:p>13.185692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757137">
            <text:p>22.757137</text:p>
          </table:table-cell>
          <table:table-cell office:value-type="float" office:value="24.273627">
            <text:p>24.273627</text:p>
          </table:table-cell>
          <table:table-cell office:value-type="float" office:value="14.449709">
            <text:p>14.449709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53436">
            <text:p>22.253436</text:p>
          </table:table-cell>
          <table:table-cell office:value-type="float" office:value="23.840083">
            <text:p>23.840083</text:p>
          </table:table-cell>
          <table:table-cell office:value-type="float" office:value="12.080751">
            <text:p>12.080751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33897">
            <text:p>20.933897</text:p>
          </table:table-cell>
          <table:table-cell office:value-type="float" office:value="24.291307">
            <text:p>24.291307</text:p>
          </table:table-cell>
          <table:table-cell office:value-type="float" office:value="12.294363">
            <text:p>12.29436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62972">
            <text:p>23.562972</text:p>
          </table:table-cell>
          <table:table-cell office:value-type="float" office:value="22.018153">
            <text:p>22.018153</text:p>
          </table:table-cell>
          <table:table-cell office:value-type="float" office:value="11.89649">
            <text:p>11.89649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71117">
            <text:p>23.571117</text:p>
          </table:table-cell>
          <table:table-cell office:value-type="float" office:value="20.618468">
            <text:p>20.618468</text:p>
          </table:table-cell>
          <table:table-cell office:value-type="float" office:value="11.882098">
            <text:p>11.882098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05871">
            <text:p>24.105871</text:p>
          </table:table-cell>
          <table:table-cell office:value-type="float" office:value="22.701937">
            <text:p>22.701937</text:p>
          </table:table-cell>
          <table:table-cell office:value-type="float" office:value="13.042447">
            <text:p>13.042447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0381">
            <text:p>24.70381</text:p>
          </table:table-cell>
          <table:table-cell office:value-type="float" office:value="22.038425">
            <text:p>22.038425</text:p>
          </table:table-cell>
          <table:table-cell office:value-type="float" office:value="14.155275">
            <text:p>14.155275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4614">
            <text:p>22.54614</text:p>
          </table:table-cell>
          <table:table-cell office:value-type="float" office:value="22.74907">
            <text:p>22.74907</text:p>
          </table:table-cell>
          <table:table-cell office:value-type="float" office:value="11.144462">
            <text:p>11.144462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20908">
            <text:p>21.520908</text:p>
          </table:table-cell>
          <table:table-cell office:value-type="float" office:value="22.068264">
            <text:p>22.068264</text:p>
          </table:table-cell>
          <table:table-cell office:value-type="float" office:value="10.414603">
            <text:p>10.414603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38815">
            <text:p>21.438815</text:p>
          </table:table-cell>
          <table:table-cell office:value-type="float" office:value="24.864258">
            <text:p>24.864258</text:p>
          </table:table-cell>
          <table:table-cell office:value-type="float" office:value="14.640512">
            <text:p>14.640512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2471">
            <text:p>20.52471</text:p>
          </table:table-cell>
          <table:table-cell office:value-type="float" office:value="24.880344">
            <text:p>24.880344</text:p>
          </table:table-cell>
          <table:table-cell office:value-type="float" office:value="13.562821">
            <text:p>13.56282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47437">
            <text:p>21.047437</text:p>
          </table:table-cell>
          <table:table-cell office:value-type="float" office:value="24.209254">
            <text:p>24.209254</text:p>
          </table:table-cell>
          <table:table-cell office:value-type="float" office:value="15.880722">
            <text:p>15.880722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37571">
            <text:p>19.737571</text:p>
          </table:table-cell>
          <table:table-cell office:value-type="float" office:value="23.743094">
            <text:p>23.743094</text:p>
          </table:table-cell>
          <table:table-cell office:value-type="float" office:value="16.091331">
            <text:p>16.091331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7785">
            <text:p>23.27785</text:p>
          </table:table-cell>
          <table:table-cell office:value-type="float" office:value="23.570989">
            <text:p>23.570989</text:p>
          </table:table-cell>
          <table:table-cell office:value-type="float" office:value="15.619796">
            <text:p>15.619796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49297">
            <text:p>24.149297</text:p>
          </table:table-cell>
          <table:table-cell office:value-type="float" office:value="22.473212">
            <text:p>22.473212</text:p>
          </table:table-cell>
          <table:table-cell office:value-type="float" office:value="15.459462">
            <text:p>15.459462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38934">
            <text:p>22.138934</text:p>
          </table:table-cell>
          <table:table-cell office:value-type="float" office:value="23.494116">
            <text:p>23.494116</text:p>
          </table:table-cell>
          <table:table-cell office:value-type="float" office:value="16.507927">
            <text:p>16.50792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82926">
            <text:p>21.882926</text:p>
          </table:table-cell>
          <table:table-cell office:value-type="float" office:value="22.391018">
            <text:p>22.391018</text:p>
          </table:table-cell>
          <table:table-cell office:value-type="float" office:value="17.35097">
            <text:p>17.35097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220938">
            <text:p>19.220938</text:p>
          </table:table-cell>
          <table:table-cell office:value-type="float" office:value="24.248407">
            <text:p>24.248407</text:p>
          </table:table-cell>
          <table:table-cell office:value-type="float" office:value="13.744707">
            <text:p>13.744707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26906">
            <text:p>18.826906</text:p>
          </table:table-cell>
          <table:table-cell office:value-type="float" office:value="23.739758">
            <text:p>23.739758</text:p>
          </table:table-cell>
          <table:table-cell office:value-type="float" office:value="14.994976">
            <text:p>14.994976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28709">
            <text:p>18.728709</text:p>
          </table:table-cell>
          <table:table-cell office:value-type="float" office:value="23.567376">
            <text:p>23.567376</text:p>
          </table:table-cell>
          <table:table-cell office:value-type="float" office:value="12.553143">
            <text:p>12.553143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80002">
            <text:p>17.880002</text:p>
          </table:table-cell>
          <table:table-cell office:value-type="float" office:value="22.448773">
            <text:p>22.448773</text:p>
          </table:table-cell>
          <table:table-cell office:value-type="float" office:value="12.679823">
            <text:p>12.679823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57214">
            <text:p>19.857214</text:p>
          </table:table-cell>
          <table:table-cell office:value-type="float" office:value="23.561623">
            <text:p>23.561623</text:p>
          </table:table-cell>
          <table:table-cell office:value-type="float" office:value="11.650045">
            <text:p>11.650045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41109">
            <text:p>20.141109</text:p>
          </table:table-cell>
          <table:table-cell office:value-type="float" office:value="22.484638">
            <text:p>22.484638</text:p>
          </table:table-cell>
          <table:table-cell office:value-type="float" office:value="10.779644">
            <text:p>10.779644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92752">
            <text:p>17.892752</text:p>
          </table:table-cell>
          <table:table-cell office:value-type="float" office:value="22.617668">
            <text:p>22.617668</text:p>
          </table:table-cell>
          <table:table-cell office:value-type="float" office:value="15.106764">
            <text:p>15.106764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23714">
            <text:p>17.323714</text:p>
          </table:table-cell>
          <table:table-cell office:value-type="float" office:value="21.971894">
            <text:p>21.971894</text:p>
          </table:table-cell>
          <table:table-cell office:value-type="float" office:value="13.968155">
            <text:p>13.968155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75379">
            <text:p>18.475379</text:p>
          </table:table-cell>
          <table:table-cell office:value-type="float" office:value="21.899777">
            <text:p>21.899777</text:p>
          </table:table-cell>
          <table:table-cell office:value-type="float" office:value="16.217638">
            <text:p>16.217638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96834">
            <text:p>18.496834</text:p>
          </table:table-cell>
          <table:table-cell office:value-type="float" office:value="20.500213">
            <text:p>20.500213</text:p>
          </table:table-cell>
          <table:table-cell office:value-type="float" office:value="16.196337">
            <text:p>16.196337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79727">
            <text:p>19.479727</text:p>
          </table:table-cell>
          <table:table-cell office:value-type="float" office:value="22.622819">
            <text:p>22.622819</text:p>
          </table:table-cell>
          <table:table-cell office:value-type="float" office:value="16.994162">
            <text:p>16.994162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14149">
            <text:p>20.514149</text:p>
          </table:table-cell>
          <table:table-cell office:value-type="float" office:value="21.943266">
            <text:p>21.943266</text:p>
          </table:table-cell>
          <table:table-cell office:value-type="float" office:value="17.708195">
            <text:p>17.708195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60518">
            <text:p>17.360518</text:p>
          </table:table-cell>
          <table:table-cell office:value-type="float" office:value="20.486349">
            <text:p>20.486349</text:p>
          </table:table-cell>
          <table:table-cell office:value-type="float" office:value="13.94173">
            <text:p>13.94173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51421">
            <text:p>17.951421</text:p>
          </table:table-cell>
          <table:table-cell office:value-type="float" office:value="19.817345">
            <text:p>19.817345</text:p>
          </table:table-cell>
          <table:table-cell office:value-type="float" office:value="15.053396">
            <text:p>15.053396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11825">
            <text:p>17.911825</text:p>
          </table:table-cell>
          <table:table-cell office:value-type="float" office:value="20.047091">
            <text:p>20.047091</text:p>
          </table:table-cell>
          <table:table-cell office:value-type="float" office:value="12.639477">
            <text:p>12.639477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67501">
            <text:p>18.767501</text:p>
          </table:table-cell>
          <table:table-cell office:value-type="float" office:value="18.937123">
            <text:p>18.937123</text:p>
          </table:table-cell>
          <table:table-cell office:value-type="float" office:value="12.46983">
            <text:p>12.46983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43466">
            <text:p>18.343466</text:p>
          </table:table-cell>
          <table:table-cell office:value-type="float" office:value="21.265479">
            <text:p>21.265479</text:p>
          </table:table-cell>
          <table:table-cell office:value-type="float" office:value="11.989447">
            <text:p>11.989447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93408">
            <text:p>19.393408</text:p>
          </table:table-cell>
          <table:table-cell office:value-type="float" office:value="21.293299">
            <text:p>21.293299</text:p>
          </table:table-cell>
          <table:table-cell office:value-type="float" office:value="11.051575">
            <text:p>11.05157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91608">
            <text:p>18.891608</text:p>
          </table:table-cell>
          <table:table-cell office:value-type="float" office:value="18.70765">
            <text:p>18.70765</text:p>
          </table:table-cell>
          <table:table-cell office:value-type="float" office:value="14.910004">
            <text:p>14.910004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277745">
            <text:p>19.277745</text:p>
          </table:table-cell>
          <table:table-cell office:value-type="float" office:value="18.232075">
            <text:p>18.232075</text:p>
          </table:table-cell>
          <table:table-cell office:value-type="float" office:value="13.643989">
            <text:p>13.643989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95298">
            <text:p>19.795298</text:p>
          </table:table-cell>
          <table:table-cell office:value-type="float" office:value="18.669268">
            <text:p>18.669268</text:p>
          </table:table-cell>
          <table:table-cell office:value-type="float" office:value="16.018857">
            <text:p>16.018857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16168">
            <text:p>21.116168</text:p>
          </table:table-cell>
          <table:table-cell office:value-type="float" office:value="18.214655">
            <text:p>18.214655</text:p>
          </table:table-cell>
          <table:table-cell office:value-type="float" office:value="15.81241">
            <text:p>15.81241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08858">
            <text:p>19.508858</text:p>
          </table:table-cell>
          <table:table-cell office:value-type="float" office:value="19.767437">
            <text:p>19.767437</text:p>
          </table:table-cell>
          <table:table-cell office:value-type="float" office:value="16.950367">
            <text:p>16.950367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32807">
            <text:p>20.532807</text:p>
          </table:table-cell>
          <table:table-cell office:value-type="float" office:value="20.447281">
            <text:p>20.447281</text:p>
          </table:table-cell>
          <table:table-cell office:value-type="float" office:value="17.683425">
            <text:p>17.68342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07086">
            <text:p>20.607086</text:p>
          </table:table-cell>
          <table:table-cell office:value-type="float" office:value="17.661735">
            <text:p>17.661735</text:p>
          </table:table-cell>
          <table:table-cell office:value-type="float" office:value="13.459425">
            <text:p>13.459425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22346">
            <text:p>21.522346</text:p>
          </table:table-cell>
          <table:table-cell office:value-type="float" office:value="17.635709">
            <text:p>17.635709</text:p>
          </table:table-cell>
          <table:table-cell office:value-type="float" office:value="14.536801">
            <text:p>14.536801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97165">
            <text:p>20.997165</text:p>
          </table:table-cell>
          <table:table-cell office:value-type="float" office:value="18.322739">
            <text:p>18.322739</text:p>
          </table:table-cell>
          <table:table-cell office:value-type="float" office:value="12.221468">
            <text:p>12.221468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1117">
            <text:p>22.31117</text:p>
          </table:table-cell>
          <table:table-cell office:value-type="float" office:value="18.771775">
            <text:p>18.771775</text:p>
          </table:table-cell>
          <table:table-cell office:value-type="float" office:value="12.001197">
            <text:p>12.001197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04285">
            <text:p>19.904285</text:p>
          </table:table-cell>
          <table:table-cell office:value-type="float" office:value="19.011175">
            <text:p>19.011175</text:p>
          </table:table-cell>
          <table:table-cell office:value-type="float" office:value="11.572057">
            <text:p>11.57205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65255">
            <text:p>20.165255</text:p>
          </table:table-cell>
          <table:table-cell office:value-type="float" office:value="20.1266">
            <text:p>20.1266</text:p>
          </table:table-cell>
          <table:table-cell office:value-type="float" office:value="10.746114">
            <text:p>10.746114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26633">
            <text:p>22.826633</text:p>
          </table:table-cell>
          <table:table-cell office:value-type="float" office:value="18.265035">
            <text:p>18.265035</text:p>
          </table:table-cell>
          <table:table-cell office:value-type="float" office:value="14.352294">
            <text:p>14.352294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18065">
            <text:p>23.218065</text:p>
          </table:table-cell>
          <table:table-cell office:value-type="float" office:value="18.778229">
            <text:p>18.778229</text:p>
          </table:table-cell>
          <table:table-cell office:value-type="float" office:value="13.101552">
            <text:p>13.101552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1598">
            <text:p>23.31598</text:p>
          </table:table-cell>
          <table:table-cell office:value-type="float" office:value="18.952524">
            <text:p>18.952524</text:p>
          </table:table-cell>
          <table:table-cell office:value-type="float" office:value="15.542521">
            <text:p>15.542521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63838">
            <text:p>24.163838</text:p>
          </table:table-cell>
          <table:table-cell office:value-type="float" office:value="20.073007">
            <text:p>20.073007</text:p>
          </table:table-cell>
          <table:table-cell office:value-type="float" office:value="15.415569">
            <text:p>15.415569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95523">
            <text:p>22.195523</text:p>
          </table:table-cell>
          <table:table-cell office:value-type="float" office:value="18.946778">
            <text:p>18.946778</text:p>
          </table:table-cell>
          <table:table-cell office:value-type="float" office:value="16.457781">
            <text:p>16.457781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915378">
            <text:p>21.915378</text:p>
          </table:table-cell>
          <table:table-cell office:value-type="float" office:value="20.029591">
            <text:p>20.029591</text:p>
          </table:table-cell>
          <table:table-cell office:value-type="float" office:value="17.325029">
            <text:p>17.325029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53016">
            <text:p>24.153016</text:p>
          </table:table-cell>
          <table:table-cell office:value-type="float" office:value="19.900733">
            <text:p>19.900733</text:p>
          </table:table-cell>
          <table:table-cell office:value-type="float" office:value="12.993967">
            <text:p>12.993967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24486">
            <text:p>24.724486</text:p>
          </table:table-cell>
          <table:table-cell office:value-type="float" office:value="20.549">
            <text:p>20.549</text:p>
          </table:table-cell>
          <table:table-cell office:value-type="float" office:value="14.130026">
            <text:p>14.130026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70512">
            <text:p>22.570512</text:p>
          </table:table-cell>
          <table:table-cell office:value-type="float" office:value="19.893433">
            <text:p>19.893433</text:p>
          </table:table-cell>
          <table:table-cell office:value-type="float" office:value="11.10167">
            <text:p>11.10167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35893">
            <text:p>21.535893</text:p>
          </table:table-cell>
          <table:table-cell office:value-type="float" office:value="20.572505">
            <text:p>20.572505</text:p>
          </table:table-cell>
          <table:table-cell office:value-type="float" office:value="10.387821">
            <text:p>10.387821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716145">
            <text:p>23.716145</text:p>
          </table:table-cell>
          <table:table-cell office:value-type="float" office:value="21.258455">
            <text:p>21.258455</text:p>
          </table:table-cell>
          <table:table-cell office:value-type="float" office:value="16.116496">
            <text:p>16.116496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62371">
            <text:p>22.662371</text:p>
          </table:table-cell>
          <table:table-cell office:value-type="float" office:value="21.225764">
            <text:p>21.225764</text:p>
          </table:table-cell>
          <table:table-cell office:value-type="float" office:value="17.051785">
            <text:p>17.051785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160719">
            <text:p>23.160719</text:p>
          </table:table-cell>
          <table:table-cell office:value-type="float" office:value="16.757599">
            <text:p>16.757599</text:p>
          </table:table-cell>
          <table:table-cell office:value-type="float" office:value="20.065945">
            <text:p>20.065945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761815">
            <text:p>22.761815</text:p>
          </table:table-cell>
          <table:table-cell office:value-type="float" office:value="17.292674">
            <text:p>17.292674</text:p>
          </table:table-cell>
          <table:table-cell office:value-type="float" office:value="21.30566">
            <text:p>21.30566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247692">
            <text:p>22.247692</text:p>
          </table:table-cell>
          <table:table-cell office:value-type="float" office:value="16.70966">
            <text:p>16.70966</text:p>
          </table:table-cell>
          <table:table-cell office:value-type="float" office:value="18.969456">
            <text:p>18.96945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92596">
            <text:p>20.92596</text:p>
          </table:table-cell>
          <table:table-cell office:value-type="float" office:value="17.152851">
            <text:p>17.152851</text:p>
          </table:table-cell>
          <table:table-cell office:value-type="float" office:value="19.160878">
            <text:p>19.160878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49336">
            <text:p>23.549336</text:p>
          </table:table-cell>
          <table:table-cell office:value-type="float" office:value="14.89299">
            <text:p>14.89299</text:p>
          </table:table-cell>
          <table:table-cell office:value-type="float" office:value="18.882686">
            <text:p>18.882686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582763">
            <text:p>23.582763</text:p>
          </table:table-cell>
          <table:table-cell office:value-type="float" office:value="13.494146">
            <text:p>13.494146</text:p>
          </table:table-cell>
          <table:table-cell office:value-type="float" office:value="18.9233">
            <text:p>18.9233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06984">
            <text:p>24.106984</text:p>
          </table:table-cell>
          <table:table-cell office:value-type="float" office:value="15.643214">
            <text:p>15.643214</text:p>
          </table:table-cell>
          <table:table-cell office:value-type="float" office:value="19.982712">
            <text:p>19.982712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68196">
            <text:p>24.68196</text:p>
          </table:table-cell>
          <table:table-cell office:value-type="float" office:value="15.023536">
            <text:p>15.023536</text:p>
          </table:table-cell>
          <table:table-cell office:value-type="float" office:value="21.132161">
            <text:p>21.132161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33968">
            <text:p>22.533968</text:p>
          </table:table-cell>
          <table:table-cell office:value-type="float" office:value="15.581391">
            <text:p>15.581391</text:p>
          </table:table-cell>
          <table:table-cell office:value-type="float" office:value="18.087859">
            <text:p>18.087859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20186">
            <text:p>21.520186</text:p>
          </table:table-cell>
          <table:table-cell office:value-type="float" office:value="14.871944">
            <text:p>14.871944</text:p>
          </table:table-cell>
          <table:table-cell office:value-type="float" office:value="17.373301">
            <text:p>17.373301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438472">
            <text:p>21.438472</text:p>
          </table:table-cell>
          <table:table-cell office:value-type="float" office:value="17.897425">
            <text:p>17.897425</text:p>
          </table:table-cell>
          <table:table-cell office:value-type="float" office:value="21.475191">
            <text:p>21.47519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25911">
            <text:p>20.525911</text:p>
          </table:table-cell>
          <table:table-cell office:value-type="float" office:value="17.817104">
            <text:p>17.817104</text:p>
          </table:table-cell>
          <table:table-cell office:value-type="float" office:value="20.394541">
            <text:p>20.394541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35537">
            <text:p>21.035537</text:p>
          </table:table-cell>
          <table:table-cell office:value-type="float" office:value="17.339743">
            <text:p>17.339743</text:p>
          </table:table-cell>
          <table:table-cell office:value-type="float" office:value="22.765146">
            <text:p>22.765146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25937">
            <text:p>19.725937</text:p>
          </table:table-cell>
          <table:table-cell office:value-type="float" office:value="16.854991">
            <text:p>16.854991</text:p>
          </table:table-cell>
          <table:table-cell office:value-type="float" office:value="22.983667">
            <text:p>22.983667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47853">
            <text:p>23.247853</text:p>
          </table:table-cell>
          <table:table-cell office:value-type="float" office:value="16.624063">
            <text:p>16.624063</text:p>
          </table:table-cell>
          <table:table-cell office:value-type="float" office:value="22.504644">
            <text:p>22.504644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13899">
            <text:p>24.113899</text:p>
          </table:table-cell>
          <table:table-cell office:value-type="float" office:value="15.516221">
            <text:p>15.516221</text:p>
          </table:table-cell>
          <table:table-cell office:value-type="float" office:value="22.405695">
            <text:p>22.40569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24956">
            <text:p>22.124956</text:p>
          </table:table-cell>
          <table:table-cell office:value-type="float" office:value="16.620847">
            <text:p>16.620847</text:p>
          </table:table-cell>
          <table:table-cell office:value-type="float" office:value="23.411893">
            <text:p>23.411893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6962">
            <text:p>21.86962</text:p>
          </table:table-cell>
          <table:table-cell office:value-type="float" office:value="15.552742">
            <text:p>15.552742</text:p>
          </table:table-cell>
          <table:table-cell office:value-type="float" office:value="24.304496">
            <text:p>24.304496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221647">
            <text:p>19.221647</text:p>
          </table:table-cell>
          <table:table-cell office:value-type="float" office:value="17.195407">
            <text:p>17.195407</text:p>
          </table:table-cell>
          <table:table-cell office:value-type="float" office:value="20.589705">
            <text:p>20.58970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43227">
            <text:p>18.843227</text:p>
          </table:table-cell>
          <table:table-cell office:value-type="float" office:value="16.740613">
            <text:p>16.740613</text:p>
          </table:table-cell>
          <table:table-cell office:value-type="float" office:value="21.863247">
            <text:p>21.863247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18575">
            <text:p>18.718575</text:p>
          </table:table-cell>
          <table:table-cell office:value-type="float" office:value="16.469167">
            <text:p>16.469167</text:p>
          </table:table-cell>
          <table:table-cell office:value-type="float" office:value="19.430931">
            <text:p>19.430931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888341">
            <text:p>17.888341</text:p>
          </table:table-cell>
          <table:table-cell office:value-type="float" office:value="15.345968">
            <text:p>15.345968</text:p>
          </table:table-cell>
          <table:table-cell office:value-type="float" office:value="19.621601">
            <text:p>19.621601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848006">
            <text:p>19.848006</text:p>
          </table:table-cell>
          <table:table-cell office:value-type="float" office:value="16.416551">
            <text:p>16.416551</text:p>
          </table:table-cell>
          <table:table-cell office:value-type="float" office:value="18.523416">
            <text:p>18.523416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31249">
            <text:p>20.131249</text:p>
          </table:table-cell>
          <table:table-cell office:value-type="float" office:value="15.301891">
            <text:p>15.301891</text:p>
          </table:table-cell>
          <table:table-cell office:value-type="float" office:value="17.697961">
            <text:p>17.697961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13269">
            <text:p>17.913269</text:p>
          </table:table-cell>
          <table:table-cell office:value-type="float" office:value="15.628537">
            <text:p>15.628537</text:p>
          </table:table-cell>
          <table:table-cell office:value-type="float" office:value="22.02634">
            <text:p>22.02634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39433">
            <text:p>17.339433</text:p>
          </table:table-cell>
          <table:table-cell office:value-type="float" office:value="14.927144">
            <text:p>14.927144</text:p>
          </table:table-cell>
          <table:table-cell office:value-type="float" office:value="20.928491">
            <text:p>20.928491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70405">
            <text:p>18.470405</text:p>
          </table:table-cell>
          <table:table-cell office:value-type="float" office:value="14.986782">
            <text:p>14.986782</text:p>
          </table:table-cell>
          <table:table-cell office:value-type="float" office:value="23.186906">
            <text:p>23.186906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484069">
            <text:p>18.484069</text:p>
          </table:table-cell>
          <table:table-cell office:value-type="float" office:value="13.587569">
            <text:p>13.587569</text:p>
          </table:table-cell>
          <table:table-cell office:value-type="float" office:value="23.231908">
            <text:p>23.231908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460213">
            <text:p>19.460213</text:p>
          </table:table-cell>
          <table:table-cell office:value-type="float" office:value="15.761622">
            <text:p>15.761622</text:p>
          </table:table-cell>
          <table:table-cell office:value-type="float" office:value="23.931107">
            <text:p>23.931107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498861">
            <text:p>20.498861</text:p>
          </table:table-cell>
          <table:table-cell office:value-type="float" office:value="15.113066">
            <text:p>15.113066</text:p>
          </table:table-cell>
          <table:table-cell office:value-type="float" office:value="24.673732">
            <text:p>24.673732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34602">
            <text:p>17.34602</text:p>
          </table:table-cell>
          <table:table-cell office:value-type="float" office:value="13.443271">
            <text:p>13.443271</text:p>
          </table:table-cell>
          <table:table-cell office:value-type="float" office:value="20.979688">
            <text:p>20.979688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25333">
            <text:p>17.925333</text:p>
          </table:table-cell>
          <table:table-cell office:value-type="float" office:value="12.832511">
            <text:p>12.832511</text:p>
          </table:table-cell>
          <table:table-cell office:value-type="float" office:value="22.133433">
            <text:p>22.133433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908565">
            <text:p>17.908565</text:p>
          </table:table-cell>
          <table:table-cell office:value-type="float" office:value="12.951716">
            <text:p>12.951716</text:p>
          </table:table-cell>
          <table:table-cell office:value-type="float" office:value="19.69876">
            <text:p>19.69876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791069">
            <text:p>18.791069</text:p>
          </table:table-cell>
          <table:table-cell office:value-type="float" office:value="11.855603">
            <text:p>11.855603</text:p>
          </table:table-cell>
          <table:table-cell office:value-type="float" office:value="19.606122">
            <text:p>19.606122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336897">
            <text:p>18.336897</text:p>
          </table:table-cell>
          <table:table-cell office:value-type="float" office:value="14.127435">
            <text:p>14.127435</text:p>
          </table:table-cell>
          <table:table-cell office:value-type="float" office:value="18.977636">
            <text:p>18.977636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389702">
            <text:p>19.389702</text:p>
          </table:table-cell>
          <table:table-cell office:value-type="float" office:value="14.114719">
            <text:p>14.114719</text:p>
          </table:table-cell>
          <table:table-cell office:value-type="float" office:value="18.040551">
            <text:p>18.04055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8.873584">
            <text:p>18.873584</text:p>
          </table:table-cell>
          <table:table-cell office:value-type="float" office:value="11.718219">
            <text:p>11.718219</text:p>
          </table:table-cell>
          <table:table-cell office:value-type="float" office:value="22.046406">
            <text:p>22.046406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281724">
            <text:p>19.281724</text:p>
          </table:table-cell>
          <table:table-cell office:value-type="float" office:value="11.18877">
            <text:p>11.18877</text:p>
          </table:table-cell>
          <table:table-cell office:value-type="float" office:value="20.807918">
            <text:p>20.807918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790961">
            <text:p>19.790961</text:p>
          </table:table-cell>
          <table:table-cell office:value-type="float" office:value="11.784543">
            <text:p>11.784543</text:p>
          </table:table-cell>
          <table:table-cell office:value-type="float" office:value="23.134043">
            <text:p>23.134043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110755">
            <text:p>21.110755</text:p>
          </table:table-cell>
          <table:table-cell office:value-type="float" office:value="11.345559">
            <text:p>11.345559</text:p>
          </table:table-cell>
          <table:table-cell office:value-type="float" office:value="22.936906">
            <text:p>22.936906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504237">
            <text:p>19.504237</text:p>
          </table:table-cell>
          <table:table-cell office:value-type="float" office:value="12.905618">
            <text:p>12.905618</text:p>
          </table:table-cell>
          <table:table-cell office:value-type="float" office:value="24.023482">
            <text:p>24.023482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517107">
            <text:p>20.517107</text:p>
          </table:table-cell>
          <table:table-cell office:value-type="float" office:value="13.617183">
            <text:p>13.617183</text:p>
          </table:table-cell>
          <table:table-cell office:value-type="float" office:value="24.736296">
            <text:p>24.736296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603795">
            <text:p>20.603795</text:p>
          </table:table-cell>
          <table:table-cell office:value-type="float" office:value="10.587579">
            <text:p>10.587579</text:p>
          </table:table-cell>
          <table:table-cell office:value-type="float" office:value="20.635944">
            <text:p>20.635944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13304">
            <text:p>21.513304</text:p>
          </table:table-cell>
          <table:table-cell office:value-type="float" office:value="10.668771">
            <text:p>10.668771</text:p>
          </table:table-cell>
          <table:table-cell office:value-type="float" office:value="21.714803">
            <text:p>21.714803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011316">
            <text:p>21.011316</text:p>
          </table:table-cell>
          <table:table-cell office:value-type="float" office:value="11.158055">
            <text:p>11.158055</text:p>
          </table:table-cell>
          <table:table-cell office:value-type="float" office:value="19.35535">
            <text:p>19.35535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320575">
            <text:p>22.320575</text:p>
          </table:table-cell>
          <table:table-cell office:value-type="float" office:value="11.634438">
            <text:p>11.634438</text:p>
          </table:table-cell>
          <table:table-cell office:value-type="float" office:value="19.132533">
            <text:p>19.132533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9.925237">
            <text:p>19.925237</text:p>
          </table:table-cell>
          <table:table-cell office:value-type="float" office:value="11.877814">
            <text:p>11.877814</text:p>
          </table:table-cell>
          <table:table-cell office:value-type="float" office:value="18.716578">
            <text:p>18.716578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0.181318">
            <text:p>20.181318</text:p>
          </table:table-cell>
          <table:table-cell office:value-type="float" office:value="12.944118">
            <text:p>12.944118</text:p>
          </table:table-cell>
          <table:table-cell office:value-type="float" office:value="17.826933">
            <text:p>17.826933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815714">
            <text:p>22.815714</text:p>
          </table:table-cell>
          <table:table-cell office:value-type="float" office:value="11.288208">
            <text:p>11.288208</text:p>
          </table:table-cell>
          <table:table-cell office:value-type="float" office:value="21.520937">
            <text:p>21.520937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205739">
            <text:p>23.205739</text:p>
          </table:table-cell>
          <table:table-cell office:value-type="float" office:value="11.734923">
            <text:p>11.734923</text:p>
          </table:table-cell>
          <table:table-cell office:value-type="float" office:value="20.247816">
            <text:p>20.247816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327398">
            <text:p>23.327398</text:p>
          </table:table-cell>
          <table:table-cell office:value-type="float" office:value="12.006603">
            <text:p>12.006603</text:p>
          </table:table-cell>
          <table:table-cell office:value-type="float" office:value="22.683841">
            <text:p>22.683841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68259">
            <text:p>24.168259</text:p>
          </table:table-cell>
          <table:table-cell office:value-type="float" office:value="13.122843">
            <text:p>13.122843</text:p>
          </table:table-cell>
          <table:table-cell office:value-type="float" office:value="22.4991">
            <text:p>22.4991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185635">
            <text:p>22.185635</text:p>
          </table:table-cell>
          <table:table-cell office:value-type="float" office:value="12.079788">
            <text:p>12.079788</text:p>
          </table:table-cell>
          <table:table-cell office:value-type="float" office:value="23.572956">
            <text:p>23.572956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899948">
            <text:p>21.899948</text:p>
          </table:table-cell>
          <table:table-cell office:value-type="float" office:value="13.188293">
            <text:p>13.188293</text:p>
          </table:table-cell>
          <table:table-cell office:value-type="float" office:value="24.402191">
            <text:p>24.40219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139703">
            <text:p>24.139703</text:p>
          </table:table-cell>
          <table:table-cell office:value-type="float" office:value="12.845953">
            <text:p>12.845953</text:p>
          </table:table-cell>
          <table:table-cell office:value-type="float" office:value="20.083596">
            <text:p>20.083596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4.716335">
            <text:p>24.716335</text:p>
          </table:table-cell>
          <table:table-cell office:value-type="float" office:value="13.539587">
            <text:p>13.539587</text:p>
          </table:table-cell>
          <table:table-cell office:value-type="float" office:value="21.186528">
            <text:p>21.186528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587147">
            <text:p>22.587147</text:p>
          </table:table-cell>
          <table:table-cell office:value-type="float" office:value="12.724965">
            <text:p>12.724965</text:p>
          </table:table-cell>
          <table:table-cell office:value-type="float" office:value="18.183434">
            <text:p>18.183434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1.546771">
            <text:p>21.546771</text:p>
          </table:table-cell>
          <table:table-cell office:value-type="float" office:value="13.378134">
            <text:p>13.378134</text:p>
          </table:table-cell>
          <table:table-cell office:value-type="float" office:value="17.449234">
            <text:p>17.44923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3.697256">
            <text:p>23.697256</text:p>
          </table:table-cell>
          <table:table-cell office:value-type="float" office:value="14.340917">
            <text:p>14.340917</text:p>
          </table:table-cell>
          <table:table-cell office:value-type="float" office:value="23.131056">
            <text:p>23.131056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2.647652">
            <text:p>22.647652</text:p>
          </table:table-cell>
          <table:table-cell office:value-type="float" office:value="14.370009">
            <text:p>14.370009</text:p>
          </table:table-cell>
          <table:table-cell office:value-type="float" office:value="24.072165">
            <text:p>24.072165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265472">
            <text:p>16.265472</text:p>
          </table:table-cell>
          <table:table-cell office:value-type="float" office:value="23.687289">
            <text:p>23.687289</text:p>
          </table:table-cell>
          <table:table-cell office:value-type="float" office:value="20.327617">
            <text:p>20.32761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912101">
            <text:p>15.912101</text:p>
          </table:table-cell>
          <table:table-cell office:value-type="float" office:value="24.086168">
            <text:p>24.086168</text:p>
          </table:table-cell>
          <table:table-cell office:value-type="float" office:value="21.625018">
            <text:p>21.625018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91602">
            <text:p>15.391602</text:p>
          </table:table-cell>
          <table:table-cell office:value-type="float" office:value="23.912047">
            <text:p>23.912047</text:p>
          </table:table-cell>
          <table:table-cell office:value-type="float" office:value="19.217365">
            <text:p>19.217365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103074">
            <text:p>14.103074</text:p>
          </table:table-cell>
          <table:table-cell office:value-type="float" office:value="24.434389">
            <text:p>24.434389</text:p>
          </table:table-cell>
          <table:table-cell office:value-type="float" office:value="19.475204">
            <text:p>19.475204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88224">
            <text:p>16.588224</text:p>
          </table:table-cell>
          <table:table-cell office:value-type="float" office:value="21.999417">
            <text:p>21.999417</text:p>
          </table:table-cell>
          <table:table-cell office:value-type="float" office:value="18.921984">
            <text:p>18.921984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514436">
            <text:p>16.514436</text:p>
          </table:table-cell>
          <table:table-cell office:value-type="float" office:value="20.605528">
            <text:p>20.605528</text:p>
          </table:table-cell>
          <table:table-cell office:value-type="float" office:value="18.814451">
            <text:p>18.814451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179197">
            <text:p>17.179197</text:p>
          </table:table-cell>
          <table:table-cell office:value-type="float" office:value="22.573711">
            <text:p>22.573711</text:p>
          </table:table-cell>
          <table:table-cell office:value-type="float" office:value="20.101761">
            <text:p>20.101761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746069">
            <text:p>17.746069</text:p>
          </table:table-cell>
          <table:table-cell office:value-type="float" office:value="21.813622">
            <text:p>21.813622</text:p>
          </table:table-cell>
          <table:table-cell office:value-type="float" office:value="21.159774">
            <text:p>21.159774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14375">
            <text:p>15.614375</text:p>
          </table:table-cell>
          <table:table-cell office:value-type="float" office:value="22.836568">
            <text:p>22.836568</text:p>
          </table:table-cell>
          <table:table-cell office:value-type="float" office:value="18.234693">
            <text:p>18.234693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541215">
            <text:p>14.541215</text:p>
          </table:table-cell>
          <table:table-cell office:value-type="float" office:value="22.239209">
            <text:p>22.239209</text:p>
          </table:table-cell>
          <table:table-cell office:value-type="float" office:value="17.503483">
            <text:p>17.503483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63913">
            <text:p>14.63913</text:p>
          </table:table-cell>
          <table:table-cell office:value-type="float" office:value="24.739633">
            <text:p>24.739633</text:p>
          </table:table-cell>
          <table:table-cell office:value-type="float" office:value="21.857702">
            <text:p>21.857702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721163">
            <text:p>13.721163</text:p>
          </table:table-cell>
          <table:table-cell office:value-type="float" office:value="24.935959">
            <text:p>24.935959</text:p>
          </table:table-cell>
          <table:table-cell office:value-type="float" office:value="20.799475">
            <text:p>20.799475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24625">
            <text:p>14.24625</text:p>
          </table:table-cell>
          <table:table-cell office:value-type="float" office:value="24.030753">
            <text:p>24.030753</text:p>
          </table:table-cell>
          <table:table-cell office:value-type="float" office:value="23.065077">
            <text:p>23.065077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11328">
            <text:p>12.911328</text:p>
          </table:table-cell>
          <table:table-cell office:value-type="float" office:value="23.629788">
            <text:p>23.629788</text:p>
          </table:table-cell>
          <table:table-cell office:value-type="float" office:value="23.25309">
            <text:p>23.25309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434851">
            <text:p>16.434851</text:p>
          </table:table-cell>
          <table:table-cell office:value-type="float" office:value="23.32611">
            <text:p>23.32611</text:p>
          </table:table-cell>
          <table:table-cell office:value-type="float" office:value="22.754007">
            <text:p>22.754007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223803">
            <text:p>17.223803</text:p>
          </table:table-cell>
          <table:table-cell office:value-type="float" office:value="22.184371">
            <text:p>22.184371</text:p>
          </table:table-cell>
          <table:table-cell office:value-type="float" office:value="22.492029">
            <text:p>22.492029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317105">
            <text:p>15.317105</text:p>
          </table:table-cell>
          <table:table-cell office:value-type="float" office:value="23.270765">
            <text:p>23.270765</text:p>
          </table:table-cell>
          <table:table-cell office:value-type="float" office:value="23.689432">
            <text:p>23.689432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00959">
            <text:p>15.000959</text:p>
          </table:table-cell>
          <table:table-cell office:value-type="float" office:value="22.125082">
            <text:p>22.125082</text:p>
          </table:table-cell>
          <table:table-cell office:value-type="float" office:value="24.463484">
            <text:p>24.463484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72601">
            <text:p>12.372601</text:p>
          </table:table-cell>
          <table:table-cell office:value-type="float" office:value="24.384999">
            <text:p>24.384999</text:p>
          </table:table-cell>
          <table:table-cell office:value-type="float" office:value="20.973752">
            <text:p>20.973752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965501">
            <text:p>11.965501</text:p>
          </table:table-cell>
          <table:table-cell office:value-type="float" office:value="23.809859">
            <text:p>23.809859</text:p>
          </table:table-cell>
          <table:table-cell office:value-type="float" office:value="22.195844">
            <text:p>22.195844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88109">
            <text:p>11.88109</text:p>
          </table:table-cell>
          <table:table-cell office:value-type="float" office:value="23.752296">
            <text:p>23.752296</text:p>
          </table:table-cell>
          <table:table-cell office:value-type="float" office:value="19.754133">
            <text:p>19.754133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973688">
            <text:p>10.973688</text:p>
          </table:table-cell>
          <table:table-cell office:value-type="float" office:value="22.672503">
            <text:p>22.672503</text:p>
          </table:table-cell>
          <table:table-cell office:value-type="float" office:value="19.804005">
            <text:p>19.804005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990075">
            <text:p>12.990075</text:p>
          </table:table-cell>
          <table:table-cell office:value-type="float" office:value="23.756632">
            <text:p>23.756632</text:p>
          </table:table-cell>
          <table:table-cell office:value-type="float" office:value="18.835987">
            <text:p>18.835987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202024">
            <text:p>13.202024</text:p>
          </table:table-cell>
          <table:table-cell office:value-type="float" office:value="22.695955">
            <text:p>22.695955</text:p>
          </table:table-cell>
          <table:table-cell office:value-type="float" office:value="17.92911">
            <text:p>17.92911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002035">
            <text:p>11.002035</text:p>
          </table:table-cell>
          <table:table-cell office:value-type="float" office:value="22.702595">
            <text:p>22.702595</text:p>
          </table:table-cell>
          <table:table-cell office:value-type="float" office:value="22.236944">
            <text:p>22.236944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409251">
            <text:p>10.409251</text:p>
          </table:table-cell>
          <table:table-cell office:value-type="float" office:value="22.143029">
            <text:p>22.143029</text:p>
          </table:table-cell>
          <table:table-cell office:value-type="float" office:value="21.06372">
            <text:p>21.06372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551871">
            <text:p>11.551871</text:p>
          </table:table-cell>
          <table:table-cell office:value-type="float" office:value="21.875561">
            <text:p>21.875561</text:p>
          </table:table-cell>
          <table:table-cell office:value-type="float" office:value="23.286369">
            <text:p>23.286369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465861">
            <text:p>11.465861</text:p>
          </table:table-cell>
          <table:table-cell office:value-type="float" office:value="20.481892">
            <text:p>20.481892</text:p>
          </table:table-cell>
          <table:table-cell office:value-type="float" office:value="23.183535">
            <text:p>23.18353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598979">
            <text:p>12.598979</text:p>
          </table:table-cell>
          <table:table-cell office:value-type="float" office:value="22.487641">
            <text:p>22.487641</text:p>
          </table:table-cell>
          <table:table-cell office:value-type="float" office:value="24.100556">
            <text:p>24.10055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97308">
            <text:p>13.597308</text:p>
          </table:table-cell>
          <table:table-cell office:value-type="float" office:value="21.722011">
            <text:p>21.722011</text:p>
          </table:table-cell>
          <table:table-cell office:value-type="float" office:value="24.773016">
            <text:p>24.773016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312901">
            <text:p>10.312901</text:p>
          </table:table-cell>
          <table:table-cell office:value-type="float" office:value="20.666702">
            <text:p>20.666702</text:p>
          </table:table-cell>
          <table:table-cell office:value-type="float" office:value="20.943378">
            <text:p>20.943378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74598">
            <text:p>10.874598</text:p>
          </table:table-cell>
          <table:table-cell office:value-type="float" office:value="19.905913">
            <text:p>19.905913</text:p>
          </table:table-cell>
          <table:table-cell office:value-type="float" office:value="22.00476">
            <text:p>22.00476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0.829151">
            <text:p>10.829151</text:p>
          </table:table-cell>
          <table:table-cell office:value-type="float" office:value="20.291905">
            <text:p>20.291905</text:p>
          </table:table-cell>
          <table:table-cell office:value-type="float" office:value="19.607331">
            <text:p>19.607331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618284">
            <text:p>11.618284</text:p>
          </table:table-cell>
          <table:table-cell office:value-type="float" office:value="19.150775">
            <text:p>19.150775</text:p>
          </table:table-cell>
          <table:table-cell office:value-type="float" office:value="19.346639">
            <text:p>19.346639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32178">
            <text:p>11.32178</text:p>
          </table:table-cell>
          <table:table-cell office:value-type="float" office:value="21.52449">
            <text:p>21.52449</text:p>
          </table:table-cell>
          <table:table-cell office:value-type="float" office:value="19.013853">
            <text:p>19.013853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368349">
            <text:p>12.368349</text:p>
          </table:table-cell>
          <table:table-cell office:value-type="float" office:value="21.550642">
            <text:p>21.550642</text:p>
          </table:table-cell>
          <table:table-cell office:value-type="float" office:value="18.07288">
            <text:p>18.07288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.777992">
            <text:p>11.777992</text:p>
          </table:table-cell>
          <table:table-cell office:value-type="float" office:value="18.784115">
            <text:p>18.784115</text:p>
          </table:table-cell>
          <table:table-cell office:value-type="float" office:value="21.776299">
            <text:p>21.776299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135318">
            <text:p>12.135318</text:p>
          </table:table-cell>
          <table:table-cell office:value-type="float" office:value="18.389466">
            <text:p>18.389466</text:p>
          </table:table-cell>
          <table:table-cell office:value-type="float" office:value="20.4781">
            <text:p>20.4781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659932">
            <text:p>12.659932</text:p>
          </table:table-cell>
          <table:table-cell office:value-type="float" office:value="18.567256">
            <text:p>18.567256</text:p>
          </table:table-cell>
          <table:table-cell office:value-type="float" office:value="22.883784">
            <text:p>22.88378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948862">
            <text:p>13.948862</text:p>
          </table:table-cell>
          <table:table-cell office:value-type="float" office:value="18.043223">
            <text:p>18.043223</text:p>
          </table:table-cell>
          <table:table-cell office:value-type="float" office:value="22.626143">
            <text:p>22.626143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444014">
            <text:p>12.444014</text:p>
          </table:table-cell>
          <table:table-cell office:value-type="float" office:value="19.644789">
            <text:p>19.644789</text:p>
          </table:table-cell>
          <table:table-cell office:value-type="float" office:value="23.866356">
            <text:p>23.866356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518724">
            <text:p>13.518724</text:p>
          </table:table-cell>
          <table:table-cell office:value-type="float" office:value="20.240911">
            <text:p>20.240911</text:p>
          </table:table-cell>
          <table:table-cell office:value-type="float" office:value="24.599926">
            <text:p>24.599926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415572">
            <text:p>13.415572</text:p>
          </table:table-cell>
          <table:table-cell office:value-type="float" office:value="17.746569">
            <text:p>17.746569</text:p>
          </table:table-cell>
          <table:table-cell office:value-type="float" office:value="20.24746">
            <text:p>20.24746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334263">
            <text:p>14.334263</text:p>
          </table:table-cell>
          <table:table-cell office:value-type="float" office:value="17.54462">
            <text:p>17.54462</text:p>
          </table:table-cell>
          <table:table-cell office:value-type="float" office:value="21.303176">
            <text:p>21.303176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815471">
            <text:p>13.815471</text:p>
          </table:table-cell>
          <table:table-cell office:value-type="float" office:value="18.460852">
            <text:p>18.460852</text:p>
          </table:table-cell>
          <table:table-cell office:value-type="float" office:value="19.047688">
            <text:p>19.047688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149143">
            <text:p>15.149143</text:p>
          </table:table-cell>
          <table:table-cell office:value-type="float" office:value="18.857244">
            <text:p>18.857244</text:p>
          </table:table-cell>
          <table:table-cell office:value-type="float" office:value="18.853869">
            <text:p>18.853869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2.74599">
            <text:p>12.74599</text:p>
          </table:table-cell>
          <table:table-cell office:value-type="float" office:value="19.217616">
            <text:p>19.217616</text:p>
          </table:table-cell>
          <table:table-cell office:value-type="float" office:value="18.426076">
            <text:p>18.42607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064986">
            <text:p>13.064986</text:p>
          </table:table-cell>
          <table:table-cell office:value-type="float" office:value="20.358055">
            <text:p>20.358055</text:p>
          </table:table-cell>
          <table:table-cell office:value-type="float" office:value="17.648978">
            <text:p>17.648978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79397">
            <text:p>15.679397</text:p>
          </table:table-cell>
          <table:table-cell office:value-type="float" office:value="18.102693">
            <text:p>18.102693</text:p>
          </table:table-cell>
          <table:table-cell office:value-type="float" office:value="21.126286">
            <text:p>21.12628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094818">
            <text:p>16.094818</text:p>
          </table:table-cell>
          <table:table-cell office:value-type="float" office:value="18.674096">
            <text:p>18.674096</text:p>
          </table:table-cell>
          <table:table-cell office:value-type="float" office:value="19.906519">
            <text:p>19.906519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1724">
            <text:p>16.1724</text:p>
          </table:table-cell>
          <table:table-cell office:value-type="float" office:value="18.739962">
            <text:p>18.739962</text:p>
          </table:table-cell>
          <table:table-cell office:value-type="float" office:value="22.343246">
            <text:p>22.343246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95499">
            <text:p>17.095499</text:p>
          </table:table-cell>
          <table:table-cell office:value-type="float" office:value="19.806691">
            <text:p>19.806691</text:p>
          </table:table-cell>
          <table:table-cell office:value-type="float" office:value="22.30159">
            <text:p>22.30159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061932">
            <text:p>15.061932</text:p>
          </table:table-cell>
          <table:table-cell office:value-type="float" office:value="18.738068">
            <text:p>18.738068</text:p>
          </table:table-cell>
          <table:table-cell office:value-type="float" office:value="23.253767">
            <text:p>23.253767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856692">
            <text:p>14.856692</text:p>
          </table:table-cell>
          <table:table-cell office:value-type="float" office:value="19.782057">
            <text:p>19.782057</text:p>
          </table:table-cell>
          <table:table-cell office:value-type="float" office:value="24.180614">
            <text:p>24.180614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063672">
            <text:p>17.063672</text:p>
          </table:table-cell>
          <table:table-cell office:value-type="float" office:value="19.778757">
            <text:p>19.778757</text:p>
          </table:table-cell>
          <table:table-cell office:value-type="float" office:value="19.865367">
            <text:p>19.865367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7.661015">
            <text:p>17.661015</text:p>
          </table:table-cell>
          <table:table-cell office:value-type="float" office:value="20.334221">
            <text:p>20.334221</text:p>
          </table:table-cell>
          <table:table-cell office:value-type="float" office:value="21.0399">
            <text:p>21.0399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465111">
            <text:p>15.465111</text:p>
          </table:table-cell>
          <table:table-cell office:value-type="float" office:value="19.994045">
            <text:p>19.994045</text:p>
          </table:table-cell>
          <table:table-cell office:value-type="float" office:value="18.002457">
            <text:p>18.002457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4.465834">
            <text:p>14.465834</text:p>
          </table:table-cell>
          <table:table-cell office:value-type="float" office:value="20.75871">
            <text:p>20.75871</text:p>
          </table:table-cell>
          <table:table-cell office:value-type="float" office:value="17.331433">
            <text:p>17.331433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6.751543">
            <text:p>16.751543</text:p>
          </table:table-cell>
          <table:table-cell office:value-type="float" office:value="20.949357">
            <text:p>20.949357</text:p>
          </table:table-cell>
          <table:table-cell office:value-type="float" office:value="23.103121">
            <text:p>23.10312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5.696691">
            <text:p>15.696691</text:p>
          </table:table-cell>
          <table:table-cell office:value-type="float" office:value="20.926936">
            <text:p>20.926936</text:p>
          </table:table-cell>
          <table:table-cell office:value-type="float" office:value="24.037725">
            <text:p>24.037725</text:p>
          </table:table-cell>
        </table:table-row>
        <table:table-row table:style-name="ro1" table:number-rows-repeated="10466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7-29T18:54:49</meta:creation-date>
    <dc:date>2013-07-29T18:58:15</dc:date>
    <dc:creator>jason </dc:creator>
    <meta:editing-duration>P0D</meta:editing-duration>
    <meta:editing-cycles>1</meta:editing-cycles>
    <meta:document-statistic meta:table-count="1" meta:cell-count="15360" meta:object-count="0"/>
    <meta:generator>LibreOffice/4.0.2.2$Linux_X86_64 LibreOffice_project/400m0$Build-2</meta:generator>
  </office:meta>
</office:document-meta>
</file>